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700000067135B0B1D59D619D5.png" manifest:media-type="image/png"/>
  <manifest:file-entry manifest:full-path="Pictures/100002010000004800000075F05B52C182F85D9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2cm" svg:stroke-color="#000000" draw:stroke-linejoin="miter" svg:stroke-linecap="butt" draw:fill="none" fo:padding-top="0.016cm" fo:padding-bottom="0.016cm" fo:padding-left="0.016cm" fo:padding-right="0.016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5" style:family="graphic" style:parent-style-name="standard">
      <style:graphic-properties draw:stroke="solid" svg:stroke-width="0.032cm" svg:stroke-color="#370700" draw:stroke-linejoin="miter" svg:stroke-linecap="butt" draw:fill="none" fo:padding-top="0.016cm" fo:padding-bottom="0.016cm" fo:padding-left="0.016cm" fo:padding-right="0.016cm"/>
    </style:style>
    <style:style style:name="gr6" style:family="graphic" style:parent-style-name="standard">
      <style:graphic-properties draw:stroke="solid" svg:stroke-width="0.032cm" svg:stroke-color="#000137" draw:stroke-linejoin="miter" svg:stroke-linecap="butt" draw:fill="none" fo:padding-top="0.016cm" fo:padding-bottom="0.016cm" fo:padding-left="0.016cm" fo:padding-right="0.016cm"/>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47cm" svg:stroke-color="#000000" draw:stroke-linejoin="bevel" svg:stroke-linecap="round" draw:fill="none" fo:padding-top="0.023cm" fo:padding-bottom="0.023cm" fo:padding-left="0.023cm" fo:padding-right="0.023cm"/>
    </style:style>
    <style:style style:name="gr9" style:family="graphic" style:parent-style-name="standard">
      <style:graphic-properties draw:stroke="solid" svg:stroke-width="0.047cm" svg:stroke-color="#000000" draw:stroke-linejoin="bevel" svg:stroke-linecap="round" draw:fill="solid" draw:fill-color="#ffffff" fo:padding-top="0.023cm" fo:padding-bottom="0.023cm" fo:padding-left="0.023cm" fo:padding-right="0.023cm"/>
    </style:style>
    <style:style style:name="gr10" style:family="graphic" style:parent-style-name="standard">
      <style:graphic-properties draw:stroke="solid" svg:stroke-width="0.047cm" svg:stroke-color="#ff0000" draw:stroke-linejoin="bevel" svg:stroke-linecap="round" draw:fill="solid" draw:fill-color="#000000" fo:padding-top="0.023cm" fo:padding-bottom="0.023cm" fo:padding-left="0.023cm" fo:padding-right="0.023cm"/>
    </style:style>
    <style:style style:name="gr11"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666cm" fo:min-width="0.666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5.1000003814697pt" style:font-size-asian="15.1000003814697pt" style:font-size-complex="15.1000003814697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8.8999996185303pt" style:font-size-asian="18.8999996185303pt" style:font-size-complex="18.8999996185303pt"/>
    </style:style>
    <style:style style:name="T1" style:family="text">
      <style:text-properties fo:color="#000000" style:font-name="DejaVu Sans1" fo:font-size="15.1000003814697pt" style:font-size-asian="15.1000003814697pt" style:font-name-complex="DejaVu Sans1" style:font-size-complex="15.1000003814697pt"/>
    </style:style>
    <style:style style:name="T2" style:family="text">
      <style:text-properties fo:color="#000000" style:font-name="DejaVu Sans1" fo:font-size="3.40000009536743pt" style:font-size-asian="3.40000009536743pt" style:font-name-complex="DejaVu Sans1" style:font-size-complex="3.40000009536743pt"/>
    </style:style>
    <style:style style:name="T3" style:family="text">
      <style:text-properties fo:color="#000000" style:font-name="DejaVu Sans1" fo:font-size="18.8999996185303pt" style:font-size-asian="18.8999996185303pt" style:font-name-complex="DejaVu Sans1" style:font-size-complex="18.8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9.7cm" svg:height="20.99cm" svg:x="0cm" svg:y="0cm" svg:viewBox="0 0 29701 20991" draw:points="0,0 29701,0 29701,20991 0,20991">
          <text:p/>
        </draw:polygon>
        <draw:polygon draw:style-name="gr1" draw:text-style-name="P1" draw:layer="layout" svg:width="29.7cm" svg:height="20.99cm" svg:x="0cm" svg:y="0cm" svg:viewBox="0 0 29701 20991" draw:points="0,0 29701,0 29701,20991 0,20991">
          <text:p/>
        </draw:polygon>
        <draw:line draw:style-name="gr2" draw:text-style-name="P2" draw:layer="layout" svg:x1="0.998cm" svg:y1="19.991cm" svg:x2="28.659cm" svg:y2="19.991cm">
          <text:p/>
        </draw:line>
        <draw:line draw:style-name="gr2" draw:text-style-name="P2" draw:layer="layout" svg:x1="28.702cm" svg:y1="19.974cm" svg:x2="28.702cm" svg:y2="0.97cm">
          <text:p/>
        </draw:line>
        <draw:line draw:style-name="gr2" draw:text-style-name="P2" draw:layer="layout" svg:x1="28.709cm" svg:y1="0.984cm" svg:x2="1.012cm" svg:y2="0.984cm">
          <text:p/>
        </draw:line>
        <draw:line draw:style-name="gr2" draw:text-style-name="P2" draw:layer="layout" svg:x1="1.012cm" svg:y1="0.97cm" svg:x2="1.012cm" svg:y2="19.974cm">
          <text:p/>
        </draw:line>
        <draw:line draw:style-name="gr2" draw:text-style-name="P2" draw:layer="layout" svg:x1="14.859cm" svg:y1="0.984cm" svg:x2="14.859cm" svg:y2="0.014cm">
          <text:p/>
        </draw:line>
        <draw:line draw:style-name="gr2" draw:text-style-name="P2" draw:layer="layout" svg:x1="14.862cm" svg:y1="20.256cm" svg:x2="14.862cm" svg:y2="20.976cm">
          <text:p/>
        </draw:line>
        <draw:line draw:style-name="gr2" draw:text-style-name="P2" draw:layer="layout" svg:x1="1.016cm" svg:y1="10.477cm" svg:x2="0.017cm" svg:y2="10.477cm">
          <text:p/>
        </draw:line>
        <draw:line draw:style-name="gr2" draw:text-style-name="P2" draw:layer="layout" svg:x1="28.705cm" svg:y1="10.477cm" svg:x2="29.668cm" svg:y2="10.477cm">
          <text:p/>
        </draw:line>
        <draw:line draw:style-name="gr2" draw:text-style-name="P2" draw:layer="layout" svg:x1="24.091cm" svg:y1="20.235cm" svg:x2="24.091cm" svg:y2="20.746cm">
          <text:p/>
        </draw:line>
        <draw:line draw:style-name="gr2" draw:text-style-name="P2" draw:layer="layout" svg:x1="5.63cm" svg:y1="19.991cm" svg:x2="5.63cm" svg:y2="20.739cm">
          <text:p/>
        </draw:line>
        <draw:line draw:style-name="gr2" draw:text-style-name="P2" draw:layer="layout" svg:x1="19.473cm" svg:y1="20.235cm" svg:x2="19.473cm" svg:y2="20.746cm">
          <text:p/>
        </draw:line>
        <draw:line draw:style-name="gr2" draw:text-style-name="P2" draw:layer="layout" svg:x1="10.244cm" svg:y1="19.991cm" svg:x2="10.244cm" svg:y2="20.739cm">
          <text:p/>
        </draw:line>
        <draw:line draw:style-name="gr2" draw:text-style-name="P2" draw:layer="layout" svg:x1="10.244cm" svg:y1="0.984cm" svg:x2="10.244cm" svg:y2="0.229cm">
          <text:p/>
        </draw:line>
        <draw:line draw:style-name="gr2" draw:text-style-name="P2" draw:layer="layout" svg:x1="19.473cm" svg:y1="0.984cm" svg:x2="19.473cm" svg:y2="0.229cm">
          <text:p/>
        </draw:line>
        <draw:line draw:style-name="gr2" draw:text-style-name="P2" draw:layer="layout" svg:x1="5.63cm" svg:y1="0.984cm" svg:x2="5.63cm" svg:y2="0.229cm">
          <text:p/>
        </draw:line>
        <draw:line draw:style-name="gr2" draw:text-style-name="P2" draw:layer="layout" svg:x1="24.087cm" svg:y1="0.984cm" svg:x2="24.087cm" svg:y2="0.229cm">
          <text:p/>
        </draw:line>
        <draw:line draw:style-name="gr2" draw:text-style-name="P2" draw:layer="layout" svg:x1="0.998cm" svg:y1="5.729cm" svg:x2="0.25cm" svg:y2="5.729cm">
          <text:p/>
        </draw:line>
        <draw:line draw:style-name="gr2" draw:text-style-name="P2" draw:layer="layout" svg:x1="0.998cm" svg:y1="15.225cm" svg:x2="0.25cm" svg:y2="15.225cm">
          <text:p/>
        </draw:line>
        <draw:line draw:style-name="gr2" draw:text-style-name="P2" draw:layer="layout" svg:x1="28.705cm" svg:y1="5.729cm" svg:x2="29.453cm" svg:y2="5.729cm">
          <text:p/>
        </draw:line>
        <draw:line draw:style-name="gr2" draw:text-style-name="P2" draw:layer="layout" svg:x1="28.705cm" svg:y1="15.225cm" svg:x2="29.453cm" svg:y2="15.225cm">
          <text:p/>
        </draw:line>
        <draw:line draw:style-name="gr2" draw:text-style-name="P2" draw:layer="layout" svg:x1="13.708cm" svg:y1="20.242cm" svg:x2="28.705cm" svg:y2="20.242cm">
          <text:p/>
        </draw:line>
        <draw:line draw:style-name="gr2" draw:text-style-name="P2" draw:layer="layout" svg:x1="18.707cm" svg:y1="19.991cm" svg:x2="18.707cm" svg:y2="20.489cm">
          <text:p/>
        </draw:line>
        <draw:line draw:style-name="gr2" draw:text-style-name="P2" draw:layer="layout" svg:x1="23.706cm" svg:y1="19.991cm" svg:x2="23.706cm" svg:y2="20.489cm">
          <text:p/>
        </draw:line>
        <draw:line draw:style-name="gr2" draw:text-style-name="P2" draw:layer="layout" svg:x1="25.706cm" svg:y1="19.991cm" svg:x2="25.706cm" svg:y2="20.242cm">
          <text:p/>
        </draw:line>
        <draw:line draw:style-name="gr2" draw:text-style-name="P2" draw:layer="layout" svg:x1="24.705cm" svg:y1="19.991cm" svg:x2="24.705cm" svg:y2="20.242cm">
          <text:p/>
        </draw:line>
        <draw:line draw:style-name="gr2" draw:text-style-name="P2" draw:layer="layout" svg:x1="22.708cm" svg:y1="19.991cm" svg:x2="22.708cm" svg:y2="20.242cm">
          <text:p/>
        </draw:line>
        <draw:line draw:style-name="gr2" draw:text-style-name="P2" draw:layer="layout" svg:x1="20.708cm" svg:y1="19.991cm" svg:x2="20.708cm" svg:y2="20.242cm">
          <text:p/>
        </draw:line>
        <draw:line draw:style-name="gr2" draw:text-style-name="P2" draw:layer="layout" svg:x1="21.706cm" svg:y1="19.991cm" svg:x2="21.706cm" svg:y2="20.242cm">
          <text:p/>
        </draw:line>
        <draw:line draw:style-name="gr2" draw:text-style-name="P2" draw:layer="layout" svg:x1="13.712cm" svg:y1="19.991cm" svg:x2="13.712cm" svg:y2="20.489cm">
          <text:p/>
        </draw:line>
        <draw:line draw:style-name="gr2" draw:text-style-name="P2" draw:layer="layout" svg:x1="28.698cm" svg:y1="19.991cm" svg:x2="28.698cm" svg:y2="20.489cm">
          <text:p/>
        </draw:line>
        <draw:line draw:style-name="gr2" draw:text-style-name="P2" draw:layer="layout" svg:x1="17.709cm" svg:y1="19.991cm" svg:x2="17.709cm" svg:y2="20.242cm">
          <text:p/>
        </draw:line>
        <draw:line draw:style-name="gr2" draw:text-style-name="P2" draw:layer="layout" svg:x1="16.711cm" svg:y1="19.991cm" svg:x2="16.711cm" svg:y2="20.242cm">
          <text:p/>
        </draw:line>
        <draw:line draw:style-name="gr2" draw:text-style-name="P2" draw:layer="layout" svg:x1="19.709cm" svg:y1="19.991cm" svg:x2="19.709cm" svg:y2="20.242cm">
          <text:p/>
        </draw:line>
        <draw:line draw:style-name="gr2" draw:text-style-name="P2" draw:layer="layout" svg:x1="14.71cm" svg:y1="19.991cm" svg:x2="14.71cm" svg:y2="20.242cm">
          <text:p/>
        </draw:line>
        <draw:line draw:style-name="gr2" draw:text-style-name="P2" draw:layer="layout" svg:x1="27.703cm" svg:y1="19.991cm" svg:x2="27.703cm" svg:y2="20.242cm">
          <text:p/>
        </draw:line>
        <draw:line draw:style-name="gr2" draw:text-style-name="P2" draw:layer="layout" svg:x1="15.709cm" svg:y1="19.991cm" svg:x2="15.709cm" svg:y2="20.242cm">
          <text:p/>
        </draw:line>
        <draw:line draw:style-name="gr2" draw:text-style-name="P2" draw:layer="layout" svg:x1="26.705cm" svg:y1="19.991cm" svg:x2="26.705cm" svg:y2="20.242cm">
          <text:p/>
        </draw:line>
        <draw:path draw:style-name="gr3" draw:text-style-name="P3" draw:layer="layout" svg:width="0.349cm" svg:height="0.247cm" svg:x="12.361cm" svg:y="0.451cm" svg:viewBox="0 0 350 248" svg:d="M0 131v117h350v-117l-10-53-32-43-57-24-74-11-77 11-32 10-21 11-37 42-7 28zM43 134l7-39 25-24 42-18 60-4 60 8 39 14 25 28 7 35v68h-265z">
          <text:p/>
        </draw:path>
        <draw:path draw:style-name="gr3" draw:text-style-name="P3" draw:layer="layout" svg:width="0.363cm" svg:height="0.261cm" svg:x="12.354cm" svg:y="0.444cm" svg:viewBox="0 0 364 262" svg:d="M14 138v117h-7v-4h350v4h-7v-117h7l-7 3-11-56h8l-4 3-35-42 7-4-4 7-56-24 3-7v7l-74-11v-7 7l-78 7v-3 3l-29 11-3-4 3 4-24 14-4-7 7 7-35 39-4-4 7 4-10 24h-4 4v29h-7zM0 138l3-32 7-25v-3h4l32-43 24-14h4l28-10h4l78-11 74 11h4l53 24 3 4 36 42 10 57v117 7h-7-350-7v-7zM42 141l7-39v-3l25-25v-3h3l43-15 64-7 60 7 43 15v3h3l25 25v3l7 39v67 8h-7-266-7v-8zM56 141v67h-7v-7h266v7h-4v-67h4l-4 4-7-39h4l-4 3-25-28 4-3v7l-42-18 3-3-3 3-57-3v-8 8l-64 3v-7l3 7-42 18-4-7 7 3-24 25-4-4 7 4-7 39-7-4z">
          <text:p/>
        </draw:path>
        <draw:polygon draw:style-name="gr3" draw:text-style-name="P3" draw:layer="layout" svg:width="0.349cm" svg:height="0.222cm" svg:x="7.747cm" svg:y="0.476cm" svg:viewBox="0 0 350 223" draw:points="350,223 350,0 307,0 307,177 191,177 191,21 149,21 149,177 42,177 42,3 0,3 0,223">
          <text:p/>
        </draw:polygon>
        <draw:path draw:style-name="gr3" draw:text-style-name="P3" draw:layer="layout" svg:width="0.364cm" svg:height="0.233cm" svg:x="7.739cm" svg:y="0.472cm" svg:viewBox="0 0 365 234" svg:d="M354 227v-223h4v7h-43v-7h7v177 7h-7-116-7v-7-156h7v7h-42v-7h7v156 7h-7-107-7v-7-174h7v7h-42v-7h7v220h-7v-4h350v4zM358 234h-350-8v-7-220-3h8 42 7v3 174h-7v-7h107v7h-7v-156-7h7 42 7v7 156h-7v-7h116v7h-7v-177-4h7 43 7v4 223 7z">
          <text:p/>
        </draw:path>
        <draw:polygon draw:style-name="gr3" draw:text-style-name="P3" draw:layer="layout" svg:width="0.371cm" svg:height="0.254cm" svg:x="16.975cm" svg:y="0.444cm" svg:viewBox="0 0 372 255" draw:points="229,49 273,60 305,74 322,99 329,127 319,159 294,183 248,202 187,209 124,202 78,183 53,159 43,127 46,99 60,81 85,64 113,53 113,7 67,21 32,46 7,81 0,127 11,180 46,223 106,248 187,255 266,248 322,223 357,180 372,127 361,78 333,39 290,14 229,0">
          <text:p/>
        </draw:polygon>
        <draw:path draw:style-name="gr3" draw:text-style-name="P3" draw:layer="layout" svg:width="0.385cm" svg:height="0.268cm" svg:x="16.968cm" svg:y="0.437cm" svg:viewBox="0 0 386 269" svg:d="M241 49l42 11 32 18 21 24 7 28v4h-3l-7 32v3l-28 25-4 4-42 17h-4l-60 4h-3l-60-4-47-17-4-4-24-25h-4v-3l-11-32v-4l8-24 14-21v-4h3l21-14 33-14 4 7h-8v-46h8v4l-47 17-4-7 4 4-36 28-3-7 7 3-25 36-7-4 7 4-7 42h-7l7-4 11 53-7 4 7-7 35 42-3 4 3-4 57 26-4 7v-7l82 10v4l-3-4 81-10v7l-4-7 60-26v4l-3-4 35-42 3 7-3-4 11-53 7 4h-7l-11-46 7-3-4 3-28-35 4-7v7l-46-25 3-7v7l-60-14v-7h8v49h-8zM230 56v-49-7h11l60 14 46 28 28 39v4l11 45v4l-14 53v3l-36 39v5h-3l-60 28-78 7h-3l-79-7-60-28-3-5-36-39v-3l-14-53v-4l7-42 4-3 21-36h3l36-28h3l47-14 11-4v11 46 3l-4 4-36 11v-7l3 7-21 14-3-4 3 4-14 21-7-7 7 3-3 25h-7l7-4 10 32-7 4 4-4 28 25-7 3 3-3 47 14-3 7 3-7 60 7v7l-3-7 63-7v7l-3-7 45-18 4 7-7-3 28-25 4 4-4-4 7-32 7 4h-7l-7-28h7l-3 3-21-24 7-4-4 7-32-17 4-4v4l-43-11h-7z">
          <text:p/>
        </draw:path>
        <draw:polygon draw:style-name="gr3" draw:text-style-name="P3" draw:layer="layout" svg:width="0.349cm" svg:height="0.226cm" svg:x="3.132cm" svg:y="0.472cm" svg:viewBox="0 0 350 227" draw:points="350,227 350,181 188,181 188,32 145,32 145,181 43,181 43,0 0,0 0,227">
          <text:p/>
        </draw:polygon>
        <draw:path draw:style-name="gr3" draw:text-style-name="P3" draw:layer="layout" svg:width="0.363cm" svg:height="0.24cm" svg:x="3.125cm" svg:y="0.465cm" svg:viewBox="0 0 364 241" svg:d="M350 234v-46h7v7h-163-7v-7-149h7v7h-42v-7h7v149 7h-7-102-8v-7-181h8v4h-43v-4h7v227h-7v-4h350v4zM357 241h-350-7v-7-227-7h7 43 3v7 181h-3v-7h102v7h-7v-149-7h7 42 7v7 149h-7v-7h163 7v7 46 7z">
          <text:p/>
        </draw:path>
        <draw:path draw:style-name="gr3" draw:text-style-name="P3" draw:layer="layout" svg:width="0.349cm" svg:height="0.24cm" svg:x="21.59cm" svg:y="0.458cm" svg:viewBox="0 0 350 241" svg:d="M162 60l-32-35-18-7-24-4-39 7-25 18-17 32-7 46v124h350v-132l-4-45-21-36-35-21-43-7-32 4-25 10-18 21zM144 127v68h-102v-75l3-25 7-21 18-10 21-4 25 4 14 14 11 21zM311 113v82h-125v-75l4-32 11-24 17-11 29-7 29 7 17 11 14 21z">
          <text:p/>
        </draw:path>
        <draw:path draw:style-name="gr3" draw:text-style-name="P3" draw:layer="layout" svg:width="0.364cm" svg:height="0.254cm" svg:x="21.582cm" svg:y="0.451cm" svg:viewBox="0 0 365 255" svg:d="M164 74l-28-35 3-7v7l-21-11 3-3-3 7-21-4v-7 7l-39 4v-4l3 4-24 21-4-7 4 3-18 32-4-3 8 3-8 43h-7 7v124h-7v-4h350v4h-4v-132h4-4l-7-45h7l-7 3-21-35 7-4-3 4-36-21 4-4v7l-46-10v-4l3 4-28 7-3-7 3 3-24 14-4-7 7 4-21 21-4-4 7 4-14 25-3 10zM164 67l10-28h4l17-21 25-14h4l28-4h3l43 7h3l36 21v4l21 35 7 49v132 7h-7-350-8v-7-124l8-46v-4l18-28v-4l28-21h4l39-7 24 4h4l18 10h3l28 36-3 3zM160 134v68 7h-7-102-7v-7-75l3-28 11-18v-3l18-11v-3h3l21-4h4l21 4 3 3 18 11v3l11 21zM146 134v-28h4-4l-10-18 3-3-3 3-15-10 4-7v7l-25-4v-7l4 7-25 4v-7l4 3-18 14-4-7 7 4-10 21-4-4h7l-3 29-7-4h7v75h-7v-7h102v7h-7v-68h7zM326 120v82 7h-11-120-7v-7-75l4-35 14-21v-4l18-14h3l25-7h3l29 7h3l18 14h3l11 21v4zM312 124l-7-32h7l-4 3-14-21 7-3-3 7-18-14 4-4-4 4-28-4 3-7v7l-24 4-4-4 4 4-18 14-3-7 7 3-11 25-7-4h7l-3 32h-8 8v75h-8v-7h120v7h-3v-82h3z">
          <text:p/>
        </draw:path>
        <draw:path draw:style-name="gr3" draw:text-style-name="P3" draw:layer="layout" svg:width="0.353cm" svg:height="0.307cm" svg:x="26.204cm" svg:y="0.391cm" svg:viewBox="0 0 354 308" svg:d="M354 308v-46l-106-35v-141l106-37v-49l-354 132v49zM205 209l-155-53 155-53z">
          <text:p/>
        </draw:path>
        <draw:path draw:style-name="gr3" draw:text-style-name="P3" draw:layer="layout" svg:width="0.367cm" svg:height="0.325cm" svg:x="26.197cm" svg:y="0.384cm" svg:viewBox="0 0 368 326" svg:d="M354 315v-46h7l-4 7-103-35-4-4v-3-142-4l4-3 103-36 4 7h-7v-49h7l3 7-354 128-3-3h7v49h-7l3-4 354 127-3 4zM357 322l-350-127h-7v-7-49-4l7-3 350-132h11v7 49 4h-7l-104 39-3-7h7v142h-7l3-7 104 39h7v3 46 11zM211 223l-155-53-17-7 17-7 155-53 8-4v11 106 11zM208 216v-106h7v4l-155 56-4-7 4-7 155 57v3z">
          <text:p/>
        </draw:path>
        <draw:polygon draw:style-name="gr3" draw:text-style-name="P3" draw:layer="layout" svg:width="0.363cm" svg:height="0.243cm" svg:x="0.331cm" svg:y="7.997cm" svg:viewBox="0 0 364 244" draw:points="245,244 248,244 294,237 333,213 354,174 364,127 354,74 333,35 297,7 252,0 220,4 194,14 177,32 162,56 138,25 92,14 53,21 25,42 7,78 0,127 7,170 28,209 64,230 113,237 113,191 81,188 60,174 46,153 39,123 46,95 53,78 71,67 95,60 120,67 138,78 145,99 148,127 148,149 187,149 187,123 194,92 205,67 227,53 252,46 280,53 301,67 315,92 322,120 315,156 301,177 276,195 245,199">
          <text:p/>
        </draw:polygon>
        <draw:path draw:style-name="gr3" draw:text-style-name="P3" draw:layer="layout" svg:width="0.374cm" svg:height="0.257cm" svg:x="0.324cm" svg:y="7.99cm" svg:viewBox="0 0 375 258" svg:d="M252 244h3v7l-3-3 49-11v7l-4-7 39-21 4 4-7-4 24-35 4 3-7-3 10-50 7 4h-7l-10-54h7-7l-21-39h7l-4 4-35-25 3-7-3 7-42-7v-7 7l-33 4v-7l3 3-24 14-4-7 7 4-21 17-3-3 7 3-15 25-3 7-7-7-28-32 7-3-4 3-42-10v-4l3 4-42 10v-7l4 4-29 21-3-4 3 4-17 35-4-3h4l-4 50h-7l7-4 7 46-7 4 7-7 21 35-7 7 4-7 35 21-3 7 3-7 46 7v7-7 7h-4v-46h4v8l-32-4-24-14h-4v-4l-14-21-7-32 7-29 11-21v-3l17-11h4l21-7h3l25 7h4l17 14 11 21v5l3 28v21h-7v-7h39v7h-3l-4-25 7-36 11-25h3v-3l18-14h3l30-4 31 4v3l25 14 14 25v4l7 29v3l-7 32v4l-14 21-3 3-25 15h-4l-31 7v-7h3v45h-3zM244 251v-45-4l4-4 35-3v7l-3-7 24-14 4 3-7-3 18-21 3 3h-7l7-35 7 3h-7l-7-32h7l-3 3-15-24 4-4-4 7-21-14 4-7v7l-28-7v-7 7l-26 7-4-7 4 7-18 14-3-7 7 4-14 24-4-3h4l-4 32h-7 7v25 7h-7-39-7v-7-21h7l-7 4v-32h4l-4 3-10-22 7-3-4 3-17-10 3-4v4l-28-4 3-7v7l-21 4-3-4 3 4-14 10-7-3 7 3-10 19-4-5 4 5-4 24h-7 7l7 29-7 3 4-7 14 21-4 4 4-4 21 11-4 7 4-7 32 7h3v3 46 7h-7-4l-45-7h-4v-3l-35-21v-4l-25-35-7-46 7-54 18-35v-4h3l29-21h3l39-7h3l43 11h3v3l28 32-7 3-3-3 14-25 18-17 3-4 25-11 33-3 45 7h4v4l35 24 4 4 21 39 7 53v4l-7 49v4l-25 35v4l-39 21v3l-49 7h-3-8z">
          <text:p/>
        </draw:path>
        <draw:polygon draw:style-name="gr3" draw:text-style-name="P3" draw:layer="layout" svg:width="0.353cm" svg:height="0.24cm" svg:x="0.331cm" svg:y="12.749cm" svg:viewBox="0 0 354 241" draw:points="354,241 354,0 308,0 308,191 287,181 266,163 230,107 216,75 191,43 166,18 138,3 102,0 60,7 28,32 7,68 0,117 7,163 32,202 67,227 120,234 127,234 127,188 120,188 88,181 64,170 46,149 39,117 46,89 60,68 78,54 102,47 127,50 145,61 162,79 177,100 194,128 227,181 262,216 301,234 350,241">
          <text:p/>
        </draw:polygon>
        <draw:path draw:style-name="gr3" draw:text-style-name="P3" draw:layer="layout" svg:width="0.367cm" svg:height="0.254cm" svg:x="0.324cm" svg:y="12.742cm" svg:viewBox="0 0 368 255" svg:d="M354 248v-241h7v7h-46v-7h7v191 11l-7-7-25-7v-4h-3l-18-17-35-57h-4l-15-31 4-5-4 8-21-36 4-4-4 4-25-25 4-3-4 7-28-15 4-7-4 7-32-3v-7l4 7-46 7v-7l4 7-32 25-4-7 4 3-21 35-4-3 7 3-7 47h-7l7-3 7 49h-7 7l21 35-3 4 3-7 39 25-7 7 4-7 49 7v7-7h7v7h-7v-46h7v7h-7l-35-7-25-14h-3l-18-21v-4l-4-28-3-4h3l4-28v-3l14-23v-3l21-14h4l24-4 25 4 21 10 18 18 18 22 17 32h-7 7l33 46-7 7 3-7 36 35-4 7v-7l43 21-4 4v-4l53 4-4 7v-7h4v7zM361 255h-4l-49-7h-4l-38-21h-4l-32-36h-3v-3l-33-46-14-32 4-3-4 3-14-21 3-3-3 3-18-15 4-7-4 7-17-11 3-3-3 3-22-3v-7 7l-21 7-3-7 3 7-21 14v-7l4 3-11 23-7-4h7l-7 32-7-4h7l7 29-7 3 7-7 14 25-3 3 3-7 25 14-4 4v-4l36 4-4 7v-7h7 7v7 46 7h-7-7-3l-50-11-39-21-3-3-25-36v-3l-7-50v-3l7-47 21-39 4-3 32-22 3-3 42-7 36 3 3 4 28 10v4l29 25 22 31v4l17 29-7 4 7-4 36 57-7 3 3-7 21 18-3 7v-7l25 10-4 7h-3v-191-7h3 46 7v7 241 7z">
          <text:p/>
        </draw:path>
        <draw:polygon draw:style-name="gr3" draw:text-style-name="P3" draw:layer="layout" svg:width="0.247cm" svg:height="0.363cm" svg:x="28.987cm" svg:y="7.877cm" svg:viewBox="0 0 248 364" draw:points="0,243 0,247 7,297 32,333 67,357 117,364 174,357 213,336 238,301 248,254 241,222 231,198 213,180 188,166 220,138 234,95 227,56 202,28 167,7 117,0 71,11 39,32 14,67 7,113 7,116 53,116 57,85 71,60 92,46 120,42 145,46 167,56 181,74 185,99 181,120 167,138 145,148 117,152 96,152 96,191 120,191 152,194 178,208 192,226 199,254 192,282 178,304 152,319 120,322 88,319 67,301 53,279 46,243">
          <text:p/>
        </draw:polygon>
        <draw:path draw:style-name="gr3" draw:text-style-name="P3" draw:layer="layout" svg:width="0.258cm" svg:height="0.377cm" svg:x="28.98cm" svg:y="7.87cm" svg:viewBox="0 0 259 378" svg:d="M14 251v4h-7 4l10 49h-7l7-3 22 35-4 4 4-4 35 21-4 7 4-7 49 11-3 3v-3l53-11v7l-4-7 43-21 4 7-7-7 25-35 7 7-7-4 10-45 7 3h-7l-7-29 7-4-3 4-11-25h4l-4 4-18-22 4-3-4 7-24-14-8-7 8-7 31-25 4 4h-4l11-46 7 3h-7l-7-39h7l-7 4-21-28 3-4-3 4-36-18 3-7v7l-49-7v-7l3 7-46 7-3-3 7 3-35 21-4-3 4 3-22 36-7-4h7l-7 46h-7 7v3h-7v-7h46v7h-7l4-31v-4l14-21v-4h3l21-14v-3l32-4 28 4 22 14h3l12 18v3l7 21v4l-7 25v3l-15 14v4l-22 10h-3l-28 4h-21v-7h7v42h-7v-11h24l32 8h3l25 10v4l19 17v4l3 26v3l-3 28v4h-4l-15 21v3l-25 15h-3l-28 3h-4l-32-3h-3v-4l-21-14h-4l-14-25v-3l-7-32 7-4v8h-46v-8zM7 248h46 7v3l4 32-4 4 4-4 14 25h-4l4-4 21 14-4 8 4-8 32 4-4 7v-7l32-4v8l-4-8 25-10v3l-3-3 18-21 4 3h-7l7-31 7 3h-7l-7-25 7-4-4 8-18-22 7-4-4 7-25-14 4-7v7l-32-3v-7 7h-24-8v-4-42-7h8 21v7l-4-7 32-4v7l-4-7 22-7 3 4-7-4 14-14h4-4l4-25 8 4h-8l-4-25h4l-4 4-14-18 7-4-3 8-18-11v-7 7l-25-4v-7 7l-28 4v-7l4 7-22 14-3-7 3 4-10 24-7-3h7l-4 31v8h-7-46-7v-8-3l7-46v-3h4l21-36 4-3 35-21 46-11h3l46 7h4l36 21h3l22 32 10 42-14 46v4l-35 24-4-3 4-7 24 14 18 21h4v4l10 21v3l4 33-7 46-4 3-25 36h-3l-40 21v3l-53 7h-3l-50-7-3-3-36-21h-3v-4l-21-35h-4v-4l-7-45v-4-4-3z">
          <text:p/>
        </draw:path>
        <draw:polygon draw:style-name="gr3" draw:text-style-name="P3" draw:layer="layout" svg:width="0.24cm" svg:height="0.353cm" svg:x="28.987cm" svg:y="12.636cm" svg:viewBox="0 0 241 354" draw:points="0,354 241,354 241,311 50,311 61,287 79,269 135,230 167,216 199,194 224,166 238,138 241,106 234,64 209,28 174,7 125,0 79,7 39,32 14,71 7,120 7,127 54,127 54,123 61,88 72,64 93,46 125,42 153,46 174,60 188,81 195,102 192,127 181,148 164,162 142,180 114,194 61,227 25,262 7,301">
          <text:p/>
        </draw:polygon>
        <draw:path draw:style-name="gr3" draw:text-style-name="P3" draw:layer="layout" svg:width="0.254cm" svg:height="0.367cm" svg:x="28.98cm" svg:y="12.629cm" svg:viewBox="0 0 255 368" svg:d="M7 353h241v7h-7v-43h7v4h-191-11l7-7 7-25h4l17-21 58-35 32-18 3 7-7-7 35-21 4 7-7-7 24-25 8 4h-8l15-32 7 4h-7l3-36 7 4h-7l-7-42h7l-7 3-25-35 7-4-3 7-35-21 3-7-3 7-46-7v-7l3 7-50 7v-7 7l-35 25-4-7 7 3-25 39-7-3h7l-7 49h-7 7v7h-7v-7h46v7h-7v-4l7-35v-3l14-25 21-18h4l29-7h4l28 4 3 3 22 11 3 3 11 18 3 4 4 24v4l-4 21v4l-10 17v4l-18 17-21 14-32 18v-7 7l-50 32-4-7 7 7-35 32-7-4h7l-21 42-4-3h4l-7 53h-4 7-7zM0 360l7-53v-4l21-38v-4l36-32h3l47-31 32-18 3 7-3-7 21-14 4 3-4-3 14-18 7 7-7-3 11-22 3 4h-3l3-25h4l-4 4-7-25h7l-7 4-14-21 7-4-3 7-22-14 4-7v7l-32-4 4-7v7l-28 4-5-7 8 7-26 14-3-3 7 3-14 25-4-4h4l-4 35h-7 7v4 7h-7-46-7v-7-7l11-49v-4l21-39h4l35-24h3l51-11h3l46 7v4l39 21 25 35h3l7 42v4l-3 35h-4l-14 28v4l-25 25-31 24h-4l-28 14-4-7 4 7-58 36-3-7 7 7-21 17-4-3 7 3-10 21h-7v-7h191 7v7 43 8h-7-241-7z">
          <text:p/>
        </draw:path>
        <draw:path draw:style-name="gr3" draw:text-style-name="P3" draw:layer="layout" svg:width="0.346cm" svg:height="0.247cm" svg:x="0.338cm" svg:y="3.245cm" svg:viewBox="0 0 347 248" svg:d="M347 93v-44h-88v-49h-39v49h-220v47l213 152h46v-155zM220 209l-160-116h160z">
          <text:p/>
        </draw:path>
        <draw:path draw:style-name="gr3" draw:text-style-name="P3" draw:layer="layout" svg:width="0.356cm" svg:height="0.261cm" svg:x="0.335cm" svg:y="3.238cm" svg:viewBox="0 0 357 262" svg:d="M343 103v-46h7v8h-88-7v-8-50h7v4h-39v-4h7v50 8h-7-220v-8h7v46h-7l7-7 213 155-7 4v-4h46v4h-7v-152-7h7 88v7zM350 110h-88v-7h7v152 7h-7-46l-216-155v-4-46-7h3 220v7h-7v-50-7h7 39 7v7 50h-7v-7h88 7v7 46 7zM219 220l-159-113-18-11h21 160 7v7 113 11zM216 216v-113h7v7h-160v-7l4-7 159 113-3 7z">
          <text:p/>
        </draw:path>
        <draw:polygon draw:style-name="gr3" draw:text-style-name="P3" draw:layer="layout" svg:width="0.353cm" svg:height="0.127cm" svg:x="0.331cm" svg:y="17.554cm" svg:viewBox="0 0 354 128" draw:points="354,47 354,0 0,0 0,31 28,43 50,64 64,89 67,128 102,128 102,47">
          <text:p/>
        </draw:polygon>
        <draw:path draw:style-name="gr3" draw:text-style-name="P3" draw:layer="layout" svg:width="0.367cm" svg:height="0.141cm" svg:x="0.324cm" svg:y="17.547cm" svg:viewBox="0 0 368 142" svg:d="M354 54v-47h7v8h-354v-8h7v36h-7v-7l32 7v4l21 17h4v4l10 28 7 39h-7v-7h35v7h-7v-81-7h7 252v7zM361 61h-252v-7h7v81 7h-7-35-7v-7l-3-39h7l-7 3-11-28h4l-4 4-21-18 3-7v7l-31-7-4-3v-4-36-7h7 354 7v7 47 7z">
          <text:p/>
        </draw:path>
        <draw:path draw:style-name="gr3" draw:text-style-name="P3" draw:layer="layout" svg:width="0.251cm" svg:height="0.342cm" svg:x="28.987cm" svg:y="3.15cm" svg:viewBox="0 0 252 343" svg:d="M156 343h43v-85h53v-42h-53v-216h-46l-153 212v46h156zM43 216l113-156v156z">
          <text:p/>
        </draw:path>
        <draw:path draw:style-name="gr3" draw:text-style-name="P3" draw:layer="layout" svg:width="0.265cm" svg:height="0.356cm" svg:x="28.98cm" svg:y="3.143cm" svg:viewBox="0 0 266 357" svg:d="M159 346h47v4h-7v-85-7h7 53v7h-7v-43h7v7h-53-7v-7-215h7v7h-47v-7l7 3-155 212-4-4h7v47h-7v-7h152 7v7 85h-7zM152 350v-85h7v7h-152-7v-7-47-3l155-212v-3h4 47 7v7 215h-7v-7h53 7v7 43 7h-7-53v-7h7v85 7h-7-47-7zM43 218l112-155 11-17v21 155 7h-7-109-15zM50 215h109v7h-7v-155h7l7 3-113 156-3-4z">
          <text:p/>
        </draw:path>
        <draw:polygon draw:style-name="gr3" draw:text-style-name="P3" draw:layer="layout" svg:width="0.127cm" svg:height="0.353cm" svg:x="28.987cm" svg:y="17.384cm" svg:viewBox="0 0 128 354" draw:points="82,354 128,354 128,0 93,0 86,32 68,54 40,65 0,68 0,107 82,107">
          <text:p/>
        </draw:polygon>
        <draw:path draw:style-name="gr3" draw:text-style-name="P3" draw:layer="layout" svg:width="0.141cm" svg:height="0.367cm" svg:x="28.98cm" svg:y="17.377cm" svg:viewBox="0 0 142 368" svg:d="M88 354h46v7h-7v-354h7v8h-35v-8h7l-7 33v4h-4l-17 21-32 14-39 3v-7h7v36h-7v-7h81 7v7 250h-7zM81 361v-250h7v7h-81-7v-7-36-7h7l39-3v7l-3-7 28-11 3 4-7-4 18-21 7 7-7-3 10-33v-4h4 35 8v7 354 7h-8-46-7z">
          <text:p/>
        </draw:path>
        <draw:polygon draw:style-name="gr3" draw:text-style-name="P3" draw:layer="layout" svg:width="0.226cm" svg:height="0.349cm" svg:x="3.132cm" svg:y="20.242cm" svg:viewBox="0 0 227 350" draw:points="0,350 46,350 46,188 195,188 195,145 46,145 46,42 227,42 227,0 0,0">
          <text:p/>
        </draw:polygon>
        <draw:path draw:style-name="gr3" draw:text-style-name="P3" draw:layer="layout" svg:width="0.24cm" svg:height="0.363cm" svg:x="3.125cm" svg:y="20.235cm" svg:viewBox="0 0 241 364" svg:d="M7 350h46v7h-7v-163-7h7 149v7h-7v-42h7v7h-149-7v-7-103-7h7 181v7h-4v-42h4v3h-227v-3h7v350h-7zM0 357v-350-7h7 227 7v7 42 4h-7-181v-4h7v103h-7v-4h149 7v4 42 7h-7-149v-7h7v163 7h-7-46-7z">
          <text:p/>
        </draw:path>
        <draw:polygon draw:style-name="gr3" draw:text-style-name="P3" draw:layer="layout" svg:width="0.222cm" svg:height="0.349cm" svg:x="7.747cm" svg:y="20.242cm" svg:viewBox="0 0 223 350" draw:points="0,350 223,350 223,308 45,308 45,188 205,188 205,145 45,145 45,42 219,42 219,0 0,0">
          <text:p/>
        </draw:polygon>
        <draw:path draw:style-name="gr3" draw:text-style-name="P3" draw:layer="layout" svg:width="0.237cm" svg:height="0.363cm" svg:x="7.739cm" svg:y="20.235cm" svg:viewBox="0 0 238 364" svg:d="M8 350h223v7h-7v-42h7v7h-178-7v-7-121-7h7 160v7h-7v-42h7v7h-160-7v-7-103-7h7 174v7h-7v-42h7v3h-219v-3h7v350h-7zM0 357v-350-7h8 219 4v7 42 4h-4-174v-4h7v103h-7v-4h160 4v4 42 7h-4-160v-7h7v121h-7v-7h178 7v7 42 7h-7-223-8z">
          <text:p/>
        </draw:path>
        <draw:path draw:style-name="gr3" draw:text-style-name="P3" draw:layer="layout" svg:width="0.247cm" svg:height="0.349cm" svg:x="12.361cm" svg:y="20.242cm" svg:viewBox="0 0 248 350" svg:d="M117 0h-117v350h117l57-10 39-36 24-53 11-78-7-78-11-28-14-25-42-32-25-10zM114 42l39 4 24 24 18 43 3 60-3 61-18 42-24 25-39 7h-68v-266z">
          <text:p/>
        </draw:path>
        <draw:path draw:style-name="gr3" draw:text-style-name="P3" draw:layer="layout" svg:width="0.261cm" svg:height="0.363cm" svg:x="12.354cm" svg:y="20.235cm" svg:viewBox="0 0 262 364" svg:d="M124 10h-117v-3h7v350h-7v-7h117v7-7l53-10v7l-3-4 42-35 4 3-4-3 25-54 3 3-3-3 7-74h7-7l-7-74 7-4-7 4-11-32h7l-7 3-14-24 7-4-3 4-43-32 4-4-4 4-25-7 4-7-4 7-28-4v-3zM124 0h32v3l28 7 43 36h3l14 24 7 32h4l7 78-11 77v4l-24 54-4 3-39 32-3 4-57 10h-117-7v-7-350-7h7zM121 42l39 7h3l25 25h3l14 42v4l7 60-7 60v3l-14 40-3 4-25 24-3 4-39 7h-67-7v-7-266-7h7zM121 53h-67v-4h7v266h-7v-7h67v7l-4-7 39-7v7l-4-4 29-28 3 7-7-3 18-44 3 4h-3l3-60h7-7l-3-60h7-7l-18-39 7-4-3 4-25-21 4-7-4 7-35-7v-4z">
          <text:p/>
        </draw:path>
        <draw:line draw:style-name="gr2" draw:text-style-name="P2" draw:layer="layout" svg:x1="14.7cm" svg:y1="19.991cm" svg:x2="28.705cm" svg:y2="19.991cm">
          <text:p/>
        </draw:line>
        <draw:line draw:style-name="gr2" draw:text-style-name="P2" draw:layer="layout" svg:x1="14.707cm" svg:y1="19.995cm" svg:x2="14.707cm" svg:y2="15.328cm">
          <text:p/>
        </draw:line>
        <draw:line draw:style-name="gr2" draw:text-style-name="P2" draw:layer="layout" svg:x1="14.7cm" svg:y1="15.328cm" svg:x2="28.705cm" svg:y2="15.328cm">
          <text:p/>
        </draw:line>
        <draw:line draw:style-name="gr2" draw:text-style-name="P2" draw:layer="layout" svg:x1="28.702cm" svg:y1="15.324cm" svg:x2="28.702cm" svg:y2="19.995cm">
          <text:p/>
        </draw:line>
        <draw:line draw:style-name="gr2" draw:text-style-name="P2" draw:layer="layout" svg:x1="14.7cm" svg:y1="19.593cm" svg:x2="26.602cm" svg:y2="19.593cm">
          <text:p/>
        </draw:line>
        <draw:line draw:style-name="gr2" draw:text-style-name="P2" draw:layer="layout" svg:x1="14.7cm" svg:y1="18.291cm" svg:x2="26.602cm" svg:y2="18.291cm">
          <text:p/>
        </draw:line>
        <draw:line draw:style-name="gr2" draw:text-style-name="P2" draw:layer="layout" svg:x1="14.7cm" svg:y1="16.993cm" svg:x2="26.602cm" svg:y2="16.993cm">
          <text:p/>
        </draw:line>
        <draw:line draw:style-name="gr2" draw:text-style-name="P2" draw:layer="layout" svg:x1="26.599cm" svg:y1="19.325cm" svg:x2="28.705cm" svg:y2="19.325cm">
          <text:p/>
        </draw:line>
        <draw:line draw:style-name="gr2" draw:text-style-name="P2" draw:layer="layout" svg:x1="26.599cm" svg:y1="18.658cm" svg:x2="28.705cm" svg:y2="18.658cm">
          <text:p/>
        </draw:line>
        <draw:line draw:style-name="gr2" draw:text-style-name="P2" draw:layer="layout" svg:x1="26.599cm" svg:y1="17.991cm" svg:x2="28.705cm" svg:y2="17.991cm">
          <text:p/>
        </draw:line>
        <draw:line draw:style-name="gr2" draw:text-style-name="P2" draw:layer="layout" svg:x1="26.599cm" svg:y1="17.324cm" svg:x2="28.705cm" svg:y2="17.324cm">
          <text:p/>
        </draw:line>
        <draw:line draw:style-name="gr2" draw:text-style-name="P2" draw:layer="layout" svg:x1="26.599cm" svg:y1="16.661cm" svg:x2="28.705cm" svg:y2="16.661cm">
          <text:p/>
        </draw:line>
        <draw:line draw:style-name="gr2" draw:text-style-name="P2" draw:layer="layout" svg:x1="26.599cm" svg:y1="15.991cm" svg:x2="28.705cm" svg:y2="15.991cm">
          <text:p/>
        </draw:line>
        <draw:line draw:style-name="gr2" draw:text-style-name="P2" draw:layer="layout" svg:x1="16.457cm" svg:y1="19.593cm" svg:x2="16.457cm" svg:y2="16.993cm">
          <text:p/>
        </draw:line>
        <draw:line draw:style-name="gr2" draw:text-style-name="P2" draw:layer="layout" svg:x1="18.506cm" svg:y1="19.596cm" svg:x2="18.506cm" svg:y2="15.317cm">
          <text:p/>
        </draw:line>
        <draw:line draw:style-name="gr2" draw:text-style-name="P2" draw:layer="layout" svg:x1="24.701cm" svg:y1="19.593cm" svg:x2="24.701cm" svg:y2="18.291cm">
          <text:p/>
        </draw:line>
        <draw:line draw:style-name="gr2" draw:text-style-name="P2" draw:layer="layout" svg:x1="26.602cm" svg:y1="19.995cm" svg:x2="26.602cm" svg:y2="15.324cm">
          <text:p/>
        </draw:line>
        <draw:line draw:style-name="gr2" draw:text-style-name="P2" draw:layer="layout" svg:x1="27.093cm" svg:y1="19.995cm" svg:x2="27.093cm" svg:y2="15.324cm">
          <text:p/>
        </draw:line>
        <draw:path draw:style-name="gr3" draw:text-style-name="P3" draw:layer="layout" svg:width="0.628cm" svg:height="0.162cm" svg:x="14.816cm" svg:y="18.344cm" svg:viewBox="0 0 629 163" svg:d="M21 107h-21l7 24 11 18 14 11 25 3 21-3 17-11 11-14 4-21-4-18-7-10-18-7-17-7-18-4-11-7-7-7-3-12 3-7 7-7 8-7h10 14l11 7 3 11 4 11h21l-4-22-10-14-18-7-21-4-18 4-17 7-7 14-4 19 4 17 7 11 14 7 18 7 17 4 11 7 7 7 3 10-3 11-4 7-10 7h-14-14l-11-7-7-11zM219 103l-4 18-7 14-7 7h-14l-14-3-11-11-7-18-3-28 3-28 7-19 11-10 14-4h11l7 7 7 11 7 15h21l-7-22-11-18-17-7-18-7-21 7-18 14-14 26v35 35l14 25 18 14 21 7 21-7 14-10 15-18 3-25zM251 156h17l18-42h60l14 42h21l-53-149h-24zM293 96l21-68 25 68zM402 156h99v-17h-81v-132h-18zM533 156h96v-17h-77v-50h67v-17h-67v-47h74v-18h-93z">
          <text:p/>
        </draw:path>
        <draw:path draw:style-name="gr3" draw:text-style-name="P3" draw:layer="layout" svg:width="0.639cm" svg:height="0.17cm" svg:x="14.809cm" svg:y="18.34cm" svg:viewBox="0 0 640 171" svg:d="M28 117h-21v-7h7l4 24h-4l4-3 10 18-3 3 3-7 14 11-3 7 3-7 22 3v8-8l21-3v7l-4-7 18-11 3 7-7-3 11-15 7 4-7-4 3-17h8-8l-3-18h7l-7 4-7-11 7-3-4 7-17-11 3-3v7l-21-7 4-7-4 7-14-4h-3l-11-7-7-7h-4v-4-10-4-10l4-4 3-7h4l7-7h4 10 4 10 4v4l7 3 3 4 7 10 4 14-7 4v-7h21v7h-7 7-7l-4-21 7-4-7 7-10-17 7-4-4 7-14-10v-4 4l-21-4v-4l4 4-22 4v-4l4 4-18 10-3-7 7 4-11 14-3-4h7l-7 21-4-3h4l3 17h-3l3-3 7 11-3 3 3-3 11 7v3-7l18 7v7-7l17 7 14 4 11 7v3l3 11v3l-3 11v3l-7 11-11 7h-3-14-14-4v-3l-11-4-3-3-7-11v-4l-4-14 7-3zM35 110l4 14-7 3 3-3 7 10-3 4 3-7 11 7-3 7v-7l14 4v3-3l14-4v7l-4-7 11-4 3 4-7-4 7-7 4 4h-4l4-14 3 3h-3l-4-10h4l-4 3-7-7 4-3v3l-14-3 3-7-3 7-18-4-18-7-14-7h-3v-3l-7-11v-4l-4-14v-3l4-18v-3l10-14 4-4 14-7 21-4 25 4 17 11h4l7 17h4l3 21v4 7h-7-21-4l-3-7v-14h3l-3 3-7-10 7-4-4 7-10-7 3-7v7h-14v-7l4 7h-14v-7l3 7-7 4-4-4 4 4-7 7-4-4h7l-3 11h-7l7-4 3 11-7 3 4-3 7 3-4 7 4-7 11 4-4 7v-7l18 3 21 8 14 7 3 3 11 11v3l4 18-4 21-3 4-11 14v3l-18 8h-3l-21 4h-4l-21-4-18-11h-3l-11-18v-4l-3-21-4-7h7 21 4zM234 106l-4 18v3l-7 11v4l-10 7v3h-4-10-4l-15-3h-3l-11-15h-4l-7-21-3-28 3-25v-3l7-18v-3h4l11-11v-3h3l15-4h4 10v4l11 3v4l7 10 7 14-7 4v-7h21v7h-7l-7-21h7l-4 3-14-17 7-4-3 7-14-10v-4 4l-18-4v-7l4 7-26 7v-7l4 7-18 14-4-7 4 4-11 24h-7 7l-3 32h-4 4l3 32-7 3 7-3 11 25-4 3 4-7 18 18-4 3v-7l26 7-4 8v-8l21-3v3l-3-3 17-11 4 4-7-4 10-18 8 4h-8l8-28 7 3v4h-22v-4zM230 99h22 7l-4 7-3 25v3h-4l-11 18v4l-17 11h-4l-17 4h-4l-26-4h-3l-18-18-10-25v-4l-4-35 4-35 10-25v-3l18-15 3-3 26-4h4l17 4h4l14 11 14 17 7 21v11h-7-21-4l-3-7-4-14h7l-7 3-7-10 7-4-3 7-11-7 4-7v7h-11v-7l4 7-14 4-5-7 8 3-15 14-4-7 8 4-8 21-7-4h7l-3 25h-7 7l3 25-7 3 7-3 8 17-8 4 4-4 15 11-8 4 5-4 14 4-4 3v-3l11-4 3 7-3-7 7-7 7 7-7-4 7-14 7 4-7-4 3-17v-4zM259 156h21v3h-7l14-46 3-3h4 60 7v3l14 46h-3v-3h17v3l-3 4-57-152h7v7h-21v-7h4l-53 152-7-4zM252 159l56-152v-3h7 21 4v3l56 152 4 8h-11-17-8v-4l-17-46h7v7h-60v-7h7l-14 46-4 4h-3-21-11zM294 96l25-67 7-18 3 18 25 67 3 10h-10-46-7zM301 92h46v7h-7l-21-67h7 3l-21 67h-7zM410 156h99v3h-7v-17h7v7h-77-8v-7-131h8v7h-22v-7h7v148h-7zM403 159v-148-7h7 22 7v7 131h-7v-4h77 4v4 17 8h-4-99-7zM541 156h95v3h-7v-17h7v7h-77-8v-7-50-7h8 67v7h-8v-17h8v7h-67-8v-7-46-7h8 74v7h-7v-18h7v7h-92v-7h3v148h-3zM534 159v-148-7h7 92 7v7 18 7h-7-74v-7h7v46h-7v-8h67 7v8 17 7h-7-67v-7h7v50h-7v-4h77 4v4 17 8h-4-95-7z">
          <text:p/>
        </draw:path>
        <draw:path draw:style-name="gr3" draw:text-style-name="P3" draw:layer="layout" svg:width="1.39cm" svg:height="0.201cm" svg:x="16.587cm" svg:y="18.344cm" svg:viewBox="0 0 1391 202" svg:d="M28 156h18l21-131 25 131h17l25-149h-17l-18 128-21-128h-18l-21 128-21-128h-18zM152 156h95v-17h-74v-50h67v-17h-67v-47h74v-18h-95zM318 139h-29v17h78v-17h-28v-114h28v-18h-78v18h29zM498 139l3 17h11v-81h-53v21h31l-3 21-7 14-7 11h-14l-14-3-14-11-8-21-3-25 3-28 8-19 14-10 14-4h10l11 7 7 11v15h25l-7-22-11-18-14-7-18-7-28 7-18 14-10 25-4 36 4 35 10 25 18 14 21 7 14-3 11-4 10-7zM540 156h18v-67h59v67h22v-149h-22v61h-59v-61h-18zM709 156h18v-131h50v-18h-114v18h46zM996 199h14l-14-22-7-24-7-25v-25-28l7-25 7-25 14-22h-14l-14 22-11 25-7 25-3 28 3 25 7 25 11 21zM1070 156h18v-39l21-21 32 60h21l-43-70 43-47h-21l-53 57v-96h-18zM1285 153v-114h-17v22l-15-19-10-3-11-4-17 4-14 15-11 21v25 28l11 18 14 10 17 7 11-3 10-4 15-14v14 14l-7 7-8 7-14 4-14-4-7-3-3-4-4-10h-17v3l3 14 7 11 14 7h18l25-3 14-8 10-17zM1208 100l3-18 7-14 7-11 11-3 14 3 11 11 3 14 4 18-4 21-3 14-11 7-14 4-11-4-7-7-7-14zM1356 199l14-25 10-21 8-25 3-25-3-28-8-25-10-25-14-22h-14l10 22 11 25 3 25 4 28-4 25-3 25-11 24-10 22z">
          <text:p/>
        </draw:path>
        <draw:path draw:style-name="gr3" draw:text-style-name="P3" draw:layer="layout" svg:width="1.404cm" svg:height="0.215cm" svg:x="16.58cm" svg:y="18.337cm" svg:viewBox="0 0 1405 216" svg:d="M35 156h18v7h-7l21-131h14l21 131h-3v-7h17v7h-7l25-153 7 4v7h-17v-7h7l-18 128h-14l-21-128h7v7h-18v-7h4l-22 128h-10l-18-128h4v7h-18v-7l7-4 25 153h-4zM28 163l-28-149v-7h7 18 7v3l17 132h-3-7l21-132v-3h7 18 3l4 3 21 132h-7-7l17-132 4-3h4 17 7v7l-28 149v7h-4-17-7v-7l-25-128 7-3 7 3-21 128v7h-7-18-7zM159 156h95v7h-7v-17h7v7h-74-7v-7-50-7h7 67v7h-7v-17h7v3h-67-7v-3-47-7h7 74v7h-7v-18h7v7h-95v-7h7v149h-7zM152 163v-149-7h7 95 7v7 18 7h-7-74v-7h7v47h-7v-8h67 7v8 17 7h-7-67v-7h7v50h-7v-8h74 7v8 17 7h-7-95-7zM325 153h-29v-7h7v17h-7v-7h78v7h-7v-17h7v7h-28-7v-7-114-7h7 28v7h-7v-18h7v7h-78v-7h7v18h-7v-7h29 7v7 114 7zM318 146v-114h7v7h-29-3v-7-18-7h3 78 7v7 18 7h-7-28v-7h7v114h-7v-8h28 7v8 17 7h-7-78-3v-7-17-8h3 29v8zM512 142l3 21h-7v-7h11v7h-7v-81h7v7h-53v-7h7v21h-7v-7h31 8v7l-4 21-7 14v4l-11 11h-3l-14 3h-4l-14-3-3-4-11-11v-3l-7-18v-3l-4-25v-28h4l7-22 11-14h3l18-4h3 11l10 7v4l7 10 4 15-7 4v-7h25v7h-7l-7-22h7l-4 3-14-17 7-4-4 7-14-10 4-4-4 4-17-4 3-7v7l-24 7-4-7 7 7-21 14-4-7 7 4-10 25-7-3 7 3-7 32h-4 4l7 32h-7 7l10 25-7 3 4-7 18 18-4 3 4-7 21 7-4 4v-4l14-3v7l-3-7 10-4 4 7-4-7 11-7 3 7-7-7 11-11 7-10zM508 149l-7 11-11 7-10 7h-4-10-4l-21-4h-3v-3l-18-14v-4l-14-25v-3l-4-32 4-35 14-26v-3l18-15 3-3 25-4h3l18 4h3l15 11h3l11 17 3 22 4 7h-7-25-4v-3l-3-14h7-7l-7-8 7-4-7 4-7-4 3-7v7l-10-3v-4l3 4-17 3v-3l3 3-10 12-7-5 7 5-7 17-8-3h8l-4 28h-7 7l4 25h-8 8l7 17-7 4 7-7 10 14-3 4v-8l14 4v7l-4-7h14l4 4-7-4 10-11 4 7-4-3 7-14h4-4v-18h7-7 7v4h-31-7v-4-21-7h7 53 7v7 81 7h-7-11-7v-7l-4-17 8-4zM547 156h18v7h-8v-70-7h8 59 8v7 70h-8v-7h22v7h-7v-149h7v7h-22v-7h8v61 7h-8-59-8v-7-61h8v7h-18v-7h3v149h-3zM540 163v-149-7h7 18 7v7 61h-7v-7h59v7h-7v-61-7h7 22 7v7 149 7h-7-22-7v-7-70h7v7h-59v-7h7v70 7h-7-18-7zM716 156h18v7h-7v-131-7h7 46v7h-4v-18h4v7h-110v-7h7v18h-7v-7h46 7v7 131h-7zM709 163v-131h7v7h-46-7v-7-18-7h7 110 7v7 18 7h-7-46v-7h7v131 7h-7-18-7zM1003 198h14v8l-7 3-11-25-10-24-4-25h-3v-25-3-25h3l4-25v-3l10-22v-4l11-21 7 3v4h-14v-4l7 4-18 21-3-3 3 3-10 26-4-4 4 4-4 21h-7 7l-3 28-8-3h8l3 28h-7l7-4 4 25-4 4 4-4 10 25h-3l3-4 18 25-7 4zM996 209l-14-25-11-21v-3l-8-25-3-25v-3l3-25 8-28 11-22v-4l14-21 3-4h4 14 11l-4 11-14 21-7-3 7 3-7 26-7-4h7l-7 25h-7 7v28l-7-3h7v28h-7l7-4 7 25-7 4 7-4 7 25h-7 7l14 21 4 11h-11-14-4zM1077 156h18v7h-7v-39-3l3-4 18-17 7-7 3 7 36 60-7 3v-7h21v7l-4 4-42-74-4-4 4-3 42-44 4 5v7h-21v-7l3 7-53 49-10 11v-14-93h7v7h-18v-7h4v156h-4zM1070 163v-156-7h7 18 7v7 93h-7l-4-4 53-54h4 21 17l-10 12-46 42-4-7h7l43 71 7 10h-14-21-4v-3l-35-60 7-4 3 7-21 18-3-4h7v39 7h-7-18-7zM1285 160v-113h7v7h-17v-7h7v21 14l-11-11-14-17 3-4-3 4-7-4v-3 3h-11v-8l4 8-18 4-3-7 3 7-14 10-3-3h7l-11 21-7-3 7 3v25h-7l7-4v28h-7l7-3 11 21-7 4 3-7 14 14-3 3 3-7 18 7-4 4v-4l11-3v7-7l7-4 3 7-3-3 14-18 11-14v18 17l-4 14-3 11-4 3-7 4h-4l-14 3h-14v-3h-7-3v-4l-7-3v-4l-4-10h7v7h-17v-7h7-7 7l3 14h-7l4-4 10 11-7 3 4-3 14 7-4 4v-8l21 4-3 7v-7l25-4v8l-4-8 14-7 4 4h-4l7-18 7 4h-7v-25l7 4zM1299 160l-3 21v3l-7 14v4h-4l-14 7v4h-3l-22 3h-3l-18-3-14-7h-3v-4l-11-7v-4l-4-14v-3-7h8 17 7v7 7h-3l3-4 7 7-7 4 4-7 7 3-4 7 4-7h10v7l-3-7h14l3 7-3-7 7-3 4 3-4-3 4-7h7-7v-11h7-7v-17h7l3 3-14 18v3l-11 4h-10-4l-17-4h-4l-14-14-11-21v-4l-3-24v-4l3-24v-4l11-18v-3l14-12h4l17-7h4l7 4h3l11 3v5l14 14-3 7h-7v-21-5h7 17 7v5zM1208 107l3-21 7-18 11-7v-4h3l11-3h3l11 3h3v4l11 7 7 18 4 21-4 21-7 14v4l-11 7v3h-3-11-3-11-3v-3l-11-7v-4l-7-14v-4zM1222 107l3 17h-7l7-3 4 14-4 3 4-3 7 7-4 7v-7l14 4-3 3v-3l14-4v7l-4-7 11-7 4 3-8-3 8-14 3 3h-7l4-17h7-7l-4-18 7-3-3 3-8-14 8-4-4 8-11-11 4-4v7l-14-3v-7l3 7-14 3v-7l4 4-7 11-4-8 4 4-4 14-7-3 7 3-3 18h-7zM1356 202l17-25 4 4h-7l14-25 3 4-3-4 3-25 8 4h-8l4-28h7l-7 3-4-28h8-8l-3-21 3-4-3 4-14-26 7-3-4 3-17-21 7-4v4h-14v-4l7-3 10 21 11 26v3l3 25 4 25v3l-4 25-3 25v3l-11 21-10 25-7-3v-8h14v8zM1363 213h-14-11l4-11 14-21h3-3l7-25 7 4-7-4 7-25 3 4-7-4 4-24h7l-7 3-4-28h7-3l-7-25h7l-7 4-7-26 3-3-3 3-14-21-4-11h11 14 3v4l18 21v4l11 22 7 28 3 25v3l-3 25-7 25-11 24-18 25v4z">
          <text:p/>
        </draw:path>
        <draw:path draw:style-name="gr3" draw:text-style-name="P3" draw:layer="layout" svg:width="1.792cm" svg:height="0.162cm" svg:x="18.619cm" svg:y="18.344cm" svg:viewBox="0 0 1793 163" svg:d="M50 7h-50v149h50l21-3 17-14 11-25 7-32-7-32-4-15-3-10-18-14-14-4zM46 25l18 3 10 11 7 15 4 28-4 25-7 17-10 11-18 4h-28v-114zM131 156h21v-60h21 14l7 4 8 7 4 10v22l3 10v7h25v-3l-7-4v-14l-4-21-3-18-4-7-7-3 7-7 7-7 4-11v-11l-4-18-7-14-14-11h-22-49zM173 25h14l12 3 7 11 3 11-3 11-7 11-12 3h-14-21v-50zM245 156h21l14-42h60l17 42h18l-53-149h-21zM287 96l25-68 21 68zM400 156h17l25-131 21 131h18l28-149h-21l-18 128-21-128h-17l-22 128-17-128h-18zM562 139h-28v17h74v-17h-28v-114h28v-18h-74v18h28zM650 156h18v-124l60 124h21v-149h-18v124l-56-124h-25zM869 139l7 17h7v-81h-53v21h32v21l-7 14-11 11h-14l-14-3-11-11-7-21-3-25v-28l10-19 11-10 14-4h14l7 7 7 11 4 15h21l-7-22-11-18-14-7-17-7-25 7-21 14-11 26-3 35 3 35 11 25 21 14 21 7 11-3 10-4 11-7zM1042 156h17v-124l57 124h25v-149h-18v124l-56-124h-25zM1169 100l3 28 11 21 14 11 25 3 21-3 18-11 10-21v-28-93h-18v96l-3 18-7 14-7 7h-14-14l-11-7-7-14v-18-96h-21zM1296 156h17v-135l29 135h17l29-135v135h17v-149h-28l-25 135-28-135h-28zM1507 75l18-11 4-10v-12l-4-14-7-14-14-7h-21-53v149h56 21l15-10 10-15 4-17-4-14-3-11-11-7zM1479 72h-28v-47h32 10l11 3 3 7v12 10l-7 7-7 4zM1486 139h-35v-50h32 14l10 7 4 7 4 11-4 10-4 11-10 4zM1564 156h95v-17h-74v-50h67v-17h-67v-47h74v-18h-95zM1694 156h18v-60h21 14l11 4 7 7v10 22l4 10 3 7h21v-3l-3-4-4-14v-21l-3-18-7-7-7-3 10-7 4-7 3-11 4-11-4-18-10-14-15-11h-17-50zM1737 25h14l10 3 4 11 4 11-4 11-7 11-7 3h-14-25v-50z">
          <text:p/>
        </draw:path>
        <draw:path draw:style-name="gr3" draw:text-style-name="P3" draw:layer="layout" svg:width="1.806cm" svg:height="0.17cm" svg:x="18.612cm" svg:y="18.34cm" svg:viewBox="0 0 1807 171" svg:d="M57 18h-50v-7h4v148h-4v-3h50v3l-4-3 25-7v7l-4-4 18-14 3 4-3-4 10-21h4-7l7-32h7-7l-4-32h4l-4 4-3-14 3-4-3 4-7-11 7-3-7 3-18-14 7-3-3 7-11-4v-7 7h-14l4-7zM57 4h10 4l10 3 4 4 17 14 7 11v3l4 11v3l3 32-3 32v3l-11 25h-3l-14 18h-4l-24 4h-50-7v-8-148-7h7zM57 22l14 3h3l11 11 3 3 7 18v3 25 25 3l-7 18-3 3-11 11h-3l-14 4h-4-28-7v-7-113-7h7 28zM53 36h-28v-7h7v113h-7v-4h28v4-4l14-4 4 4-4-4 11-10 3 3h-7l7-17h7-7l4-25h7-7l-4-25h7l-7 4-7-21h7l-3 3-11-10 4-4v7l-18-3v-7zM138 156h21v3h-7v-60-7h7 21 14l11 4h3v3l7 7v14l4 22h-7l7-4v14h-7 7l3 7h-7v-3h21v3h-3v-3h3l-3 3-7-3v-4-10-4l-4-21h7-7l-3-18h7l-7 4-4-7 4-4v7l-11-7-7-3 7-7 11-4 3 4-7-4 7-7 4 4-4-4 4-7h7-7v-11h7-7l-4-17h7l-3 3-11-14 7-3-3 3-14-7 3-7v7h-21v-7 7h-49v-7h7v148h-7zM131 159v-148-7h7 49l21 3h4l14 8v3l10 14 4 21v11l-4 3-3 11-7 7v4l-11 3v-3-7l7 3h4v4l3 3 4 4 3 17v25h-7 7l4 11-7 3 3-7 7 7v4 3 8h-7-21-3l-4-4v-7l-3-4v-10-22h7l-7 4-4-14h7l-7 3-3-7 3-3v3h-10l3-7v7h-18l4-7v7h-21v-7h7v60 8h-7-21-7zM184 22l10 3h4l10 4 7 10 4 14v4l-4 10v4l-7 7v4l-10 3h-4-14-21-7v-7-49-7h7 21zM180 36h-21v-7h7v49h-7v-7h21v7-7h14v7l-3-7 10-4 4 8-4-4 4-7 7 3-7-3v-11h7l-7 4v-14h7l-7 3-4-7 4-7-4 7-7-3v-7 7h-14v-7zM251 156h17v3h-3l14-46v-3h7 60 8v3l14 46h-4v-3h18v3l-3 4-58-152h7v7h-25v-7h8l-53 152-7-4zM243 159l57-152v-3h3 25 4v3l57 152 4 8h-11-18-7v-4l-18-46h7v7h-60v-7h7l-18 46v4h-7-17-11zM286 96l25-67 3-18 7 18 25 67 3 10h-10-46-11zM293 92h46v7h-7l-21-67h3 7l-21 67h-7zM407 156h17v3h-3l21-130h11l24 130h-7v-3h18v3h-7l28-152 7 4v7h-21v-7h7l-18 127h-14l-21-127h7v7h-17v-7h7l-22 127h-14l-17-127h7v7h-18v-7l7-4 25 152h-7zM400 163l-25-152v-7h7 18 3l4 3 17 131h-7-7l21-131v-3h8 17 7v3l21 131h-7-7l21-131v-3h4 21 7l-3 7-25 152v4h-7-18-7v-4l-21-131 7-3 4 3-22 131v4h-7-17-4zM569 149h-28v-7h7v17h-7v-3h74v3h-7v-17h7v7h-28-4v-7-113-7h4 28v7h-7v-18h7v7h-74v-7h7v18h-7v-7h28 7v7 113 7zM562 142v-113h7v7h-28-7v-7-18-7h7 74 7v7 18 7h-7-28v-7h7v113h-7v-4h28 7v4 17 8h-7-74-7v-8-17-4h7 28v4zM657 156h18v3h-4v-123h11l56 123h-3v-3h21v3h-7v-148h7v7h-18v-7h7v123l-10 4-60-127h7v7h-25v-7h7v148h-7zM654 159v-148-7h3 25 3l4 3 56 124-7 3h-7v-123-7h7 18 7v7 148 8h-7-21-7v-4l-57-124 4-3h7v123 8h-7-18-3zM883 138l4 21h-4v-3h7v3h-3v-81h3v7h-53v-7h7v21h-7v-7h32 7v7 21 4l-7 14h-4l-10 11h-4l-10 3h-4l-14-3h-3l-15-15-7-21-3-28 3-28 7-21 15-14h3l14-4h4 10 4l7 7v4l7 10h3l4 14-7 4v-7h21v7h-7l-4-21h4l-4 3-10-17 3-4-3 7-14-10 3-4v4l-21-4 4-7v7l-25 7v-7l4 7-18 14-7-7 7 4-11 28-7-4h7l-3 32h-7 7l3 32-7 3 7-3 11 25-7 3 7-7 18 18-4 3v-7l21 7v8-8l11-3v7-4l10-7v7l-3-7 10-7 4 7-4-3 7-11 11-14zM883 145l-7 11h-4l-10 11-11 4h-14-3l-22-4h-3l-18-18v-4l-10-25h-4l-3-35 3-32v-3h4l10-25v-3l21-15v-3h4l21-4h4l21 4 14 11h3l11 17 7 21v11h-7-21-7v-7l-4-14h7l-7 3-7-10 7-4-3 4-11-4 7-7-3 7-11-3v-4l4 4-18 3v-3l4 3-11 11-4-4 4 4-7 17h-7 7v25h-7 7v25h-4 4l7 17-4 4 4-4 11 11-4 4v-4l18 4-4 3v-3l14-4v7l-3-7 10-7 4 3-7-3 7-14 7 3-7-3 3-18h4-4 4v7h-32-7v-7-21-3h7 53 7v3 81 8h-7-7-7v-4l-4-21h4zM1049 156h17v3h-7v-123h15l56 123h-7v-3h25v3h-7v-148h7v7h-18v-7h7v123l-14 4-57-127h8v7h-25v-7h7v148h-7zM1042 159v-148-7h7 25 3v3l60 124-7 3h-7v-123-7h7 18 7v7 148 8h-7-25-4v-4l-60-124 7-3h8v123 8h-8-17-7zM1183 103l3 28h-7l7-4 7 22-3 3 3-7 15 11-4 7 4-7 21 3v8-8l21-3v7l-4-7 18-11 4 7-8-3 11-22 7 4h-7l4-28h3-3v-92h3v7h-18v-7h8v95l-4 18-7 14v4l-11 7-3 3h-14-4-14v-3l-10-7h-4v-4l-4-11-3-3v-18-95h7v7h-21v-7h7v92h-7zM1169 103v-92-7h7 21 7v7 95h-7 7v18h-7l7-4 7 14-7 4 4-7 10 7-3 7v-7l14 4v3l-4-3 14-4 4 7-7-7 10-7 4 7-4-4 4-14 7 4h-7l3-18h7-7v-95-7h7 18 7v7 92 3l-3 25v3l-11 18v4l-18 11-24 4-25-4h-3l-15-11h-3v-4l-11-18v-3l-3-25zM1303 156h17v3h-7v-134l15-3 28 137h-7v-3h17v3h-3l24-137 15 3v134h-7v-3h17v3h-7v-148h7v7h-28v-7h7l-28 134h-11l-28-134h7v7h-28v-7h7v148h-7zM1296 159v-148-7h7 28 7v3l25 135-4 3-7-3 28-135v-3h4 28 7v7 148 8h-7-17-8v-8-134h8 7l-29 138v4h-7-17-4l-3-4-29-138h7 8v134 8h-8-17-7zM1511 75l14-11 7 3-7-3 4-7h7-7v-11l7 4h-7l-4-18h7l-3 4-11-11 7-7-3 7-15-7 4-7v7h-21v-7 7h-53v-7h7v148h-7v-3h56v3-3l21-4v7l-3-7 14-7 4 4-4-4 7-14 7 3h-7l4-21 7 4h-7l-4-11 7-3-3 3-7-10 7-4-4 7-10-10 3-4v7l-14-7-7-3zM1518 75l11 3h3v4l7 7 7 10v4l4 10v4l-4 21-10 14-4 4-14 7v4h-4-17-4-56-7v-8-148-7h7 53 3l18 3h3l15 8 10 14v3l4 14v4l-4 10-3 11-18 14-4-7zM1486 78h-28-7v-3-46-7h7 32 10 4v3l7 4h3l4 7 4 3v11 10l-4 4-4 7-3 4-7 3h-4-10zM1486 67l14-3v7l-3-4 7-7 3 7-3-3 3-7 7 3h-7l4-10h3-3l-4-11h7l-7 4-3-7 7-4-4 7-10-3 3-7v7h-10v-7 7h-32v-7h7v46h-7v-8h28v8zM1493 149h-35-7v-7-50-7h7 32 14 3l11 7 7 11v3l4 11-4 14-7 11-11 7h-3zM1490 138l14-4v8l-4-8 11-3 3 7-7-7 7-7 4 3h-4v-10h8-8v-11h4l-4 4-7-7 7-4-3 4-11-4 4-7v7h-14v-7 7h-32v-7h7v50h-7v-4h35v4zM1571 156h95v3h-3v-17h3v7h-74-7v-7-50-7h7 67v7h-7v-17h7v7h-67-7v-7-46-7h7 74v7h-7v-18h7v7h-95v-7h7v148h-7zM1567 159v-148-7h4 95 7v7 18 7h-7-74v-7h7v46h-7v-8h67 7v8 17 7h-7-67v-7h7v50h-7v-4h74 7v4 17 8h-7-95-4zM1701 156h18v3h-7v-60-7h7 21 18l10 4 4 3 4 7 3 14v22h-7l7-4 4 14h-7 7v7h-4v-3h21v3h-7v-3h7l-3 3-7-3v-4l-4-10v-4-21h7-7l-3-18h7l-7 4-4-7 4-4-4 7-7-7-11-3 11-7 7-4 7 4-7-4 7-7 4 4-4-4 4-7h3-7l4-11h7-7l-4-17h7l-7 3-7-14 4-3-4 3-14-7 3-7v7h-17v-7 7h-50v-7h4v148h-4zM1694 159v-148-7h7 50l21 3 14 8 4 3 10 14 4 21-4 11v3l-3 11-7 7v4h-4l-7 3-3-3 3-7 7 3 4 4 3 3v4l7 17v25h-7 7v11l-3 3 3-7 4 7 3 4v3 8h-7-21-7v-4l-4-7v-4-10l-3-22h7l-7 4v-14h7l-7 3-4-7 4-3v3h-11v-7 7h-14v-7 7h-21v-7h7v60 8h-7-18-7zM1744 22l14 3h3l7 4h4l7 10 4 14v4l-4 10v4l-7 7-4 4-10 3h-14-25-7v-7-49-7h7zM1744 36h-25v-7h7v49h-7v-7h25v7-7h14v7l-4-7 11-4v8l-4-4 7-7 4 3-7-3 3-11h8l-8 4-3-14h7l-4 3-7-7 7-7-3 7-11-3 4-7v7h-14v-7z">
          <text:p/>
        </draw:path>
        <draw:path draw:style-name="gr3" draw:text-style-name="P3" draw:layer="layout" svg:width="0.632cm" svg:height="0.159cm" svg:x="24.835cm" svg:y="18.347cm" svg:viewBox="0 0 633 160" svg:d="M21 104h-21l4 24 10 18 18 11 21 3 25-3 15-11 14-14 3-21-3-18-11-10-15-11-21-3-14-4-14-8-4-7-3-11 3-7 4-7 10-7h11 14l7 7 7 11 4 10h22l-7-21-7-14-19-7-21-4-21 4-14 7-11 14-3 18 3 18 11 11 10 7 18 7 18 4 14 3 7 11 3 10-3 11-4 7-14 7h-10-15l-14-7-7-11zM135 153h21v-70h60v70h18v-149h-18v61h-60v-61h-21zM269 153h95v-17h-74v-50h67v-17h-67v-47h74v-18h-95zM400 153h95v-17h-74v-50h67v-17h-67v-47h74v-18h-95zM566 153h21v-131h46v-18h-113v18h46z">
          <text:p/>
        </draw:path>
        <draw:path draw:style-name="gr3" draw:text-style-name="P3" draw:layer="layout" svg:width="0.642cm" svg:height="0.17cm" svg:x="24.828cm" svg:y="18.34cm" svg:viewBox="0 0 643 171" svg:d="M28 117h-21v-7h7l4 24h-7l7-3 10 18-7 3 4-7 17 11-3 7v-7l25 3-4 8v-8l21-3 4 7-4-7 14-11 4 7-4-3 11-15 3 4-3-4v-17h7-7v-18h7l-7 4-11-11 7-3-3 3-14-7 3-7-3 7-18-3v-7 7l-18-4v-3l-10-4h-4l-7-7v-4l-3-10v-4l3-10v-4l7-7 11-7h14 14v4l11 3v4h3l7 10v14h-3v-3h17v3h-7 7l-7 4-3-21 7-4-4 7-10-17 3-4v7l-17-10 3-4v4l-21-4v-4 4l-21 4v-4l3 4-14 10-3-7 3 4-7 14-7-4h7l-3 18h-7 7l3 14-7 3 7-3 7 11-7 3 4-7 14 7-4 7 4-7 14 7v7-7l21 4 11 7h3l7 7h4v3 11l3 3h-3v11 3l-7 11h-4l-10 7h-4-10-4-14l-4-3-10-4v-3l-7-11-4-4v-14l7-3zM32 110l3 14-7 3 7-3 7 10-7 4 4-7 10 7-3 7 3-7 15 4-4 3v-3l14-4v7l-3-7 10-4 4 4-4-4 7-7 4 4h-7l3-14 7 3h-7l-3-10h7l-4 3-7-7 4-7-4 7-14-3 4-7-4 7-14-4v-3l-21-4-11-7-3-3-11-11v-4l-3-17 3-18v-3h4l10-14v-4l14-7h4l17-4h4l21 4h4l14 11h3l11 17 3 21v7h-7-17-7v-3l-4-14h7l-7 3-7-10 7-4-3 7-11-7 4-7v7h-11v-7 7h-11l-3-7 7 7-11 4-3-4 7 4-7 7-7-4h7v11l-7-4h7v11h-7l7-4 7 7-7 4 3-4 11 4-4 7 4-7 18 3 17 8h4l14 7v3l10 11v3l4 18-4 21v4l-10 14-4 3-14 8h-3l-25 4-21-4h-4l-17-11-11-18h-3v-4l-4-21v-10h7 21 4zM141 156h18v3h-4v-70-7h4 63 4v7 70h-4v-3h18v3h-7v-148h7v7h-18v-7h4v60 7h-4-63-4v-7-60h4v7h-18v-7h7v148h-7zM134 159v-148-7h7 18 7v7 60h-7v-7h63v7h-7v-60-7h7 18 7v7 148 8h-7-18-7v-8-70h7v7h-63v-7h7v70 8h-7-18-7zM275 156h95v3h-7v-17h7v7h-74-7v-7-50-7h7 67v7h-7v-17h7v3h-67-7v-3-46-7h7 71v7h-4v-18h4v7h-92v-7h7v148h-7zM268 159v-148-7h7 92 7v7 18 7h-7-71v-7h4v46h-4v-8h67 4v8 17 7h-4-67v-7h4v50h-4v-4h74 7v4 17 8h-7-95-7zM406 156h95v3h-7v-17h7v7h-74-7v-7-50-7h7 67v7h-7v-17h7v3h-67-7v-3-46-7h7 70v7h-3v-18h3v7h-91v-7h7v148h-7zM399 159v-148-7h7 91 7v7 18 7h-7-70v-7h3v46h-3v-8h67 3v8 17 7h-3-67v-7h3v50h-3v-4h74 7v4 17 8h-7-95-7zM573 156h21v3h-7v-130-7h7 46v7h-8v-18h8v7h-114v-7h8v18h-8v-7h47 7v7 130h-7zM565 159v-130h8v7h-47-7v-7-18-7h7 114 3v7 18 7h-3-46v-7h7v130 8h-7-21-8z">
          <text:p/>
        </draw:path>
        <draw:path draw:style-name="gr3" draw:text-style-name="P3" draw:layer="layout" svg:width="0.498cm" svg:height="0.158cm" svg:x="14.816cm" svg:y="17.046cm" svg:viewBox="0 0 499 159" svg:d="M21 107h-21l7 21 11 17 14 11 25 3 21-3 17-7 11-18 4-17-4-19-7-14-18-7-17-7-18-4-11-3-7-7-3-11 3-11 7-7 8-3 10-4 14 4 11 7 3 7 4 14h21l-4-21-10-14-18-11-21-3-18 3-17 11-7 14-4 18 4 17 7 11 14 7 18 3 17 7 11 4 7 8 3 11-3 10-4 11-10 3-14 4-14-4-11-7-7-10zM177 138h-29v18h78v-18h-32v-117h32v-18h-78v18h29zM261 156h111v-18h-86l86-117v-18h-104v18h79l-86 117zM403 156h96v-18h-78v-54h67v-17h-67v-46h74v-18h-92z">
          <text:p/>
        </draw:path>
        <draw:path draw:style-name="gr3" draw:text-style-name="P3" draw:layer="layout" svg:width="0.508cm" svg:height="0.17cm" svg:x="14.809cm" svg:y="17.042cm" svg:viewBox="0 0 509 171" svg:d="M28 118h-21v-8h7l4 22-4 3 4-3 10 14-3 3 3-3 14 10-3 4 3-7 22 7v3-3l21-7v7l-4-4 18-10 3 7-7-7 11-14 7 3h-7l3-21 8 4h-8l-3-19h7l-7 4-7-11 7-7-4 7-17-7 3-7v7l-21-7 4-4-4 4-14-4h-3l-11-3-7-7-4-4v-10-4-11-3h4l3-7h4l7-7h4l10-4h4l10 4h4l7 7h3l7 10v4l4 14h-7v-7h21v7h-7 7-7l-4-21h7l-7 3-10-14 7-3-4 3-14-7v-7 7l-21-3v-7l4 7-22 3v-7l4 7-18 7-3-3 7 3-11 14-3-3h7l-7 21-4-3h4l3 17h-3l3-3 7 10-3 4 3-7 11 7v7-7l18 7v7-7l17 3 14 4v3l11 8v3l3 12v3l-3 11v3l-7 7v4l-11 3h-3v4h-14l-14-4h-4l-11-7h-3v-3l-7-11-4-18h7zM35 110l4 15h-7l3-4 7 14-3 4 3-7 11 7-3 7v-7h14v7-7h14v7l-4-7 11-4 3 4-7-4 7-7 4 4-4-4 4-10 3 3h-3l-4-11 4-4-4 8-7-8 4-7v7l-14-3 3-8-3 8-18-8-18-3-14-11h-3l-7-10v-4l-4-14v-3l4-22 10-14v-3h4l14-7v-4h21 25v4l17 7 4 3 7 14 4 4 3 21v7h-7-21-4l-3-3v-14l3-4-3 7-7-14h7l-4 3-10-7 3-3v7l-14-4v-7l4 7-14 4v-7l3 3-7 7-4-7 4 4-7 7-4-4 7 4-3 11-7-4h7l3 11h-7l4-4 7 7-4 4 4-4 11 4-4 7v-7l18 3 21 7 14 7h3l11 14v4l4 15v4l-4 21h-3l-11 17-18 11h-3l-21 4h-4l-21-4-18-11h-3v-3l-11-14v-4l-3-21-4-11h7 21 4zM185 149h-30v-7h7v18h-7v-7h79v7h-7v-18h7v7h-28-7v-7-117-4h7 28v4h-7v-18h7v7h-79v-7h7v18h-7v-4h30 7v4 117 7zM178 142v-117h7v7h-30-7v-7-18-7h7 79 3v7 18 7h-3-28v-7h7v117h-7v-7h28 3v7 18 7h-3-79-7v-7-18-7h7 30v7zM269 153h110v7h-7v-18h7v7h-85-14l10-10 85-118 4 4h-7v-18h7v7h-103v-7h7v18h-7v-4h78 14l-7 11-85 114-7-4h7v18h-7zM266 160v-18-3l84-118 4 4v7h-78-7v-7-18-7h7 103 7v7 18 3h-4l-81 118-7-4v-7h85 7v7 18 7h-7-110-3zM410 153h96v7h-7v-18h7v7h-78-7v-7-50-7h7 67v7h-7v-21h7v7h-67-7v-7-46-4h7 74v4h-7v-18h7v7h-92v-7h4v153h-4zM403 160v-153-7h7 92 7v7 18 7h-7-74v-7h7v46h-7v-4h67 7v4 21 7h-7-67v-7h7v50h-7v-7h78 3v7 18 7h-3-96-7z">
          <text:p/>
        </draw:path>
        <draw:path draw:style-name="gr3" draw:text-style-name="P3" draw:layer="layout" svg:width="0.586cm" svg:height="0.152cm" svg:x="14.823cm" svg:y="16.301cm" svg:viewBox="0 0 587 153" svg:d="M50 0h-50v153h50l21-7 17-14 16-25 3-33-3-31-4-14-8-11-21-14-11-4zM46 18l18 4 10 10 7 18 4 24-4 26-7 18-10 14h-18-28v-114zM114 153h21l14-46h60l18 46h21l-56-153h-21zM156 90l25-68 21 68zM301 153h21v-135h43v-18h-110v18h46zM396 153h96v-21h-78v-50h67v-18h-67v-46h74v-18h-92zM555 153h32v-35h-32zM555 64h32v-32h-32z">
          <text:p/>
        </draw:path>
        <draw:path draw:style-name="gr3" draw:text-style-name="P3" draw:layer="layout" svg:width="0.6cm" svg:height="0.166cm" svg:x="14.816cm" svg:y="16.294cm" svg:viewBox="0 0 601 167" svg:d="M57 14h-50v-7h4v153h-4v-7h50v7l-4-7 25-7v7l-4-4 18-14 3 4-3-4 10-22h4-7l7-32h7-7l-4-31h4l-4 3-3-14 3-3-3 3-7-10 7-4-7 7-18-14 4-7v7l-11-4v-7 7h-14l4-7zM57 0h10 4l10 4 4 3 17 14 8 11 3 14v4l4 31-4 36-11 25-3 4-14 14h-4l-24 7h-50-7v-7-153-7h7zM57 18l14 3h3v4l11 7 3 4 7 17v4 24 29l-7 18-3 4-11 10h-3l-14 4h-4-28-7v-7-114-7h7 28zM53 32h-28v-7h7v114h-7v-4h28v4-4l14-3 4 7-4-7 11-12 3 5h-7l7-19 7 4-7-4 4-25h7-7l-4-24h7-7l-7-18h7l-3 4-11-11 4-3v7l-18-4v-7zM120 153h18v7l-4-3 14-44 4-7h3 60 4l3 7 15 44-4 3v-7h18v7h-4l-56-153h7v7h-25v-7h7l-53 153h-7zM113 157l57-153v-4h3 25 3v4l57 153 3 10h-10-18-7v-7l-18-43 7-4v7h-60v-7l7 4-17 43v7h-7-18-10zM155 92l25-67 7-18 4 18 24 67 4 11h-11-46-10zM162 89h46v7l-7 3-21-67 7-3 4 3-21 67-8-3zM307 153h18v7h-4v-135-7h4 46v7h-7v-18h7v7h-110v-7h4v18h-4v-7h46 7v7 135h-7zM300 160v-135h7v7h-46-7v-7-18-7h7 110 7v7 18 7h-7-46v-7h7v135 7h-7-18-7zM399 153h100v7h-7v-21h7v7h-79-7v-7-50-8h7 68v8h-7v-18h7v7h-68-7v-7-46-7h7 75v7h-7v-18h7v7h-96v-7h7v153h-7zM392 160v-153-7h7 96 7v7 18 7h-7-75v-7h7v46h-7v-7h68 7v7 18 7h-7-68v-7h7v50h-7v-4h79 3v4 21 7h-3-100-7zM562 153h32v7h-7v-35h7v7h-32v-7h7v35h-7zM555 160v-35-5h7 32 7v5 35 7h-7-32-7zM562 67h32v4h-7v-32h7v7h-32v-7h7v32h-7zM555 71v-32-3h7 32 7v3 32 7h-7-32-7z">
          <text:p/>
        </draw:path>
        <draw:path draw:style-name="gr3" draw:text-style-name="P3" draw:layer="layout" svg:width="1.496cm" svg:height="0.159cm" svg:x="14.823cm" svg:y="15.451cm" svg:viewBox="0 0 1497 160" svg:d="M50 7h-50v149h50l21-3 17-14 11-25 7-33-7-35-4-11-3-10-21-14-11-4zM46 25h18l10 10 7 18 4 28-4 25-7 19-10 10-18 4h-28v-114zM134 156h96v-17h-78v-54h67v-18h-67v-42h74v-18h-92zM275 106h-21l4 26 14 14 14 10 25 4h21l14-11 14-14 4-21-4-19-11-14-14-7-21-3-14-4-14-7-4-7-3-10 3-11 4-7 11-4 10-3 14 3 7 7 7 11 4 11h21l-7-22-7-14-18-10-21-4-21 4-14 10-11 14-3 18 3 18 11 10 10 7 18 4 18 7 14 3 7 7 3 16-3 10-7 7-7 7h-14l-14-3-11-4-11-14zM427 139h-25v17h74v-17h-28v-114h28v-18h-74v18h25zM607 139l7 17h7v-82h-53v18h32v3 19l-7 18-11 7-14 3-14-3-10-11-8-22-3-28v-25l11-18 10-14 14-3 11 3 10 4 7 14 4 11h21l-7-22-11-14-14-10-17-4-25 7-21 14-11 25-3 35 3 33 11 25 21 17 21 4h11l10-4 11-10zM649 156h18v-124l60 124h21v-149h-18v125l-56-125h-25zM783 156h97v-17h-75v-54h67v-18h-67v-42h75v-18h-97zM961 7h-50v149h50l24-3 18-14 11-25 3-33-3-35-4-11-7-10-18-14-10-4zM961 25h14l10 10 8 18 3 28-3 25-8 19-10 10-14 4h-32v-114zM1250 74l14-14 4-7v-10l-4-18-7-11-14-7h-18-53v149h57l18-3 17-7 7-14 4-22v-11l-7-11-7-10zM1222 67h-32v-42h32 10l11 3 4 7 3 11-3 11-4 7-11 3zM1225 139h-35v-54h32l14 3 11 4 7 7v11 15l-7 7-11 7zM1363 156v-61l49-88h-21l-39 71-38-71h-25l53 88v61zM1465 156h32v-31h-32zM1465 71h32v-32h-32z">
          <text:p/>
        </draw:path>
        <draw:path draw:style-name="gr3" draw:text-style-name="P3" draw:layer="layout" svg:width="1.51cm" svg:height="0.173cm" svg:x="14.816cm" svg:y="15.444cm" svg:viewBox="0 0 1511 174" svg:d="M57 18h-50v-4h4v149h-4v-7h50v7l-4-3 25-7v7l-4-7 18-11 3 4-3-4 10-25 4 3h-7l7-32h7-7l-4-31h4-4l-3-11 3-4-3 4-7-11 7-3-7 7-18-18 4-3v7l-11-7v-4 7l-14-3 4-4zM57 7h10 4l10 4 4 3 17 11v3l8 11 3 14 4 35-4 32v5l-11 21v3h-3l-14 14-4 4-24 3h-50-7v-7-149-7h7zM57 25l14 3h3l11 11h3v3l7 18v28 25 4l-7 18h-3v4l-11 7v3h-3l-14 4h-4-28-7v-7-114-7h7 28zM53 39h-28v-7h7v114h-7v-7h28v7-4l14-7 4 7-4-3 11-11 3 4h-7l7-19h7-7l4-25h7-7l-4-24h7-7l-7-18h7l-3 4-11-11 4-4v7l-18-3v-7zM141 156h96v7h-8v-17h8v7h-78-7v-7-51-7h7 67v7h-7v-17h7v7h-67-7v-7-46-7h7 74v7h-7v-18h7v4h-92v-4h4v149h-4zM134 163v-149-7h7 92 7v7 18 7h-7-74v-7h7v46h-7v-7h67 7v7 17 7h-7-67v-7h7v51h-7v-7h78 3v7 17 7h-3-96-7zM282 120h-21v-7h7l4 22-7 4 7-4 10 18h-3v-4l18 11-4 3v-3l25 3v4l-4-4 25-3v7l-4-7 18-11v7l-4-3 11-18 7 7-7-3 4-19h7-7l-4-18h7l-7 4-7-11 3-3-3 3-14-7 3-3-3 3-18-3v-7 7l-17-4-11-7h-4l-7-7v-3l-3-11v-3l3-11 7-11h4l7-7 14-3 14 3h4l7 7h3v4l7 10 4 15-7 3v-7h21v7h-7v-3h7l-7 3-4-21h4l-4 3-10-17 7-4-4 4-17-7 3-7v7l-21-4v-7 7l-17 4-4-7 7 7-18 7-3-4 7 4-11 14-7-4 7 4-3 18-7-4h7l3 18h-7l7-4 7 11-3 3v-7l14 11-4 3 4-7 18 7-4 7 4-7 17 4 14 7 11 7v3l3 11v5l-3 10v4l-7 7v3h-4l-10 4v3h-14-4l-14-3-14-7-7-11v-3l-4-19h7zM286 113l3 15h-7 7l8 11-4 3v-7l14 7-3 4v-4h14v7-7h10l4 7-4-7 11-3v3l-4-3 7-7 4 3h-7l3-15 7 5h-7l-3-12 7-4-4 8-7-8 4-3-4 3-10-3v-7 7l-18-7-18-4h-3l-11-10h-3l-7-11-4-3v-14-4l4-18v-3l10-14v-4l18-7 21-3 21 3h4l17 7v4l11 14v3l4 22v3 4h-4-21-7v-4l-4-14h7l-3 4-7-11 3-4-3 4-7-4 3-7-3 7-11-3v-7 7l-10 3v-7l3 7-10 4-4-4 7 4-7 7-4-4h8l-4 11h-7l7-3 4 10h-8l4-3 7 7-7 3 4-3 10 3v7-7l18 4 21 7 14 7h4l7 14h3v3 18h4-4l-3 22v4l-11 14-18 10h-3l-21 4h-4l-21-4h-4l-17-10-11-18v-3l-7-22v-11h7 21 4zM434 153h-25v-7h4v17h-4v-7h74v7h-7v-17h7v7h-28-7v-7-114-7h7 28v7h-7v-18h7v4h-74v-4h4v18h-4v-7h25 7v7 114 7zM431 146v-114h3v7h-25-7v-7-18-7h7 74 8v7 18 7h-8-28v-7h7v114h-7v-7h28 8v7 17 7h-8-74-7v-7-17-7h7 25v7zM621 142l4 21h-4v-7h7v7h-3v-82h3v7h-53v-7h7v18h-7v-4h32 7v4 3 23l-7 17h-4l-10 11h-4l-10 3h-4l-14-3h-3v-4l-15-10v-4l-7-18v-4l-3-25 3-28 7-21 15-14h3l14-7h4l10 3h4l7 7v4l7 10h3l4 15-7 3v-7h21v7h-7l-7-21h7l-3 3-11-17 3-4-3 4-14-7 3-7v7l-21-4 4-7v7l-25 7v-7l4 4-18 17-7-7 7 4-11 28-7-3h7l-3 31h-7 7l3 32h-7 7l11 26h-7l7-4 18 18-4 3v-7l21 7v4-4l11-3v7-7l10-4v7l-3-7 10-7 4 4-4-4 7-7 11-14zM621 149l-7 11h-4l-10 7-11 7h-3-11-3l-21-4-4-3-18-14v-4l-10-24h-4l-3-37 3-35h4l10-28 22-18 24-3 4-4 17 7h4l14 7 4 4 10 17 7 22v10h-7-21-7v-7l-4-14h7l-7 4-7-11 7-4-3 4-11-4 4-7v7l-11-3v-7l4 7-18 7v-11l4 7-11 11-3-4 3 4-7 18-7-4 7 4v24h-7 7v25h-4 4l7 19-3 3 3-7 11 14-4 4v-7l18 3-4 7v-7h11l3 4-3-4 10-10 4 7-7-4 7-15h7-7l3-18h4-4v-3h4v7h-32-7v-7-18-7h7 53 7v7 82 7h-7-7-7v-3l-7-21h7zM656 156h18v7h-7v-124h14l56 121-3 3v-7h21v7h-7v-149h7v4h-18v-4h8v125l-15 3-56-128h7v4h-25v-4h7v149h-7zM649 163v-149-7h7 25 4l3 4 53 124-4 4h-7v-125-7h7 18 7v7 149 7h-7-21-7v-3l-60-125 7-3h7v124 7h-7-18-7zM790 156h96v7h-7v-17h7v7h-74-7v-7-51-7h7 67v7h-7v-17h7v7h-67-7v-7-46-7h7 70v7h-3v-18h3v4h-92v-4h7v149h-7zM783 163v-149-7h7 92 7v7 18 7h-7-70v-7h3v46h-3v-7h67 3v7 17 7h-3-67v-7h3v51h-3v-7h74 7v7 17 7h-7-96-7zM967 18h-53v-4h7v149h-7v-7h53v7l-4-3 25-7v7l-4-7 18-11 4 4-4-4 11-25 3 3h-3l3-32h7-7l-3-31h7-7l-4-11 4-4-4 4-7-11 7-3-7 7-14-18 3-3-3 7-11-7v-4 7l-10-3v-4zM967 7h14l10 4h4v3l18 11v3l7 11 7 14v35h4-4v32l-4 5-10 21v3h-4l-14 14-4 4-24 3h-53-4v-7-149-7h4zM967 25l14 3h3l11 11h4v3l7 18 3 28-3 25v4l-7 18-4 4-11 7v3h-3l-14 4h-4-28-7v-7-114-7h7 28zM963 39h-28v-7h7v114h-7v-7h28v7-4l14-7 4 7-7-3 14-11 3 4h-7l7-19h8-8l4-25h7-7l-4-24h8-8l-7-18h7l-3 4-11-11 4-4v7l-18-3v-7zM1250 78l18-14 3 7-7-4 4-7h7-7v-10l7 3h-7v-18h3l-3 4-11-14 7-4-3 7-15-7 4-7v7l-21-3 3-4v4h-53v-4h4v149h-4v-7h57v7l-4-7 22-3v7l-4-4 18-10 3 7-7-4 11-14 3 4h-7l4-22 7 3h-7v-14h7l-7 3-4-10 4-4-4 4-7-7 4-4-4 4-10-4-11-3zM1257 78l14 3 7 11h4l3 10v4l4 11v3l-4 19v3l-10 14-4 4-14 7-21 3h-57-7v-7-149-7h7 53 18 4v4l14 7h3l7 14 4 18v3 11l-4 10h-3l-14 14-4-7zM1229 81h-32-7v-7-42-7h7 32 14l7 3 4 4 7 7v3l3 11-3 11v3h-4l-3 7h-4l-7 7h-4zM1225 71l14-4v7l-3-7 10-3 4 7-7-4 7-7 4 4-8-4 4-7h7-7l-4-7 8-4-4 4-7-7 7-4-4 7-7-3v-7 7h-10v-7 7h-32v-7h7v42h-7v-3h32v3zM1232 153h-35-7v-7-54-4h7 32 3 11 3l11 7 7 7v4l4 11v3l-4 12v3l-3 7-4 4-7 3-4 4zM1232 142l11-3v7-7l7-4 4 4-4-4 4-7 7 4h-7v-15l7 3h-7v-11l7-3-7 7-4-11 4-3-4 7-7-4v-7 7l-14-3v-7 7h-32v-7h7v54h-7v-7h35v7zM1363 163v-61-3l49-88 7 3v4h-21v-4h4l-36 74-7 11-7-11-35-74h4v4h-25v-4l7-3 53 88v3 4 57h-7v-7h21v7zM1370 170h-21-7v-7-57h7-4l-53-92-7-7h11 25 3l4 4 35 70-4 4-7-4 39-70v-4h7 21 11l-7 7-46 92-7-4h7v61 7zM1472 156h32v7h-7v-31h7v7h-32v-7h7v31h-7zM1465 163v-31-7h7 32 7v7 31 7h-7-32-7zM1472 74h32v7h-7v-35h7v7h-32v-7h7v35h-7zM1465 81v-35-7h7 32 7v7 35 4h-7-32-7z">
          <text:p/>
        </draw:path>
        <draw:path draw:style-name="gr3" draw:text-style-name="P3" draw:layer="layout" svg:width="0.222cm" svg:height="0.25cm" svg:x="26.733cm" svg:y="19.54cm" svg:viewBox="0 0 223 251" svg:d="M0 251h33l28-74h102l25 74h35l-91-251h-39zM72 146l42-111 35 111z">
          <text:p/>
        </draw:path>
        <draw:path draw:style-name="gr3" draw:text-style-name="P3" draw:layer="layout" svg:width="0.236cm" svg:height="0.264cm" svg:x="26.726cm" svg:y="19.533cm" svg:viewBox="0 0 237 265" svg:d="M7 251h32v7l-4-3 26-71 3-7h4 99 7v7l28 71-7 3v-7h35v7l-7 4-92-255h4v7h-35v-7h7l-93 255-7-4zM0 255l93-252 3-3h4 35 7v3l92 252 3 10h-7-35-4l-3-7-25-70 4-4v7h-99v-7l7 4-29 70v7h-7-32-7zM75 153l39-114 3-18 7 18 39 114 4 7h-11-77-7zM79 149h77v4l-7 3-35-114h3 7l-38 114-7-3z">
          <text:p/>
        </draw:path>
        <draw:polygon draw:style-name="gr3" draw:text-style-name="P3" draw:layer="layout" svg:width="0.215cm" svg:height="0.028cm" svg:x="27.735cm" svg:y="19.847cm" svg:viewBox="0 0 216 29" draw:points="0,0 0,29 216,29 216,0">
          <text:p/>
        </draw:polygon>
        <draw:path draw:style-name="gr3" draw:text-style-name="P3" draw:layer="layout" svg:width="0.229cm" svg:height="0.039cm" svg:x="27.728cm" svg:y="19.843cm" svg:viewBox="0 0 230 40" svg:d="M10 4v29h-3v-7h216v7h-7v-29h7v11h-216v-11zM7 0h216 7v4 29 7h-7-216-7v-7-29-4z">
          <text:p/>
        </draw:path>
        <draw:path draw:style-name="gr3" draw:text-style-name="P3" draw:layer="layout" svg:width="0.173cm" svg:height="0.251cm" svg:x="26.761cm" svg:y="18.873cm" svg:viewBox="0 0 174 252" svg:d="M127 114l25-21 8-11 4-17-4-29-15-21-25-10-32-5h-88v252h92l35-4 25-18 19-21 3-35-3-21-7-18-16-10zM81 103h-49v-74h53l18 4 14 7 10 11v17 14l-10 11-14 10zM88 220h-56v-85h53l25 4 14 7 10 10 4 22-4 21-7 10-17 11z">
          <text:p/>
        </draw:path>
        <draw:path draw:style-name="gr3" draw:text-style-name="P3" draw:layer="layout" svg:width="0.187cm" svg:height="0.265cm" svg:x="26.754cm" svg:y="18.866cm" svg:viewBox="0 0 188 266" svg:d="M132 117l24-21 4 4h-4l7-14 4 3-7-3 3-18 8 4h-8l-3-29h7l-7 4-14-21 7-4-4 7-24-10 3-7v7l-33-4v-8 8h-88v-8h4v252h-4v-7h92v7-7l36-4v7l-3-7 24-14 4 3-4-3 15-21 7 3h-7l3-35 7 4h-7l-3-22h7l-4 4-11-18 8-3-4 3-14-14 3-3-3 7-18-11-10-3zM139 117l17 8h4l14 14v3l11 18 3 21v4l-7 31v4l-14 21v3h-4l-24 15h-4l-33 7h-3-92-7v-7-252-7h7 88l33 4h4v3l21 12h3l15 21v3l7 25v4l-4 17-7 14v4l-28 21-4-7zM88 117h-49-7v-7-74-7h7 53l21 4 15 7h4v3l7 11v4l3 14 4 3h-4l-3 18-7 14h-4l-15 7h-3zM88 103h22v7l-4-7 14-7 5 4-5-4 8-10 7 3h-7l4-17 7 3h-7l-4-17h7l-7 3-8-11 8-3-8 3-14-3 4-7v7l-18-4v-7 7h-53v-7h7v74h-7v-7h49v7zM95 234h-56-7v-7-85-7h7 53l25 4h3l15 7 4 3 10 11v3l4 22-4 21v3l-10 11v3l-19 7v4zM95 223l22-3v7l-4-7 19-7 3 3h-7l11-14 3 4-3-4v-17h7-7v-18h3l-3 3-11-14 7-3-3 7-19-11 4-3-4 7-21-4v-7 7h-53v-7h7v85h-7v-7h56v7z">
          <text:p/>
        </draw:path>
        <draw:polygon draw:style-name="gr3" draw:text-style-name="P3" draw:layer="layout" svg:width="0.215cm" svg:height="0.024cm" svg:x="27.735cm" svg:y="19.184cm" svg:viewBox="0 0 216 25" draw:points="0,0 0,25 216,25 216,0">
          <text:p/>
        </draw:polygon>
        <draw:path draw:style-name="gr3" draw:text-style-name="P3" draw:layer="layout" svg:width="0.229cm" svg:height="0.038cm" svg:x="27.728cm" svg:y="19.177cm" svg:viewBox="0 0 230 39" svg:d="M10 7v24h-3v-7h216v7h-7v-24h7v3h-216v-3zM7 0h216 7v7 24 8h-7-216-7v-8-24-7z">
          <text:p/>
        </draw:path>
        <draw:polygon draw:style-name="gr3" draw:text-style-name="P3" draw:layer="layout" svg:width="0.184cm" svg:height="0.265cm" svg:x="26.754cm" svg:y="18.199cm" svg:viewBox="0 0 185 266" draw:points="149,167 142,195 132,217 114,231 93,234 72,231 50,209 39,178 35,134 39,89 50,57 68,39 93,32 111,32 128,43 139,60 146,85 181,85 171,50 149,21 125,7 93,0 53,11 25,36 7,74 0,134 7,192 25,231 53,259 93,266 128,259 156,241 174,209 185,167">
          <text:p/>
        </draw:polygon>
        <draw:path draw:style-name="gr3" draw:text-style-name="P3" draw:layer="layout" svg:width="0.198cm" svg:height="0.279cm" svg:x="26.747cm" svg:y="18.192cm" svg:viewBox="0 0 199 280" svg:d="M163 174l-7 32-15 21v4l-17 14h-4l-18 3h-3l-25-7-21-21-14-32v-3l-4-46 4-42v-4l14-32 21-21 25-7h3l18 4 18 10 11 18h4l7 24h-7v-7h35v7l-7 4-11-35h8l-8 3-17-28 3-4-3 8-26-18 4-5v5l-32-5v-7l3 7-38 8v-3l3 3-28 25-7-3 7 3-18 39-7-4 7 4-7 53h-7 7l7 56-7 4 7-4 18 39-7 4 7-4 28 25-3 7v-7l38 7-3 7v-7l35-7v7l-3-7 29-18 3 7-7-3 18-32 7 3-7-3 11-42 7 3v7h-36v-7zM156 167h36 7v7l-11 42v4l-21 32-29 21h-4l-32 7h-3l-39-11-32-24v-4l-21-42-7-60 7-57 21-42v-3l32-26 39-11h3l32 7 26 19h3l18 28 14 35v8h-7-35-4l-3-4-8-21 8-4-8 4-11-18 7-3-7 7-14-11 4-7v7l-18-3v-4l3 4-24 7v-4l3 4-17 17-4-3h4l-11 35-7-3h7l-3 42h-8 8l3 46h-7l7-4 11 32-4 3 4-3 17 18-3 7v-7l24 7-3 3v-3l21-7v7l-3-4 17-14 4 4-7-4 10-21 8 3h-8l8-31 4-4z">
          <text:p/>
        </draw:path>
        <draw:polygon draw:style-name="gr3" draw:text-style-name="P3" draw:layer="layout" svg:width="0.215cm" svg:height="0.025cm" svg:x="27.735cm" svg:y="18.517cm" svg:viewBox="0 0 216 26" draw:points="0,0 0,26 216,26 216,0">
          <text:p/>
        </draw:polygon>
        <draw:path draw:style-name="gr3" draw:text-style-name="P3" draw:layer="layout" svg:width="0.229cm" svg:height="0.039cm" svg:x="27.728cm" svg:y="18.51cm" svg:viewBox="0 0 230 40" svg:d="M10 7v26h-3v-8h216v8h-7v-26h7v7h-216v-7zM7 0h216 7v7 26 7h-7-216-7v-7-26-7z">
          <text:p/>
        </draw:path>
        <draw:path draw:style-name="gr3" draw:text-style-name="P3" draw:layer="layout" svg:width="0.177cm" svg:height="0.25cm" svg:x="26.761cm" svg:y="17.54cm" svg:viewBox="0 0 178 251" svg:d="M82 0h-82v251h82l43-7 28-25 18-38 7-53-7-58-7-21-11-18-28-24-18-4zM82 31l25 4 21 18 11 28 3 47-3 42-11 28-21 18-25 7h-50v-192z">
          <text:p/>
        </draw:path>
        <draw:path draw:style-name="gr3" draw:text-style-name="P3" draw:layer="layout" svg:width="0.191cm" svg:height="0.264cm" svg:x="26.754cm" svg:y="17.533cm" svg:viewBox="0 0 192 265" svg:d="M88 14h-81v-7h4v251h-4v-7h81v7-7l39-7v7l-3-7 29-21 7 3-7-3 18-39 7 4h-7l7-57h7l-7 4-7-57h7l-7 4-8-25h8l-8 4-10-18 7-4-4 4-29-22 5-7-5 7-17-4v-7 7l-22-3v-7zM88 0l25 3 19 7h3l28 26h4l7 17h4l7 22v3l7 53v4l-7 53v3l-22 39-28 25-3 3-40 7h-4-81-7v-7-251-7h7zM88 32l29 4 3 3 19 14v4l10 28 4 4v42 4l-4 42-10 32v3l-22 14v4h-4l-25 7h-3-46-7v-7-194-4h7 46zM85 43h-46v-7h7v194h-7v-7h46v7-7l28-7v7l-3-4 17-17 8 3h-8l12-32 7 4h-7l3-46h7l-7 4-3-46h7l-7 3-12-31h8l-8 3-17-18 3-3v7l-28-7v-7z">
          <text:p/>
        </draw:path>
        <draw:polygon draw:style-name="gr3" draw:text-style-name="P3" draw:layer="layout" svg:width="0.215cm" svg:height="0.025cm" svg:x="27.735cm" svg:y="17.85cm" svg:viewBox="0 0 216 26" draw:points="0,0 0,26 216,26 216,0">
          <text:p/>
        </draw:polygon>
        <draw:path draw:style-name="gr3" draw:text-style-name="P3" draw:layer="layout" svg:width="0.229cm" svg:height="0.039cm" svg:x="27.728cm" svg:y="17.843cm" svg:viewBox="0 0 230 40" svg:d="M10 7v25h-3v-7h216v7h-7v-25h7v7h-216v-7zM7 0h216 7v7 25 8h-7-216-7v-8-25-7z">
          <text:p/>
        </draw:path>
        <draw:polygon draw:style-name="gr3" draw:text-style-name="P3" draw:layer="layout" svg:width="0.159cm" svg:height="0.25cm" svg:x="26.768cm" svg:y="16.873cm" svg:viewBox="0 0 160 251" draw:points="0,251 160,251 160,223 33,223 33,135 146,135 146,107 33,107 33,33 157,33 157,0 0,0">
          <text:p/>
        </draw:polygon>
        <draw:path draw:style-name="gr3" draw:text-style-name="P3" draw:layer="layout" svg:width="0.173cm" svg:height="0.264cm" svg:x="26.761cm" svg:y="16.866cm" svg:viewBox="0 0 174 265" svg:d="M7 251h160v7h-7v-28h7v7h-128-7v-7-86-7h7 113v7h-7v-31h7v7h-113-7v-7-74-7h7 125v7h-9v-32h9v7h-157v-7h7v251h-7zM0 258v-251-7h7 157 7v7 32 7h-7-125v-7h7v74h-7v-7h113 8v7 31 4h-8-113v-4h7v86h-7v-7h128 7v7 28 7h-7-160-7z">
          <text:p/>
        </draw:path>
        <draw:polygon draw:style-name="gr3" draw:text-style-name="P3" draw:layer="layout" svg:width="0.215cm" svg:height="0.025cm" svg:x="27.735cm" svg:y="17.183cm" svg:viewBox="0 0 216 26" draw:points="0,0 0,26 216,26 216,0">
          <text:p/>
        </draw:polygon>
        <draw:path draw:style-name="gr3" draw:text-style-name="P3" draw:layer="layout" svg:width="0.229cm" svg:height="0.039cm" svg:x="27.728cm" svg:y="17.176cm" svg:viewBox="0 0 230 40" svg:d="M10 7v26h-3v-7h216v7h-7v-26h7v7h-216v-7zM7 0h216 7v7 26 7h-7-216-7v-7-26-7z">
          <text:p/>
        </draw:path>
        <draw:polygon draw:style-name="gr3" draw:text-style-name="P3" draw:layer="layout" svg:width="0.166cm" svg:height="0.251cm" svg:x="26.768cm" svg:y="16.206cm" svg:viewBox="0 0 167 252" draw:points="0,252 36,252 36,138 142,138 142,106 36,106 36,32 167,32 167,0 0,0">
          <text:p/>
        </draw:polygon>
        <draw:path draw:style-name="gr3" draw:text-style-name="P3" draw:layer="layout" svg:width="0.176cm" svg:height="0.265cm" svg:x="26.765cm" svg:y="16.199cm" svg:viewBox="0 0 177 266" svg:d="M3 255h36v4h-7v-113-7h7 106v7h-7v-32h7v7h-106-7v-7-74-8h7 131v8h-7v-33h7v7h-167v-7h7v252h-7zM0 259v-252-7h3 167 7v7 33 7h-7-131v-7h7v74h-7v-7h106 7v7 32 3h-7-106v-3h7v113 7h-7-36-3z">
          <text:p/>
        </draw:path>
        <draw:polygon draw:style-name="gr3" draw:text-style-name="P3" draw:layer="layout" svg:width="0.215cm" svg:height="0.024cm" svg:x="27.735cm" svg:y="16.517cm" svg:viewBox="0 0 216 25" draw:points="0,0 0,25 216,25 216,0">
          <text:p/>
        </draw:polygon>
        <draw:path draw:style-name="gr3" draw:text-style-name="P3" draw:layer="layout" svg:width="0.229cm" svg:height="0.038cm" svg:x="27.728cm" svg:y="16.51cm" svg:viewBox="0 0 230 39" svg:d="M10 8v24h-3v-7h216v7h-7v-24h7v7h-216v-7zM7 0h216 7v8 24 7h-7-216-7v-7-24-8z">
          <text:p/>
        </draw:path>
        <draw:polygon draw:style-name="gr3" draw:text-style-name="P3" draw:layer="layout" svg:width="0.187cm" svg:height="0.265cm" svg:x="26.747cm" svg:y="15.532cm" svg:viewBox="0 0 188 266" draw:points="163,227 170,259 188,259 188,124 95,124 95,156 153,156 153,159 149,192 135,217 117,231 95,238 71,231 53,209 39,178 35,134 39,89 53,57 71,39 99,32 117,36 132,46 142,60 149,85 185,85 174,50 156,25 132,7 99,0 60,11 28,39 7,78 0,134 7,192 28,234 57,259 92,266 113,266 135,259 149,245">
          <text:p/>
        </draw:polygon>
        <draw:path draw:style-name="gr3" draw:text-style-name="P3" draw:layer="layout" svg:width="0.201cm" svg:height="0.275cm" svg:x="26.74cm" svg:y="15.529cm" svg:viewBox="0 0 202 276" svg:d="M177 230l8 32h-8v-4h18v4h-7v-134h7v7h-92v-7h7v32h-7v-8h57 7v8 3l-4 32v3l-14 25-17 18h-4l-21 3-4 4v-4l-25-3-4-4-21-21-11-32h-3l-4-46v-3l4-42 14-36 21-21h4l29-7 21 4 14 10h4l10 18v3l7 25h-7v-7h36v7h-7l-8-35h4l-4 3-17-24 7-4-7 4-25-18 7-4-3 7-32-7v-8l3 8-43 11v-7l4 3-32 29-4-4h4l-18 42-7-3 7 3-7 53h-7 7l7 57h-7l7-4 18 43-4 3 4-7 28 25-3 7 3-7 36 10v4l-3-7h21l4 7-4-7 18-7 3 7-3-7 14-11 3 4-3-4 14-17 7-11zM177 234l-14 17h-3l-14 14-21 7-22 4h-3l-36-7h-4v-4l-28-24h-4v-4l-17-42h-4l-7-57 7-56h4l17-42v-4h4l28-29h4l43-7h3l32 3v4l25 15h3l18 28 11 39 3 7h-10-36-3l-4-7-3-21h3-3l-11-18h4l-4 4-14-11 4-3v3l-18-3v-4 4l-26 7-3-4 7 4-21 21-4-7 7 3-14 32-7-3 7 3-4 42h-7l7-3 4 46h-7 7l14 31h-7l4-3 21 21-7 4 3-7 26 7-4 7v-7l22-7 3 7-7-4 21-18 4 8-7-4 10-25 7 4h-7l4-35 7 3h-7v-3h7v7h-57-7v-7-32-7h7 92 7v7 134 7h-7-18-7v-4l-7-35h7z">
          <text:p/>
        </draw:path>
        <draw:polygon draw:style-name="gr3" draw:text-style-name="P3" draw:layer="layout" svg:width="0.215cm" svg:height="0.028cm" svg:x="27.735cm" svg:y="15.85cm" svg:viewBox="0 0 216 29" draw:points="0,0 0,29 216,29 216,0">
          <text:p/>
        </draw:polygon>
        <draw:path draw:style-name="gr3" draw:text-style-name="P3" draw:layer="layout" svg:width="0.229cm" svg:height="0.039cm" svg:x="27.728cm" svg:y="15.843cm" svg:viewBox="0 0 230 40" svg:d="M10 7v29h-3v-7h216v7h-7v-29h7v7h-216v-7zM7 0h216 7v7 29 4h-7-216-7v-4-29-7z">
          <text:p/>
        </draw:path>
        <draw:path draw:style-name="gr3" draw:text-style-name="P3" draw:layer="layout" svg:width="0.945cm" svg:height="0.543cm" svg:x="15.088cm" svg:y="17.395cm" svg:viewBox="0 0 946 544" svg:d="M448 544l-60-158h-247l-64 158h-77l222-544h85l219 544zM264 53l-3 10c-7 22-18 50-28 85l-71 181h205l-71-184c-7-18-14-36-21-60zM872 421v123h-67v-123h-257v-53l250-368h74v364h74v57zM805 78c0 0-3 7-10 17-7 14-11 21-15 28l-141 206-21 28-3 7h190z">
          <text:p/>
        </draw:path>
        <draw:path draw:style-name="gr3" draw:text-style-name="P3" draw:layer="layout" svg:width="0.953cm" svg:height="0.554cm" svg:x="15.084cm" svg:y="17.388cm" svg:viewBox="0 0 954 555" svg:d="M452 551l-64-158 4-4v7h-247v-7l3 4-63 158v4h-4-77-4v-4l223-548 3-3h85 3v3l219 548v4h-4-77zM452 548h77v3h-3l-219-544h4v4h-85v-4h4l-223 544h-3v-3h77v3h-3l63-162v-4h4 247 3v4l64 162h-7zM272 61l-4 14-3-4 3 4c-7 21-17 46-28 81l-70 180-4-3v-4h205v4l-4 3-70-180 3-3-3 3c-7-17-14-39-22-60l4-3-4 3-10-35h3zM272 61l11 32c7 21 14 42 21 60l70 180v3h-3-205-7l4-3 70-180 4 3-4-3c11-32 21-60 28-82l4-10 3-14zM880 428v123 4h-4-67-3v-4-123h3v3h-258-4v-3-57l252-368v-3h3 74 4v7 364h-4v-3h74 4v3 57 3h-4-74v-3zM876 424h74v4h-3v-57h3v4h-74-7v-4-364h7v4h-74v-4h4l-252 368-3-4h3v57h-3v-4h258 4v4 123h-4v-3h67v3h-7v-123-4zM813 86c0 3-4 10-11 21-7 10-14 21-14 24l-141 205-21 32-8 7-4-4v-3h195v3h-3v-285h3zM813 86v285 4h-4-195-7l4-7 7-7 3 3-3-3 22-28 3 3-3-3 141-205 3 3-3-3c3-4 7-14 14-25 7-14 11-17 11-21l7-25z">
          <text:p/>
        </draw:path>
        <draw:frame draw:style-name="gr4" draw:text-style-name="P2" draw:layer="layout" svg:width="0.609cm" svg:height="0.997cm" svg:x="25.34cm" svg:y="17.092cm">
          <draw:image xlink:href="Pictures/100002010000004800000075F05B52C182F85D93.png" xlink:type="simple" xlink:show="embed" xlink:actuate="onLoad">
            <text:p/>
          </draw:image>
        </draw:frame>
        <draw:polygon draw:style-name="gr5" draw:text-style-name="P2" draw:layer="layout" svg:width="0.61cm" svg:height="1.002cm" svg:x="25.34cm" svg:y="17.095cm" svg:viewBox="0 0 611 1003" draw:points="0,0 0,1003 222,1003 222,611 377,611 377,456 222,456 222,289 611,289 611,4">
          <text:p/>
        </draw:polygon>
        <draw:frame draw:style-name="gr4" draw:text-style-name="P2" draw:layer="layout" svg:width="0.877cm" svg:height="0.881cm" svg:x="25.629cm" svg:y="17.304cm">
          <draw:image xlink:href="Pictures/100002010000006700000067135B0B1D59D619D5.png" xlink:type="simple" xlink:show="embed" xlink:actuate="onLoad">
            <text:p/>
          </draw:image>
        </draw:frame>
        <draw:polygon draw:style-name="gr6" draw:text-style-name="P2" draw:layer="layout" svg:width="0.878cm" svg:height="0.879cm" svg:x="25.629cm" svg:y="17.31cm" svg:viewBox="0 0 879 880" draw:points="703,85 572,159 516,138 459,0 375,4 336,148 280,173 141,113 84,180 159,307 141,364 0,420 3,505 148,544 176,600 116,739 180,795 311,721 368,742 421,880 509,876 548,732 601,703 738,767 798,700 720,568 742,512 879,459 876,371 731,332 706,279 766,141">
          <text:p/>
        </draw:polygon>
        <draw:polygon draw:style-name="gr6" draw:text-style-name="P2" draw:layer="layout" svg:width="0.314cm" svg:height="0.314cm" svg:x="25.911cm" svg:y="17.593cm" svg:viewBox="0 0 315 315" draw:points="227,14 252,28 276,49 294,74 308,103 315,131 315,163 311,195 301,223 287,251 266,272 241,290 212,304 183,311 152,315 120,311 92,300 67,283 42,262 25,237 11,212 4,180 0,149 4,117 14,88 32,63 53,38 78,21 106,7 134,0 166,0 198,3">
          <text:p/>
        </draw:polygon>
        <draw:path draw:style-name="gr3" draw:text-style-name="P3" draw:layer="layout" svg:width="1.027cm" svg:height="0.364cm" svg:x="14.795cm" svg:y="15.779cm" svg:viewBox="0 0 1028 365" svg:d="M128 44v236h-35v-236h-93v-33h223v33zM273 75v131c0 14 0 25 3 32 4 7 7 14 14 17 4 4 14 4 25 4 18 0 28-4 39-18 10-10 14-28 14-46v-120h35v163c0 24 0 38 0 42h-32v-4c0-3 0-7 0-10-3-4-3-11-3-18-7 11-18 21-25 28-10 7-24 11-39 11-24 0-38-7-49-18-11-10-18-31-18-56v-138zM534 280c-11 3-25 3-36 3-28 0-42-14-42-45v-138h-25v-25h29l10-46h21v46h39v25h-39v131c0 10 0 17 4 21 3 3 10 7 18 7 3 0 10-4 21-4zM562 280v-280h32v280zM671 185c0 24 4 42 14 56 11 14 25 18 43 18 14 0 28-4 35-7 11-7 18-14 21-25l28 11c-10 31-38 49-84 49-28 0-53-11-67-28-18-18-25-46-25-81 0-36 7-60 25-78 14-21 35-28 67-28 60 0 91 35 91 109v4zM784 160c-3-21-7-39-17-46-11-10-25-17-39-17-18 0-32 7-39 17-11 11-18 25-18 46zM869 365c-7 0-18-4-25-4v-25c7 0 14 0 18 0 21 0 39-17 49-49l4-7-81-205h35l46 113c0 4 0 4 3 7 0 4 4 11 7 25 4 14 7 21 7 25l14-39 46-131h36l-78 205c-11 25-18 39-25 49-7 11-17 22-24 25-11 7-22 11-32 11z">
          <text:p/>
        </draw:path>
        <draw:path draw:style-name="gr3" draw:text-style-name="P3" draw:layer="layout" svg:width="1.034cm" svg:height="0.367cm" svg:x="14.791cm" svg:y="15.776cm" svg:viewBox="0 0 1035 368" svg:d="M135 46v240 4h-4-35-4v-4-240h4v3h-92-4v-3-32h4 223v32 3h-96v-3zM131 42h96v4h-3v-32h3v3h-223v-3h4v32h-4v-4h92 3v4 240h-3v-3h35v3h-4v-240-4zM280 77v132c0 14 0 25 4 32 3 7 7 10 10 14 4 3 14 3 25 3 14 0 28-3 35-14 11-10 14-28 14-46v-121-3h4 35 4v3 164c0 24 0 38 0 42v7h-4-32-3v-4c0 0 0-3 0-7 0-3 0-3 0-10 0 0 0-7 0-18v4-4h3c-7 14-17 25-28 32-10 7-24 7-39 7-24 0-42-4-53-14-10-14-17-32-17-60v-139-3h3 36 3zM277 81h-36v-4h4v139c0 28 3 42 14 53 11 14 28 17 49 17 15 0 25-3 36-10 10-4 17-14 28-28h3v3c0 11 0 14 0 18 4 7 4 7 4 10 0 4 0 4 0 4l-4 3v-3h32v3h-3c0-7 0-21 0-45v-164h3v4h-35v-4h3v121c0 21-7 39-17 50-7 10-21 17-39 17-11 0-21-3-28-3-4-4-11-11-14-18-4-10-4-21-4-35v-132h4zM538 286c-11 4-25 4-36 4-28 0-45-18-45-49v-139h3v4h-25v-4-25-3h29v3h-4l11-46v-3h3 21 4v3 46h-4v-3h39v3 25 4h-39v-4h4v132c0 10 0 17 3 21 4 3 7 3 15 3 3 0 10 0 17-3h7v3 25 3zM534 283v-25h4v4c-11 0-18 3-21 3-8 0-15-3-18-7-7-7-7-14-7-24v-132-3h3 39v3h-3v-25h3v4h-39-3v-4-46h3v4h-21v-4l-10 46v4h-29v-4h4v25h-4v-3h25 4v3 139c0 31 10 45 38 45 11 0 22-3 32-3h4zM562 286v-283-3h4 32 3v3 283 4h-3-32-4zM566 283h32v3h-4v-283h4-32v283zM679 188c0 24 3 42 14 56 7 11 21 18 39 18 14 0 28-4 35-11 7-3 14-10 18-21v-3l3 3 28 7h4v4c-14 35-42 49-88 49-32 0-53-7-71-28-17-18-25-46-25-81 0-37 8-65 25-82 18-18 39-29 71-29 63 0 91 39 91 114v4 3h-148v-3zM675 184h148v4h-3v-4c0-71-28-107-88-107-28 0-53 7-67 25s-21 42-21 79c0 35 7 63 21 81 14 14 39 24 67 24 42 0 70-17 81-45h3v3l-31-10 3-4c-3 14-7 21-17 28-11 4-25 7-39 7-18 0-36-7-46-21-7-14-14-32-14-56v-4zM785 163c-4-22-7-36-18-47-7-10-21-14-35-14-18 0-28 7-39 14-7 14-14 25-14 47h-4v-4h113v4zM788 167h-113-3v-4c0-22 7-36 17-50 11-11 25-18 43-18 17 0 31 7 42 18 7 10 14 28 14 50zM873 368c-7 0-18 0-25 0v-4-25-3h4c3 0 10 0 14 0 21 0 35-14 49-46l4-7v3l-85-209v-3h4 35 3v3l46 114c0 4 0 4 0 7 0 4 4 11 11 25 3 14 7 21 7 25h-4-3l14-39h3-3l46-132v-3h3 36 3v3l-81 209c-7 22-14 39-25 50-7 10-14 21-24 25-7 7-18 7-32 7zM873 364c10 0 21-3 28-7 11-7 18-14 25-25 7-10 14-24 24-49l4 3-4-3 78-206h4v4h-36v-4l-42 132-14 42-4 7-3-10c0 0 0-7-7-25-4-14-7-21-7-25-4 0-4-3-4-3l4-4-4 4-42-118v4h-35v-4h3l81 206v3l-3 8h-4 4c-11 31-32 49-53 49-4 0-11 0-18 0v-4h4v25h-4l4-3c3 3 14 3 21 3z">
          <text:p/>
        </draw:path>
        <draw:path draw:style-name="gr3" draw:text-style-name="P3" draw:layer="layout" svg:width="1.277cm" svg:height="0.289cm" svg:x="14.806cm" svg:y="16.566cm" svg:viewBox="0 0 1278 290" svg:d="M0 287v-25c7-14 14-28 24-39 7-10 18-21 29-32 10-10 21-17 31-24 11-11 18-18 28-25 8-7 15-18 18-25 7-10 11-21 11-31 0-14-4-25-14-37-11-7-22-10-39-10-11 0-25 3-35 10-11 8-15 19-18 37l-32-4c0-21 11-40 25-54 17-14 39-17 60-17 28 0 49 3 67 17 14 14 21 33 21 58 0 10-4 21-7 31-7 11-14 22-21 32-11 11-28 25-57 46-14 14-24 25-35 35-7 7-14 18-18 28h142v29zM201 290l77-290h32l-81 290zM338 287v-29h67v-212l-60 47v-36l64-43h32v244h67v29zM730 213c0 24-7 42-25 56-14 14-39 21-67 21s-49-7-67-17c-18-15-25-32-28-57l35-3c4 31 25 49 60 49 18 0 32-4 39-14 11-7 18-21 18-39 0-14-7-25-18-32-14-10-28-14-49-14h-22v-28h22c17 0 31-7 42-14 10-7 18-21 18-35s-8-25-15-37c-10-7-21-10-38-10-15 0-29 3-36 10-10 8-14 19-17 33h-36c4-25 11-43 29-54 17-14 35-17 60-17 28 0 49 3 63 17 18 11 25 33 25 54 0 18-7 32-14 42-11 11-25 18-46 25 21 0 39 7 49 18 11 14 18 28 18 46zM747 290l78-290h32l-78 290zM885 287v-29h67v-212l-60 47v-36l64-43h31v244h67v29zM1278 213c0 24-7 42-25 56-14 14-39 21-67 21s-54-7-68-21c-18-14-25-32-25-56 0-18 4-36 14-46 11-11 21-18 39-21v-4c-14 0-28-11-35-21-7-14-14-25-14-42 0-22 7-37 24-51 15-14 40-17 65-17 28 0 46 3 63 17 15 11 22 29 22 54 0 14-4 28-11 39-11 14-21 21-35 21v4c17 3 28 10 39 21 10 10 14 28 14 46zM1235 82c0-33-14-47-49-47-18 0-33 4-40 11-7 8-14 22-14 36s7 28 14 35c12 11 22 14 40 14s28-3 39-10c7-11 10-21 10-39zM1242 209c0-18-3-32-14-39-10-7-24-14-42-14s-33 7-43 14c-11 11-15 21-15 39 0 35 18 57 58 57 21 0 35-4 42-15 11-10 14-24 14-42z">
          <text:p/>
        </draw:path>
        <draw:path draw:style-name="gr3" draw:text-style-name="P3" draw:layer="layout" svg:width="1.284cm" svg:height="0.297cm" svg:x="14.802cm" svg:y="16.562cm" svg:viewBox="0 0 1285 298" svg:d="M0 291v-25c7-18 14-28 25-42 10-11 21-21 32-32 10-7 21-18 31-25 7-8 18-15 25-25 11-8 14-15 21-25 4-7 7-18 7-28 0-14-3-25-14-32-7-7-18-14-35-14-11 0-25 7-32 14-11 7-14 18-18 32v3h-3l-35-3-4-4h4c0-25 10-42 28-53 14-14 35-21 60-21 28 0 53 7 67 21 14 11 25 32 25 57 0 10-4 21-11 31-4 11-11 22-21 32-11 12-28 29-53 51l-4-4 4 4c-14 10-28 24-35 31-11 11-15 18-18 28h-4v-3h142 3v3 29 3h-3-180-4zM4 287h180v4h-4v-29h4v4h-142-3v-7c3-7 10-18 21-28 7-11 21-21 35-32 25-21 43-40 53-50 11-11 18-22 21-32 4-7 7-18 7-28 0-25-7-43-21-53-14-14-35-21-63-21-21 0-43 7-57 21-14 10-24 28-28 49v-3l32 3v4c0-18 7-29 18-39 10-7 21-11 35-11 17 0 32 4 42 11 7 10 14 25 14 39 0 10-3 21-10 31-4 11-11 18-22 25-7 11-17 19-24 26-11 7-21 17-32 28-11 7-21 18-32 28-7 11-14 25-21 39h-3 3v25h-3zM201 294l78-294h3 32 4v4l-82 290v4h-3-28-4zM205 291h28v3l78-294 3 4h-32 4l-78 290h-3zM339 291v-29-3h3 67v3h-3v-212h3l4 3-64 43-3 3v-3-36-3l67-42h32 3v3 244h-3v-3h67 3v3 29 3h-3-170-3zM342 287h170v4h-4v-29h4v4h-67-4v-4-244h4-32l-64 46v-4h4v36h-4l-3-4 63-46 4-3v7 212 4h-4-67v-4 29zM737 217c0 24-10 45-24 60-18 14-43 21-71 21s-53-7-67-18c-18-14-28-35-32-60h4l35-7h4v4c3 31 21 45 56 45 18 0 28-3 39-10 7-11 14-21 14-39 0-14-7-21-18-32-10-7-24-10-45-10h-22-3v-4-29-4h3 22c17 0 31-3 42-14 7-7 14-17 14-31s-4-25-14-32c-7-7-18-14-35-14-15 0-25 7-36 14-7 7-14 18-14 28v4h-3l-36-4h-3c3-25 14-42 28-56 18-11 39-18 64-18 28 0 49 7 67 18 14 14 21 31 21 56 0 18-4 32-14 46-11 11-25 18-43 21h-3 3-3l3-3c18 3 36 10 50 22 10 10 17 28 17 46zM730 217c0-18-3-32-14-43-14-10-28-18-49-22v-3c21-4 32-11 42-22 11-10 14-24 14-42 0-21-7-39-21-49-14-14-35-21-63-21-25 0-43 7-57 17-17 14-28 32-28 53h-4v-3l36 3h-4c4-14 7-25 18-35 10-7 24-11 39-11 17 0 31 4 42 14 7 7 11 22 11 36s-4 28-15 38c-10 7-28 11-45 11h-22 4v29h-4v-3h22c21 0 38 7 49 14 14 7 21 21 21 35 0 21-7 32-18 42-10 11-24 15-42 15-35 0-60-18-63-50l3-3v3l-35 4v-4c3 25 14 42 28 53 18 14 39 18 67 18s50-4 67-18c14-14 21-32 21-56zM748 294l81-294h32 3v4l-81 290v4h-32-3zM751 291h32v3h-3l77-294 4 4h-32 4l-78 290h-4zM886 291v-29-3h3 67v3-212l4 3-64 43-3 3v-3-36l3-3 64-42h31 4v3 244h-4v-3h67 4v3 29 3h-4-169-3zM889 287h169v4h-3v-29h3v4h-67-3v-4-244h3-31 3l-67 46v-4h4v36h-4v-4l60-46 4-3v7 212 4h-4-67v-4h4v29h-4zM1285 217c0 24-7 45-25 60-18 14-43 21-71 21-32 0-53-7-71-21-17-15-24-36-24-60 0-18 3-36 14-50 10-11 24-18 42-22v4h-3v-4h3v4c-18-4-28-11-39-22-7-14-14-28-14-45 0-22 11-39 25-50 18-14 39-21 67-21 25 0 49 7 64 18 18 14 25 31 25 56 0 14-3 28-14 42-7 11-22 18-36 22v-4h3v4h-3v-4c17 4 32 11 43 22 11 14 14 28 14 50zM1278 217c0-18-3-32-10-46-11-12-26-19-40-19l-4-3v-4h4c14-3 25-11 32-21 11-14 15-25 15-39 0-21-11-39-25-49-15-14-36-21-61-21-28 0-46 7-64 21-14 10-21 28-21 46 0 17 4 28 11 42 10 10 21 18 35 21h4v4 3h-4c-14 0-28 7-39 19-7 14-14 28-14 46 0 24 7 42 25 56 14 14 39 18 67 18s53-4 68-18c14-14 21-35 21-56zM1235 85c0-28-14-42-46-42-18 0-28 3-39 10-7 7-10 18-10 32s3 25 14 35c7 7 17 11 35 11 14 0 28-4 35-11s11-17 11-35zM1242 85c0 18-4 32-14 39-11 7-25 14-39 14-18 0-32-7-39-14-10-11-14-21-14-39 0-14 4-28 14-35 7-11 21-14 39-14 35 0 53 17 53 49zM1242 213c0-18-4-28-14-39-11-7-21-10-39-10s-32 3-39 14c-10 7-14 17-14 35 0 35 14 53 53 53 18 0 32-4 42-14 7-7 11-21 11-39zM1250 213c0 21-8 35-15 46-11 7-28 14-46 14-39 0-60-21-60-60 0-18 3-32 14-42 11-7 25-12 46-12 18 0 32 5 42 12 11 10 19 24 19 42z">
          <text:p/>
        </draw:path>
        <draw:path draw:style-name="gr3" draw:text-style-name="P3" draw:layer="layout" svg:width="0.501cm" svg:height="0.272cm" svg:x="15.194cm" svg:y="18.866cm" svg:viewBox="0 0 502 273" svg:d="M0 273v-32h71v-209l-61 42v-32l65-42h31v241h68v32zM230 102v-42h35v42zM230 273v-44h35v44zM329 273v-32h70v-209l-63 42v-32l67-42h32v241h67v32z">
          <text:p/>
        </draw:path>
        <draw:path draw:style-name="gr3" draw:text-style-name="P3" draw:layer="layout" svg:width="0.504cm" svg:height="0.278cm" svg:x="15.194cm" svg:y="18.863cm" svg:viewBox="0 0 505 279" svg:d="M0 276v-32h70-3v-209h3l-60 46-3 3v-7-32-3l63-42h4 31 4v3 241h-4 68 3v32 3h-3-173zM0 272h173v4h-4v-32h4v3h-68-3v-3-241h3-31l-64 46v-4 32h-3l63-46 4-3v7 209 3h-4-70v-3h3v32h-3zM226 105v-42h4 35 4v42 4h-4-35-4zM230 102h35v3-42 4h-35v-4 42zM226 276v-39-4h4 35 4v4 39 3h-4-35-4zM230 272h35v4-39h-35v39zM329 276v-32h3 67-3v-209h3 4l-64 46-3 3v-7-32-3l63-42h4 32 3v3 241h-3 67 3v32 3h-3-170-3zM332 272h170v4h-4v-32h4v3h-67-4v-3-241h4-32l-64 46v-4 32h-3l60-46 7-3v7 209 3h-4-67v-3 32z">
          <text:p/>
        </draw:path>
        <draw:path draw:style-name="gr3" draw:text-style-name="P3" draw:layer="layout" svg:width="0.628cm" svg:height="0.293cm" svg:x="17.088cm" svg:y="18.848cm" svg:viewBox="0 0 629 294" svg:d="M177 291l-145-234v18 31 185h-32v-276h42l150 236c0-25-4-46-4-57v-179h35v276zM259 294l77-294h32l-81 294zM590 291l-32-82h-123l-32 82h-39l113-276h43l109 276zM495 43v7c-4 10-7 25-14 42l-35 88h102l-35-91c-4-7-7-18-11-29z">
          <text:p/>
        </draw:path>
        <draw:path draw:style-name="gr3" draw:text-style-name="P3" draw:layer="layout" svg:width="0.635cm" svg:height="0.3cm" svg:x="17.085cm" svg:y="18.845cm" svg:viewBox="0 0 636 301" svg:d="M176 294l-145-234h4l3 18v31 185 3h-3-32-3v-3-276-4h3 42 4v4l148 233-3 4h-4c0-25-3-46-3-57v-180-4h3 32 3v4 276 3h-3-43-3zM179 290h43v4-276 3h-32v-3h4v180c0 11 0 32 3 57v10l-7-10-148-234 3-3v3h-42v-3h4v276h-4v-4h32v4h-4v-185h4-4v-31h4-4v-18-11l4 7 148 234-4 4zM257 297l78-294 3-3h32 3l-3 7-78 290v4h-3-32-3zM257 294h32v3h-4l81-294h4v4h-32v-4l4 4-81 290h-4zM590 294l-32-78 3-3v3h-123v-3l4 3-32 78v3h-4-40-3v-7l114-272v-4h3 43v4l109 272 4 7h-4-39-3zM593 290h39v4h-4l-109-273 4-3v3h-43v-3 3l-110 273h-4v-4h40v4l-3-4 31-77v-4h4 123 4v4l32 77-4 4zM501 46v7h-3 3c-3 10-10 25-14 42l-35 89h-3v-3h102v3h-4l-35-89 4-3-4 3c-3-10-7-21-11-32h4-4l-3-17zM501 46l8 14c3 14 7 21 10 32l35 89v7h-3-102-4v-7l35-89 4 3-4-3c7-18 11-32 14-39l4-7v-7z">
          <text:p/>
        </draw:path>
        <draw:path draw:style-name="gr3" draw:text-style-name="P3" draw:layer="layout" svg:width="3.665cm" svg:height="0.519cm" svg:x="18.609cm" svg:y="15.458cm" svg:viewBox="0 0 3666 520" svg:d="M201 247v160h-53v-160l-148-226h56l116 184 117-184h60zM352 520v-35h325v35zM709 50v-50h49v50zM709 407v-294h49v294zM1019 361c-11 21-21 32-39 39-14 10-31 14-53 14-38 0-67-14-84-39-18-25-25-61-25-114 0-102 35-155 109-155 22 0 39 4 53 14 18 7 28 18 39 39v-35-124h49v347c0 32 0 53 0 60h-45c0 0-4-7-4-18 0-10 0-21 0-28zM871 258c0 42 3 74 14 92s28 25 53 25c28 0 49-7 60-28 14-19 21-50 21-89 0-43-7-71-21-88-11-18-32-29-60-29-25 0-42 11-53 29-11 17-14 49-14 88zM1143 407v-407h49v407zM1305 272c0 32 7 60 21 78s35 29 60 29c21 0 39-4 53-14 10-11 21-18 25-33l42 11c-18 46-57 71-120 71-42 0-78-14-99-39-25-25-35-64-35-117 0-50 10-85 35-113 21-25 53-39 99-39 85 0 127 53 127 159v7zM1464 233c-4-32-11-53-25-70-14-15-32-22-57-22-21 0-42 11-56 25-14 18-21 39-21 67zM1581 407v-227c0-21-4-42-4-67h46c4 32 4 53 4 60 7-28 17-42 28-53 11-10 25-14 42-14 7 0 15 0 22 4v42c-7 0-18 0-29 0-21 0-35 7-46 25-10 17-17 42-17 77v153zM1719 520v-35h324v35zM2075 50v-50h49v50zM2075 407v-294h49v294zM2385 407v-188c0-18 0-32-3-46-4-10-11-18-18-21-10-7-21-7-39-7-24 0-42 7-56 25-14 14-18 35-18 67v170h-49v-234c0-32-4-53-4-60h46v7c0 4 0 7 4 11 0 7 0 17 0 32 10-22 24-36 39-43 14-10 35-14 56-14 32 0 56 7 71 25 14 14 21 42 21 81v195zM2731 325c0 29-11 50-32 68-21 14-49 21-88 21-35 0-63-7-85-18-21-14-31-31-38-57l42-11c3 19 14 30 28 37 11 10 28 10 53 10s42-3 53-10c14-7 21-18 21-37 0-10-7-21-14-28s-21-10-39-18l-35-7c-28-7-49-17-60-21-11-10-21-17-28-28s-11-21-11-35c0-28 11-50 28-64 22-14 50-21 85-21 32 0 60 7 78 18 21 10 31 28 35 56l-42 4c-4-11-11-21-22-29-14-7-28-10-49-10s-39 3-49 10c-11 4-14 18-14 29 0 10 0 14 7 21 3 7 10 10 17 14 11 3 29 11 53 18 28 3 46 10 57 17 14 4 21 11 28 18s10 14 14 25c7 7 7 17 7 28zM2830 272c0 32 7 60 21 78s35 29 60 29c21 0 39-4 53-14 10-11 21-18 25-33l42 11c-18 46-57 71-120 71-42 0-78-14-99-39-25-25-35-64-35-117 0-50 10-85 35-113 21-25 57-39 99-39 85 0 127 53 127 159v7zM2989 233c-4-32-11-53-25-70-11-15-32-22-57-22-21 0-42 11-56 25-14 18-21 39-21 67zM3101 407v-227c0-21 0-42 0-67h46c4 32 4 53 4 60 7-28 17-42 28-53 11-10 25-14 42-14 7 0 15 0 18 4v42c-3 0-14 0-25 0-21 0-35 7-46 25-10 17-17 42-17 77v153zM3401 407c-14 3-31 7-49 7-39 0-60-25-60-67v-199h-32v-35h35l15-67h31v67h57v35h-57v187c0 15 4 26 7 30 4 7 15 10 25 10 7 0 18-3 28-3zM3666 325c0 29-11 50-32 68-21 14-49 21-88 21-35 0-64-7-85-18-17-14-31-31-39-57l46-11c4 19 11 30 25 37 14 10 32 10 53 10 28 0 46-3 56-10 11-7 18-18 18-37 0-10-3-21-14-28-7-7-21-10-39-18l-35-7c-25-7-46-17-60-21-11-10-18-17-25-28s-10-21-10-35c0-28 10-50 28-64 17-14 46-21 84-21 32 0 57 7 78 18 18 10 32 28 35 56l-42 4c-3-11-11-21-25-29-10-7-28-10-46-10-24 0-38 3-49 10-10 4-18 18-18 29 0 10 4 14 8 21 3 7 10 10 21 14 7 3 24 11 53 18 24 3 42 10 56 17 11 4 21 11 28 18 4 7 11 14 14 25 4 7 4 17 4 28z">
          <text:p/>
        </draw:path>
        <draw:path draw:style-name="gr3" draw:text-style-name="P3" draw:layer="layout" svg:width="3.672cm" svg:height="0.522cm" svg:x="18.605cm" svg:y="15.458cm" svg:viewBox="0 0 3673 523" svg:d="M205 247v159 3h-53-4v-3-159h4-4l-148-222v-7h4 56 4v3l116 184h-4l117-184v-3h60 3l-3 7zM201 247l148-226h4v4h-60v-4l3 4-116 180-4 7v-7l-116-180v-4 4h-56v-4h3l148 226v159h-3v-4h53v4h-4zM353 520v-35-4h3 325 3v4 35 3h-3-325-3zM356 516h325v4h-4v-35h4v3h-325v-3 35zM709 50v-50h4 49v50 3h-49-4zM713 46h49v4h-4v-50h4v4h-49v-4h3v50h-3zM709 406v-293-3h4 49v3 293 3h-49-4zM713 402h49v4h-4v-293h4-49 3v293h-3zM1023 360c-7 21-21 32-35 42-18 7-35 15-57 15-38 0-67-15-84-39-18-29-29-67-29-117 0-106 39-158 113-158 22 0 43 3 57 14 14 7 28 21 35 38v4-4 4h-3v-35-124h3 49v346c0 32 4 49 4 60v3h-4-45-4v-3c0 0 0-7 0-21-3-7-3-18-3-25h3v4zM1023 357h4v3c0 7 0 14 0 25 0 10 3 17 3 21h-3v-4h45v4h-3c0-7 0-28 0-60v-346h3v4h-49v-4 124l4 35h-4-3c-11-18-22-32-36-39s-31-10-53-10c-70 0-105 49-105 151 0 50 7 88 24 113 18 25 43 35 81 35 22 0 39-3 53-10 14-11 25-21 36-39v-3zM875 258c0 42 7 70 18 88 10 18 24 25 49 25 28 0 46-7 60-29 10-17 18-45 18-88 0-39-8-63-18-81-14-21-32-28-60-28-21 0-39 7-49 28-11 18-18 46-18 85zM871 258c0-39 4-71 18-88 11-22 28-32 53-32 28 0 49 10 63 32 15 17 18 45 18 84 0 43-3 74-18 92-14 21-35 32-63 32-25 0-42-11-53-29-14-17-18-49-18-91zM1143 406v-406h4 49v406 3h-49-4zM1147 402h49v4h-4v-406h4v4h-49v-4h3v406h-3zM1309 268c0 36 7 60 21 78s35 28 60 28c21 0 39-7 49-14 14-7 22-18 25-32v-3l4 3 42 11h3v3c-17 50-60 75-123 75-46 0-78-15-102-43-22-25-36-67-36-116 0-50 14-88 36-113 24-28 56-42 102-42 88 0 130 56 130 162v3 4h-3-208zM1309 265h208v3-3c0-106-42-155-127-155-42 0-74 10-99 38-21 25-32 60-32 110 0 49 11 88 32 113 25 24 57 38 99 38 60 0 102-24 116-67h4v4l-42-14h3c-7 14-14 25-28 32-14 10-32 14-53 14-28 0-49-11-64-29-14-17-21-45-21-81v-3zM1464 233c0-32-11-53-21-67-14-14-32-21-57-21-21 0-38 7-52 25-15 14-22 35-22 63h-3v-3h159v3zM1468 233h-159-4c0-28 11-53 25-67 14-18 35-28 56-28 25 0 46 10 60 25 15 14 22 38 25 70zM1577 406v-226c0-21 0-42 0-67v-3h3 47 4v3c0 32 3 53 3 60h-3v-3 3h-4c11-28 18-46 29-56 10-7 28-14 45-14 7 0 15 3 22 3h3v4 42 7l-7-4c-3 0-14-3-25-3-17 0-31 11-42 28-11 18-18 39-18 74v152 3h-3-51-3zM1580 402h51v4-152c0-35 3-60 14-77 14-18 28-29 49-29 11 0 22 0 29 4h-4v-42h4l-4 3c-3-3-11-3-18-3-17 0-31 3-42 14-7 7-18 24-25 49h-3-4c0-7 0-28-3-60h3-47 4c0 25 0 46 0 67v226h-4zM1719 520v-35-4h4 324 4v4 35 3h-4-324-4zM1723 516h324v4-35 3h-324v-3h3v35h-3zM2075 50v-50h4 49 4v50 3h-4-49-4zM2079 46h49v4h-3v-50h3v4h-49v-4h3v50h-3zM2075 406v-293-3h4 49 4v3 293 3h-4-49-4zM2079 402h49v4h-3v-293h3-49 3v293h-3zM2386 406v-187c0-18 0-32-4-42-3-11-10-18-17-25-7-4-18-7-36-7-21 0-38 10-53 25-14 17-21 38-21 67v169 3h-49-4v-3-233c0-32-3-53-3-60v-3h3 46 4v3 7c0 4 0 7 0 11 3 7 3 17 3 32h-3v-4 4l-4-4c11-18 25-32 43-42 14-11 31-14 56-14 32 0 56 10 74 24 14 18 21 46 21 85v194 3h-3-50-3zM2389 402h50v4h-4v-194c0-39-7-64-21-81-14-14-35-21-67-21-21 0-39 3-53 10-14 11-28 25-39 43v3h-3-4v-3c0-15 0-25 0-32 0-4 0-7 0-11 0-3 0-7 0-7h-46 4c0 7 0 28 0 60v233-4h49v4h-3v-169c0-32 7-53 21-71s32-25 56-25c18 0 32 4 39 7 7 4 14 15 18 25 7 11 7 28 7 46v187h-4zM2739 325c0 28-11 53-36 67-21 14-49 25-88 25-35 0-67-8-88-22-18-10-32-31-39-56v-4h4l42-10h3v3c4 14 11 25 25 32 11 7 32 11 53 11 25 0 42-4 53-11s18-18 18-32c0-10-4-17-11-24-11-7-21-14-39-18v-4 4l-35-11v-3 3c-28-7-49-14-60-21-14-7-25-14-32-24-7-11-7-25-7-39 0-28 7-50 28-64 18-14 50-21 85-21 32 0 60 4 81 14 18 14 32 32 36 60l-4 4-42 3h-4c0-14-7-24-21-28-11-7-25-14-46-14s-35 7-46 10c-10 8-14 18-14 29 0 10 0 14 4 21 3 3 10 7 17 10 11 4 29 11 57 18 24 7 42 14 56 18 11 7 21 10 25 17 7 7 14 18 18 25 3 11 7 21 7 32zM2732 325c0-11 0-21-4-28-4-11-11-18-18-25-3-4-14-11-24-18-11-3-32-10-57-17-28-4-46-11-53-15-10-3-17-10-21-14-3-7-7-14-7-24 0-14 7-25 18-32 10-7 28-11 49-11s39 4 49 11c15 7 22 18 25 32h-3v-4l42-3v3c-7-25-18-42-35-53-18-10-46-17-78-17-35 0-63 7-81 21-21 14-28 32-28 60 0 14 3 24 10 35 4 7 14 18 25 25 14 7 32 14 60 21l35 7c18 7 32 11 39 21 11 7 14 18 14 28 0 18-7 29-17 39-11 7-32 11-57 11s-42-4-56-11-22-21-29-39h4v4l-42 7 3-4c4 25 18 46 35 57 22 10 50 17 85 17 39 0 67-7 85-21 21-14 32-35 32-63zM2834 268c0 36 7 60 21 78s35 28 60 28c21 0 39-7 49-14 14-7 22-18 25-32v-3l4 3 42 11h3v3c-17 50-60 75-123 75-42 0-78-15-102-43-22-25-36-67-36-116 0-50 14-88 36-113 24-28 56-42 102-42 88 0 130 56 130 162v3 4h-3-208zM2834 265h208v3-3c0-106-42-155-127-155-42 0-74 10-99 38-21 25-32 60-32 110 0 49 11 88 32 113 25 24 57 38 99 38 63 0 102-24 120-67v4l-42-14h3c-7 14-14 25-28 32-14 10-32 14-53 14-28 0-49-11-64-29-14-17-21-45-21-81v-3zM2989 233c0-32-11-53-21-67-14-14-32-21-57-21-21 0-38 7-52 25-15 14-22 35-22 63h-3v-3h159v3zM2993 233h-159-4c0-28 11-53 25-67 14-18 35-28 56-28 25 0 46 10 60 25 15 14 22 38 25 70zM3105 406v-226c0-21-3-42-3-67v-3h3 46 4v3c0 32 0 53 0 60v-3 3h-4c11-28 18-46 29-56 10-7 24-14 45-14 7 0 15 3 22 3v4 42 7l-4-4c-7 0-14-3-25-3-17 0-35 11-42 28-14 18-18 39-18 74v152 3h-3-50zM3105 402h50v4-152c0-35 3-60 14-77 11-18 28-29 49-29 11 0 22 0 29 4h-4v-42 3c-7-3-11-3-18-3-17 0-31 3-42 14-11 7-18 24-25 49h-3-4c0-7 0-28-3-60h3-46 4c0 25 0 46 0 67v226h-4zM3405 406c-14 7-31 7-49 7-39 0-60-25-60-67v-198 4h-32-3v-4-35-3h3 35v3h-3l14-67v-3h4 31 4v3 67h-4v-3h57v3 35 4h-57v-4h4v184c0 14 0 25 7 28 3 7 11 11 21 11 7 0 14-4 28-4l4-3v3 39zM3402 406v-39h3v4c-10 3-21 3-28 3-10 0-21-3-28-7-4-7-7-18-7-35v-184-3h3 57v3h-4v-35h4-57-3v-67h3v4h-31v-4h3l-14 67h-4-35v35-3h32 3v3 198c0 42 18 63 57 63 18 0 32-3 49-7v4zM3673 325c0 28-10 53-31 67s-53 25-92 25c-35 0-64-8-85-22-21-10-35-31-39-56l-3-4h3l43-10h3v3c4 14 14 25 25 32 14 7 32 11 53 11 28 0 42-4 53-11 14-7 18-18 18-32 0-10-4-17-11-24s-21-14-39-18v-4 4l-35-11v-3 3c-28-7-46-14-60-21-11-7-21-14-28-24-7-11-11-25-11-39 0-28 11-50 28-64 21-14 50-21 88-21 32 0 57 4 78 14 21 14 32 32 39 60l-4 4-42 3h-3c-4-14-11-24-22-28-10-7-28-14-46-14-24 0-38 7-49 10-10 8-14 18-14 29 0 10 4 14 7 21 4 3 11 7 18 10 7 4 24 11 53 18 28 7 45 14 56 18 14 7 21 10 28 17s11 18 18 25c3 11 3 21 3 32zM3670 325c0-11-4-21-7-28-4-11-7-18-14-25-7-4-14-11-25-18-14-3-32-10-56-17-29-4-46-11-57-15-7-3-14-10-21-14-4-7-7-14-7-24 0-14 7-25 18-32 10-7 28-11 52-11 18 0 36 4 50 11 10 7 18 18 21 32l-3-4 45-3v3h-3c-4-25-14-42-35-53-18-10-43-17-75-17-38 0-63 7-84 21-18 14-25 32-25 60 0 14 0 24 7 35 7 7 18 18 28 25 11 7 32 14 60 21l36 7c17 7 31 11 38 21 11 7 15 18 15 28 0 18-7 29-22 39-10 7-28 11-56 11-21 0-39-4-53-11s-25-21-28-39h3v4l-42 7h-4l4-4c7 25 18 46 39 57 17 10 46 17 81 17 39 0 67-7 88-21s32-35 32-63z">
          <text:p/>
        </draw:path>
        <draw:path draw:style-name="gr3" draw:text-style-name="P3" draw:layer="layout" svg:width="1.446cm" svg:height="0.289cm" svg:x="18.623cm" svg:y="16.28cm" svg:viewBox="0 0 1447 290" svg:d="M183 287v-127h-148v127h-35v-273h35v118h148v-118h39v273zM278 32v-32h36v32zM278 287v-208h36v208zM543 181c0 74-25 109-78 109-14 0-28-3-38-7-11-7-22-17-29-28 0 4 0 11 0 18s0 14 0 14h-35c0-7 4-21 4-42v-245h31v82c0 7 0 18 0 32 7-18 18-25 29-32 10-7 24-10 38-10 25 0 46 10 57 28 14 21 21 46 21 81zM504 185c0-32-3-50-10-64-8-14-22-21-36-21-21 0-35 7-46 21-7 14-14 35-14 64 0 28 7 49 14 63 11 11 25 18 43 18 17 0 31-7 39-18 7-14 10-35 10-63zM585 32v-32h36v32zM585 287v-208h36v208zM829 231c0 17-7 35-21 45-15 11-36 14-64 14-25 0-46-3-60-10-14-11-21-25-28-42l32-4c3 11 10 18 17 25 11 3 25 7 39 7 18 0 32-4 39-11 10-3 14-10 14-21s-4-18-11-21c-3-7-14-11-24-14l-25-4c-21-7-35-14-46-17-7-4-14-11-18-18-3-7-7-14-7-25 0-21 7-35 22-46 10-10 31-14 56-14s42 4 56 11c15 7 22 21 25 42l-32 4c0-11-7-18-14-21-7-7-21-11-35-11s-25 4-32 7c-7 7-14 14-14 25 0 3 4 10 7 14 4 3 7 7 14 7 4 3 18 7 39 14 18 4 28 7 39 11 7 3 14 10 18 14 3 3 10 10 10 17 4 4 4 11 4 22zM900 181c0 28 4 50 11 64 10 14 25 17 42 17 11 0 21 0 28-7 11-7 14-17 18-32l35 4c-3 18-14 35-28 46-14 14-32 17-53 17-28 0-53-7-68-28-18-17-25-42-25-81 0-35 7-60 25-81 15-18 40-28 68-28 21 0 39 7 53 17 14 11 21 29 25 50h-36c0-11-3-18-14-25-7-10-17-14-28-14-21 0-35 7-42 21-7 11-11 32-11 60zM1105 79v134c0 10 0 21 3 32 4 7 7 10 14 14 4 3 15 7 25 7 18 0 32-7 39-18 11-14 14-28 14-49v-120h35v162c0 25 0 42 4 46h-35v-4c0-3 0-7 0-10 0-4 0-11 0-21-11 14-18 24-29 31-10 4-24 7-38 7-25 0-43-3-50-17-14-11-17-28-17-57v-137zM1447 231c0 17-7 35-21 45-14 11-35 14-64 14-24 0-45-3-60-10-14-11-21-25-28-42l32-4c3 11 11 18 18 25 10 3 24 7 38 7 18 0 32-4 39-11 11-3 14-10 14-21s-3-18-10-21c-4-7-14-11-25-14l-28-4c-18-7-32-14-43-17-7-4-14-11-17-18-7-7-7-14-7-25 0-21 7-35 21-46 11-10 32-14 56-14 25 0 43 4 57 11s21 21 25 42l-32 4c0-11-7-18-14-21-7-7-22-11-36-11s-24 4-35 7c-7 7-10 14-10 25 0 3 3 10 7 14 3 3 7 7 14 7 3 3 17 7 35 14 21 4 32 7 42 11 7 3 14 10 18 14 3 3 7 10 11 17 3 4 3 11 3 22z">
          <text:p/>
        </draw:path>
        <draw:path draw:style-name="gr3" draw:text-style-name="P3" draw:layer="layout" svg:width="1.454cm" svg:height="0.296cm" svg:x="18.619cm" svg:y="16.277cm" svg:viewBox="0 0 1455 297" svg:d="M187 290v-127 3h-148v-3h3v127 3h-3-35-4v-3-273-3h4 35 3v3 117h-3v-4h148v4-117-3h39v3 273 3h-39zM187 290h39-4v-273h4-39 4v117h-4-148v-117h-35 3v273h-3 35v-127h148 4v127zM279 35v-32-3h3 36v3 32 3h-36-3zM282 35h36-4v-32h4-36 4v32zM279 290v-209-4h3 36v4 209 3h-36-3zM282 290h36-4v-209h4-36 4v209zM547 184c0 74-25 113-78 113-17 0-28-4-42-11-11-3-18-14-25-28v4-4h4c0 4 0 11 0 18s-4 14-4 14v3h-35v-3c0-7 0-21 0-42v-245-3h4 31 4v3 81c0 11 0 18 0 32h-4v-3 3-3c7-15 14-25 25-29 14-7 28-10 42-10 25 0 46 10 60 28 11 18 18 46 18 82zM543 184c0-36-7-61-17-78-11-18-32-29-57-29-14 0-28 4-38 11-11 3-18 14-25 28h-4c0-14 0-21 0-32v-81h-31v245c0 21 0 35 0 42h-4 35-3c0 0 0-7 0-14 3-7 3-14 3-18h4c7 11 14 21 25 25 10 7 24 10 38 10 50 0 74-35 74-109zM508 188c0-32-3-51-14-65-7-10-18-17-32-17-21 0-35 7-42 17-11 14-14 36-14 65 0 28 3 49 14 60 7 14 21 17 39 17 17 0 28-3 35-17 11-11 14-32 14-60zM512 188c0 28-4 49-11 63-11 14-25 18-42 18-18 0-36-4-43-18-10-14-14-35-14-63 0-29 4-51 14-65 7-14 25-21 46-21 14 0 28 7 39 21 7 11 11 33 11 65zM589 35v-32-3h36 3v3 32 3h-3-36zM589 35h36-4v-32h4-36 4v32zM589 290v-209-4h36 3v4 209 3h-3-36zM589 290h36-4v-209h4-36 4v209zM836 234c0 17-7 35-24 45-15 11-36 18-64 18-25 0-46-7-60-14s-25-21-28-42l32-7h3c4 10 7 21 18 24 7 7 21 7 35 7 18 0 32 0 39-7 7-3 10-14 10-21 0-11-3-14-7-21-7-4-14-7-28-11l4-3-4 3-25-7h4-4c-17-7-31-10-42-14-7-7-14-14-21-21-4-7-7-15-7-26 0-21 7-35 21-46 14-10 35-17 60-17s42 7 56 14c15 7 25 21 29 42h-4l-28 4h-4c-3-11-7-18-14-21-7-4-21-7-35-7s-25 3-32 7c-7 3-10 10-10 21 0 3 0 7 3 10 4 4 7 8 14 12 4 3 18 7 39 10 18 4 32 11 39 15 7 3 14 7 21 14 4 3 7 10 11 14 3 7 3 14 3 25zM833 234c0-11-4-15-4-22-3-7-7-10-10-14-4-7-11-10-18-14-11-3-21-7-42-14h3-3c-18-4-32-7-39-11-4-3-11-7-14-11-4-4-4-11-4-14 0-11 4-18 11-25 7-3 21-7 35-7s28 4 35 7c11 7 14 14 18 25h-4v-4l32-3v3c-3-17-14-32-25-39-14-7-31-10-56-10s-42 3-56 14c-15 7-22 21-22 42 0 7 4 19 7 26 8 7 11 11 22 18 7 3 21 10 42 14l25 7c10 3 21 7 28 10 3 7 7 14 7 25s-4 18-14 25c-7 7-18 7-39 7-14 0-28 0-39-7-7-4-14-14-17-25l-29 7-3-3h3c4 17 14 31 29 38 10 11 31 14 56 14 28 0 46-7 64-17 14-11 21-25 21-42zM903 184c0 28 4 50 11 60 10 14 21 21 39 21 14 0 24-3 31-10s15-14 15-29v-3h4l35 3v4c-3 21-10 35-24 46-15 14-37 21-58 21-32 0-53-11-70-28-15-18-25-46-25-85 0-36 10-61 25-82 17-18 38-28 70-28 21 0 39 7 54 17 14 11 25 29 28 46v4h-3l-36 3v-3c-4-11-8-18-15-25s-17-10-31-10c-18 0-29 7-39 17-7 14-11 33-11 61zM900 184c0-28 3-50 10-61 11-14 25-21 43-21 17 0 28 4 35 11s11 17 15 28h-4l36-4v4c-4-21-11-35-25-46-15-11-33-18-54-18-28 0-53 11-67 29-14 17-21 46-21 78 0 39 7 64 21 81 14 18 39 28 67 28 21 0 39-7 54-17 14-11 21-28 25-46h3l-35-4c0 15-8 25-15 32-11 7-21 11-35 11-18 0-32-7-39-21-11-14-14-36-14-64zM1109 81v135c0 10 3 21 7 28 0 7 3 14 10 18 4 3 15 3 25 3 18 0 28-3 39-14 7-14 14-28 14-49v-121-4h35 4v4 163c0 25 0 39 0 46v3h-35v-3l-4-4c0-3 0-7 0-10 0-4 0-11 0-21h4v3-3c-7 14-18 24-29 31-10 7-24 11-38 11-25 0-43-7-53-18-11-14-18-31-18-60v-138-4h4 35zM1109 81h-35 3v138c0 29 4 46 14 57 11 10 25 17 50 17 14 0 28-3 35-10 10-7 21-14 28-28v-4h4v4c0 10 3 17 3 21 0 3 0 7 0 10v4h-3 35-4c0-4-3-21-3-46v-163h3-35 4v121c0 21-4 39-14 49-11 14-25 18-43 18-10 0-21 0-28-4-7-3-11-10-14-17 0-11-4-22-4-32v-135zM1455 234c0 17-7 35-25 45-14 11-35 18-64 18-24 0-45-7-60-14-14-7-24-21-28-42l32-7h3c4 10 8 21 18 24 7 7 21 7 35 7 18 0 32 0 39-7 7-3 11-14 11-21 0-11-4-14-7-21-7-4-14-7-29-11l4-3-4 3-24-7c-18-7-32-10-43-14-7-7-14-14-21-21-3-7-7-15-7-26 0-21 7-35 21-46 15-10 36-17 60-17 25 0 43 7 57 14s25 21 28 42h-3l-32 4c-4-11-7-18-14-21-11-4-22-7-36-7s-24 3-31 7c-7 3-11 10-11 21 0 3 0 7 4 10 3 4 7 8 14 12 3 3 17 7 35 10 21 4 35 11 42 15 7 3 14 7 18 14 7 3 11 10 14 14 0 7 4 14 4 25zM1451 234c0-11-3-15-3-22-4-7-8-10-11-14-7-7-11-10-21-14-7-3-18-7-39-14-18-4-32-7-39-11-3-3-10-7-14-11-3-4-3-11-3-14 0-11 3-18 10-25 7-3 21-7 35-7 18 0 29 4 36 7 10 7 14 14 17 25h-3v-4l32-3v3c-4-17-15-32-25-39-14-7-32-10-57-10-24 0-42 3-56 14-14 7-21 21-21 42 0 7 3 19 7 26 7 7 10 11 21 18 7 3 21 10 42 14l25 7c11 3 21 7 28 10 4 7 7 14 7 25s-3 18-10 25c-11 7-25 7-43 7-14 0-28 0-38-7-11-4-18-14-18-25l-28 7-4-3h4c3 17 14 31 28 38 14 11 32 14 56 14 29 0 50-7 64-17 14-11 21-25 21-42z">
          <text:p/>
        </draw:path>
        <draw:path draw:style-name="gr3" draw:text-style-name="P3" draw:layer="layout" svg:width="2.07cm" svg:height="0.282cm" svg:x="18.563cm" svg:y="18.845cm" svg:viewBox="0 0 2071 283" svg:d="M222 280l-32-82h-123l-32 82h-35l109-273h42l110 273zM130 35l-3 4c-4 10-7 24-14 42l-36 88h103l-36-88c-3-11-7-21-10-32zM508 202c0 28-11 46-32 60-18 14-46 21-81 21-67 0-106-25-117-70l39-7c4 17 11 28 25 35s32 14 53 14c24 0 42-7 56-14s18-18 18-35c0-11 0-19-4-23-3-7-10-10-17-14-7-3-18-7-25-7-11-3-25-7-35-10-21-4-39-11-50-15-10-3-21-10-24-17-7-4-11-11-18-18 0-7-4-17-4-28 0-21 11-39 29-53 17-14 42-21 74-21s56 7 70 14c18 11 29 28 36 49l-36 7c-3-14-10-24-24-31-11-7-25-11-46-11s-39 7-50 14c-10 4-17 18-17 32 0 7 3 14 7 21 3 4 10 7 21 14 7 0 25 7 49 11 7 3 14 3 25 7 7 0 14 3 21 7 11 3 18 7 25 11 3 3 11 7 14 14 7 3 11 10 14 17 0 7 4 19 4 26zM543 187v-28h99v28zM899 88c0 25-7 46-24 60-18 18-39 25-71 25h-78v107h-35v-273h113c32 0 53 7 71 21 17 14 24 32 24 60zM864 88c0-35-21-53-64-53h-74v106h74c43 0 64-18 64-53zM1147 280l-71-114h-85v114h-39v-273h131c29 0 54 7 71 21 18 11 25 32 25 57 0 17-7 35-18 49-10 14-28 21-49 28l78 118zM1144 85c0-18-7-29-18-39-11-7-29-11-47-11h-88v99h88c18 0 36-4 47-14 11-7 18-18 18-35zM1412 141c0 46-7 82-25 107-14 25-39 35-70 35-32 0-53-10-71-35-14-25-21-61-21-107s7-81 21-106c14-21 39-35 74-35 32 0 53 14 71 39 14 21 21 56 21 102zM1377 141c0-39-4-67-15-85-7-17-21-28-42-28-25 0-39 11-46 28-10 18-14 46-14 85s4 68 14 86c7 17 21 28 43 28 21 0 35-11 45-28 11-18 15-47 15-86zM1634 141c0 46-7 82-25 107-14 25-38 35-70 35s-57-10-71-35-24-61-24-107 7-81 24-106c14-21 39-35 71-35s56 14 70 39c18 21 25 56 25 102zM1599 141c0-39-4-67-14-85-11-17-25-28-46-28s-35 11-46 28c-7 18-14 46-14 85s7 68 14 86c11 17 25 28 46 28s35-11 46-28c10-18 14-47 14-86zM1853 187c0 33-7 54-25 71-14 18-35 25-63 25-32 0-53-10-71-35-14-21-25-58-25-100 0-46 11-85 25-109 18-25 42-39 74-39 39 0 67 21 78 56l-36 7c-7-21-21-35-42-35s-35 11-46 28c-10 18-17 46-17 81 7-10 14-21 28-28 10-3 21-7 39-7 24 0 42 7 60 25 14 14 21 35 21 60zM1817 191c0-22-3-36-14-46-10-11-24-18-42-18-14 0-28 7-39 14-7 11-14 25-14 39 0 22 7 40 14 54 11 14 25 21 43 21 17 0 28-7 38-18 11-10 14-28 14-46zM2071 137c0 46-7 83-24 107-18 25-43 39-74 39-21 0-39-3-50-14-14-7-21-25-28-42l32-7c7 24 25 35 49 35 18 0 32-11 46-28 11-18 14-47 14-79-3 11-14 21-24 25-11 7-25 10-43 10-25 0-42-7-56-24-14-18-25-39-25-64 0-32 11-53 25-67 17-18 39-28 67-28 32 0 53 14 67 35 17 21 24 57 24 102zM2036 102c0-21-7-39-17-53-11-14-25-21-39-21-18 0-32 7-39 18-11 14-14 28-14 49 0 18 3 32 14 46 7 11 21 18 39 18 7 0 17-4 28-7 7-7 14-11 21-22 4-7 7-17 7-28z">
          <text:p/>
        </draw:path>
        <draw:path draw:style-name="gr3" draw:text-style-name="P3" draw:layer="layout" svg:width="2.078cm" svg:height="0.286cm" svg:x="18.559cm" svg:y="18.845cm" svg:viewBox="0 0 2079 287" svg:d="M226 280l-32-82v4h-123v-4h3l-32 82v3h-3-35-4v-3l113-273v-4h42v4l110 273 3 3h-3-39zM226 276h39v4h-4l-109-273h3-42l-109 273v-4h35v4l32-82h123 4l31 82h-3zM134 35v4h-3 3c-3 10-7 24-14 42l-35 89h-4 103l-36-89c-3-11-7-21-10-32l-7-14zM134 32l7 17c4 11 7 21 11 29l35 92v4h-3-103-3l3-4 36-89c3-18 10-32 14-42v-7l3-4zM515 202c0 28-14 46-32 63-21 15-49 22-84 22-67 0-106-25-117-74l39-7v-4 4c4 17 11 28 25 35s32 10 53 10c24 0 42-3 56-10 11-11 18-21 18-35 0-11-4-15-7-22-4-3-7-10-14-14-7 0-18-3-29-7-10-3-21-7-31-7v-3 3c-21-7-39-10-50-14-10-7-21-11-28-18s-10-14-14-22c-4-7-7-17-7-28 0-25 11-42 28-53 18-14 46-21 78-21s56 3 74 14c14 11 28 28 35 49v4h-3l-36 7h-3v-4c-4-14-11-24-21-28-11-7-25-10-46-10s-39 3-50 10c-10 7-14 18-14 32 0 7 0 14 4 18 7 7 10 10 21 14 7 4 25 8 49 15 7 0 18 3 25 7 7 0 18 3 25 7 7 0 14 3 21 7s14 11 18 14c3 7 10 14 10 21 4 7 7 18 7 25zM508 202c0-7 0-18-3-25-4-7-7-10-11-17-3-4-11-11-18-14-7-4-14-8-21-11-7 0-14-4-21-7-11 0-18-4-28-4l3-3-3 3c-25-7-39-10-50-14-7-4-14-8-17-15-7-7-7-14-7-21 0-18 3-28 17-35 11-7 29-11 50-11s35 4 49 11c11 7 18 17 21 31v-3l36-4h-4c-3-21-14-35-32-45-14-11-38-15-70-15s-57 7-74 18c-18 14-25 32-25 53 0 11 0 18 4 28 3 8 7 12 14 19s14 10 24 17c11 4 29 8 50 15 14 3 24 3 35 7 11 3 18 3 25 10 7 4 14 7 17 11 4 7 7 14 7 25 0 17-7 28-21 38-10 7-32 11-56 11-21 0-39-4-53-11s-25-21-28-38h3v3l-35 7-4-3h4c10 45 46 70 113 70 35 0 63-7 81-21 21-14 28-32 28-60zM547 188v-28-4h99v4 28 3h-99zM547 188h99-4v-28h4-99 3v28zM907 88c0 26-11 47-28 65-18 14-39 21-71 21h-78 4v106 3h-4-35-3v-3-273-4h3 113c32 0 53 7 71 22 17 17 28 35 28 63zM903 88c0-28-10-46-24-60-18-14-43-21-71-21h-113v273-4h35v4h-3v-106-4h3 78c32 0 53-7 67-21 18-14 28-35 28-61zM864 88c0-35-21-49-60-49h-74v-4h4v107h-4 74c43 0 60-18 60-54zM868 88c0 40-21 58-64 58h-74-3v-4-107h3 74c43 0 64 18 64 53zM1150 280l-74-113h4-85v113 3h-39v-3-273-4h131c28 0 53 7 70 22 19 14 29 35 29 60 0 21-7 36-22 50-10 14-28 25-49 28v-3l82 120v3h-3-44zM1150 276h44v4l-79-117-4-3h4c21-4 35-11 46-25 15-14 22-33 22-50 0-25-12-43-26-57-17-14-42-21-70-21h-131 4v273h-4v-4h39v4h-4v-113-4h4 85 3l67 117zM1143 85c0-18-7-29-14-36-14-7-28-10-46-10h-88v-4 100h88c18 0 32-4 46-14 7-7 14-22 14-36zM1147 85c0 17-7 29-18 39-11 11-25 14-46 14h-88-4v-3-100h4 88c18 0 35 4 46 11s18 21 18 39zM1416 142c0 46-7 81-21 106-18 25-43 39-74 39-32 0-57-14-71-39-18-25-25-60-25-106 0-47 7-82 25-107 14-25 39-35 74-35 32 0 57 10 71 35 17 25 21 60 21 107zM1416 142c0-47-11-82-25-103-14-25-39-36-67-36-35 0-56 11-74 36-14 21-21 56-21 103 0 46 7 81 25 102 14 25 35 39 67 39 31 0 52-14 70-39 14-21 25-56 25-102zM1377 142c0-40-4-68-11-86-10-14-24-24-42-24-21 0-35 7-46 24-10 18-14 46-14 86 0 39 4 67 14 85 11 17 25 24 43 24 21 0 35-7 42-24 10-18 14-46 14-85zM1384 142c0 39-7 67-14 85-11 21-28 28-49 28-22 0-36-7-46-25-11-21-14-49-14-88 0-40 3-68 14-89 10-14 24-25 49-25 21 0 35 11 46 28 7 18 14 46 14 86zM1638 142c0 46-7 81-25 106-14 25-38 39-70 39s-57-14-71-39c-17-25-24-60-24-106 0-47 7-82 21-107 17-25 42-35 74-35s56 10 74 35c14 25 21 60 21 107zM1635 142c0-47-8-82-22-103-14-25-38-36-70-36s-57 11-71 36c-14 21-21 56-21 103 0 46 7 81 21 102 18 25 39 39 71 39s53-14 67-39c17-21 25-56 25-102zM1599 142c0-40-3-68-14-86-7-14-21-24-42-24s-35 7-43 24c-10 18-14 46-14 86 0 39 4 67 14 85 8 17 22 24 43 24s35-7 42-24c11-18 14-46 14-85zM1603 142c0 39-4 67-14 85-11 21-25 28-46 28s-39-7-46-25c-11-21-14-49-14-88 0-40 3-68 14-89 7-14 25-25 46-25s39 11 49 28c7 18 11 46 11 86zM1857 188c0 32-7 53-21 70-18 18-39 29-67 29-32 0-57-14-71-39-18-21-25-57-25-99 0-47 7-86 25-110 18-25 42-39 74-39 42 0 67 18 78 56l3 4h-3l-32 7h-4v-4c-7-21-21-31-42-31s-35 10-46 28c-10 18-14 42-14 78h-3-4c7-14 18-21 28-28 14-8 25-11 43-11 24 0 45 11 60 25 14 18 21 39 21 64zM1853 188c0-25-7-46-21-60s-32-26-56-26c-14 0-29 4-39 12-11 7-21 14-25 24l-7 8v-8c0-36 7-64 18-82 10-17 28-28 49-28s39 11 46 35h-4v-3l36-4h-4c-10-35-35-53-74-53-32 0-53 11-70 39-18 25-25 60-25 107 0 42 7 74 25 99 14 21 35 35 67 35 28 0 49-10 63-28 14-14 21-39 21-67zM1818 191c0-21-4-35-14-45-7-11-21-15-39-15-14 0-28 4-35 15-11 10-14 21-14 35 0 21 3 39 14 53 10 14 21 17 39 17 14 0 28-3 35-14 10-10 14-28 14-46zM1825 191c0 22-7 36-18 46-10 14-21 18-38 18-18 0-32-7-43-18-10-14-14-31-14-56 0-14 4-28 14-39 11-11 25-14 39-14 18 0 32 7 42 18 11 10 18 24 18 45zM2079 138c0 46-11 82-28 106-18 29-43 43-74 43-21 0-39-7-53-14-11-11-21-25-25-46l-3-4h3l32-3h3c7 21 22 31 46 31 18 0 32-7 43-24 10-18 17-46 17-78h4c-4 11-14 21-28 28-11 7-25 11-43 11-25 0-42-7-60-25-14-17-21-42-21-68 0-32 7-53 25-70 14-18 39-25 67-25 32 0 56 10 70 35 18 21 25 57 25 103zM2075 138c0-46-10-78-24-103-14-21-35-32-67-32-28 0-50 7-64 25-17 14-24 39-24 67 0 26 7 47 21 65 14 14 35 24 56 24 18 0 28-3 43-10 10-7 21-18 24-28l4-8v11c0 32-7 60-18 78-10 21-28 28-46 28-24 0-42-11-49-32v-3 3l-32 4h4c3 17 14 31 24 42 14 7 29 14 50 14 31 0 56-14 74-39 14-24 24-60 24-106zM2037 102c0-21-4-39-14-49-11-14-25-21-39-21-18 0-28 7-39 17-11 11-14 25-14 46 0 19 3 33 14 43 11 11 21 18 39 18 7 0 17 0 24-7 11-3 18-11 22-18 3-7 7-17 7-29zM2040 102c0 12-3 22-7 33-7 7-14 14-21 18-11 3-21 7-28 7-18 0-32-4-43-18-10-11-14-28-14-47 0-21 4-39 14-49 11-11 25-18 43-18 17 0 32 7 42 21 11 14 14 32 14 53z">
          <text:p/>
        </draw:path>
        <draw:path draw:style-name="gr3" draw:text-style-name="P3" draw:layer="layout" svg:width="0.505cm" svg:height="0.293cm" svg:x="24.849cm" svg:y="18.848cm" svg:viewBox="0 0 506 294" svg:d="M0 291v-33h71v-208l-60 42v-32l63-42h33v240h67v33zM195 294l78-294h32l-78 294zM333 291v-33h70v-208l-60 42v-32l64-42h32v240h67v33z">
          <text:p/>
        </draw:path>
        <draw:path draw:style-name="gr3" draw:text-style-name="P3" draw:layer="layout" svg:width="0.508cm" svg:height="0.293cm" svg:x="24.849cm" svg:y="18.848cm" svg:viewBox="0 0 509 294" svg:d="M0 291v-33h71v-208h3l-63 46-4 3v-7-32-3l67-42h32v3 240h67 4v33h-4zM0 287h173v4-33 3h-67v-3-240h-32l-63 42v32h-4l64-46h3v4 208 3h-3-71v-3h4v33h-4zM194 294l78-294h33 3v4l-82 290h-32-3zM194 291h32v3h-4l79-294h4v4h-33v-4l3 4-81 290zM333 291v-33h3 67v-208h4l-64 46-3 3v-7-32l3-3 64-42h32 3v3 240h-3 67 3v33h-3-170zM336 287h170v4h-4v-33h4v3h-67v-3-240h-32l-64 42h4v32h-4l60-46h4v4 208 3h-4-67v-3 33z">
          <text:p/>
        </draw:path>
        <draw:path draw:style-name="gr1" draw:text-style-name="P1" draw:layer="layout" svg:width="6.594cm" svg:height="5.4cm" svg:x="4.818cm" svg:y="11.406cm" svg:viewBox="0 0 6595 5401" svg:d="M3627 4007l201-194c-10 11-18 18-28 25l-1626 1277-39 25-39 24-46 18-46 11-49 7-50 3-49-3-49-7-50-14-49-18-46-21-46-25-39-32-38-31 38 31 39 32 46 25 46 21 49 18 50 14 49 7 49 3 50-3 49-7 46-11 46-18 39-24 39-25 1626-1277c10-7 18-14 28-25l14-14 11-14 14-14 10-18 11-17 7-18 11-18 7-17 7-18 3-17 4-22 3-17v-21-18-561-533c0-95-45-183-130-250-35-361-258-696-614-918 356 222 579 557 614 918 85 67 130 155 130 250v533c57-14 124-49 187-99l2478-1948v-113l-850-667c-311-243-820-243-1130 0l-1429 1126c-261-166-579-265-914-286-3 0-7-4-10-7l-660 522 243 190 378-299 21 17c81-60 205-60 282 0l921 724c39 32 60 71 60 113 0 43-21 81-60 110l21 17-21 18-1676 1316-21-18c-77 64-204 64-282 0l-198-155-21-14-702-554c-35-28-56-67-56-109 0-43 21-82 56-110l-21-17 381-300-243-191-664 519c4 3 8 7 11 10l1528 1200c176 137 458 137 635 0l1626-1277c85-67 130-159 130-251 0 92-45 184-130 251l-1626 1277c-177 137-459 137-635 0v772 216c-11-7-25-11-36-18v109c0 11 0 18 0 29 0 17 0 31 4 49 0 7 0 18 0 25s3 14 3 24c0 7 4 14 4 22 0 7 0 17 3 24 0 7 4 14 4 21s3 14 3 22c4 3 4 10 8 17 3 7 3 14 3 21 4 4 7 11 7 18 4 7 7 11 7 18 4 3 7 10 7 17 74 14 152 14 226 4 35-7 71-18 102-32 36-14 64-35 88-53h4c138-109 272-215 406-321s271-215 405-321c272-212 540-423 812-638 10-8 21-15 28-22z">
          <text:p/>
        </draw:path>
        <draw:polygon draw:style-name="gr7" draw:text-style-name="P2" draw:layer="layout" svg:width="0cm" svg:height="0cm" svg:x="7.228cm" svg:y="14.968cm" svg:viewBox="0 0 0 0" draw:points="0,0">
          <text:p/>
        </draw:polygon>
        <draw:path draw:style-name="gr1" draw:text-style-name="P1" draw:layer="layout" svg:width="2.237cm" svg:height="2.372cm" svg:x="6.088cm" svg:y="12.806cm" svg:viewBox="0 0 2238 2373" svg:d="M2178 1027v-35c39-29 60-67 60-110 0-42-21-81-60-113l-922-724c-77-60-201-60-282 0v682c0 374-346 953-776 1291l-141 110c-18 17-39 28-57 42l198 155c78 64 205 64 282 0l21 18z">
          <text:p/>
        </draw:path>
        <draw:polygon draw:style-name="gr7" draw:text-style-name="P2" draw:layer="layout" svg:width="0cm" svg:height="0cm" svg:x="7.228cm" svg:y="14.968cm" svg:viewBox="0 0 0 0" draw:points="0,0">
          <text:p/>
        </draw:polygon>
        <draw:path draw:style-name="gr1" draw:text-style-name="P1" draw:layer="layout" svg:width="1.7cm" svg:height="2.127cm" svg:x="5.344cm" svg:y="12.834cm" svg:viewBox="0 0 1701 2128" svg:d="M724 2128c18-14 39-28 57-43l141-112c430-339 779-914 779-1293v-680l-381 299c-282 60-652 350-939 739l-381 300 21 17v219z">
          <text:p/>
        </draw:path>
        <draw:polygon draw:style-name="gr7" draw:text-style-name="P2" draw:layer="layout" svg:width="0cm" svg:height="0cm" svg:x="7.228cm" svg:y="14.968cm" svg:viewBox="0 0 0 0" draw:points="0,0">
          <text:p/>
        </draw:polygon>
        <draw:path draw:style-name="gr1" draw:text-style-name="P1" draw:layer="layout" svg:width="1.874cm" svg:height="1.761cm" svg:x="4.483cm" svg:y="14.978cm" svg:viewBox="0 0 1875 1762" svg:d="M1832 1239c28-4 43-18 43-36l-1528-1203c0 11 4 22 7 36 0 10-3 24-7 39 0 14-3 28-7 42-49 162-188 356-340 476l1487 1169c169-135 313-354 345-523z">
          <text:p/>
        </draw:path>
        <draw:polygon draw:style-name="gr7" draw:text-style-name="P2" draw:layer="layout" svg:width="0cm" svg:height="0cm" svg:x="7.228cm" svg:y="14.968cm" svg:viewBox="0 0 0 0" draw:points="0,0">
          <text:p/>
        </draw:polygon>
        <draw:polygon draw:style-name="gr1" draw:text-style-name="P1" draw:layer="layout" svg:width="1.528cm" svg:height="1.975cm" svg:x="4.829cm" svg:y="14.206cm" svg:viewBox="0 0 1529 1976" draw:points="0,777 1529,1976 1529,1204 0,0">
          <text:p/>
        </draw:polygon>
        <draw:polygon draw:style-name="gr7" draw:text-style-name="P2" draw:layer="layout" svg:width="0cm" svg:height="0cm" svg:x="7.228cm" svg:y="14.968cm" svg:viewBox="0 0 0 0" draw:points="0,0">
          <text:p/>
        </draw:polygon>
        <draw:path draw:style-name="gr1" draw:text-style-name="P1" draw:layer="layout" svg:width="1.03cm" svg:height="0.812cm" svg:x="3.757cm" svg:y="16.333cm" svg:viewBox="0 0 1031 813" svg:d="M1031 407c0-223-234-407-516-407-286 0-515 184-515 407zM0 407c0 226 229 406 515 406 282 0 516-180 516-406z">
          <text:p/>
        </draw:path>
        <draw:polygon draw:style-name="gr7" draw:text-style-name="P2" draw:layer="layout" svg:width="0cm" svg:height="0cm" svg:x="7.228cm" svg:y="14.968cm" svg:viewBox="0 0 0 0" draw:points="0,0">
          <text:p/>
        </draw:polygon>
        <draw:path draw:style-name="gr1" draw:text-style-name="P1" draw:layer="layout" svg:width="1.03cm" svg:height="0.808cm" svg:x="9.412cm" svg:y="11.796cm" svg:viewBox="0 0 1031 809" svg:d="M1031 406c0-226-230-406-515-406-287 0-516 180-516 406zM0 406c0 222 229 403 516 403 285 0 515-181 515-403z">
          <text:p/>
        </draw:path>
        <draw:polygon draw:style-name="gr7" draw:text-style-name="P2" draw:layer="layout" svg:width="0cm" svg:height="0cm" svg:x="7.228cm" svg:y="14.968cm" svg:viewBox="0 0 0 0" draw:points="0,0">
          <text:p/>
        </draw:polygon>
        <draw:path draw:style-name="gr1" draw:text-style-name="P1" draw:layer="layout" svg:width="0.833cm" svg:height="0.654cm" svg:x="9.51cm" svg:y="11.936cm" svg:viewBox="0 0 834 655" svg:d="M834 327c0-85-46-170-124-230-116-95-296-124-451-71-155 50-259 171-259 301 0 106 65 201 171 265 148 84 345 84 494 0 105-64 169-159 169-265z">
          <text:p/>
        </draw:path>
        <draw:polygon draw:style-name="gr7" draw:text-style-name="P2" draw:layer="layout" svg:width="0cm" svg:height="0cm" svg:x="7.228cm" svg:y="14.968cm" svg:viewBox="0 0 0 0" draw:points="0,0">
          <text:p/>
        </draw:polygon>
        <draw:path draw:style-name="gr1" draw:text-style-name="P1" draw:layer="layout" svg:width="0.833cm" svg:height="0.652cm" svg:x="3.855cm" svg:y="16.475cm" svg:viewBox="0 0 834 653" svg:d="M728 544c67-60 106-138 106-216 0-88-46-169-125-234-116-91-296-119-451-70s-258 170-258 304c0 78 39 156 106 216 78 70 191 109 311 109s232-39 311-109z">
          <text:p/>
        </draw:path>
        <draw:polygon draw:style-name="gr7" draw:text-style-name="P2" draw:layer="layout" svg:width="0cm" svg:height="0cm" svg:x="7.228cm" svg:y="14.968cm" svg:viewBox="0 0 0 0" draw:points="0,0">
          <text:p/>
        </draw:polygon>
        <draw:path draw:style-name="gr1" draw:text-style-name="P1" draw:layer="layout" svg:width="0.833cm" svg:height="0.591cm" svg:x="9.51cm" svg:y="11.936cm" svg:viewBox="0 0 834 592" svg:d="M665 592c105-64 169-159 169-265 0-85-46-170-124-230-116-95-296-124-451-71-155 50-259 171-259 301 0 106 65 201 171 265 148-85 345-85 494 0z">
          <text:p/>
        </draw:path>
        <draw:polygon draw:style-name="gr7" draw:text-style-name="P2" draw:layer="layout" svg:width="0cm" svg:height="0cm" svg:x="7.228cm" svg:y="14.968cm" svg:viewBox="0 0 0 0" draw:points="0,0">
          <text:p/>
        </draw:polygon>
        <draw:path draw:style-name="gr1" draw:text-style-name="P1" draw:layer="layout" svg:width="1.181cm" svg:height="0.928cm" svg:x="5.482cm" svg:y="12.943cm" svg:viewBox="0 0 1182 929" svg:d="M243 929c286-388 653-679 939-739l-244-190c-286 56-656 349-938 738z">
          <text:p/>
        </draw:path>
        <draw:polygon draw:style-name="gr7" draw:text-style-name="P2" draw:layer="layout" svg:width="0cm" svg:height="0cm" svg:x="7.228cm" svg:y="14.968cm" svg:viewBox="0 0 0 0" draw:points="0,0">
          <text:p/>
        </draw:polygon>
        <draw:path draw:style-name="gr1" draw:text-style-name="P1" draw:layer="layout" svg:width="0.707cm" svg:height="0.831cm" svg:x="5.842cm" svg:y="13.704cm" svg:viewBox="0 0 708 832" svg:d="M650 15c3 4 10 7 14 7 95 78 31 314-138 529-173 219-389 333-484 258-4-4-7-7-11-11-3-3-7-7-7-10-17-25-24-57-24-92 0-134 95-328 240-483 145-156 304-241 396-205 3 4 10 4 14 7z">
          <text:p/>
        </draw:path>
        <draw:polygon draw:style-name="gr7" draw:text-style-name="P2" draw:layer="layout" svg:width="0cm" svg:height="0cm" svg:x="7.228cm" svg:y="14.968cm" svg:viewBox="0 0 0 0" draw:points="0,0">
          <text:p/>
        </draw:polygon>
        <draw:path draw:style-name="gr1" draw:text-style-name="P1" draw:layer="layout" svg:width="0.833cm" svg:height="0.543cm" svg:x="3.855cm" svg:y="16.475cm" svg:viewBox="0 0 834 544" svg:d="M728 544c67-60 106-138 106-216 0-88-46-169-125-229-116-96-296-124-451-75-155 54-258 170-258 304 0 78 39 156 106 216 74-68 184-106 297-110 116-3 225 32 306 95 8 4 16 11 19 15z">
          <text:p/>
        </draw:path>
        <draw:polygon draw:style-name="gr7" draw:text-style-name="P2" draw:layer="layout" svg:width="0cm" svg:height="0cm" svg:x="7.228cm" svg:y="14.968cm" svg:viewBox="0 0 0 0" draw:points="0,0">
          <text:p/>
        </draw:polygon>
        <draw:path draw:style-name="gr1" draw:text-style-name="P1" draw:layer="layout" svg:width="0.599cm" svg:height="0.708cm" svg:x="7.507cm" svg:y="15.033cm" svg:viewBox="0 0 600 709" svg:d="M561 20c82 63 29 265-117 452-145 184-328 279-409 219-25-21-35-53-35-99 0-120 91-296 222-431 134-138 272-194 339-141z">
          <text:p/>
        </draw:path>
        <draw:polygon draw:style-name="gr7" draw:text-style-name="P2" draw:layer="layout" svg:width="0cm" svg:height="0cm" svg:x="7.228cm" svg:y="14.968cm" svg:viewBox="0 0 0 0" draw:points="0,0">
          <text:p/>
        </draw:polygon>
        <draw:path draw:style-name="gr1" draw:text-style-name="P1" draw:layer="layout" svg:width="0.808cm" svg:height="0.635cm" svg:x="4.998cm" svg:y="16.421cm" svg:viewBox="0 0 809 636" svg:d="M244 0l565 446c-74 28-166 99-243 190l-566-445c78-92 166-162 244-191z">
          <text:p/>
        </draw:path>
        <draw:polygon draw:style-name="gr7" draw:text-style-name="P2" draw:layer="layout" svg:width="0cm" svg:height="0cm" svg:x="7.228cm" svg:y="14.968cm" svg:viewBox="0 0 0 0" draw:points="0,0">
          <text:p/>
        </draw:polygon>
        <draw:path draw:style-name="gr1" draw:text-style-name="P1" draw:layer="layout" svg:width="0.635cm" svg:height="0.787cm" svg:x="5.842cm" svg:y="13.705cm" svg:viewBox="0 0 636 788" svg:d="M636 7c-103 294-353 611-612 781-17-25-24-53-24-92 0-134 95-328 240-483 145-156 304-238 396-206z">
          <text:p/>
        </draw:path>
        <draw:polygon draw:style-name="gr7" draw:text-style-name="P2" draw:layer="layout" svg:width="0cm" svg:height="0cm" svg:x="7.228cm" svg:y="14.968cm" svg:viewBox="0 0 0 0" draw:points="0,0">
          <text:p/>
        </draw:polygon>
        <draw:path draw:style-name="gr1" draw:text-style-name="P1" draw:layer="layout" svg:width="0.498cm" svg:height="0.581cm" svg:x="10.879cm" svg:y="12.917cm" svg:viewBox="0 0 499 582" svg:d="M499 96c0-77-46-109-117-91-21 3-42 10-63 24-135 71-269 245-308 390-7 24-11 45-11 67 0 119 113 130 251 21 138-106 248-290 248-411z">
          <text:p/>
        </draw:path>
        <draw:polygon draw:style-name="gr7" draw:text-style-name="P2" draw:layer="layout" svg:width="0cm" svg:height="0cm" svg:x="7.228cm" svg:y="14.968cm" svg:viewBox="0 0 0 0" draw:points="0,0">
          <text:p/>
        </draw:polygon>
        <draw:path draw:style-name="gr1" draw:text-style-name="P1" draw:layer="layout" svg:width="0.497cm" svg:height="0.581cm" svg:x="4.519cm" svg:y="17.92cm" svg:viewBox="0 0 498 582" svg:d="M498 96c0-74-46-109-120-92-18 4-39 14-63 25-132 70-266 243-305 389-7 25-10 46-10 67 0 120 109 130 251 21 134-106 247-290 247-410z">
          <text:p/>
        </draw:path>
        <draw:polygon draw:style-name="gr7" draw:text-style-name="P2" draw:layer="layout" svg:width="0cm" svg:height="0cm" svg:x="7.228cm" svg:y="14.968cm" svg:viewBox="0 0 0 0" draw:points="0,0">
          <text:p/>
        </draw:polygon>
        <draw:path draw:style-name="gr1" draw:text-style-name="P1" draw:layer="layout" svg:width="0.497cm" svg:height="0.583cm" svg:x="5.436cm" svg:y="16.886cm" svg:viewBox="0 0 498 584" svg:d="M498 96c0-74-42-109-116-91-21 7-43 14-64 24-131 71-269 247-308 389-7 25-10 50-10 71 0 120 113 127 250 21 139-106 248-294 248-414z">
          <text:p/>
        </draw:path>
        <draw:polygon draw:style-name="gr7" draw:text-style-name="P2" draw:layer="layout" svg:width="0cm" svg:height="0cm" svg:x="7.228cm" svg:y="14.968cm" svg:viewBox="0 0 0 0" draw:points="0,0">
          <text:p/>
        </draw:polygon>
        <draw:path draw:style-name="gr1" draw:text-style-name="P1" draw:layer="layout" svg:width="0.494cm" svg:height="0.582cm" svg:x="9.962cm" svg:y="13.33cm" svg:viewBox="0 0 495 583" svg:d="M495 96c0-74-42-109-117-91-17 3-42 14-63 24-131 71-269 244-308 389-4 25-7 50-7 71 0 116 109 127 248 21 137-109 247-294 247-414z">
          <text:p/>
        </draw:path>
        <draw:polygon draw:style-name="gr7" draw:text-style-name="P2" draw:layer="layout" svg:width="0cm" svg:height="0cm" svg:x="7.228cm" svg:y="14.968cm" svg:viewBox="0 0 0 0" draw:points="0,0">
          <text:p/>
        </draw:polygon>
        <draw:path draw:style-name="gr1" draw:text-style-name="P1" draw:layer="layout" svg:width="0.656cm" svg:height="0.805cm" svg:x="5.866cm" svg:y="13.712cm" svg:viewBox="0 0 657 806" svg:d="M612 0c3 0 10 4 14 7 21 21 31 60 31 102 0 113-70 273-180 414-113 145-251 251-360 275-46 11-82 11-110-7-3-3-7-7-7-10 254-170 509-492 612-781z">
          <text:p/>
        </draw:path>
        <draw:polygon draw:style-name="gr7" draw:text-style-name="P2" draw:layer="layout" svg:width="0cm" svg:height="0cm" svg:x="7.228cm" svg:y="14.968cm" svg:viewBox="0 0 0 0" draw:points="0,0">
          <text:p/>
        </draw:polygon>
        <draw:polygon draw:style-name="gr1" draw:text-style-name="P1" draw:layer="layout" svg:width="0.141cm" svg:height="0.797cm" svg:x="4.342cm" svg:y="17.907cm" svg:viewBox="0 0 142 798" draw:points="142,798 142,0 0,0 0,798">
          <text:p/>
        </draw:polygon>
        <draw:polygon draw:style-name="gr7" draw:text-style-name="P2" draw:layer="layout" svg:width="0cm" svg:height="0cm" svg:x="7.228cm" svg:y="14.968cm" svg:viewBox="0 0 0 0" draw:points="0,0">
          <text:p/>
        </draw:polygon>
        <draw:path draw:style-name="gr1" draw:text-style-name="P1" draw:layer="layout" svg:width="0.498cm" svg:height="0.581cm" svg:x="10.879cm" svg:y="12.917cm" svg:viewBox="0 0 499 582" svg:d="M11 419c-7 24-11 45-11 67 0 119 113 130 251 21 138-106 248-290 248-411 0-77-46-109-117-91-21 3-42 10-63 24 3 0 10 4 14 8 14 14 24 31 24 59 0 72-57 174-135 255-77 78-158 113-197 82-7-4-11-11-14-14z">
          <text:p/>
        </draw:path>
        <draw:polygon draw:style-name="gr7" draw:text-style-name="P2" draw:layer="layout" svg:width="0cm" svg:height="0cm" svg:x="7.228cm" svg:y="14.968cm" svg:viewBox="0 0 0 0" draw:points="0,0">
          <text:p/>
        </draw:polygon>
        <draw:path draw:style-name="gr1" draw:text-style-name="P1" draw:layer="layout" svg:width="0.497cm" svg:height="0.581cm" svg:x="4.519cm" svg:y="17.92cm" svg:viewBox="0 0 498 582" svg:d="M10 418c-7 25-10 46-10 67 0 120 109 130 251 21 134-106 247-290 247-410 0-74-46-109-120-92-18 4-39 14-63 25 7 3 14 3 17 7 14 14 25 35 25 60 0 70-57 173-134 255-79 77-160 113-202 81-4-4-7-7-11-14z">
          <text:p/>
        </draw:path>
        <draw:polygon draw:style-name="gr7" draw:text-style-name="P2" draw:layer="layout" svg:width="0cm" svg:height="0cm" svg:x="7.228cm" svg:y="14.968cm" svg:viewBox="0 0 0 0" draw:points="0,0">
          <text:p/>
        </draw:polygon>
        <draw:path draw:style-name="gr1" draw:text-style-name="P1" draw:layer="layout" svg:width="0.497cm" svg:height="0.583cm" svg:x="5.436cm" svg:y="16.886cm" svg:viewBox="0 0 498 584" svg:d="M10 418c-7 25-10 50-10 71 0 120 113 127 250 21 139-106 248-294 248-414 0-74-42-109-116-91-21 7-43 14-64 24 7 4 11 7 18 11 14 10 21 32 21 56 0 71-53 177-135 255-78 81-159 113-197 85-8-7-11-11-15-18z">
          <text:p/>
        </draw:path>
        <draw:polygon draw:style-name="gr7" draw:text-style-name="P2" draw:layer="layout" svg:width="0cm" svg:height="0cm" svg:x="7.228cm" svg:y="14.968cm" svg:viewBox="0 0 0 0" draw:points="0,0">
          <text:p/>
        </draw:polygon>
        <draw:path draw:style-name="gr1" draw:text-style-name="P1" draw:layer="layout" svg:width="0.494cm" svg:height="0.582cm" svg:x="9.962cm" svg:y="13.33cm" svg:viewBox="0 0 495 583" svg:d="M7 418c-4 25-7 50-7 71 0 116 109 127 248 21 137-109 247-294 247-414 0-74-42-109-117-91-17 3-42 14-63 24 7 4 14 7 18 11 14 10 21 28 21 56 0 71-53 173-131 255-82 78-163 113-202 81-3-3-7-7-14-14z">
          <text:p/>
        </draw:path>
        <draw:polygon draw:style-name="gr7" draw:text-style-name="P2" draw:layer="layout" svg:width="0cm" svg:height="0cm" svg:x="7.228cm" svg:y="14.968cm" svg:viewBox="0 0 0 0" draw:points="0,0">
          <text:p/>
        </draw:polygon>
        <draw:path draw:style-name="gr1" draw:text-style-name="P1" draw:layer="layout" svg:width="0.621cm" svg:height="0.219cm" svg:x="3.961cm" svg:y="16.908cm" svg:viewBox="0 0 622 220" svg:d="M622 110c-3-4-10-11-18-15-81-63-190-98-303-95-116 0-222 42-301 110 79 70 195 110 312 110 120 0 232-40 310-110z">
          <text:p/>
        </draw:path>
        <draw:polygon draw:style-name="gr7" draw:text-style-name="P2" draw:layer="layout" svg:width="0cm" svg:height="0cm" svg:x="7.228cm" svg:y="14.968cm" svg:viewBox="0 0 0 0" draw:points="0,0">
          <text:p/>
        </draw:polygon>
        <draw:path draw:style-name="gr1" draw:text-style-name="P1" draw:layer="layout" svg:width="0.346cm" svg:height="0.414cm" svg:x="9.969cm" svg:y="13.359cm" svg:viewBox="0 0 347 415" svg:d="M347 68c0-25-7-47-21-57-4-4-11-7-18-11-132 72-269 248-308 389 7 7 11 11 14 14 39 32 120-3 202-81 78-77 131-183 131-254z">
          <text:p/>
        </draw:path>
        <draw:polygon draw:style-name="gr7" draw:text-style-name="P2" draw:layer="layout" svg:width="0cm" svg:height="0cm" svg:x="7.228cm" svg:y="14.968cm" svg:viewBox="0 0 0 0" draw:points="0,0">
          <text:p/>
        </draw:polygon>
        <draw:path draw:style-name="gr1" draw:text-style-name="P1" draw:layer="layout" svg:width="0.345cm" svg:height="0.414cm" svg:x="10.89cm" svg:y="12.946cm" svg:viewBox="0 0 346 415" svg:d="M346 68c0-29-10-46-25-60-4-4-11-8-14-8-134 72-268 245-307 390 3 3 7 10 14 14 39 31 120-4 197-82 78-81 135-183 135-254z">
          <text:p/>
        </draw:path>
        <draw:polygon draw:style-name="gr7" draw:text-style-name="P2" draw:layer="layout" svg:width="0cm" svg:height="0cm" svg:x="7.228cm" svg:y="14.968cm" svg:viewBox="0 0 0 0" draw:points="0,0">
          <text:p/>
        </draw:polygon>
        <draw:path draw:style-name="gr1" draw:text-style-name="P1" draw:layer="layout" svg:width="0.346cm" svg:height="0.416cm" svg:x="5.446cm" svg:y="16.915cm" svg:viewBox="0 0 347 417" svg:d="M347 67c0-24-7-46-21-56-7-4-11-7-18-11-131 71-269 247-308 389 4 7 7 11 15 18 38 28 119-4 197-85 82-78 135-184 135-255z">
          <text:p/>
        </draw:path>
        <draw:polygon draw:style-name="gr7" draw:text-style-name="P2" draw:layer="layout" svg:width="0cm" svg:height="0cm" svg:x="7.228cm" svg:y="14.968cm" svg:viewBox="0 0 0 0" draw:points="0,0">
          <text:p/>
        </draw:polygon>
        <draw:path draw:style-name="gr1" draw:text-style-name="P1" draw:layer="layout" svg:width="0.346cm" svg:height="0.414cm" svg:x="4.529cm" svg:y="17.949cm" svg:viewBox="0 0 347 415" svg:d="M347 68c0-28-11-46-25-61-3-4-10-7-17-7-131 71-266 244-305 389 4 3 7 10 11 14 42 33 124-4 202-85 77-77 134-183 134-250z">
          <text:p/>
        </draw:path>
        <draw:polygon draw:style-name="gr7" draw:text-style-name="P2" draw:layer="layout" svg:width="0cm" svg:height="0cm" svg:x="7.228cm" svg:y="14.968cm" svg:viewBox="0 0 0 0" draw:points="0,0">
          <text:p/>
        </draw:polygon>
        <draw:path draw:style-name="gr1" draw:text-style-name="P1" draw:layer="layout" svg:width="0.999cm" svg:height="2.141cm" svg:x="6.067cm" svg:y="12.834cm" svg:viewBox="0 0 1000 2142" svg:d="M21 2142c18-14 39-25 57-42l141-110c431-338 781-918 781-1292v-681l-22-17v680c0 374-349 954-780 1293l-141 112c-18 15-39 29-57 43z">
          <text:p/>
        </draw:path>
        <draw:polygon draw:style-name="gr7" draw:text-style-name="P2" draw:layer="layout" svg:width="0cm" svg:height="0cm" svg:x="7.228cm" svg:y="14.968cm" svg:viewBox="0 0 0 0" draw:points="0,0">
          <text:p/>
        </draw:polygon>
        <draw:path draw:style-name="gr1" draw:text-style-name="P1" draw:layer="layout" svg:width="0.494cm" svg:height="0.127cm" svg:x="9.68cm" svg:y="12.46cm" svg:viewBox="0 0 495 128" svg:d="M495 65c-150-87-351-87-495 0 144 85 345 85 495 0z">
          <text:p/>
        </draw:path>
        <draw:polygon draw:style-name="gr7" draw:text-style-name="P2" draw:layer="layout" svg:width="0cm" svg:height="0cm" svg:x="7.228cm" svg:y="14.968cm" svg:viewBox="0 0 0 0" draw:points="0,0">
          <text:p/>
        </draw:polygon>
        <draw:path draw:style-name="gr1" draw:text-style-name="P1" draw:layer="layout" svg:width="0.676cm" svg:height="0.817cm" svg:x="5.873cm" svg:y="13.719cm" svg:viewBox="0 0 677 818" svg:d="M619 0c21 21 31 60 31 102 0 113-70 272-184 413-109 146-247 252-356 276-46 11-82 11-110-7 4 4 7 7 11 11 95 74 310-39 483-259 170-218 234-455 139-529-4-3-11-7-14-7z">
          <text:p/>
        </draw:path>
        <draw:polygon draw:style-name="gr7" draw:text-style-name="P2" draw:layer="layout" svg:width="0cm" svg:height="0cm" svg:x="7.228cm" svg:y="14.968cm" svg:viewBox="0 0 0 0" draw:points="0,0">
          <text:p/>
        </draw:polygon>
        <draw:path draw:style-name="gr1" draw:text-style-name="P1" draw:layer="layout" svg:width="0.06cm" svg:height="0.222cm" svg:x="5.309cm" svg:y="14.185cm" svg:viewBox="0 0 61 223" svg:d="M61 0v223c-40-28-61-67-61-110s21-82 61-113z">
          <text:p/>
        </draw:path>
        <draw:polygon draw:style-name="gr7" draw:text-style-name="P2" draw:layer="layout" svg:width="0cm" svg:height="0cm" svg:x="7.228cm" svg:y="14.968cm" svg:viewBox="0 0 0 0" draw:points="0,0">
          <text:p/>
        </draw:polygon>
        <draw:path draw:style-name="gr1" draw:text-style-name="P1" draw:layer="layout" svg:width="0.011cm" svg:height="0.896cm" svg:x="4.818cm" svg:y="14.199cm" svg:viewBox="0 0 12 897" svg:d="M12 855v-71-777c0 0-8-4-12-7v897c4-14 12-28 12-42z">
          <text:p/>
        </draw:path>
        <draw:polygon draw:style-name="gr7" draw:text-style-name="P2" draw:layer="layout" svg:width="0cm" svg:height="0cm" svg:x="7.228cm" svg:y="14.968cm" svg:viewBox="0 0 0 0" draw:points="0,0">
          <text:p/>
        </draw:polygon>
        <draw:path draw:style-name="gr1" draw:text-style-name="P1" draw:layer="layout" svg:width="0.043cm" svg:height="0.216cm" svg:x="6.314cm" svg:y="16.181cm" svg:viewBox="0 0 44 217" svg:d="M0 195c4 0 4 0 7 4 12 7 26 11 37 18v-217c0 18-15 32-44 36z">
          <text:p/>
        </draw:path>
        <draw:polygon draw:style-name="gr7" draw:text-style-name="P2" draw:layer="layout" svg:width="0cm" svg:height="0cm" svg:x="7.228cm" svg:y="14.968cm" svg:viewBox="0 0 0 0" draw:points="0,0">
          <text:p/>
        </draw:polygon>
        <draw:polygon draw:style-name="gr1" draw:text-style-name="P1" draw:layer="layout" svg:width="0.021cm" svg:height="0.035cm" svg:x="8.265cm" svg:y="13.797cm" svg:viewBox="0 0 22 36" draw:points="22,18 0,36 0,0">
          <text:p/>
        </draw:polygon>
        <draw:polygon draw:style-name="gr7" draw:text-style-name="P2" draw:layer="layout" svg:width="0cm" svg:height="0cm" svg:x="7.228cm" svg:y="14.968cm" svg:viewBox="0 0 0 0" draw:points="0,0">
          <text:p/>
        </draw:polygon>
        <draw:path draw:style-name="gr1" draw:text-style-name="P1" draw:layer="layout" svg:width="0.007cm" svg:height="0.075cm" svg:x="4.829cm" svg:y="14.978cm" svg:viewBox="0 0 8 76" svg:d="M8 37c0 14-4 24-8 39v-76c0 12 4 23 8 37z">
          <text:p/>
        </draw:path>
        <draw:polygon draw:style-name="gr7" draw:text-style-name="P2" draw:layer="layout" svg:width="0cm" svg:height="0cm" svg:x="7.228cm" svg:y="14.968cm" svg:viewBox="0 0 0 0" draw:points="0,0">
          <text:p/>
        </draw:polygon>
        <draw:path draw:style-name="gr8" draw:text-style-name="P2" draw:layer="layout" svg:width="1.03cm" svg:height="0.406cm" svg:x="9.412cm" svg:y="11.796cm" svg:viewBox="0 0 1031 407" svg:d="M1031 407c0-226-230-407-515-407-287 0-516 181-516 407">
          <text:p/>
        </draw:path>
        <draw:path draw:style-name="gr8" draw:text-style-name="P2" draw:layer="layout" svg:width="1.03cm" svg:height="0.402cm" svg:x="9.412cm" svg:y="12.202cm" svg:viewBox="0 0 1031 403" svg:d="M0 0c0 223 229 403 516 403 285 0 515-180 515-403">
          <text:p/>
        </draw:path>
        <draw:line draw:style-name="gr8" draw:text-style-name="P2" draw:layer="layout" svg:x1="10.562cm" svg:y1="11.588cm" svg:x2="11.413cm" svg:y2="12.256cm">
          <text:p/>
        </draw:line>
        <draw:path draw:style-name="gr8" draw:text-style-name="P2" draw:layer="layout" svg:width="1.129cm" svg:height="0.183cm" svg:x="9.433cm" svg:y="11.406cm" svg:viewBox="0 0 1130 184" svg:d="M0 184c311-245 819-245 1130 0">
          <text:p/>
        </draw:path>
        <draw:line draw:style-name="gr8" draw:text-style-name="P2" draw:layer="layout" svg:x1="8.004cm" svg:y1="12.715cm" svg:x2="9.434cm" svg:y2="11.588cm">
          <text:p/>
        </draw:line>
        <draw:line draw:style-name="gr8" draw:text-style-name="P2" draw:layer="layout" svg:x1="11.413cm" svg:y1="12.368cm" svg:x2="8.935cm" svg:y2="14.316cm">
          <text:p/>
        </draw:line>
        <draw:line draw:style-name="gr8" draw:text-style-name="P2" draw:layer="layout" svg:x1="11.412cm" svg:y1="12.368cm" svg:x2="11.412cm" svg:y2="12.255cm">
          <text:p/>
        </draw:line>
        <draw:path draw:style-name="gr8" draw:text-style-name="P2" draw:layer="layout" svg:width="0.709cm" svg:height="0.326cm" svg:x="9.51cm" svg:y="11.936cm" svg:viewBox="0 0 710 327" svg:d="M710 97c-116-95-296-124-451-71-155 50-259 166-259 301">
          <text:p/>
        </draw:path>
        <draw:path draw:style-name="gr8" draw:text-style-name="P2" draw:layer="layout" svg:width="0.833cm" svg:height="0.328cm" svg:x="9.51cm" svg:y="12.262cm" svg:viewBox="0 0 834 329" svg:d="M0 0c0 181 188 329 418 329 229 0 416-148 416-329">
          <text:p/>
        </draw:path>
        <draw:path draw:style-name="gr8" draw:text-style-name="P2" draw:layer="layout" svg:width="0.124cm" svg:height="0.229cm" svg:x="10.219cm" svg:y="12.033cm" svg:viewBox="0 0 125 230" svg:d="M125 230c0-86-46-170-125-230">
          <text:p/>
        </draw:path>
        <draw:line draw:style-name="gr8" draw:text-style-name="P2" draw:layer="layout" svg:x1="4.484cm" svg:y1="15.571cm" svg:x2="3.492cm" svg:y2="16.352cm">
          <text:p/>
        </draw:line>
        <draw:path draw:style-name="gr8" draw:text-style-name="P2" draw:layer="layout" svg:width="0.353cm" svg:height="0.557cm" svg:x="4.483cm" svg:y="15.014cm" svg:viewBox="0 0 354 558" svg:d="M354 0c-14 169-170 417-354 558">
          <text:p/>
        </draw:path>
        <draw:path draw:style-name="gr8" draw:text-style-name="P2" draw:layer="layout" svg:width="0.191cm" svg:height="0.102cm" svg:x="8.748cm" svg:y="14.312cm" svg:viewBox="0 0 192 103" svg:d="M0 103c57-14 125-49 192-103">
          <text:p/>
        </draw:path>
        <draw:path draw:style-name="gr8" draw:text-style-name="P2" draw:layer="layout" svg:width="0.12cm" svg:height="0.096cm" svg:x="4.896cm" svg:y="17.92cm" svg:viewBox="0 0 121 97" svg:d="M121 97c0-75-46-110-121-93">
          <text:p/>
        </draw:path>
        <draw:path draw:style-name="gr8" draw:text-style-name="P2" draw:layer="layout" svg:width="0.377cm" svg:height="0.48cm" svg:x="4.519cm" svg:y="17.924cm" svg:viewBox="0 0 378 481" svg:d="M378 0c-74 18-173 93-251 192-78 102-127 211-127 289">
          <text:p/>
        </draw:path>
        <draw:path draw:style-name="gr8" draw:text-style-name="P2" draw:layer="layout" svg:width="0.497cm" svg:height="0.485cm" svg:x="4.519cm" svg:y="18.016cm" svg:viewBox="0 0 498 486" svg:d="M0 389c0 120 109 130 251 21 134-106 247-294 247-410">
          <text:p/>
        </draw:path>
        <draw:path draw:style-name="gr8" draw:text-style-name="P2" draw:layer="layout" svg:width="0.057cm" svg:height="0.307cm" svg:x="6.321cm" svg:y="16.488cm" svg:viewBox="0 0 58 308" svg:d="M0 0c0 7 0 18 0 25 0 18 0 35 4 53 0 7 0 18 0 25s3 14 3 24c0 7 4 14 4 22 0 7 0 17 3 24 0 7 4 14 4 22 0 7 3 14 3 22 4 3 8 10 8 17 3 7 3 14 8 21 3 4 3 11 7 18 0 7 3 11 7 18 0 3 3 10 7 17">
          <text:p/>
        </draw:path>
        <draw:line draw:style-name="gr8" draw:text-style-name="P2" draw:layer="layout" svg:x1="6.321cm" svg:y1="16.488cm" svg:x2="6.321cm" svg:y2="16.379cm">
          <text:p/>
        </draw:line>
        <draw:line draw:style-name="gr8" draw:text-style-name="P2" draw:layer="layout" svg:x1="6.314cm" svg:y1="16.372cm" svg:x2="6.314cm" svg:y2="16.217cm">
          <text:p/>
        </draw:line>
        <draw:path draw:style-name="gr8" draw:text-style-name="P2" draw:layer="layout" svg:width="0.345cm" svg:height="0.522cm" svg:x="5.969cm" svg:y="16.217cm" svg:viewBox="0 0 346 523" svg:d="M346 0c-32 169-176 389-346 523">
          <text:p/>
        </draw:path>
        <draw:line draw:style-name="gr8" draw:text-style-name="P2" draw:layer="layout" svg:x1="5.806cm" svg:y1="16.867cm" svg:x2="5.97cm" svg:y2="16.739cm">
          <text:p/>
        </draw:line>
        <draw:path draw:style-name="gr8" draw:text-style-name="P2" draw:layer="layout" svg:width="0.243cm" svg:height="0.19cm" svg:x="5.563cm" svg:y="16.866cm" svg:viewBox="0 0 244 191" svg:d="M244 0c-74 28-167 99-244 191">
          <text:p/>
        </draw:path>
        <draw:line draw:style-name="gr8" draw:text-style-name="P2" draw:layer="layout" svg:x1="4.483cm" svg:y1="17.908cm" svg:x2="5.564cm" svg:y2="17.056cm">
          <text:p/>
        </draw:line>
        <draw:line draw:style-name="gr8" draw:text-style-name="P2" draw:layer="layout" svg:x1="4.483cm" svg:y1="18.704cm" svg:x2="4.483cm" svg:y2="17.907cm">
          <text:p/>
        </draw:line>
        <draw:line draw:style-name="gr8" draw:text-style-name="P2" draw:layer="layout" svg:x1="11.413cm" svg:y1="13.257cm" svg:x2="4.483cm" svg:y2="18.705cm">
          <text:p/>
        </draw:line>
        <draw:line draw:style-name="gr8" draw:text-style-name="P2" draw:layer="layout" svg:x1="11.412cm" svg:y1="13.257cm" svg:x2="11.412cm" svg:y2="12.368cm">
          <text:p/>
        </draw:line>
        <draw:path draw:style-name="gr8" draw:text-style-name="P2" draw:layer="layout" svg:width="0.116cm" svg:height="0.096cm" svg:x="5.817cm" svg:y="16.886cm" svg:viewBox="0 0 117 97" svg:d="M117 97c0-75-42-110-117-92">
          <text:p/>
        </draw:path>
        <draw:path draw:style-name="gr8" draw:text-style-name="P2" draw:layer="layout" svg:width="0.381cm" svg:height="0.483cm" svg:x="5.436cm" svg:y="16.891cm" svg:viewBox="0 0 382 484" svg:d="M382 0c-78 17-173 91-251 194-78 99-131 212-131 290">
          <text:p/>
        </draw:path>
        <draw:path draw:style-name="gr8" draw:text-style-name="P2" draw:layer="layout" svg:width="0.497cm" svg:height="0.488cm" svg:x="5.436cm" svg:y="16.982cm" svg:viewBox="0 0 498 489" svg:d="M0 393c0 120 113 127 250 21 139-106 248-294 248-414">
          <text:p/>
        </draw:path>
        <draw:path draw:style-name="gr8" draw:text-style-name="P2" draw:layer="layout" svg:width="0.117cm" svg:height="0.096cm" svg:x="10.339cm" svg:y="13.33cm" svg:viewBox="0 0 118 97" svg:d="M118 97c0-75-42-110-118-92">
          <text:p/>
        </draw:path>
        <draw:path draw:style-name="gr8" draw:text-style-name="P2" draw:layer="layout" svg:width="0.377cm" svg:height="0.483cm" svg:x="9.962cm" svg:y="13.335cm" svg:viewBox="0 0 378 484" svg:d="M378 0c-77 17-172 91-250 190-81 99-128 212-128 294">
          <text:p/>
        </draw:path>
        <draw:path draw:style-name="gr8" draw:text-style-name="P2" draw:layer="layout" svg:width="0.494cm" svg:height="0.486cm" svg:x="9.962cm" svg:y="13.426cm" svg:viewBox="0 0 495 487" svg:d="M0 388c0 121 109 132 248 26 137-110 247-294 247-414">
          <text:p/>
        </draw:path>
        <draw:path draw:style-name="gr8" draw:text-style-name="P2" draw:layer="layout" svg:width="0.117cm" svg:height="0.097cm" svg:x="11.26cm" svg:y="12.916cm" svg:viewBox="0 0 118 98" svg:d="M118 98c0-78-46-113-118-92">
          <text:p/>
        </draw:path>
        <draw:path draw:style-name="gr8" draw:text-style-name="P2" draw:layer="layout" svg:width="0.381cm" svg:height="0.48cm" svg:x="10.879cm" svg:y="12.922cm" svg:viewBox="0 0 382 481" svg:d="M382 0c-78 17-177 91-255 190-77 104-127 213-127 291">
          <text:p/>
        </draw:path>
        <draw:path draw:style-name="gr8" draw:text-style-name="P2" draw:layer="layout" svg:width="0.498cm" svg:height="0.485cm" svg:x="10.879cm" svg:y="13.013cm" svg:viewBox="0 0 499 486" svg:d="M0 390c0 119 113 130 251 21 138-106 248-294 248-411">
          <text:p/>
        </draw:path>
        <draw:path draw:style-name="gr8" draw:text-style-name="P2" draw:layer="layout" svg:width="0.494cm" svg:height="0.069cm" svg:x="9.68cm" svg:y="12.458cm" svg:viewBox="0 0 495 70" svg:d="M495 70c-150-93-351-93-495 0">
          <text:p/>
        </draw:path>
        <draw:path draw:style-name="gr8" draw:text-style-name="P2" draw:layer="layout" svg:width="0.237cm" svg:height="0.444cm" svg:x="3.259cm" svg:y="17.593cm" svg:viewBox="0 0 238 445" svg:d="M238 445c-153-121-238-280-238-445">
          <text:p/>
        </draw:path>
        <draw:path draw:style-name="gr8" draw:text-style-name="P2" draw:layer="layout" svg:width="0.237cm" svg:height="0.444cm" svg:x="3.259cm" svg:y="16.351cm" svg:viewBox="0 0 238 445" svg:d="M238 0c-153 116-238 275-238 445">
          <text:p/>
        </draw:path>
        <draw:path draw:style-name="gr8" draw:text-style-name="P2" draw:layer="layout" svg:width="0.237cm" svg:height="0.445cm" svg:x="3.259cm" svg:y="16.795cm" svg:viewBox="0 0 238 446" svg:d="M0 0c0 166 85 329 238 446">
          <text:p/>
        </draw:path>
        <draw:path draw:style-name="gr8" draw:text-style-name="P2" draw:layer="layout" svg:width="1.03cm" svg:height="0.406cm" svg:x="3.757cm" svg:y="16.333cm" svg:viewBox="0 0 1031 407" svg:d="M1031 407c0-222-234-407-516-407-286 0-515 185-515 407">
          <text:p/>
        </draw:path>
        <draw:path draw:style-name="gr8" draw:text-style-name="P2" draw:layer="layout" svg:width="1.03cm" svg:height="0.406cm" svg:x="3.757cm" svg:y="16.739cm" svg:viewBox="0 0 1031 407" svg:d="M0 0c0 227 229 407 515 407 282 0 516-180 516-407">
          <text:p/>
        </draw:path>
        <draw:line draw:style-name="gr8" draw:text-style-name="P2" draw:layer="layout" svg:x1="4.998cm" svg:y1="16.612cm" svg:x2="5.564cm" svg:y2="17.057cm">
          <text:p/>
        </draw:line>
        <draw:line draw:style-name="gr8" draw:text-style-name="P2" draw:layer="layout" svg:x1="5.242cm" svg:y1="16.421cm" svg:x2="5.807cm" svg:y2="16.867cm">
          <text:p/>
        </draw:line>
        <draw:line draw:style-name="gr8" draw:text-style-name="P2" draw:layer="layout" svg:x1="4.483cm" svg:y1="15.571cm" svg:x2="5.97cm" svg:y2="16.74cm">
          <text:p/>
        </draw:line>
        <draw:line draw:style-name="gr8" draw:text-style-name="P2" draw:layer="layout" svg:x1="4.343cm" svg:y1="17.908cm" svg:x2="3.492cm" svg:y2="17.24cm">
          <text:p/>
        </draw:line>
        <draw:line draw:style-name="gr8" draw:text-style-name="P2" draw:layer="layout" svg:x1="4.483cm" svg:y1="17.907cm" svg:x2="4.342cm" svg:y2="17.907cm">
          <text:p/>
        </draw:line>
        <draw:path draw:style-name="gr8" draw:text-style-name="P2" draw:layer="layout" svg:width="0.043cm" svg:height="0.036cm" svg:x="6.314cm" svg:y="16.181cm" svg:viewBox="0 0 44 37" svg:d="M0 37c29-4 44-14 44-37">
          <text:p/>
        </draw:path>
        <draw:path draw:style-name="gr8" draw:text-style-name="P2" draw:layer="layout" svg:width="0.007cm" svg:height="0.036cm" svg:x="4.829cm" svg:y="14.978cm" svg:viewBox="0 0 8 37" svg:d="M0 0c0 11 4 23 8 37">
          <text:p/>
        </draw:path>
        <draw:line draw:style-name="gr8" draw:text-style-name="P2" draw:layer="layout" svg:x1="4.829cm" svg:y1="14.978cm" svg:x2="6.358cm" svg:y2="16.182cm">
          <text:p/>
        </draw:line>
        <draw:path draw:style-name="gr8" draw:text-style-name="P2" draw:layer="layout" svg:width="1.528cm" svg:height="1.203cm" svg:x="7.09cm" svg:y="12.428cm" svg:viewBox="0 0 1529 1204" svg:d="M1529 1204c-60-642-710-1155-1529-1204">
          <text:p/>
        </draw:path>
        <draw:line draw:style-name="gr8" draw:text-style-name="P2" draw:layer="layout" svg:x1="4.829cm" svg:y1="15.053cm" svg:x2="4.829cm" svg:y2="14.978cm">
          <text:p/>
        </draw:line>
        <draw:path draw:style-name="gr8" draw:text-style-name="P2" draw:layer="layout" svg:width="0.025cm" svg:height="0.06cm" svg:x="4.85cm" svg:y="17.956cm" svg:viewBox="0 0 26 61" svg:d="M26 61c0-25-11-46-26-61">
          <text:p/>
        </draw:path>
        <draw:path draw:style-name="gr8" draw:text-style-name="P2" draw:layer="layout" svg:width="0.017cm" svg:height="0.007cm" svg:x="4.833cm" svg:y="17.949cm" svg:viewBox="0 0 18 8" svg:d="M18 8c-3-4-10-8-18-8">
          <text:p/>
        </draw:path>
        <draw:path draw:style-name="gr8" draw:text-style-name="P2" draw:layer="layout" svg:width="0.014cm" svg:height="0.014cm" svg:x="4.529cm" svg:y="18.337cm" svg:viewBox="0 0 15 15" svg:d="M0 0c4 3 7 7 15 15">
          <text:p/>
        </draw:path>
        <draw:path draw:style-name="gr8" draw:text-style-name="P2" draw:layer="layout" svg:width="0.335cm" svg:height="0.347cm" svg:x="4.54cm" svg:y="18.016cm" svg:viewBox="0 0 336 348" svg:d="M0 336c42 32 123-4 201-81 77-81 135-188 135-255">
          <text:p/>
        </draw:path>
        <draw:path draw:style-name="gr8" draw:text-style-name="P2" draw:layer="layout" svg:width="0.028cm" svg:height="0.025cm" svg:x="8.417cm" svg:y="15.409cm" svg:viewBox="0 0 29 26" svg:d="M29 0c-8 10-19 18-29 26">
          <text:p/>
        </draw:path>
        <draw:polyline draw:style-name="gr8" draw:text-style-name="P2" draw:layer="layout" svg:width="0.106cm" svg:height="0.247cm" svg:x="8.646cm" svg:y="14.971cm" svg:viewBox="0 0 107 248" draw:points="107,0 107,22 103,39 100,60 96,78 93,99 86,117 79,134 72,152 61,171 50,188 40,206 26,220 14,234 0,248">
          <text:p/>
        </draw:polyline>
        <draw:path draw:style-name="gr8" draw:text-style-name="P2" draw:layer="layout" svg:width="0.028cm" svg:height="0.025cm" svg:x="8.618cm" svg:y="15.218cm" svg:viewBox="0 0 29 26" svg:d="M29 0c-7 7-19 19-29 26">
          <text:p/>
        </draw:path>
        <draw:path draw:style-name="gr8" draw:text-style-name="P2" draw:layer="layout" svg:width="0.42cm" svg:height="0.092cm" svg:x="6.374cm" svg:y="16.714cm" svg:viewBox="0 0 421 93" svg:d="M421 0h-4c-24 18-52 35-84 50-35 17-71 29-106 36-74 10-153 10-227-4">
          <text:p/>
        </draw:path>
        <draw:polyline draw:style-name="gr8" draw:text-style-name="P2" draw:layer="layout" svg:width="0.638cm" svg:height="0.155cm" svg:x="6.357cm" svg:y="16.453cm" svg:viewBox="0 0 639 156" draw:points="0,0 38,35 77,68 123,93 169,114 218,132 268,146 317,153 371,156 420,153 470,146 516,135 558,117 600,93 639,68">
          <text:p/>
        </draw:polyline>
        <draw:path draw:style-name="gr8" draw:text-style-name="P2" draw:layer="layout" svg:width="0.043cm" svg:height="0.025cm" svg:x="6.314cm" svg:y="16.372cm" svg:viewBox="0 0 44 26" svg:d="M0 0c15 12 29 19 44 26">
          <text:p/>
        </draw:path>
        <draw:line draw:style-name="gr8" draw:text-style-name="P2" draw:layer="layout" svg:x1="6.357cm" svg:y1="16.397cm" svg:x2="6.357cm" svg:y2="16.181cm">
          <text:p/>
        </draw:line>
        <draw:path draw:style-name="gr8" draw:text-style-name="P2" draw:layer="layout" svg:width="0.244cm" svg:height="0.191cm" svg:x="4.998cm" svg:y="16.421cm" svg:viewBox="0 0 245 192" svg:d="M245 0c-79 30-167 100-245 192">
          <text:p/>
        </draw:path>
        <draw:line draw:style-name="gr8" draw:text-style-name="P2" draw:layer="layout" svg:x1="4.483cm" svg:y1="18.704cm" svg:x2="4.342cm" svg:y2="18.704cm">
          <text:p/>
        </draw:line>
        <draw:line draw:style-name="gr8" draw:text-style-name="P2" draw:layer="layout" svg:x1="4.342cm" svg:y1="18.704cm" svg:x2="4.342cm" svg:y2="17.907cm">
          <text:p/>
        </draw:line>
        <draw:path draw:style-name="gr8" draw:text-style-name="P2" draw:layer="layout" svg:width="0.025cm" svg:height="0.056cm" svg:x="5.767cm" svg:y="16.926cm" svg:viewBox="0 0 26 57" svg:d="M26 57c0-24-7-47-26-57">
          <text:p/>
        </draw:path>
        <draw:path draw:style-name="gr8" draw:text-style-name="P2" draw:layer="layout" svg:width="0.021cm" svg:height="0.011cm" svg:x="5.75cm" svg:y="16.915cm" svg:viewBox="0 0 22 12" svg:d="M22 12c-8-5-15-8-22-12">
          <text:p/>
        </draw:path>
        <draw:path draw:style-name="gr8" draw:text-style-name="P2" draw:layer="layout" svg:width="0.015cm" svg:height="0.018cm" svg:x="5.446cm" svg:y="17.303cm" svg:viewBox="0 0 16 19" svg:d="M0 0c4 7 12 11 16 19">
          <text:p/>
        </draw:path>
        <draw:path draw:style-name="gr8" draw:text-style-name="P2" draw:layer="layout" svg:width="0.331cm" svg:height="0.349cm" svg:x="5.461cm" svg:y="16.982cm" svg:viewBox="0 0 332 350" svg:d="M0 340c39 28 120-4 198-85 81-78 134-184 134-255">
          <text:p/>
        </draw:path>
        <draw:path draw:style-name="gr8" draw:text-style-name="P2" draw:layer="layout" svg:width="0.021cm" svg:height="0.056cm" svg:x="10.294cm" svg:y="13.37cm" svg:viewBox="0 0 22 57" svg:d="M22 57c0-29-7-47-22-57">
          <text:p/>
        </draw:path>
        <draw:path draw:style-name="gr8" draw:text-style-name="P2" draw:layer="layout" svg:width="0.021cm" svg:height="0.011cm" svg:x="10.276cm" svg:y="13.359cm" svg:viewBox="0 0 22 12" svg:d="M22 12c-7-4-14-8-22-12">
          <text:p/>
        </draw:path>
        <draw:path draw:style-name="gr8" draw:text-style-name="P2" draw:layer="layout" svg:width="0.014cm" svg:height="0.014cm" svg:x="9.969cm" svg:y="13.747cm" svg:viewBox="0 0 15 15" svg:d="M0 0c8 4 12 12 15 15">
          <text:p/>
        </draw:path>
        <draw:path draw:style-name="gr8" draw:text-style-name="P2" draw:layer="layout" svg:width="0.332cm" svg:height="0.347cm" svg:x="9.983cm" svg:y="13.426cm" svg:viewBox="0 0 333 348" svg:d="M0 336c39 32 125-3 202-81 78-82 131-184 131-255">
          <text:p/>
        </draw:path>
        <draw:path draw:style-name="gr8" draw:text-style-name="P2" draw:layer="layout" svg:width="0.024cm" svg:height="0.059cm" svg:x="11.211cm" svg:y="12.954cm" svg:viewBox="0 0 25 60" svg:d="M25 60c0-29-10-46-25-60">
          <text:p/>
        </draw:path>
        <draw:path draw:style-name="gr8" draw:text-style-name="P2" draw:layer="layout" svg:width="0.018cm" svg:height="0.011cm" svg:x="11.193cm" svg:y="12.946cm" svg:viewBox="0 0 19 12" svg:d="M19 12c-4-8-11-8-19-12">
          <text:p/>
        </draw:path>
        <draw:path draw:style-name="gr8" draw:text-style-name="P2" draw:layer="layout" svg:width="0.014cm" svg:height="0.014cm" svg:x="10.89cm" svg:y="13.335cm" svg:viewBox="0 0 15 15" svg:d="M0 0c3 3 7 10 15 15">
          <text:p/>
        </draw:path>
        <draw:path draw:style-name="gr8" draw:text-style-name="P2" draw:layer="layout" svg:width="0.331cm" svg:height="0.347cm" svg:x="10.904cm" svg:y="13.013cm" svg:viewBox="0 0 332 348" svg:d="M0 337c39 31 120-4 198-86 78-78 134-180 134-251">
          <text:p/>
        </draw:path>
        <draw:line draw:style-name="gr8" draw:text-style-name="P2" draw:layer="layout" svg:x1="4.343cm" svg:y1="18.705cm" svg:x2="3.492cm" svg:y2="18.037cm">
          <text:p/>
        </draw:line>
        <draw:path draw:style-name="gr8" draw:text-style-name="P2" draw:layer="layout" svg:width="0.709cm" svg:height="0.327cm" svg:x="3.855cm" svg:y="16.475cm" svg:viewBox="0 0 710 328" svg:d="M710 99c-116-96-296-124-451-75-155 54-259 170-259 304">
          <text:p/>
        </draw:path>
        <draw:path draw:style-name="gr8" draw:text-style-name="P2" draw:layer="layout" svg:width="0.833cm" svg:height="0.328cm" svg:x="3.855cm" svg:y="16.799cm" svg:viewBox="0 0 834 329" svg:d="M0 0c0 184 187 329 417 329 229 0 417-145 417-329">
          <text:p/>
        </draw:path>
        <draw:path draw:style-name="gr8" draw:text-style-name="P2" draw:layer="layout" svg:width="0.124cm" svg:height="0.233cm" svg:x="4.564cm" svg:y="16.569cm" svg:viewBox="0 0 125 234" svg:d="M125 234c0-88-46-169-125-234">
          <text:p/>
        </draw:path>
        <draw:line draw:style-name="gr8" draw:text-style-name="P2" draw:layer="layout" svg:x1="4.829cm" svg:y1="14.978cm" svg:x2="4.829cm" svg:y2="14.206cm">
          <text:p/>
        </draw:line>
        <draw:line draw:style-name="gr8" draw:text-style-name="P2" draw:layer="layout" svg:x1="4.829cm" svg:y1="14.206cm" svg:x2="6.358cm" svg:y2="15.41cm">
          <text:p/>
        </draw:line>
        <draw:line draw:style-name="gr8" draw:text-style-name="P2" draw:layer="layout" svg:x1="6.357cm" svg:y1="16.181cm" svg:x2="6.357cm" svg:y2="15.409cm">
          <text:p/>
        </draw:line>
        <draw:path draw:style-name="gr8" draw:text-style-name="P2" draw:layer="layout" svg:width="0.286cm" svg:height="0.045cm" svg:x="7.062cm" svg:y="12.806cm" svg:viewBox="0 0 287 46" svg:d="M0 46c81-61 209-61 287 0">
          <text:p/>
        </draw:path>
        <draw:line draw:style-name="gr8" draw:text-style-name="P2" draw:layer="layout" svg:x1="7.344cm" svg:y1="12.851cm" svg:x2="8.266cm" svg:y2="13.575cm">
          <text:p/>
        </draw:line>
        <draw:path draw:style-name="gr8" draw:text-style-name="P2" draw:layer="layout" svg:width="0.06cm" svg:height="0.113cm" svg:x="8.265cm" svg:y="13.684cm" svg:viewBox="0 0 61 114" svg:d="M0 114c40-29 61-67 61-114">
          <text:p/>
        </draw:path>
        <draw:path draw:style-name="gr8" draw:text-style-name="P2" draw:layer="layout" svg:width="0.06cm" svg:height="0.113cm" svg:x="8.265cm" svg:y="13.574cm" svg:viewBox="0 0 61 114" svg:d="M61 114c0-42-21-82-61-114">
          <text:p/>
        </draw:path>
        <draw:line draw:style-name="gr8" draw:text-style-name="P2" draw:layer="layout" svg:x1="8.265cm" svg:y1="13.797cm" svg:x2="8.287cm" svg:y2="13.815cm">
          <text:p/>
        </draw:line>
        <draw:line draw:style-name="gr8" draw:text-style-name="P2" draw:layer="layout" svg:x1="8.287cm" svg:y1="13.814cm" svg:x2="6.589cm" svg:y2="15.149cm">
          <text:p/>
        </draw:line>
        <draw:line draw:style-name="gr8" draw:text-style-name="P2" draw:layer="layout" svg:x1="6.568cm" svg:y1="15.13cm" svg:x2="6.59cm" svg:y2="15.149cm">
          <text:p/>
        </draw:line>
        <draw:path draw:style-name="gr8" draw:text-style-name="P2" draw:layer="layout" svg:width="0.282cm" svg:height="0.048cm" svg:x="6.286cm" svg:y="15.13cm" svg:viewBox="0 0 283 49" svg:d="M283 0c-77 65-204 65-283 0">
          <text:p/>
        </draw:path>
        <draw:line draw:style-name="gr8" draw:text-style-name="P2" draw:layer="layout" svg:x1="6.287cm" svg:y1="15.131cm" svg:x2="5.365cm" svg:y2="14.407cm">
          <text:p/>
        </draw:line>
        <draw:path draw:style-name="gr8" draw:text-style-name="P2" draw:layer="layout" svg:width="0.06cm" svg:height="0.113cm" svg:x="5.309cm" svg:y="14.185cm" svg:viewBox="0 0 61 114" svg:d="M61 0c-40 31-61 70-61 114">
          <text:p/>
        </draw:path>
        <draw:path draw:style-name="gr8" draw:text-style-name="P2" draw:layer="layout" svg:width="0.06cm" svg:height="0.109cm" svg:x="5.309cm" svg:y="14.298cm" svg:viewBox="0 0 61 110" svg:d="M0 0c0 43 21 82 61 110">
          <text:p/>
        </draw:path>
        <draw:line draw:style-name="gr8" draw:text-style-name="P2" draw:layer="layout" svg:x1="5.37cm" svg:y1="14.189cm" svg:x2="5.344cm" svg:y2="14.167cm">
          <text:p/>
        </draw:line>
        <draw:line draw:style-name="gr8" draw:text-style-name="P2" draw:layer="layout" svg:x1="5.344cm" svg:y1="14.172cm" svg:x2="5.726cm" svg:y2="13.871cm">
          <text:p/>
        </draw:line>
        <draw:line draw:style-name="gr8" draw:text-style-name="P2" draw:layer="layout" svg:x1="5.726cm" svg:y1="13.872cm" svg:x2="5.482cm" svg:y2="13.68cm">
          <text:p/>
        </draw:line>
        <draw:line draw:style-name="gr8" draw:text-style-name="P2" draw:layer="layout" svg:x1="5.483cm" svg:y1="13.68cm" svg:x2="4.818cm" svg:y2="14.2cm">
          <text:p/>
        </draw:line>
        <draw:path draw:style-name="gr8" draw:text-style-name="P2" draw:layer="layout" svg:width="0.011cm" svg:height="0.01cm" svg:x="4.818cm" svg:y="14.199cm" svg:viewBox="0 0 12 11" svg:d="M12 11c0-3-8-8-12-11">
          <text:p/>
        </draw:path>
        <draw:path draw:style-name="gr8" draw:text-style-name="P2" draw:layer="layout" svg:width="0.638cm" svg:height="0.103cm" svg:x="6.357cm" svg:y="15.409cm" svg:viewBox="0 0 639 104" svg:d="M0 0c176 138 463 138 639 0">
          <text:p/>
        </draw:path>
        <draw:line draw:style-name="gr8" draw:text-style-name="P2" draw:layer="layout" svg:x1="6.992cm" svg:y1="15.41cm" svg:x2="8.619cm" svg:y2="14.128cm">
          <text:p/>
        </draw:line>
        <draw:path draw:style-name="gr8" draw:text-style-name="P2" draw:layer="layout" svg:width="0.134cm" svg:height="0.25cm" svg:x="8.618cm" svg:y="13.631cm" svg:viewBox="0 0 135 251" svg:d="M0 0c86 67 135 155 135 251">
          <text:p/>
        </draw:path>
        <draw:path draw:style-name="gr8" draw:text-style-name="P2" draw:layer="layout" svg:width="0.134cm" svg:height="0.254cm" svg:x="8.618cm" svg:y="13.878cm" svg:viewBox="0 0 135 255" svg:d="M135 0c0 95-49 187-135 255">
          <text:p/>
        </draw:path>
        <draw:path draw:style-name="gr8" draw:text-style-name="P2" draw:layer="layout" svg:width="0.014cm" svg:height="0.01cm" svg:x="7.08cm" svg:y="12.421cm" svg:viewBox="0 0 15 11" svg:d="M15 11c-8-3-12-8-15-11">
          <text:p/>
        </draw:path>
        <draw:line draw:style-name="gr8" draw:text-style-name="P2" draw:layer="layout" svg:x1="7.081cm" svg:y1="12.421cm" svg:x2="6.42cm" svg:y2="12.944cm">
          <text:p/>
        </draw:line>
        <draw:line draw:style-name="gr8" draw:text-style-name="P2" draw:layer="layout" svg:x1="6.664cm" svg:y1="13.134cm" svg:x2="6.42cm" svg:y2="12.943cm">
          <text:p/>
        </draw:line>
        <draw:line draw:style-name="gr8" draw:text-style-name="P2" draw:layer="layout" svg:x1="6.663cm" svg:y1="13.134cm" svg:x2="7.045cm" svg:y2="12.834cm">
          <text:p/>
        </draw:line>
        <draw:line draw:style-name="gr8" draw:text-style-name="P2" draw:layer="layout" svg:x1="7.067cm" svg:y1="12.852cm" svg:x2="7.041cm" svg:y2="12.834cm">
          <text:p/>
        </draw:line>
        <draw:line draw:style-name="gr8" draw:text-style-name="P2" draw:layer="layout" svg:x1="4.818cm" svg:y1="15.095cm" svg:x2="4.818cm" svg:y2="14.199cm">
          <text:p/>
        </draw:line>
        <draw:path draw:style-name="gr8" draw:text-style-name="P2" draw:layer="layout" svg:width="0.611cm" svg:height="0.78cm" svg:x="5.866cm" svg:y="13.712cm" svg:viewBox="0 0 612 781" svg:d="M612 0c-104 289-358 610-612 781">
          <text:p/>
        </draw:path>
        <draw:path draw:style-name="gr8" draw:text-style-name="P2" draw:layer="layout" svg:width="0.938cm" svg:height="0.737cm" svg:x="5.482cm" svg:y="12.943cm" svg:viewBox="0 0 939 738" svg:d="M0 738c282-389 653-682 939-738">
          <text:p/>
        </draw:path>
        <draw:path draw:style-name="gr8" draw:text-style-name="P2" draw:layer="layout" svg:width="1.626cm" svg:height="1.28cm" svg:x="6.794cm" svg:y="15.434cm" svg:viewBox="0 0 1627 1281" svg:d="M1627 0c-275 215-543 426-815 639-134 106-268 215-406 321-134 106-268 212-406 321">
          <text:p/>
        </draw:path>
        <draw:line draw:style-name="gr8" draw:text-style-name="P2" draw:layer="layout" svg:x1="6.992cm" svg:y1="16.521cm" svg:x2="8.619cm" svg:y2="15.243cm">
          <text:p/>
        </draw:line>
        <draw:path draw:style-name="gr8" draw:text-style-name="P2" draw:layer="layout" svg:width="0.603cm" svg:height="0.11cm" svg:x="3.961cm" svg:y="16.908cm" svg:viewBox="0 0 604 111" svg:d="M604 96c-82-64-191-99-307-96-113 0-223 43-297 111">
          <text:p/>
        </draw:path>
        <draw:path draw:style-name="gr8" draw:text-style-name="P2" draw:layer="layout" svg:width="0.019cm" svg:height="0.015cm" svg:x="4.564cm" svg:y="17.003cm" svg:viewBox="0 0 20 16" svg:d="M20 16c-8-9-11-12-20-16">
          <text:p/>
        </draw:path>
        <draw:line draw:style-name="gr8" draw:text-style-name="P2" draw:layer="layout" svg:x1="7.062cm" svg:y1="13.532cm" svg:x2="7.062cm" svg:y2="12.851cm">
          <text:p/>
        </draw:line>
        <draw:line draw:style-name="gr8" draw:text-style-name="P2" draw:layer="layout" svg:x1="8.265cm" svg:y1="13.828cm" svg:x2="8.265cm" svg:y2="13.797cm">
          <text:p/>
        </draw:line>
        <draw:line draw:style-name="gr8" draw:text-style-name="P2" draw:layer="layout" svg:x1="5.365cm" svg:y1="14.185cm" svg:x2="5.365cm" svg:y2="14.407cm">
          <text:p/>
        </draw:line>
        <draw:path draw:style-name="gr8" draw:text-style-name="P2" draw:layer="layout" svg:width="0.938cm" svg:height="0.738cm" svg:x="5.725cm" svg:y="13.133cm" svg:viewBox="0 0 939 739" svg:d="M0 739c286-389 657-679 939-739">
          <text:p/>
        </draw:path>
        <draw:path draw:style-name="gr8" draw:text-style-name="P2" draw:layer="layout" svg:width="0.057cm" svg:height="0.046cm" svg:x="6.067cm" svg:y="14.915cm" svg:viewBox="0 0 58 47" svg:d="M0 47c19-14 40-28 58-47">
          <text:p/>
        </draw:path>
        <draw:line draw:style-name="gr8" draw:text-style-name="P2" draw:layer="layout" svg:x1="6.124cm" svg:y1="14.919cm" svg:x2="6.266cm" svg:y2="14.806cm">
          <text:p/>
        </draw:line>
        <draw:path draw:style-name="gr8" draw:text-style-name="P2" draw:layer="layout" svg:width="0.779cm" svg:height="1.292cm" svg:x="6.265cm" svg:y="13.514cm" svg:viewBox="0 0 780 1293" svg:d="M0 1293c431-339 780-914 780-1293">
          <text:p/>
        </draw:path>
        <draw:line draw:style-name="gr8" draw:text-style-name="P2" draw:layer="layout" svg:x1="7.041cm" svg:y1="13.514cm" svg:x2="7.041cm" svg:y2="12.834cm">
          <text:p/>
        </draw:line>
        <draw:path draw:style-name="gr8" draw:text-style-name="P2" draw:layer="layout" svg:width="0.663cm" svg:height="0.696cm" svg:x="5.842cm" svg:y="13.704cm" svg:viewBox="0 0 664 697" svg:d="M0 697c0-141 109-354 264-509 155-159 322-226 400-166">
          <text:p/>
        </draw:path>
        <draw:path draw:style-name="gr8" draw:text-style-name="P2" draw:layer="layout" svg:width="0.665cm" svg:height="0.81cm" svg:x="5.884cm" svg:y="13.726cm" svg:viewBox="0 0 666 811" svg:d="M622 0c95 74 31 311-138 530-174 219-389 332-484 258">
          <text:p/>
        </draw:path>
        <draw:path draw:style-name="gr8" draw:text-style-name="P2" draw:layer="layout" svg:width="0.042cm" svg:height="0.117cm" svg:x="5.842cm" svg:y="14.396cm" svg:viewBox="0 0 43 118" svg:d="M43 118c-29-21-43-64-43-118">
          <text:p/>
        </draw:path>
        <draw:path draw:style-name="gr8" draw:text-style-name="P2" draw:layer="layout" svg:width="0.561cm" svg:height="0.591cm" svg:x="7.507cm" svg:y="15.033cm" svg:viewBox="0 0 562 592" svg:d="M0 592c0-120 92-296 226-434 131-135 272-191 336-138">
          <text:p/>
        </draw:path>
        <draw:path draw:style-name="gr8" draw:text-style-name="P2" draw:layer="layout" svg:width="0.564cm" svg:height="0.688cm" svg:x="7.542cm" svg:y="15.053cm" svg:viewBox="0 0 565 689" svg:d="M527 0c81 63 28 264-117 452-145 184-328 279-410 219">
          <text:p/>
        </draw:path>
        <draw:path draw:style-name="gr8" draw:text-style-name="P2" draw:layer="layout" svg:width="0.035cm" svg:height="0.099cm" svg:x="7.507cm" svg:y="15.624cm" svg:viewBox="0 0 36 100" svg:d="M36 100c-25-21-36-53-36-100">
          <text:p/>
        </draw:path>
        <draw:path draw:style-name="gr8" draw:text-style-name="P2" draw:layer="layout" svg:width="0.031cm" svg:height="0.106cm" svg:x="6.491cm" svg:y="13.719cm" svg:viewBox="0 0 32 107" svg:d="M0 0c22 21 32 60 32 107">
          <text:p/>
        </draw:path>
        <draw:path draw:style-name="gr8" draw:text-style-name="P2" draw:layer="layout" svg:width="0.539cm" svg:height="0.688cm" svg:x="5.983cm" svg:y="13.821cm" svg:viewBox="0 0 540 689" svg:d="M540 0c0 113-70 273-180 414-112 145-251 251-360 275">
          <text:p/>
        </draw:path>
        <draw:path draw:style-name="gr8" draw:text-style-name="P2" draw:layer="layout" svg:width="0.11cm" svg:height="0.014cm" svg:x="5.873cm" svg:y="14.502cm" svg:viewBox="0 0 111 15" svg:d="M111 7c-47 12-83 12-111-7">
          <text:p/>
        </draw:path>
        <draw:path draw:style-name="gr8" draw:text-style-name="P2" draw:layer="layout" svg:width="0.78cm" svg:height="1.291cm" svg:x="6.286cm" svg:y="13.532cm" svg:viewBox="0 0 781 1292" svg:d="M0 1292c431-338 781-917 781-1292">
          <text:p/>
        </draw:path>
        <draw:path draw:style-name="gr8" draw:text-style-name="P2" draw:layer="layout" svg:width="0.057cm" svg:height="0.042cm" svg:x="6.088cm" svg:y="14.933cm" svg:viewBox="0 0 58 43" svg:d="M0 43c18-15 39-29 58-43">
          <text:p/>
        </draw:path>
        <draw:line draw:style-name="gr8" draw:text-style-name="P2" draw:layer="layout" svg:x1="6.145cm" svg:y1="14.934cm" svg:x2="6.287cm" svg:y2="14.823cm">
          <text:p/>
        </draw:line>
        <draw:line draw:style-name="gr8" draw:text-style-name="P2" draw:layer="layout" svg:x1="3.259cm" svg:y1="17.593cm" svg:x2="3.259cm" svg:y2="16.795cm">
          <text:p/>
        </draw:line>
        <draw:line draw:style-name="gr8" draw:text-style-name="P2" draw:layer="layout" svg:x1="8.445cm" svg:y1="15.413cm" svg:x2="8.647cm" svg:y2="15.218cm">
          <text:p/>
        </draw:line>
        <draw:line draw:style-name="gr8" draw:text-style-name="P2" draw:layer="layout" svg:x1="8.748cm" svg:y1="14.971cm" svg:x2="8.748cm" svg:y2="13.878cm">
          <text:p/>
        </draw:line>
        <draw:path draw:style-name="gr1" draw:text-style-name="P1" draw:layer="layout" svg:width="8.149cm" svg:height="5.02cm" svg:x="2.991cm" svg:y="2.494cm" svg:viewBox="0 0 8150 5021" svg:d="M2548 3285l159-63c169-68 317-279 349-508l4 236-4-4c0 0 4 4 7 4v173l-3-173 3 173c0 14 0 24 0 39 0 24 0 52 0 77 4 25 4 50 7 74 0 14 0 25 4 39 0 11 0 25 0 35 3 11 3 25 7 36 0 14 3 24 3 35 4 10 4 21 7 35 0 11 4 21 4 32 3 10 3 21 7 32 4 10 4 21 7 31 4 11 4 22 7 32 39 18 81 35 127 42 21 4 42 4 67 4 11 0 21-4 35-7 11-4 25-7 39-11l4-3c130-46 261-99 395-152s264-106 398-159c135-49 269-102 403-155 67-25 134-53 201-77 67-25 134-50 194-78l60-25c3 0 7-3 14-3 3-4 7-4 14-7 7-4 18-7 28-11 21-10 46-21 74-32l-10 4c-138 53-272 106-406 159-138 53-272 105-406 158s-271 106-405 159-269 102-410 159c141-57 276-106 410-159s271-106 405-159 268-105 406-158c134-53 268-106 406-159l10-4c25-10 50-24 67-38 18-15 32-32 39-50-7 18-21 35-39 50-17 14-42 28-67 38-28 11-53 22-74 32-10 4-21 7-28 11-7 3-11 3-14 7-7 0-11 3-14 3l-60 25c-60 28-127 53-194 78-67 24-134 52-201 77-134 53-268 106-403 155-134 53-264 106-398 159s-265 106-395 152l-4 3c-14 4-28 7-39 11-14 3-24 7-35 7-25 0-46 0-67-4-46-7-88-24-127-42 74 7 152 11 222 4 39 0 74-7 106-14 32-4 64-15 88-25-24 10-56 21-88 25-32 7-67 14-106 14-70 7-148 3-222-4-3-10-3-21-7-32-3-10-3-21-7-31-4-11-4-22-7-32 0-11-4-21-4-32-3-14-3-25-7-35 0-11-3-21-3-35-4-11-4-25-7-36 0-10 0-24 0-35-4-14-4-25-4-39-3-24-3-49-7-74 0-25 0-53 0-77 0-15 0-25 0-39l-3-173h3c11 3 21 7 35 7v-321-1150c173 67 459 67 635 0l1627-635c84-32 130-78 130-124v110l4 1090-4 427c0 21-3 35-10 53-4 3-4 7-4 10-3 7-7 11-10 18-4 3-11 10-15 14-7 7-10 11-17 14-18 18-46 32-74 46l-1627 635-38 10-39 11-46 7-46 4h-49l-50-4-49-7-53-7-46-14-49-14-46-18-46-21-42-21-36-25 36 25 42 21 46 21 46 18 49 14 46 14 53 7 49 7 50 4h49l46-4 46-7 39-11 38-10 1627-635c28-14 56-28 74-46 7-3 10-7 17-14 4-4 11-11 15-14 3-7 7-11 10-18 0-3 0-7 4-10l-205 451 205-451c7-18 10-32 10-53l4-427h-4c4 0 4 0 4 0 56 25 120 21 183-4l2473-966v-57l-846-328c-314-123-819-123-1133 0l-681 265v-110c0-45-46-91-130-123-64-321-713-575-1528-601-3 0-7 0-10-3l-660 262-35-14c-279-110-632 38-903 381l243 95-381 148 21 7c-35 14-56 35-56 57 0 17 21 38 56 52l586 230 335 130c53 21 137 28 212 18 7 0 14-4 21-4 10-3 17-3 28-7 7-3 14-3 21-7l21 7 452-176 21-7 1203-469 21-11-21-7c35-14 56-35 56-53 0-21-21-42-56-56l-921-360c-77-32-204-32-282 0l-21-7-381 148c-11-7-18-11-32-14l-208-81 660-262c3 3 7 3 10 3 815 26 1464 280 1528 601 84 32 130 78 130 123 0 46-46 92-130 124l-1627 635c-176 67-462 67-635 0l-1527-596c-4 0-7-4-11-4l664-257-664 257v1305c-46 209-183 392-335 448l-992 388c-152 60-233 138-233 223 0 81 81 162 233 218l847 332v1189l-847-332c-67-28-120-56-159-88l53 46c39 28 88 56 148 81l834 325h92l6889-2692 60-46v-1326 1326l-6925 2706v-1189l1080-420c74-81 166-116 243-95z">
          <text:p/>
        </draw:path>
        <draw:polygon draw:style-name="gr7" draw:text-style-name="P2" draw:layer="layout" svg:width="0cm" svg:height="0cm" svg:x="7.941cm" svg:y="5.757cm" svg:viewBox="0 0 0 0" draw:points="0,0">
          <text:p/>
        </draw:polygon>
        <draw:path draw:style-name="gr1" draw:text-style-name="P1" draw:layer="layout" svg:width="2.66cm" svg:height="1.465cm" svg:x="8.48cm" svg:y="2.973cm" svg:viewBox="0 0 2661 1466" svg:d="M0 1448l4 3c56 22 120 18 183-7l2474-967v-57l-846-328c-314-123-819-123-1134 0l-681 265z">
          <text:p/>
        </draw:path>
        <draw:polygon draw:style-name="gr7" draw:text-style-name="P2" draw:layer="layout" svg:width="0cm" svg:height="0cm" svg:x="7.941cm" svg:y="5.757cm" svg:viewBox="0 0 0 0" draw:points="0,0">
          <text:p/>
        </draw:polygon>
        <draw:polygon draw:style-name="gr1" draw:text-style-name="P1" draw:layer="layout" svg:width="1.527cm" svg:height="1.746cm" svg:x="4.561cm" svg:y="3.383cm" svg:viewBox="0 0 1528 1747" draw:points="0,1151 1528,1747 1528,596 0,0">
          <text:p/>
        </draw:polygon>
        <draw:polygon draw:style-name="gr7" draw:text-style-name="P2" draw:layer="layout" svg:width="0cm" svg:height="0cm" svg:x="7.941cm" svg:y="5.757cm" svg:viewBox="0 0 0 0" draw:points="0,0">
          <text:p/>
        </draw:polygon>
        <draw:path draw:style-name="gr1" draw:text-style-name="P1" draw:layer="layout" svg:width="2.706cm" svg:height="2.382cm" svg:x="2.991cm" svg:y="5.132cm" svg:viewBox="0 0 2707 2383" svg:d="M2548 642l159-63-1482-579-992 388c-152 57-233 138-233 219v1190c0 46 25 92 74 134l53 46c39 28 88 56 148 81l834 325-25-32-851-332c-67-28-120-56-159-88-49-42-74-88-74-134v-1190c0 85 81 162 233 223l851 332h141l1080-424-565-219c74-81 166-116 240-95z">
          <text:p/>
        </draw:path>
        <draw:polygon draw:style-name="gr7" draw:text-style-name="P2" draw:layer="layout" svg:width="0cm" svg:height="0cm" svg:x="7.941cm" svg:y="5.757cm" svg:viewBox="0 0 0 0" draw:points="0,0">
          <text:p/>
        </draw:polygon>
        <draw:path draw:style-name="gr1" draw:text-style-name="P1" draw:layer="layout" svg:width="1.697cm" svg:height="1.146cm" svg:x="5.076cm" svg:y="2.702cm" svg:viewBox="0 0 1698 1147" svg:d="M1698 971v-971l-381 148c-11-7-18-11-32-14-279-113-632 40-908 382l-377 148 21 7v109l586 230c109-180 279-272 414-230 3 4 7 4 10 4 113 46 180 187 173 363 7-3 14-3 21-7l21 7z">
          <text:p/>
        </draw:path>
        <draw:polygon draw:style-name="gr7" draw:text-style-name="P2" draw:layer="layout" svg:width="0cm" svg:height="0cm" svg:x="7.941cm" svg:y="5.757cm" svg:viewBox="0 0 0 0" draw:points="0,0">
          <text:p/>
        </draw:polygon>
        <draw:path draw:style-name="gr1" draw:text-style-name="P1" draw:layer="layout" svg:width="1.873cm" svg:height="1.182cm" svg:x="4.215cm" svg:y="4.533cm" svg:viewBox="0 0 1874 1183" svg:d="M1832 670c25-18 42-46 42-74l-1528-596c0 14 0 28 3 42 0 18-3 35-3 53-4 21-7 39-11 56-49 209-183 388-335 448l1483 584c169-68 317-279 349-513z">
          <text:p/>
        </draw:path>
        <draw:polygon draw:style-name="gr7" draw:text-style-name="P2" draw:layer="layout" svg:width="0cm" svg:height="0cm" svg:x="7.941cm" svg:y="5.757cm" svg:viewBox="0 0 0 0" draw:points="0,0">
          <text:p/>
        </draw:polygon>
        <draw:path draw:style-name="gr1" draw:text-style-name="P1" draw:layer="layout" svg:width="1.259cm" svg:height="0.98cm" svg:x="6.794cm" svg:y="2.685cm" svg:viewBox="0 0 1260 981" svg:d="M1204 511v-18c35-14 56-35 56-56 0-22-21-39-56-53l-921-360c-77-32-205-32-283 0v957z">
          <text:p/>
        </draw:path>
        <draw:polygon draw:style-name="gr7" draw:text-style-name="P2" draw:layer="layout" svg:width="0cm" svg:height="0cm" svg:x="7.941cm" svg:y="5.757cm" svg:viewBox="0 0 0 0" draw:points="0,0">
          <text:p/>
        </draw:polygon>
        <draw:path draw:style-name="gr1" draw:text-style-name="P1" draw:layer="layout" svg:width="0.602cm" svg:height="0.817cm" svg:x="7.235cm" svg:y="4.173cm" svg:viewBox="0 0 603 818" svg:d="M226 60c78-60 163-74 230-46 145 53 191 275 102 495-84 222-268 353-413 296-67-28-117-95-138-190-3-29-7-57-7-88 0-177 92-372 226-467z">
          <text:p/>
        </draw:path>
        <draw:polygon draw:style-name="gr7" draw:text-style-name="P2" draw:layer="layout" svg:width="0cm" svg:height="0cm" svg:x="7.941cm" svg:y="5.757cm" svg:viewBox="0 0 0 0" draw:points="0,0">
          <text:p/>
        </draw:polygon>
        <draw:path draw:style-name="gr1" draw:text-style-name="P1" draw:layer="layout" svg:width="1.032cm" svg:height="0.407cm" svg:x="3.486cm" svg:y="5.513cm" svg:viewBox="0 0 1033 408" svg:d="M924 326c25-11 43-25 60-39 92-77 50-169-102-229-176-67-455-78-660-21-209 56-279 162-174 250 18 14 36 28 60 39 100 50 248 82 411 82 158 0 306-32 405-82z">
          <text:p/>
        </draw:path>
        <draw:polygon draw:style-name="gr7" draw:text-style-name="P2" draw:layer="layout" svg:width="0cm" svg:height="0cm" svg:x="7.941cm" svg:y="5.757cm" svg:viewBox="0 0 0 0" draw:points="0,0">
          <text:p/>
        </draw:polygon>
        <draw:path draw:style-name="gr1" draw:text-style-name="P1" draw:layer="layout" svg:width="1.032cm" svg:height="0.407cm" svg:x="9.141cm" svg:y="3.167cm" svg:viewBox="0 0 1033 408" svg:d="M924 327c21-14 43-28 60-39 92-78 50-170-102-230-180-67-460-78-664-21-205 56-275 162-170 251 18 11 36 25 60 39 96 46 247 81 406 81 160 0 311-35 410-81z">
          <text:p/>
        </draw:path>
        <draw:polygon draw:style-name="gr7" draw:text-style-name="P2" draw:layer="layout" svg:width="0cm" svg:height="0cm" svg:x="7.941cm" svg:y="5.757cm" svg:viewBox="0 0 0 0" draw:points="0,0">
          <text:p/>
        </draw:polygon>
        <draw:path draw:style-name="gr1" draw:text-style-name="P1" draw:layer="layout" svg:width="0.595cm" svg:height="0.817cm" svg:x="7.242cm" svg:y="4.173cm" svg:viewBox="0 0 596 818" svg:d="M220 60c77-60 162-74 229-46 145 53 191 275 102 495-84 222-268 353-413 296-67-28-117-95-138-190 159-117 259-365 220-555z">
          <text:p/>
        </draw:path>
        <draw:polygon draw:style-name="gr7" draw:text-style-name="P2" draw:layer="layout" svg:width="0cm" svg:height="0cm" svg:x="7.941cm" svg:y="5.757cm" svg:viewBox="0 0 0 0" draw:points="0,0">
          <text:p/>
        </draw:polygon>
        <draw:path draw:style-name="gr1" draw:text-style-name="P1" draw:layer="layout" svg:width="0.576cm" svg:height="0.593cm" svg:x="12.597cm" svg:y="4.981cm" svg:viewBox="0 0 577 594" svg:d="M481 75c95 35 123 180 67 321-53 141-173 226-269 190l-32-14c-25-10-46-28-63-49 17 21 38 39 63 49l32 14c-57-24-92-91-92-180 0-91 35-190 99-257 61-71 135-100 195-74 95 35 123 180 67 321-53 141-173 226-269 190-57-24-92-91-92-180 0-91 35-190 99-257 61-71 135-100 195-74l-32-14c-24-12-53-12-81-5l-14-7-36-14c-57-21-124 4-180 68-57 64-88 152-88 236 0 78 31 142 84 163l36 14c-18 0-32-4-46-7l-36-14c-56-22-88-85-88-170 0-88 35-180 92-243 56-68 127-96 187-75l35 14c11 7 25 18 40 28-15-10-29-21-40-28l-35-14c-60-21-131 7-187 75-57 63-92 155-92 243 0 85 32 148 88 170l36 14c-57-21-89-88-89-173s36-177 92-244c60-64 127-92 187-71-60-21-127 7-187 71-56 67-92 159-92 244s32 152 89 173c14 3 28 7 46 7l14 7c-22-35-32-81-32-131 0-74 21-148 63-215 43-63 96-109 153-121 28-7 57-7 81 5z">
          <text:p/>
        </draw:path>
        <draw:polygon draw:style-name="gr7" draw:text-style-name="P2" draw:layer="layout" svg:width="0cm" svg:height="0cm" svg:x="7.941cm" svg:y="5.757cm" svg:viewBox="0 0 0 0" draw:points="0,0">
          <text:p/>
        </draw:polygon>
        <draw:path draw:style-name="gr1" draw:text-style-name="P1" draw:layer="layout" svg:width="0.579cm" svg:height="0.59cm" svg:x="11.676cm" svg:y="4.882cm" svg:viewBox="0 0 580 591" svg:d="M485 71c91 35 123 180 67 322-57 141-177 225-268 190l-36-14c-21-7-42-25-60-49-22-36-32-78-32-131 0-71 22-148 64-215 43-65 95-107 152-121 28-7 53-7 77 3-24-10-49-10-77-3l-18-7-35-14c-53-21-120 3-177 67s-92 156-92 237 35 141 88 162l35 14c-17 0-31 0-46-7l-35-14c-56-21-92-84-92-169 0-88 36-180 96-248 56-63 128-88 184-67l35 14c15 7 29 14 39 25-10-11-24-18-39-25l-35-14c-56-21-128 4-184 67-60 68-96 160-96 248 0 85 36 148 92 169l35 14c-56-21-91-84-91-169 0-88 35-180 95-248 57-63 128-88 184-67-56-21-127 4-184 67-60 68-95 160-95 248 0 85 35 148 91 169 15 7 29 7 46 7l15 8c18 24 39 42 60 49l36 14c-57-21-92-92-92-180 0-92 35-190 99-257 60-72 134-100 194-75 91 35 123 180 67 322-57 141-177 225-268 190-57-21-92-92-92-180 0-92 35-190 99-257 60-72 134-100 194-75l-36-15z">
          <text:p/>
        </draw:path>
        <draw:polygon draw:style-name="gr7" draw:text-style-name="P2" draw:layer="layout" svg:width="0cm" svg:height="0cm" svg:x="7.941cm" svg:y="5.757cm" svg:viewBox="0 0 0 0" draw:points="0,0">
          <text:p/>
        </draw:polygon>
        <draw:path draw:style-name="gr1" draw:text-style-name="P1" draw:layer="layout" svg:width="0.577cm" svg:height="0.593cm" svg:x="7.154cm" svg:y="6.646cm" svg:viewBox="0 0 578 594" svg:d="M484 70c92 39 120 185 67 326-56 141-176 226-268 190l-35-14c-25-10-46-28-60-49-21-35-35-81-35-131 0-74 24-151 67-215 38-64 95-110 151-124 25-7 53-4 78 3-25-7-53-10-78-3l-17-4-36-14c-53-21-123 4-176 67-56 60-92 153-92 234s32 145 85 166l35 14c-14 0-28-4-42-7l-39-14c-54-21-89-88-89-173s35-178 96-245c57-63 127-91 184-70l35 14c14 7 28 14 39 28-11-14-25-21-39-28l-35-14c-57-21-127 7-184 70-61 67-96 160-96 245s35 152 89 173l39 14c-57-25-93-88-93-173s36-177 96-244c57-64 127-92 184-71-57-21-127 7-184 71-60 67-96 159-96 244s36 148 93 173c14 3 28 7 42 7l18 7c14 21 35 39 60 49l35 14c-60-24-95-91-95-179 0-92 39-191 99-263 63-70 137-95 197-74 92 39 120 185 67 326-56 141-176 226-268 190-60-24-95-91-95-179 0-92 39-191 99-263 63-70 137-95 197-74l-35-14z">
          <text:p/>
        </draw:path>
        <draw:polygon draw:style-name="gr7" draw:text-style-name="P2" draw:layer="layout" svg:width="0cm" svg:height="0cm" svg:x="7.941cm" svg:y="5.757cm" svg:viewBox="0 0 0 0" draw:points="0,0">
          <text:p/>
        </draw:polygon>
        <draw:path draw:style-name="gr1" draw:text-style-name="P1" draw:layer="layout" svg:width="0.574cm" svg:height="0.592cm" svg:x="6.237cm" svg:y="7.466cm" svg:viewBox="0 0 575 593" svg:d="M480 69c92 39 124 180 67 321-56 146-176 230-269 195l-35-14c-21-11-42-28-60-50-21-36-35-82-35-131 0-74 24-152 67-215 42-64 95-110 153-124 28-7 56-3 77 7-21-10-49-14-77-7l-19-3-35-14c-53-22-120 3-177 67-56 60-88 151-88 232 0 82 32 145 85 166l35 15c-18 0-32-4-46-8l-35-14c-57-21-88-88-88-173 0-84 35-176 91-243 57-64 127-92 184-67l35 14c14 4 28 14 39 25-11-11-25-21-39-25l-35-14c-57-25-127 3-184 67-56 67-91 159-91 243 0 85 31 152 88 173l35 14c-56-24-88-88-88-173 0-84 35-176 92-243 56-63 127-92 183-67-56-25-127 4-183 67-57 67-92 159-92 243 0 85 32 149 88 173 14 4 28 8 46 8l14 7c18 22 39 39 60 50l35 14c-56-25-91-93-91-181 0-92 35-191 95-261 63-67 138-95 198-74 92 39 124 180 67 321-56 146-176 230-269 195-56-25-91-93-91-181 0-92 35-191 95-261 63-67 138-95 198-74l-35-11z">
          <text:p/>
        </draw:path>
        <draw:polygon draw:style-name="gr7" draw:text-style-name="P2" draw:layer="layout" svg:width="0cm" svg:height="0cm" svg:x="7.941cm" svg:y="5.757cm" svg:viewBox="0 0 0 0" draw:points="0,0">
          <text:p/>
        </draw:polygon>
        <draw:path draw:style-name="gr1" draw:text-style-name="P1" draw:layer="layout" svg:width="0.494cm" svg:height="0.673cm" svg:x="10.611cm" svg:y="4.144cm" svg:viewBox="0 0 495 674" svg:d="M495 246c0-121-47-206-121-234-74-32-166 4-243 85-7 7-15 14-18 25-64 77-106 184-113 283 0 10 0 21 0 35 0 173 109 275 247 219 138-53 248-240 248-413z">
          <text:p/>
        </draw:path>
        <draw:polygon draw:style-name="gr7" draw:text-style-name="P2" draw:layer="layout" svg:width="0cm" svg:height="0cm" svg:x="7.941cm" svg:y="5.757cm" svg:viewBox="0 0 0 0" draw:points="0,0">
          <text:p/>
        </draw:polygon>
        <draw:path draw:style-name="gr1" draw:text-style-name="P1" draw:layer="layout" svg:width="0.497cm" svg:height="0.673cm" svg:x="5.168cm" svg:y="5.807cm" svg:viewBox="0 0 498 674" svg:d="M498 239c0-113-46-197-120-229-77-28-169 7-247 88-7 7-10 14-17 25-65 77-107 180-114 282 0 7 0 18 0 28 0 181 114 280 248 227 137-53 250-241 250-421z">
          <text:p/>
        </draw:path>
        <draw:polygon draw:style-name="gr7" draw:text-style-name="P2" draw:layer="layout" svg:width="0cm" svg:height="0cm" svg:x="7.941cm" svg:y="5.757cm" svg:viewBox="0 0 0 0" draw:points="0,0">
          <text:p/>
        </draw:polygon>
        <draw:path draw:style-name="gr1" draw:text-style-name="P1" draw:layer="layout" svg:width="0.497cm" svg:height="0.675cm" svg:x="4.247cm" svg:y="6.627cm" svg:viewBox="0 0 498 676" svg:d="M498 241c0-113-46-201-121-229-77-32-169 3-243 84-7 8-14 18-21 25-64 78-102 180-110 282-3 11-3 18-3 32 0 178 113 280 247 227 137-57 251-245 251-421z">
          <text:p/>
        </draw:path>
        <draw:polygon draw:style-name="gr7" draw:text-style-name="P2" draw:layer="layout" svg:width="0cm" svg:height="0cm" svg:x="7.941cm" svg:y="5.757cm" svg:viewBox="0 0 0 0" draw:points="0,0">
          <text:p/>
        </draw:polygon>
        <draw:path draw:style-name="gr1" draw:text-style-name="P1" draw:layer="layout" svg:width="0.498cm" svg:height="0.673cm" svg:x="9.69cm" svg:y="4.043cm" svg:viewBox="0 0 499 674" svg:d="M499 239c0-113-46-201-124-229-74-28-166 3-243 88-7 7-11 14-18 21-63 78-102 184-109 284-5 10-5 21-5 31 0 177 114 279 248 226 138-53 251-240 251-421z">
          <text:p/>
        </draw:path>
        <draw:polygon draw:style-name="gr7" draw:text-style-name="P2" draw:layer="layout" svg:width="0cm" svg:height="0cm" svg:x="7.941cm" svg:y="5.757cm" svg:viewBox="0 0 0 0" draw:points="0,0">
          <text:p/>
        </draw:polygon>
        <draw:path draw:style-name="gr1" draw:text-style-name="P1" draw:layer="layout" svg:width="1.15cm" svg:height="0.512cm" svg:x="5.21cm" svg:y="2.706cm" svg:viewBox="0 0 1151 513" svg:d="M243 513c276-339 625-492 908-381l-209-82-35-14c-283-110-632 38-907 385z">
          <text:p/>
        </draw:path>
        <draw:polygon draw:style-name="gr7" draw:text-style-name="P2" draw:layer="layout" svg:width="0cm" svg:height="0cm" svg:x="7.941cm" svg:y="5.757cm" svg:viewBox="0 0 0 0" draw:points="0,0">
          <text:p/>
        </draw:polygon>
        <draw:path draw:style-name="gr1" draw:text-style-name="P1" draw:layer="layout" svg:width="0.829cm" svg:height="0.273cm" svg:x="3.587cm" svg:y="5.643cm" svg:viewBox="0 0 830 274" svg:d="M823 195c4-11 7-21 7-32 0-46-42-84-120-116-120-46-296-60-451-35-160 24-259 84-259 151 0 11 0 21 7 32 99 47 248 79 411 79 158 0 306-32 405-79z">
          <text:p/>
        </draw:path>
        <draw:polygon draw:style-name="gr7" draw:text-style-name="P2" draw:layer="layout" svg:width="0cm" svg:height="0cm" svg:x="7.941cm" svg:y="5.757cm" svg:viewBox="0 0 0 0" draw:points="0,0">
          <text:p/>
        </draw:polygon>
        <draw:path draw:style-name="gr1" draw:text-style-name="P1" draw:layer="layout" svg:width="0.832cm" svg:height="0.273cm" svg:x="9.239cm" svg:y="3.297cm" svg:viewBox="0 0 833 274" svg:d="M826 196c4-11 7-21 7-32 0-42-42-85-123-117-117-46-296-60-453-35-155 24-257 84-257 152 0 11 3 21 10 32 96 46 247 78 407 78 159 0 310-32 409-78z">
          <text:p/>
        </draw:path>
        <draw:polygon draw:style-name="gr7" draw:text-style-name="P2" draw:layer="layout" svg:width="0cm" svg:height="0cm" svg:x="7.941cm" svg:y="5.757cm" svg:viewBox="0 0 0 0" draw:points="0,0">
          <text:p/>
        </draw:polygon>
        <draw:polygon draw:style-name="gr1" draw:text-style-name="P1" draw:layer="layout" svg:width="0.144cm" svg:height="1.189cm" svg:x="4.071cm" svg:y="6.293cm" svg:viewBox="0 0 145 1190" draw:points="145,1190 145,0 0,0 0,1190">
          <text:p/>
        </draw:polygon>
        <draw:polygon draw:style-name="gr7" draw:text-style-name="P2" draw:layer="layout" svg:width="0cm" svg:height="0cm" svg:x="7.941cm" svg:y="5.757cm" svg:viewBox="0 0 0 0" draw:points="0,0">
          <text:p/>
        </draw:polygon>
        <draw:polygon draw:style-name="gr1" draw:text-style-name="P1" draw:layer="layout" svg:width="6.953cm" svg:height="2.738cm" svg:x="4.187cm" svg:y="4.776cm" svg:viewBox="0 0 6954 2739" draw:points="6954,0 6894,42 0,2739 28,2707">
          <text:p/>
        </draw:polygon>
        <draw:polygon draw:style-name="gr7" draw:text-style-name="P2" draw:layer="layout" svg:width="0cm" svg:height="0cm" svg:x="7.941cm" svg:y="5.757cm" svg:viewBox="0 0 0 0" draw:points="0,0">
          <text:p/>
        </draw:polygon>
        <draw:path draw:style-name="gr1" draw:text-style-name="P1" draw:layer="layout" svg:width="0.564cm" svg:height="0.393cm" svg:x="5.683cm" svg:y="3.471cm" svg:viewBox="0 0 565 394" svg:d="M565 262c-3 42-10 85-17 127-75 10-159 3-212-18l-336-131c109-180 279-272 414-230 81 39 137 131 151 252z">
          <text:p/>
        </draw:path>
        <draw:polygon draw:style-name="gr7" draw:text-style-name="P2" draw:layer="layout" svg:width="0cm" svg:height="0cm" svg:x="7.941cm" svg:y="5.757cm" svg:viewBox="0 0 0 0" draw:points="0,0">
          <text:p/>
        </draw:polygon>
        <draw:path draw:style-name="gr1" draw:text-style-name="P1" draw:layer="layout" svg:width="1.032cm" svg:height="0.326cm" svg:x="3.486cm" svg:y="5.513cm" svg:viewBox="0 0 1033 327" svg:d="M924 327c25-11 43-25 60-39 92-74 50-170-102-230-176-67-455-78-660-21-209 56-279 163-174 251 18 14 36 28 60 39-7-11-7-21-7-32 0-60 104-124 259-149 155-28 331-14 451 36 78 32 120 71 120 113 0 11-3 21-7 32z">
          <text:p/>
        </draw:path>
        <draw:polygon draw:style-name="gr7" draw:text-style-name="P2" draw:layer="layout" svg:width="0cm" svg:height="0cm" svg:x="7.941cm" svg:y="5.757cm" svg:viewBox="0 0 0 0" draw:points="0,0">
          <text:p/>
        </draw:polygon>
        <draw:path draw:style-name="gr1" draw:text-style-name="P1" draw:layer="layout" svg:width="1.032cm" svg:height="0.326cm" svg:x="9.141cm" svg:y="3.167cm" svg:viewBox="0 0 1033 327" svg:d="M924 327c21-14 43-28 60-39 92-78 50-170-102-230-180-67-460-78-664-21-205 56-275 162-170 251 18 11 36 25 60 39-7-11-10-21-10-32 0-68 102-128 257-152 156-25 336-11 453 35 81 32 123 75 123 117 0 11-3 21-7 32z">
          <text:p/>
        </draw:path>
        <draw:polygon draw:style-name="gr7" draw:text-style-name="P2" draw:layer="layout" svg:width="0cm" svg:height="0cm" svg:x="7.941cm" svg:y="5.757cm" svg:viewBox="0 0 0 0" draw:points="0,0">
          <text:p/>
        </draw:polygon>
        <draw:path draw:style-name="gr1" draw:text-style-name="P1" draw:layer="layout" svg:width="0.353cm" svg:height="0.483cm" svg:x="4.25cm" svg:y="6.696cm" svg:viewBox="0 0 354 484" svg:d="M354 172c0-81-31-145-84-166-50-17-106 0-160 46-64 78-102 184-110 283 4 71 36 120 85 141 53 22 125-3 181-67 53-63 88-156 88-237z">
          <text:p/>
        </draw:path>
        <draw:polygon draw:style-name="gr7" draw:text-style-name="P2" draw:layer="layout" svg:width="0cm" svg:height="0cm" svg:x="7.941cm" svg:y="5.757cm" svg:viewBox="0 0 0 0" draw:points="0,0">
          <text:p/>
        </draw:polygon>
        <draw:path draw:style-name="gr1" draw:text-style-name="P1" draw:layer="layout" svg:width="0.353cm" svg:height="0.482cm" svg:x="9.694cm" svg:y="4.111cm" svg:viewBox="0 0 354 483" svg:d="M354 171c0-81-37-144-90-162-45-21-105-4-155 42-63 78-102 184-109 283 3 70 35 123 81 142 56 21 123-4 180-68 56-64 93-156 93-237z">
          <text:p/>
        </draw:path>
        <draw:polygon draw:style-name="gr7" draw:text-style-name="P2" draw:layer="layout" svg:width="0cm" svg:height="0cm" svg:x="7.941cm" svg:y="5.757cm" svg:viewBox="0 0 0 0" draw:points="0,0">
          <text:p/>
        </draw:polygon>
        <draw:path draw:style-name="gr1" draw:text-style-name="P1" draw:layer="layout" svg:width="0.353cm" svg:height="0.481cm" svg:x="10.611cm" svg:y="4.212cm" svg:viewBox="0 0 354 482" svg:d="M354 173c0-82-32-145-85-166-49-18-106 0-160 46-63 77-102 180-109 282 7 68 39 121 85 138 57 25 124-3 181-63 53-68 88-156 88-237z">
          <text:p/>
        </draw:path>
        <draw:polygon draw:style-name="gr7" draw:text-style-name="P2" draw:layer="layout" svg:width="0cm" svg:height="0cm" svg:x="7.941cm" svg:y="5.757cm" svg:viewBox="0 0 0 0" draw:points="0,0">
          <text:p/>
        </draw:polygon>
        <draw:path draw:style-name="gr1" draw:text-style-name="P1" draw:layer="layout" svg:width="0.352cm" svg:height="0.483cm" svg:x="5.168cm" svg:y="5.877cm" svg:viewBox="0 0 353 484" svg:d="M353 174c0-82-31-146-85-167-50-18-106 0-159 46-60 77-102 184-109 283 7 70 39 120 84 141 57 21 124-7 180-67 58-63 89-155 89-236z">
          <text:p/>
        </draw:path>
        <draw:polygon draw:style-name="gr7" draw:text-style-name="P2" draw:layer="layout" svg:width="0cm" svg:height="0cm" svg:x="7.941cm" svg:y="5.757cm" svg:viewBox="0 0 0 0" draw:points="0,0">
          <text:p/>
        </draw:polygon>
        <draw:path draw:style-name="gr1" draw:text-style-name="P1" draw:layer="layout" svg:width="0.494cm" svg:height="0.673cm" svg:x="10.611cm" svg:y="4.144cm" svg:viewBox="0 0 495 674" svg:d="M0 405c7 67 39 120 85 137 56 25 123-3 180-63 53-64 88-152 88-233 0-86-32-149-85-170-49-18-106 0-155 46 3-11 11-18 18-25 77-81 169-117 243-85 74 28 121 113 121 234 0 173-110 360-248 413-138 56-247-46-247-219 0-14 0-25 0-35z">
          <text:p/>
        </draw:path>
        <draw:polygon draw:style-name="gr7" draw:text-style-name="P2" draw:layer="layout" svg:width="0cm" svg:height="0cm" svg:x="7.941cm" svg:y="5.757cm" svg:viewBox="0 0 0 0" draw:points="0,0">
          <text:p/>
        </draw:polygon>
        <draw:path draw:style-name="gr1" draw:text-style-name="P1" draw:layer="layout" svg:width="0.497cm" svg:height="0.673cm" svg:x="5.168cm" svg:y="5.807cm" svg:viewBox="0 0 498 674" svg:d="M0 405c7 67 39 120 89 138 53 21 120-4 176-68 57-63 88-151 88-236 0-81-31-141-84-162-46-18-106-4-155 46 7-11 10-18 17-25 78-81 170-116 247-88 74 32 120 116 120 229 0 180-113 368-250 421-134 53-248-46-248-227 0-10 0-21 0-28z">
          <text:p/>
        </draw:path>
        <draw:polygon draw:style-name="gr7" draw:text-style-name="P2" draw:layer="layout" svg:width="0cm" svg:height="0cm" svg:x="7.941cm" svg:y="5.757cm" svg:viewBox="0 0 0 0" draw:points="0,0">
          <text:p/>
        </draw:polygon>
        <draw:path draw:style-name="gr1" draw:text-style-name="P1" draw:layer="layout" svg:width="0.497cm" svg:height="0.675cm" svg:x="4.247cm" svg:y="6.627cm" svg:viewBox="0 0 498 676" svg:d="M3 403c4 72 36 121 85 139 53 21 120-4 177-67 56-61 91-153 91-234s-35-145-88-166c-46-17-102-3-155 46 7-7 14-17 21-25 74-81 166-116 243-84 75 28 121 116 121 229 0 176-114 364-251 421-134 53-247-49-247-227 0-14 0-21 3-32z">
          <text:p/>
        </draw:path>
        <draw:polygon draw:style-name="gr7" draw:text-style-name="P2" draw:layer="layout" svg:width="0cm" svg:height="0cm" svg:x="7.941cm" svg:y="5.757cm" svg:viewBox="0 0 0 0" draw:points="0,0">
          <text:p/>
        </draw:polygon>
        <draw:path draw:style-name="gr1" draw:text-style-name="P1" draw:layer="layout" svg:width="0.498cm" svg:height="0.673cm" svg:x="9.69cm" svg:y="4.043cm" svg:viewBox="0 0 499 674" svg:d="M5 403c3 70 35 123 81 141 56 21 123-4 180-67 56-64 88-157 88-238s-32-144-85-162c-45-21-105-4-155 42 7-7 11-14 18-21 77-85 169-116 243-88 78 28 124 116 124 229 0 181-113 368-251 421-134 53-248-49-248-226 0-10 0-21 5-31z">
          <text:p/>
        </draw:path>
        <draw:polygon draw:style-name="gr7" draw:text-style-name="P2" draw:layer="layout" svg:width="0cm" svg:height="0cm" svg:x="7.941cm" svg:y="5.757cm" svg:viewBox="0 0 0 0" draw:points="0,0">
          <text:p/>
        </draw:polygon>
        <draw:path draw:style-name="gr1" draw:text-style-name="P1" draw:layer="layout" svg:width="0.811cm" svg:height="0.323cm" svg:x="4.727cm" svg:y="5.55cm" svg:viewBox="0 0 812 324" svg:d="M243 6l569 223c-77-21-169 14-243 95l-569-223c77-81 169-116 243-95z">
          <text:p/>
        </draw:path>
        <draw:polygon draw:style-name="gr7" draw:text-style-name="P2" draw:layer="layout" svg:width="0cm" svg:height="0cm" svg:x="7.941cm" svg:y="5.757cm" svg:viewBox="0 0 0 0" draw:points="0,0">
          <text:p/>
        </draw:polygon>
        <draw:path draw:style-name="gr1" draw:text-style-name="P1" draw:layer="layout" svg:width="0.234cm" svg:height="0.554cm" svg:x="7.235cm" svg:y="4.233cm" svg:viewBox="0 0 235 555" svg:d="M227 0c39 190-60 437-220 555-3-29-7-57-7-89 0-177 92-371 227-466z">
          <text:p/>
        </draw:path>
        <draw:polygon draw:style-name="gr7" draw:text-style-name="P2" draw:layer="layout" svg:width="0cm" svg:height="0cm" svg:x="7.941cm" svg:y="5.757cm" svg:viewBox="0 0 0 0" draw:points="0,0">
          <text:p/>
        </draw:polygon>
        <draw:path draw:style-name="gr1" draw:text-style-name="P1" draw:layer="layout" svg:width="0.318cm" svg:height="0.494cm" svg:x="6.286cm" svg:y="7.492cm" svg:viewBox="0 0 319 495" svg:d="M134 495c-21-35-35-81-35-130 0-74 24-152 67-216 42-64 96-110 153-124l-18-3-32-14c-57-22-124 3-181 67-56 63-88 152-88 237 0 81 32 141 85 162l35 14z">
          <text:p/>
        </draw:path>
        <draw:polygon draw:style-name="gr7" draw:text-style-name="P2" draw:layer="layout" svg:width="0cm" svg:height="0cm" svg:x="7.941cm" svg:y="5.757cm" svg:viewBox="0 0 0 0" draw:points="0,0">
          <text:p/>
        </draw:polygon>
        <draw:path draw:style-name="gr1" draw:text-style-name="P1" draw:layer="layout" svg:width="0.321cm" svg:height="0.495cm" svg:x="7.203cm" svg:y="6.674cm" svg:viewBox="0 0 322 496" svg:d="M139 496c-25-36-35-82-35-135 0-71 24-148 63-212 42-63 99-109 155-123l-17-4-36-14c-56-22-123 4-180 67-52 60-89 152-89 233s33 145 86 166l35 14z">
          <text:p/>
        </draw:path>
        <draw:polygon draw:style-name="gr7" draw:text-style-name="P2" draw:layer="layout" svg:width="0cm" svg:height="0cm" svg:x="7.941cm" svg:y="5.757cm" svg:viewBox="0 0 0 0" draw:points="0,0">
          <text:p/>
        </draw:polygon>
        <draw:path draw:style-name="gr1" draw:text-style-name="P1" draw:layer="layout" svg:width="0.321cm" svg:height="0.494cm" svg:x="11.726cm" svg:y="4.906cm" svg:viewBox="0 0 322 495" svg:d="M137 495c-21-36-35-82-35-131 0-74 25-156 67-216 43-67 95-113 153-127h-19l-35-14c-53-21-124 3-176 67-57 63-92 148-92 237 0 81 35 141 88 162l32 14z">
          <text:p/>
        </draw:path>
        <draw:polygon draw:style-name="gr7" draw:text-style-name="P2" draw:layer="layout" svg:width="0cm" svg:height="0cm" svg:x="7.941cm" svg:y="5.757cm" svg:viewBox="0 0 0 0" draw:points="0,0">
          <text:p/>
        </draw:polygon>
        <draw:path draw:style-name="gr1" draw:text-style-name="P1" draw:layer="layout" svg:width="0.317cm" svg:height="0.492cm" svg:x="12.647cm" svg:y="5.007cm" svg:viewBox="0 0 318 493" svg:d="M134 493c-22-31-32-77-32-130 0-71 21-148 63-213 44-67 100-109 153-123l-14-4-35-14c-57-25-125 4-181 64-57 63-88 156-88 237s31 145 84 166l36 14z">
          <text:p/>
        </draw:path>
        <draw:polygon draw:style-name="gr7" draw:text-style-name="P2" draw:layer="layout" svg:width="0cm" svg:height="0cm" svg:x="7.941cm" svg:y="5.757cm" svg:viewBox="0 0 0 0" draw:points="0,0">
          <text:p/>
        </draw:polygon>
        <draw:path draw:style-name="gr1" draw:text-style-name="P1" draw:layer="layout" svg:width="0.212cm" svg:height="0.289cm" svg:x="6.512cm" svg:y="7.648cm" svg:viewBox="0 0 213 290" svg:d="M160 3c52 22 67 100 38 178-31 77-96 124-149 105-32-14-49-49-49-98 0-53 17-106 53-141 31-40 74-54 107-44z">
          <text:p/>
        </draw:path>
        <draw:polygon draw:style-name="gr7" draw:text-style-name="P2" draw:layer="layout" svg:width="0cm" svg:height="0cm" svg:x="7.941cm" svg:y="5.757cm" svg:viewBox="0 0 0 0" draw:points="0,0">
          <text:p/>
        </draw:polygon>
        <draw:path draw:style-name="gr1" draw:text-style-name="P1" draw:layer="layout" svg:width="0.212cm" svg:height="0.29cm" svg:x="12.872cm" svg:y="5.164cm" svg:viewBox="0 0 213 291" svg:d="M164 4c49 21 63 98 35 176-32 79-96 125-149 107-32-14-50-53-50-99 0-54 22-107 53-142 32-39 75-53 111-42z">
          <text:p/>
        </draw:path>
        <draw:polygon draw:style-name="gr7" draw:text-style-name="P2" draw:layer="layout" svg:width="0cm" svg:height="0cm" svg:x="7.941cm" svg:y="5.757cm" svg:viewBox="0 0 0 0" draw:points="0,0">
          <text:p/>
        </draw:polygon>
        <draw:path draw:style-name="gr1" draw:text-style-name="P1" draw:layer="layout" svg:width="0.214cm" svg:height="0.29cm" svg:x="7.429cm" svg:y="6.829cm" svg:viewBox="0 0 215 291" svg:d="M163 4c50 21 67 99 36 176-29 79-97 125-146 107-32-14-53-50-53-100 0-49 21-106 53-141 35-39 78-53 110-42z">
          <text:p/>
        </draw:path>
        <draw:polygon draw:style-name="gr7" draw:text-style-name="P2" draw:layer="layout" svg:width="0cm" svg:height="0cm" svg:x="7.941cm" svg:y="5.757cm" svg:viewBox="0 0 0 0" draw:points="0,0">
          <text:p/>
        </draw:polygon>
        <draw:path draw:style-name="gr1" draw:text-style-name="P1" draw:layer="layout" svg:width="0.213cm" svg:height="0.292cm" svg:x="11.952cm" svg:y="5.062cm" svg:viewBox="0 0 214 293" svg:d="M163 3c49 22 67 100 35 178-28 77-95 123-145 109-32-17-53-53-53-102 0-50 21-106 56-141 33-40 75-54 107-44z">
          <text:p/>
        </draw:path>
        <draw:polygon draw:style-name="gr7" draw:text-style-name="P2" draw:layer="layout" svg:width="0cm" svg:height="0cm" svg:x="7.941cm" svg:y="5.757cm" svg:viewBox="0 0 0 0" draw:points="0,0">
          <text:p/>
        </draw:polygon>
        <draw:polygon draw:style-name="gr1" draw:text-style-name="P1" draw:layer="layout" svg:width="0.021cm" svg:height="0.97cm" svg:x="6.773cm" svg:y="2.702cm" svg:viewBox="0 0 22 971" draw:points="22,964 22,7 0,0 0,971">
          <text:p/>
        </draw:polygon>
        <draw:polygon draw:style-name="gr7" draw:text-style-name="P2" draw:layer="layout" svg:width="0cm" svg:height="0cm" svg:x="7.941cm" svg:y="5.757cm" svg:viewBox="0 0 0 0" draw:points="0,0">
          <text:p/>
        </draw:polygon>
        <draw:path draw:style-name="gr1" draw:text-style-name="P1" draw:layer="layout" svg:width="0.011cm" svg:height="1.305cm" svg:x="4.55cm" svg:y="3.379cm" svg:viewBox="0 0 12 1306" svg:d="M12 1253v-99-1150c-4-4-8-4-12-4v1306c4-17 8-35 12-53z">
          <text:p/>
        </draw:path>
        <draw:polygon draw:style-name="gr7" draw:text-style-name="P2" draw:layer="layout" svg:width="0cm" svg:height="0cm" svg:x="7.941cm" svg:y="5.757cm" svg:viewBox="0 0 0 0" draw:points="0,0">
          <text:p/>
        </draw:polygon>
        <draw:path draw:style-name="gr1" draw:text-style-name="P1" draw:layer="layout" svg:width="0.042cm" svg:height="0.321cm" svg:x="6.046cm" svg:y="5.129cm" svg:viewBox="0 0 43 322" svg:d="M0 311c0 0 4 4 7 4 11 3 22 7 36 7v-322c0 28-17 56-43 74z">
          <text:p/>
        </draw:path>
        <draw:polygon draw:style-name="gr7" draw:text-style-name="P2" draw:layer="layout" svg:width="0cm" svg:height="0cm" svg:x="7.941cm" svg:y="5.757cm" svg:viewBox="0 0 0 0" draw:points="0,0">
          <text:p/>
        </draw:polygon>
        <draw:path draw:style-name="gr1" draw:text-style-name="P1" draw:layer="layout" svg:width="0.187cm" svg:height="0.374cm" svg:x="6.092cm" svg:y="3.481cm" svg:viewBox="0 0 188 375" svg:d="M0 0c7 0 11 4 14 4 113 46 181 188 174 364-11 4-19 4-29 7 3-17 3-35 3-49 0-28-3-49-7-74-14-120-70-213-155-252z">
          <text:p/>
        </draw:path>
        <draw:polygon draw:style-name="gr7" draw:text-style-name="P2" draw:layer="layout" svg:width="0cm" svg:height="0cm" svg:x="7.941cm" svg:y="5.757cm" svg:viewBox="0 0 0 0" draw:points="0,0">
          <text:p/>
        </draw:polygon>
        <draw:path draw:style-name="gr1" draw:text-style-name="P1" draw:layer="layout" svg:width="0.06cm" svg:height="0.109cm" svg:x="5.037cm" svg:y="3.372cm" svg:viewBox="0 0 61 110" svg:d="M61 0v110c-39-14-61-35-61-57 0-21 22-39 61-53z">
          <text:p/>
        </draw:path>
        <draw:polygon draw:style-name="gr7" draw:text-style-name="P2" draw:layer="layout" svg:width="0cm" svg:height="0cm" svg:x="7.941cm" svg:y="5.757cm" svg:viewBox="0 0 0 0" draw:points="0,0">
          <text:p/>
        </draw:polygon>
        <draw:polygon draw:style-name="gr1" draw:text-style-name="P1" draw:layer="layout" svg:width="0.144cm" svg:height="0.036cm" svg:x="4.071cm" svg:y="7.478cm" svg:viewBox="0 0 145 37" draw:points="145,0 121,37 24,37 0,0">
          <text:p/>
        </draw:polygon>
        <draw:polygon draw:style-name="gr7" draw:text-style-name="P2" draw:layer="layout" svg:width="0cm" svg:height="0cm" svg:x="7.941cm" svg:y="5.757cm" svg:viewBox="0 0 0 0" draw:points="0,0">
          <text:p/>
        </draw:polygon>
        <draw:path draw:style-name="gr1" draw:text-style-name="P1" draw:layer="layout" svg:width="0.028cm" svg:height="0.127cm" svg:x="6.226cm" svg:y="3.732cm" svg:viewBox="0 0 29 128" svg:d="M22 0c4 26 7 47 7 75 0 14 0 32-3 49-7 0-14 4-26 4 12-42 19-85 22-128z">
          <text:p/>
        </draw:path>
        <draw:polygon draw:style-name="gr7" draw:text-style-name="P2" draw:layer="layout" svg:width="0cm" svg:height="0cm" svg:x="7.941cm" svg:y="5.757cm" svg:viewBox="0 0 0 0" draw:points="0,0">
          <text:p/>
        </draw:polygon>
        <draw:path draw:style-name="gr1" draw:text-style-name="P1" draw:layer="layout" svg:width="0.007cm" svg:height="0.098cm" svg:x="4.561cm" svg:y="4.533cm" svg:viewBox="0 0 8 99" svg:d="M8 43c-5 18-5 35-8 56v-99c0 14 0 29 8 43z">
          <text:p/>
        </draw:path>
        <draw:polygon draw:style-name="gr7" draw:text-style-name="P2" draw:layer="layout" svg:width="0cm" svg:height="0cm" svg:x="7.941cm" svg:y="5.757cm" svg:viewBox="0 0 0 0" draw:points="0,0">
          <text:p/>
        </draw:polygon>
        <draw:polygon draw:style-name="gr1" draw:text-style-name="P1" draw:layer="layout" svg:width="0.025cm" svg:height="0.018cm" svg:x="7.993cm" svg:y="3.178cm" svg:viewBox="0 0 26 19" draw:points="26,7 0,19 0,0">
          <text:p/>
        </draw:polygon>
        <draw:polygon draw:style-name="gr7" draw:text-style-name="P2" draw:layer="layout" svg:width="0cm" svg:height="0cm" svg:x="7.941cm" svg:y="5.757cm" svg:viewBox="0 0 0 0" draw:points="0,0">
          <text:p/>
        </draw:polygon>
        <draw:path draw:style-name="gr8" draw:text-style-name="P2" draw:layer="layout" svg:width="0.881cm" svg:height="0.287cm" svg:x="9.141cm" svg:y="3.167cm" svg:viewBox="0 0 882 288" svg:d="M882 58c-180-67-455-78-660-21-209 56-279 163-174 251">
          <text:p/>
        </draw:path>
        <draw:path draw:style-name="gr8" draw:text-style-name="P2" draw:layer="layout" svg:width="0.935cm" svg:height="0.117cm" svg:x="9.189cm" svg:y="3.453cm" svg:viewBox="0 0 936 118" svg:d="M0 0c85 71 265 118 466 118 202 0 386-47 470-118">
          <text:p/>
        </draw:path>
        <draw:path draw:style-name="gr8" draw:text-style-name="P2" draw:layer="layout" svg:width="0.153cm" svg:height="0.229cm" svg:x="10.018cm" svg:y="3.224cm" svg:viewBox="0 0 154 230" svg:d="M104 230c95-77 53-170-104-230">
          <text:p/>
        </draw:path>
        <draw:line draw:style-name="gr8" draw:text-style-name="P2" draw:layer="layout" svg:x1="10.29cm" svg:y1="3.062cm" svg:x2="11.141cm" svg:y2="3.394cm">
          <text:p/>
        </draw:line>
        <draw:path draw:style-name="gr8" draw:text-style-name="P2" draw:layer="layout" svg:width="1.133cm" svg:height="0.092cm" svg:x="9.161cm" svg:y="2.973cm" svg:viewBox="0 0 1134 93" svg:d="M0 93c314-124 820-124 1134 0">
          <text:p/>
        </draw:path>
        <draw:line draw:style-name="gr8" draw:text-style-name="P2" draw:layer="layout" svg:x1="8.48cm" svg:y1="3.331cm" svg:x2="9.162cm" svg:y2="3.062cm">
          <text:p/>
        </draw:line>
        <draw:line draw:style-name="gr8" draw:text-style-name="P2" draw:layer="layout" svg:x1="11.141cm" svg:y1="3.45cm" svg:x2="8.667cm" svg:y2="4.417cm">
          <text:p/>
        </draw:line>
        <draw:line draw:style-name="gr8" draw:text-style-name="P2" draw:layer="layout" svg:x1="11.14cm" svg:y1="3.45cm" svg:x2="11.14cm" svg:y2="3.393cm">
          <text:p/>
        </draw:line>
        <draw:path draw:style-name="gr8" draw:text-style-name="P2" draw:layer="layout" svg:width="0.709cm" svg:height="0.163cm" svg:x="9.239cm" svg:y="3.297cm" svg:viewBox="0 0 710 164" svg:d="M710 48c-117-47-296-61-453-36-155 24-257 85-257 152">
          <text:p/>
        </draw:path>
        <draw:path draw:style-name="gr8" draw:text-style-name="P2" draw:layer="layout" svg:width="0.01cm" svg:height="0.032cm" svg:x="9.239cm" svg:y="3.46cm" svg:viewBox="0 0 11 33" svg:d="M0 0c0 7 8 18 11 33">
          <text:p/>
        </draw:path>
        <draw:path draw:style-name="gr8" draw:text-style-name="P2" draw:layer="layout" svg:width="0.007cm" svg:height="0.032cm" svg:x="10.064cm" svg:y="3.46cm" svg:viewBox="0 0 8 33" svg:d="M0 33c4-15 8-26 8-33">
          <text:p/>
        </draw:path>
        <draw:path draw:style-name="gr8" draw:text-style-name="P2" draw:layer="layout" svg:width="0.123cm" svg:height="0.116cm" svg:x="9.948cm" svg:y="3.344cm" svg:viewBox="0 0 124 117" svg:d="M124 117c0-43-42-85-124-117">
          <text:p/>
        </draw:path>
        <draw:line draw:style-name="gr8" draw:text-style-name="P2" draw:layer="layout" svg:x1="4.216cm" svg:y1="5.132cm" svg:x2="3.224cm" svg:y2="5.521cm">
          <text:p/>
        </draw:line>
        <draw:path draw:style-name="gr8" draw:text-style-name="P2" draw:layer="layout" svg:width="0.353cm" svg:height="0.557cm" svg:x="4.215cm" svg:y="4.575cm" svg:viewBox="0 0 354 558" svg:d="M354 0c-18 248-174 488-354 558">
          <text:p/>
        </draw:path>
        <draw:path draw:style-name="gr8" draw:text-style-name="P2" draw:layer="layout" svg:width="0.004cm" svg:height="0.003cm" svg:x="8.48cm" svg:y="4.42cm" svg:viewBox="0 0 5 4" svg:d="M0 0c5 0 5 4 5 4">
          <text:p/>
        </draw:path>
        <draw:path draw:style-name="gr8" draw:text-style-name="P2" draw:layer="layout" svg:width="0.183cm" svg:height="0.021cm" svg:x="8.484cm" svg:y="4.416cm" svg:viewBox="0 0 184 22" svg:d="M0 4c57 26 121 22 184-4">
          <text:p/>
        </draw:path>
        <draw:path draw:style-name="gr8" draw:text-style-name="P2" draw:layer="layout" svg:width="0.363cm" svg:height="0.241cm" svg:x="4.381cm" svg:y="6.627cm" svg:viewBox="0 0 364 242" svg:d="M364 242c0-114-45-202-120-230-74-32-170 3-244 84">
          <text:p/>
        </draw:path>
        <draw:path draw:style-name="gr8" draw:text-style-name="P2" draw:layer="layout" svg:width="0.134cm" svg:height="0.335cm" svg:x="4.247cm" svg:y="6.727cm" svg:viewBox="0 0 135 336" svg:d="M135 0c-82 85-135 216-135 336">
          <text:p/>
        </draw:path>
        <draw:path draw:style-name="gr8" draw:text-style-name="P2" draw:layer="layout" svg:width="0.497cm" svg:height="0.434cm" svg:x="4.247cm" svg:y="6.868cm" svg:viewBox="0 0 498 435" svg:d="M0 194c0 178 113 280 247 227 137-53 251-245 251-421">
          <text:p/>
        </draw:path>
        <draw:path draw:style-name="gr8" draw:text-style-name="P2" draw:layer="layout" svg:width="0.268cm" svg:height="0.049cm" svg:x="6.106cm" svg:y="6.11cm" svg:viewBox="0 0 269 50" svg:d="M269 28c-14 7-28 10-39 15-14 3-24 7-35 7-26 0-47 0-68-4-46-8-88-25-127-46">
          <text:p/>
        </draw:path>
        <draw:path draw:style-name="gr8" draw:text-style-name="P2" draw:layer="layout" svg:width="0.056cm" svg:height="0.497cm" svg:x="6.05cm" svg:y="5.616cm" svg:viewBox="0 0 57 498" svg:d="M0 0c3 10 3 24 3 39 0 24 0 52 0 78 0 25 4 50 7 74 0 14 0 25 0 39 4 11 4 25 4 35 3 11 3 25 3 36 4 14 4 24 7 35 5 10 5 21 8 35 0 11 4 21 4 32 3 10 3 21 7 32 4 10 4 21 7 31 4 11 4 22 7 32">
          <text:p/>
        </draw:path>
        <draw:line draw:style-name="gr8" draw:text-style-name="P2" draw:layer="layout" svg:x1="6.05cm" svg:y1="5.616cm" svg:x2="6.05cm" svg:y2="5.439cm">
          <text:p/>
        </draw:line>
        <draw:line draw:style-name="gr8" draw:text-style-name="P2" draw:layer="layout" svg:x1="6.046cm" svg:y1="5.439cm" svg:x2="6.046cm" svg:y2="5.203cm">
          <text:p/>
        </draw:line>
        <draw:path draw:style-name="gr8" draw:text-style-name="P2" draw:layer="layout" svg:width="0.349cm" svg:height="0.512cm" svg:x="5.697cm" svg:y="5.203cm" svg:viewBox="0 0 350 513" svg:d="M350 0c-32 234-180 445-350 513">
          <text:p/>
        </draw:path>
        <draw:line draw:style-name="gr8" draw:text-style-name="P2" draw:layer="layout" svg:x1="5.538cm" svg:y1="5.779cm" svg:x2="5.698cm" svg:y2="5.711cm">
          <text:p/>
        </draw:line>
        <draw:path draw:style-name="gr8" draw:text-style-name="P2" draw:layer="layout" svg:width="0.243cm" svg:height="0.103cm" svg:x="5.295cm" svg:y="5.77cm" svg:viewBox="0 0 244 104" svg:d="M244 4c-78-17-170 18-244 100">
          <text:p/>
        </draw:path>
        <draw:line draw:style-name="gr8" draw:text-style-name="P2" draw:layer="layout" svg:x1="4.215cm" svg:y1="6.294cm" svg:x2="5.296cm" svg:y2="5.87cm">
          <text:p/>
        </draw:line>
        <draw:line draw:style-name="gr8" draw:text-style-name="P2" draw:layer="layout" svg:x1="4.215cm" svg:y1="7.478cm" svg:x2="4.215cm" svg:y2="6.293cm">
          <text:p/>
        </draw:line>
        <draw:line draw:style-name="gr8" draw:text-style-name="P2" draw:layer="layout" svg:x1="11.141cm" svg:y1="4.776cm" svg:x2="4.215cm" svg:y2="7.483cm">
          <text:p/>
        </draw:line>
        <draw:line draw:style-name="gr8" draw:text-style-name="P2" draw:layer="layout" svg:x1="11.14cm" svg:y1="4.776cm" svg:x2="11.14cm" svg:y2="3.45cm">
          <text:p/>
        </draw:line>
        <draw:path draw:style-name="gr8" draw:text-style-name="P2" draw:layer="layout" svg:width="0.367cm" svg:height="0.243cm" svg:x="5.298cm" svg:y="5.807cm" svg:viewBox="0 0 368 244" svg:d="M368 244c0-113-49-202-123-234-74-28-166 7-245 88">
          <text:p/>
        </draw:path>
        <draw:path draw:style-name="gr8" draw:text-style-name="P2" draw:layer="layout" svg:width="0.13cm" svg:height="0.339cm" svg:x="5.168cm" svg:y="5.905cm" svg:viewBox="0 0 131 340" svg:d="M131 0c-82 89-131 220-131 340">
          <text:p/>
        </draw:path>
        <draw:path draw:style-name="gr8" draw:text-style-name="P2" draw:layer="layout" svg:width="0.497cm" svg:height="0.433cm" svg:x="5.168cm" svg:y="6.05cm" svg:viewBox="0 0 498 434" svg:d="M0 190c0 181 114 283 248 230 137-56 250-244 250-420">
          <text:p/>
        </draw:path>
        <draw:path draw:style-name="gr8" draw:text-style-name="P2" draw:layer="layout" svg:width="0.367cm" svg:height="0.239cm" svg:x="9.821cm" svg:y="4.043cm" svg:viewBox="0 0 368 240" svg:d="M368 240c0-114-46-202-120-230-75-28-171 3-248 88">
          <text:p/>
        </draw:path>
        <draw:path draw:style-name="gr8" draw:text-style-name="P2" draw:layer="layout" svg:width="0.131cm" svg:height="0.335cm" svg:x="9.69cm" svg:y="4.141cm" svg:viewBox="0 0 132 336" svg:d="M132 0c-79 89-132 216-132 336">
          <text:p/>
        </draw:path>
        <draw:path draw:style-name="gr8" draw:text-style-name="P2" draw:layer="layout" svg:width="0.498cm" svg:height="0.434cm" svg:x="9.69cm" svg:y="4.282cm" svg:viewBox="0 0 499 435" svg:d="M0 194c0 178 114 280 248 227 138-53 251-244 251-421">
          <text:p/>
        </draw:path>
        <draw:path draw:style-name="gr8" draw:text-style-name="P2" draw:layer="layout" svg:width="0.363cm" svg:height="0.245cm" svg:x="10.742cm" svg:y="4.144cm" svg:viewBox="0 0 364 246" svg:d="M364 246c0-113-47-206-121-234-74-32-166 4-243 85">
          <text:p/>
        </draw:path>
        <draw:path draw:style-name="gr8" draw:text-style-name="P2" draw:layer="layout" svg:width="0.131cm" svg:height="0.339cm" svg:x="10.611cm" svg:y="4.24cm" svg:viewBox="0 0 132 340" svg:d="M132 0c-83 88-132 219-132 340">
          <text:p/>
        </draw:path>
        <draw:path draw:style-name="gr8" draw:text-style-name="P2" draw:layer="layout" svg:width="0.494cm" svg:height="0.431cm" svg:x="10.611cm" svg:y="4.385cm" svg:viewBox="0 0 495 432" svg:d="M0 195c0 176 109 278 247 222 138-53 248-240 248-417">
          <text:p/>
        </draw:path>
        <draw:path draw:style-name="gr8" draw:text-style-name="P2" draw:layer="layout" svg:width="0.159cm" svg:height="0.091cm" svg:x="3.065cm" svg:y="7.059cm" svg:viewBox="0 0 160 92" svg:d="M160 92c-64-29-120-57-160-92">
          <text:p/>
        </draw:path>
        <draw:path draw:style-name="gr8" draw:text-style-name="P2" draw:layer="layout" svg:width="0.074cm" svg:height="0.134cm" svg:x="2.991cm" svg:y="6.928cm" svg:viewBox="0 0 75 135" svg:d="M75 135c-49-43-75-89-75-135">
          <text:p/>
        </draw:path>
        <draw:path draw:style-name="gr8" draw:text-style-name="P2" draw:layer="layout" svg:width="0.233cm" svg:height="0.223cm" svg:x="2.991cm" svg:y="5.52cm" svg:viewBox="0 0 234 224" svg:d="M234 0c-153 57-234 138-234 224">
          <text:p/>
        </draw:path>
        <draw:path draw:style-name="gr8" draw:text-style-name="P2" draw:layer="layout" svg:width="0.233cm" svg:height="0.222cm" svg:x="2.991cm" svg:y="5.739cm" svg:viewBox="0 0 234 223" svg:d="M0 0c0 85 81 167 234 223">
          <text:p/>
        </draw:path>
        <draw:path draw:style-name="gr8" draw:text-style-name="P2" draw:layer="layout" svg:width="0.881cm" svg:height="0.287cm" svg:x="3.486cm" svg:y="5.513cm" svg:viewBox="0 0 882 288" svg:d="M882 61c-176-70-456-81-661-24-208 57-278 163-173 251">
          <text:p/>
        </draw:path>
        <draw:path draw:style-name="gr8" draw:text-style-name="P2" draw:layer="layout" svg:width="0.935cm" svg:height="0.117cm" svg:x="3.534cm" svg:y="5.799cm" svg:viewBox="0 0 936 118" svg:d="M0 0c85 72 268 118 466 118 201 0 386-46 470-118">
          <text:p/>
        </draw:path>
        <draw:path draw:style-name="gr8" draw:text-style-name="P2" draw:layer="layout" svg:width="0.15cm" svg:height="0.229cm" svg:x="4.367cm" svg:y="5.57cm" svg:viewBox="0 0 151 230" svg:d="M103 230c92-77 50-169-103-230">
          <text:p/>
        </draw:path>
        <draw:line draw:style-name="gr8" draw:text-style-name="P2" draw:layer="layout" svg:x1="4.727cm" svg:y1="5.651cm" svg:x2="5.296cm" svg:y2="5.874cm">
          <text:p/>
        </draw:line>
        <draw:line draw:style-name="gr8" draw:text-style-name="P2" draw:layer="layout" svg:x1="4.97cm" svg:y1="5.556cm" svg:x2="5.539cm" svg:y2="5.779cm">
          <text:p/>
        </draw:line>
        <draw:line draw:style-name="gr8" draw:text-style-name="P2" draw:layer="layout" svg:x1="4.215cm" svg:y1="5.132cm" svg:x2="5.698cm" svg:y2="5.716cm">
          <text:p/>
        </draw:line>
        <draw:line draw:style-name="gr8" draw:text-style-name="P2" draw:layer="layout" svg:x1="4.075cm" svg:y1="6.294cm" svg:x2="3.224cm" svg:y2="5.961cm">
          <text:p/>
        </draw:line>
        <draw:line draw:style-name="gr8" draw:text-style-name="P2" draw:layer="layout" svg:x1="4.215cm" svg:y1="6.293cm" svg:x2="4.071cm" svg:y2="6.293cm">
          <text:p/>
        </draw:line>
        <draw:path draw:style-name="gr8" draw:text-style-name="P2" draw:layer="layout" svg:width="0.042cm" svg:height="0.078cm" svg:x="6.046cm" svg:y="5.129cm" svg:viewBox="0 0 43 79" svg:d="M0 79c26-23 43-47 43-79">
          <text:p/>
        </draw:path>
        <draw:path draw:style-name="gr8" draw:text-style-name="P2" draw:layer="layout" svg:width="0.007cm" svg:height="0.042cm" svg:x="4.561cm" svg:y="4.533cm" svg:viewBox="0 0 8 43" svg:d="M0 0c0 14 0 29 8 43">
          <text:p/>
        </draw:path>
        <draw:line draw:style-name="gr8" draw:text-style-name="P2" draw:layer="layout" svg:x1="4.561cm" svg:y1="4.533cm" svg:x2="6.089cm" svg:y2="5.13cm">
          <text:p/>
        </draw:line>
        <draw:path draw:style-name="gr8" draw:text-style-name="P2" draw:layer="layout" svg:width="1.528cm" svg:height="0.6cm" svg:x="6.822cm" svg:y="2.497cm" svg:viewBox="0 0 1529 601" svg:d="M1529 601c-64-321-713-576-1529-601">
          <text:p/>
        </draw:path>
        <draw:line draw:style-name="gr8" draw:text-style-name="P2" draw:layer="layout" svg:x1="4.561cm" svg:y1="4.628cm" svg:x2="4.561cm" svg:y2="4.533cm">
          <text:p/>
        </draw:line>
        <draw:path draw:style-name="gr8" draw:text-style-name="P2" draw:layer="layout" svg:width="0.088cm" svg:height="0.166cm" svg:x="4.515cm" svg:y="6.702cm" svg:viewBox="0 0 89 167" svg:d="M89 167c0-82-31-146-89-167">
          <text:p/>
        </draw:path>
        <draw:path draw:style-name="gr8" draw:text-style-name="P2" draw:layer="layout" svg:width="0.159cm" svg:height="0.052cm" svg:x="4.36cm" svg:y="6.696cm" svg:viewBox="0 0 160 53" svg:d="M160 6c-51-17-107 0-160 47">
          <text:p/>
        </draw:path>
        <draw:path draw:style-name="gr8" draw:text-style-name="P2" draw:layer="layout" svg:width="0.085cm" svg:height="0.141cm" svg:x="4.25cm" svg:y="7.03cm" svg:viewBox="0 0 86 142" svg:d="M0 0c4 71 36 121 86 142">
          <text:p/>
        </draw:path>
        <draw:path draw:style-name="gr8" draw:text-style-name="P2" draw:layer="layout" svg:width="0.268cm" svg:height="0.311cm" svg:x="4.335cm" svg:y="6.868cm" svg:viewBox="0 0 269 312" svg:d="M0 304c53 22 125-3 181-67 53-63 88-156 88-237">
          <text:p/>
        </draw:path>
        <draw:path draw:style-name="gr8" draw:text-style-name="P2" draw:layer="layout" svg:width="0.106cm" svg:height="0.088cm" svg:x="8.159cm" svg:y="5.351cm" svg:viewBox="0 0 107 89" svg:d="M107 0c-7 18-21 35-40 50-17 15-42 29-67 39">
          <text:p/>
        </draw:path>
        <draw:line draw:style-name="gr8" draw:text-style-name="P2" draw:layer="layout" svg:x1="8.16cm" svg:y1="5.439cm" svg:x2="8.149cm" svg:y2="5.444cm">
          <text:p/>
        </draw:line>
        <draw:path draw:style-name="gr8" draw:text-style-name="P2" draw:layer="layout" svg:width="0.01cm" svg:height="0.053cm" svg:x="8.47cm" svg:y="4.847cm" svg:viewBox="0 0 11 54" svg:d="M11 0c0 22-3 36-11 54">
          <text:p/>
        </draw:path>
        <draw:path draw:style-name="gr8" draw:text-style-name="P2" draw:layer="layout" svg:width="0.12cm" svg:height="0.102cm" svg:x="8.35cm" svg:y="4.9cm" svg:viewBox="0 0 121 103" svg:d="M121 0c-4 3-4 7-4 10-3 7-7 11-14 18-3 3-7 10-14 14-4 8-7 12-14 15-21 18-47 32-75 46">
          <text:p/>
        </draw:path>
        <draw:line draw:style-name="gr8" draw:text-style-name="P2" draw:layer="layout" svg:x1="6.379cm" svg:y1="6.138cm" svg:x2="6.371cm" svg:y2="6.142cm">
          <text:p/>
        </draw:line>
        <draw:path draw:style-name="gr8" draw:text-style-name="P2" draw:layer="layout" svg:width="1.591cm" svg:height="0.621cm" svg:x="6.378cm" svg:y="5.517cm" svg:viewBox="0 0 1592 622" svg:d="M1592 0c-60 25-127 53-194 78-67 24-134 49-201 77-134 53-268 102-403 155s-269 107-399 160c-134 53-265 106-395 152">
          <text:p/>
        </draw:path>
        <draw:path draw:style-name="gr8" draw:text-style-name="P2" draw:layer="layout" svg:width="0.416cm" svg:height="0.042cm" svg:x="6.106cm" svg:y="6.078cm" svg:viewBox="0 0 417 43" svg:d="M417 0c-24 10-56 18-89 25-35 7-67 15-106 15-74 7-148 3-222-8">
          <text:p/>
        </draw:path>
        <draw:polyline draw:style-name="gr8" draw:text-style-name="P2" draw:layer="layout" svg:width="0.638cm" svg:height="0.131cm" svg:x="6.085cm" svg:y="5.538cm" svg:viewBox="0 0 639 132" draw:points="0,0 39,21 81,46 123,67 169,85 219,99 268,113 321,121 370,128 420,132 469,132 515,128 557,121 600,109 639,99">
          <text:p/>
        </draw:polyline>
        <draw:path draw:style-name="gr8" draw:text-style-name="P2" draw:layer="layout" svg:width="0.042cm" svg:height="0.011cm" svg:x="6.046cm" svg:y="5.439cm" svg:viewBox="0 0 43 12" svg:d="M0 0c14 4 29 8 43 12">
          <text:p/>
        </draw:path>
        <draw:line draw:style-name="gr8" draw:text-style-name="P2" draw:layer="layout" svg:x1="6.085cm" svg:y1="5.45cm" svg:x2="6.085cm" svg:y2="5.129cm">
          <text:p/>
        </draw:line>
        <draw:path draw:style-name="gr8" draw:text-style-name="P2" draw:layer="layout" svg:width="0.243cm" svg:height="0.101cm" svg:x="4.727cm" svg:y="5.55cm" svg:viewBox="0 0 244 102" svg:d="M244 6c-74-21-166 14-244 96">
          <text:p/>
        </draw:path>
        <draw:line draw:style-name="gr8" draw:text-style-name="P2" draw:layer="layout" svg:x1="4.215cm" svg:y1="7.478cm" svg:x2="4.071cm" svg:y2="7.478cm">
          <text:p/>
        </draw:line>
        <draw:line draw:style-name="gr8" draw:text-style-name="P2" draw:layer="layout" svg:x1="4.071cm" svg:y1="7.478cm" svg:x2="4.071cm" svg:y2="6.293cm">
          <text:p/>
        </draw:line>
        <draw:line draw:style-name="gr8" draw:text-style-name="P2" draw:layer="layout" svg:x1="11.141cm" svg:y1="4.776cm" svg:x2="11.08cm" svg:y2="4.823cm">
          <text:p/>
        </draw:line>
        <draw:line draw:style-name="gr8" draw:text-style-name="P2" draw:layer="layout" svg:x1="11.081cm" svg:y1="4.818cm" svg:x2="4.187cm" svg:y2="7.515cm">
          <text:p/>
        </draw:line>
        <draw:line draw:style-name="gr8" draw:text-style-name="P2" draw:layer="layout" svg:x1="4.216cm" svg:y1="7.478cm" svg:x2="4.187cm" svg:y2="7.515cm">
          <text:p/>
        </draw:line>
        <draw:path draw:style-name="gr8" draw:text-style-name="P2" draw:layer="layout" svg:width="0.084cm" svg:height="0.166cm" svg:x="5.436cm" svg:y="5.884cm" svg:viewBox="0 0 85 167" svg:d="M85 167c0-82-32-146-85-167">
          <text:p/>
        </draw:path>
        <draw:path draw:style-name="gr8" draw:text-style-name="P2" draw:layer="layout" svg:width="0.159cm" svg:height="0.053cm" svg:x="5.277cm" svg:y="5.877cm" svg:viewBox="0 0 160 54" svg:d="M160 7c-46-18-106 0-160 47">
          <text:p/>
        </draw:path>
        <draw:path draw:style-name="gr8" draw:text-style-name="P2" draw:layer="layout" svg:width="0.088cm" svg:height="0.141cm" svg:x="5.168cm" svg:y="6.212cm" svg:viewBox="0 0 89 142" svg:d="M0 0c7 71 39 121 89 142">
          <text:p/>
        </draw:path>
        <draw:path draw:style-name="gr8" draw:text-style-name="P2" draw:layer="layout" svg:width="0.268cm" svg:height="0.309cm" svg:x="5.252cm" svg:y="6.05cm" svg:viewBox="0 0 269 310" svg:d="M0 303c57 22 124-7 180-71 57-59 89-151 89-232">
          <text:p/>
        </draw:path>
        <draw:path draw:style-name="gr8" draw:text-style-name="P2" draw:layer="layout" svg:width="0.089cm" svg:height="0.162cm" svg:x="9.958cm" svg:y="4.12cm" svg:viewBox="0 0 90 163" svg:d="M90 163c0-81-36-144-90-163">
          <text:p/>
        </draw:path>
        <draw:path draw:style-name="gr8" draw:text-style-name="P2" draw:layer="layout" svg:width="0.155cm" svg:height="0.051cm" svg:x="9.803cm" svg:y="4.111cm" svg:viewBox="0 0 156 52" svg:d="M156 9c-45-22-105-4-156 43">
          <text:p/>
        </draw:path>
        <draw:path draw:style-name="gr8" draw:text-style-name="P2" draw:layer="layout" svg:width="0.085cm" svg:height="0.141cm" svg:x="9.694cm" svg:y="4.445cm" svg:viewBox="0 0 86 142" svg:d="M0 0c3 70 36 123 86 142">
          <text:p/>
        </draw:path>
        <draw:path draw:style-name="gr8" draw:text-style-name="P2" draw:layer="layout" svg:width="0.272cm" svg:height="0.311cm" svg:x="9.775cm" svg:y="4.282cm" svg:viewBox="0 0 273 312" svg:d="M0 305c56 21 124-4 181-67 56-65 92-157 92-238">
          <text:p/>
        </draw:path>
        <draw:path draw:style-name="gr8" draw:text-style-name="P2" draw:layer="layout" svg:width="0.085cm" svg:height="0.166cm" svg:x="10.879cm" svg:y="4.219cm" svg:viewBox="0 0 86 167" svg:d="M86 167c0-83-33-146-86-167">
          <text:p/>
        </draw:path>
        <draw:path draw:style-name="gr8" draw:text-style-name="P2" draw:layer="layout" svg:width="0.159cm" svg:height="0.053cm" svg:x="10.72cm" svg:y="4.212cm" svg:viewBox="0 0 160 54" svg:d="M160 7c-49-18-107 0-160 47">
          <text:p/>
        </draw:path>
        <draw:path draw:style-name="gr8" draw:text-style-name="P2" draw:layer="layout" svg:width="0.085cm" svg:height="0.137cm" svg:x="10.611cm" svg:y="4.547cm" svg:viewBox="0 0 86 138" svg:d="M0 0c7 68 40 121 86 138">
          <text:p/>
        </draw:path>
        <draw:path draw:style-name="gr8" draw:text-style-name="P2" draw:layer="layout" svg:width="0.268cm" svg:height="0.308cm" svg:x="10.696cm" svg:y="4.385cm" svg:viewBox="0 0 269 309" svg:d="M0 300c56 25 123-3 181-63 53-64 88-155 88-237">
          <text:p/>
        </draw:path>
        <draw:line draw:style-name="gr8" draw:text-style-name="P2" draw:layer="layout" svg:x1="4.1cm" svg:y1="7.515cm" svg:x2="3.266cm" svg:y2="7.186cm">
          <text:p/>
        </draw:line>
        <draw:line draw:style-name="gr8" draw:text-style-name="P2" draw:layer="layout" svg:x1="4.187cm" svg:y1="7.51cm" svg:x2="4.095cm" svg:y2="7.51cm">
          <text:p/>
        </draw:line>
        <draw:path draw:style-name="gr8" draw:text-style-name="P2" draw:layer="layout" svg:width="0.148cm" svg:height="0.085cm" svg:x="3.118cm" svg:y="7.104cm" svg:viewBox="0 0 149 86" svg:d="M149 86c-60-26-110-54-149-86">
          <text:p/>
        </draw:path>
        <draw:line draw:style-name="gr8" draw:text-style-name="P2" draw:layer="layout" svg:x1="4.075cm" svg:y1="7.483cm" svg:x2="3.224cm" svg:y2="7.147cm">
          <text:p/>
        </draw:line>
        <draw:path draw:style-name="gr8" draw:text-style-name="P2" draw:layer="layout" svg:width="0.709cm" svg:height="0.163cm" svg:x="3.587cm" svg:y="5.643cm" svg:viewBox="0 0 710 164" svg:d="M710 47c-120-46-296-60-456-35-155 24-254 84-254 152">
          <text:p/>
        </draw:path>
        <draw:path draw:style-name="gr8" draw:text-style-name="P2" draw:layer="layout" svg:width="0.011cm" svg:height="0.032cm" svg:x="3.587cm" svg:y="5.806cm" svg:viewBox="0 0 12 33" svg:d="M0 0c0 12 4 22 12 33">
          <text:p/>
        </draw:path>
        <draw:path draw:style-name="gr8" draw:text-style-name="P2" draw:layer="layout" svg:width="0.007cm" svg:height="0.032cm" svg:x="4.409cm" svg:y="5.806cm" svg:viewBox="0 0 8 33" svg:d="M0 33c4-11 8-21 8-33">
          <text:p/>
        </draw:path>
        <draw:path draw:style-name="gr8" draw:text-style-name="P2" draw:layer="layout" svg:width="0.127cm" svg:height="0.116cm" svg:x="4.293cm" svg:y="5.69cm" svg:viewBox="0 0 128 117" svg:d="M128 117c0-42-47-85-128-117">
          <text:p/>
        </draw:path>
        <draw:line draw:style-name="gr8" draw:text-style-name="P2" draw:layer="layout" svg:x1="4.561cm" svg:y1="4.533cm" svg:x2="4.561cm" svg:y2="3.383cm">
          <text:p/>
        </draw:line>
        <draw:line draw:style-name="gr8" draw:text-style-name="P2" draw:layer="layout" svg:x1="4.561cm" svg:y1="3.383cm" svg:x2="6.089cm" svg:y2="3.98cm">
          <text:p/>
        </draw:line>
        <draw:line draw:style-name="gr8" draw:text-style-name="P2" draw:layer="layout" svg:x1="6.085cm" svg:y1="5.129cm" svg:x2="6.085cm" svg:y2="3.979cm">
          <text:p/>
        </draw:line>
        <draw:path draw:style-name="gr8" draw:text-style-name="P2" draw:layer="layout" svg:width="0.282cm" svg:height="0.025cm" svg:x="6.794cm" svg:y="2.685cm" svg:viewBox="0 0 283 26" svg:d="M0 26c78-35 206-35 283 0">
          <text:p/>
        </draw:path>
        <draw:line draw:style-name="gr8" draw:text-style-name="P2" draw:layer="layout" svg:x1="7.076cm" svg:y1="2.709cm" svg:x2="7.998cm" svg:y2="3.07cm">
          <text:p/>
        </draw:line>
        <draw:path draw:style-name="gr8" draw:text-style-name="P2" draw:layer="layout" svg:width="0.06cm" svg:height="0.056cm" svg:x="7.993cm" svg:y="3.122cm" svg:viewBox="0 0 61 57" svg:d="M0 57c40-14 61-36 61-57">
          <text:p/>
        </draw:path>
        <draw:path draw:style-name="gr8" draw:text-style-name="P2" draw:layer="layout" svg:width="0.06cm" svg:height="0.056cm" svg:x="7.993cm" svg:y="3.069cm" svg:viewBox="0 0 61 57" svg:d="M61 57c0-26-21-43-61-57">
          <text:p/>
        </draw:path>
        <draw:line draw:style-name="gr8" draw:text-style-name="P2" draw:layer="layout" svg:x1="7.993cm" svg:y1="3.178cm" svg:x2="8.019cm" svg:y2="3.186cm">
          <text:p/>
        </draw:line>
        <draw:line draw:style-name="gr8" draw:text-style-name="P2" draw:layer="layout" svg:x1="8.019cm" svg:y1="3.185cm" svg:x2="6.318cm" svg:y2="3.849cm">
          <text:p/>
        </draw:line>
        <draw:line draw:style-name="gr8" draw:text-style-name="P2" draw:layer="layout" svg:x1="6.3cm" svg:y1="3.841cm" svg:x2="6.322cm" svg:y2="3.849cm">
          <text:p/>
        </draw:line>
        <draw:path draw:style-name="gr8" draw:text-style-name="P2" draw:layer="layout" svg:width="0.286cm" svg:height="0.024cm" svg:x="6.014cm" svg:y="3.841cm" svg:viewBox="0 0 287 25" svg:d="M287 0c-77 33-205 33-287 0">
          <text:p/>
        </draw:path>
        <draw:line draw:style-name="gr8" draw:text-style-name="P2" draw:layer="layout" svg:x1="6.019cm" svg:y1="3.842cm" svg:x2="5.097cm" svg:y2="3.481cm">
          <text:p/>
        </draw:line>
        <draw:path draw:style-name="gr8" draw:text-style-name="P2" draw:layer="layout" svg:width="0.06cm" svg:height="0.057cm" svg:x="5.037cm" svg:y="3.372cm" svg:viewBox="0 0 61 58" svg:d="M61 0c-39 14-61 36-61 58">
          <text:p/>
        </draw:path>
        <draw:path draw:style-name="gr8" draw:text-style-name="P2" draw:layer="layout" svg:width="0.06cm" svg:height="0.056cm" svg:x="5.037cm" svg:y="3.425cm" svg:viewBox="0 0 61 57" svg:d="M0 0c0 22 22 43 61 57">
          <text:p/>
        </draw:path>
        <draw:line draw:style-name="gr8" draw:text-style-name="P2" draw:layer="layout" svg:x1="5.098cm" svg:y1="3.373cm" svg:x2="5.076cm" svg:y2="3.361cm">
          <text:p/>
        </draw:line>
        <draw:line draw:style-name="gr8" draw:text-style-name="P2" draw:layer="layout" svg:x1="5.076cm" svg:y1="3.366cm" svg:x2="5.458cm" svg:y2="3.213cm">
          <text:p/>
        </draw:line>
        <draw:line draw:style-name="gr8" draw:text-style-name="P2" draw:layer="layout" svg:x1="5.458cm" svg:y1="3.218cm" svg:x2="5.21cm" svg:y2="3.118cm">
          <text:p/>
        </draw:line>
        <draw:line draw:style-name="gr8" draw:text-style-name="P2" draw:layer="layout" svg:x1="5.215cm" svg:y1="3.118cm" svg:x2="4.55cm" svg:y2="3.38cm">
          <text:p/>
        </draw:line>
        <draw:path draw:style-name="gr8" draw:text-style-name="P2" draw:layer="layout" svg:width="0.011cm" svg:height="0.007cm" svg:x="4.55cm" svg:y="3.379cm" svg:viewBox="0 0 12 8" svg:d="M12 8c-4-8-8-8-12-8">
          <text:p/>
        </draw:path>
        <draw:path draw:style-name="gr8" draw:text-style-name="P2" draw:layer="layout" svg:width="0.638cm" svg:height="0.05cm" svg:x="6.085cm" svg:y="3.979cm" svg:viewBox="0 0 639 51" svg:d="M0 0c176 68 462 68 639 0">
          <text:p/>
        </draw:path>
        <draw:line draw:style-name="gr8" draw:text-style-name="P2" draw:layer="layout" svg:x1="6.723cm" svg:y1="3.98cm" svg:x2="8.351cm" svg:y2="3.344cm">
          <text:p/>
        </draw:line>
        <draw:path draw:style-name="gr8" draw:text-style-name="P2" draw:layer="layout" svg:width="0.13cm" svg:height="0.127cm" svg:x="8.35cm" svg:y="3.093cm" svg:viewBox="0 0 131 128" svg:d="M0 0c82 37 131 83 131 128">
          <text:p/>
        </draw:path>
        <draw:path draw:style-name="gr8" draw:text-style-name="P2" draw:layer="layout" svg:width="0.13cm" svg:height="0.124cm" svg:x="8.35cm" svg:y="3.22cm" svg:viewBox="0 0 131 125" svg:d="M131 0c0 47-49 93-131 125">
          <text:p/>
        </draw:path>
        <draw:path draw:style-name="gr8" draw:text-style-name="P2" draw:layer="layout" svg:width="0.01cm" svg:height="0.007cm" svg:x="6.812cm" svg:y="2.494cm" svg:viewBox="0 0 11 8" svg:d="M11 8c-3-4-7-4-11-8">
          <text:p/>
        </draw:path>
        <draw:line draw:style-name="gr8" draw:text-style-name="P2" draw:layer="layout" svg:x1="6.813cm" svg:y1="2.494cm" svg:x2="6.152cm" svg:y2="2.756cm">
          <text:p/>
        </draw:line>
        <draw:line draw:style-name="gr8" draw:text-style-name="P2" draw:layer="layout" svg:x1="6.392cm" svg:y1="2.851cm" svg:x2="6.774cm" svg:y2="2.702cm">
          <text:p/>
        </draw:line>
        <draw:line draw:style-name="gr8" draw:text-style-name="P2" draw:layer="layout" svg:x1="6.795cm" svg:y1="2.71cm" svg:x2="6.773cm" svg:y2="2.702cm">
          <text:p/>
        </draw:line>
        <draw:line draw:style-name="gr8" draw:text-style-name="P2" draw:layer="layout" svg:x1="4.55cm" svg:y1="4.684cm" svg:x2="4.55cm" svg:y2="3.379cm">
          <text:p/>
        </draw:line>
        <draw:path draw:style-name="gr8" draw:text-style-name="P2" draw:layer="layout" svg:width="0.021cm" svg:height="0.127cm" svg:x="6.226cm" svg:y="3.732cm" svg:viewBox="0 0 22 128" svg:d="M22 0c-3 43-10 86-22 128">
          <text:p/>
        </draw:path>
        <draw:path draw:style-name="gr8" draw:text-style-name="P2" draw:layer="layout" svg:width="0.907cm" svg:height="0.419cm" svg:x="5.21cm" svg:y="2.706cm" svg:viewBox="0 0 908 420" svg:d="M0 420c275-346 624-495 908-384">
          <text:p/>
        </draw:path>
        <draw:path draw:style-name="gr8" draw:text-style-name="P2" draw:layer="layout" svg:width="1.627cm" svg:height="0.635cm" svg:x="6.522cm" svg:y="5.443cm" svg:viewBox="0 0 1628 636" svg:d="M1628 0c-138 49-272 106-406 159-138 53-272 105-406 158-138 53-272 106-406 156-138 53-272 105-410 163">
          <text:p/>
        </draw:path>
        <draw:line draw:style-name="gr8" draw:text-style-name="P2" draw:layer="layout" svg:x1="6.723cm" svg:y1="5.638cm" svg:x2="8.351cm" svg:y2="4.998cm">
          <text:p/>
        </draw:line>
        <draw:line draw:style-name="gr8" draw:text-style-name="P2" draw:layer="layout" svg:x1="4.1cm" svg:y1="7.515cm" svg:x2="4.071cm" svg:y2="7.478cm">
          <text:p/>
        </draw:line>
        <draw:line draw:style-name="gr8" draw:text-style-name="P2" draw:layer="layout" svg:x1="6.794cm" svg:y1="3.665cm" svg:x2="6.794cm" svg:y2="2.709cm">
          <text:p/>
        </draw:line>
        <draw:line draw:style-name="gr8" draw:text-style-name="P2" draw:layer="layout" svg:x1="7.993cm" svg:y1="3.196cm" svg:x2="7.993cm" svg:y2="3.178cm">
          <text:p/>
        </draw:line>
        <draw:path draw:style-name="gr8" draw:text-style-name="P2" draw:layer="layout" svg:width="0.227cm" svg:height="0.554cm" svg:x="7.242cm" svg:y="4.233cm" svg:viewBox="0 0 228 555" svg:d="M220 0c39 190-60 437-220 555">
          <text:p/>
        </draw:path>
        <draw:line draw:style-name="gr8" draw:text-style-name="P2" draw:layer="layout" svg:x1="5.097cm" svg:y1="3.372cm" svg:x2="5.097cm" svg:y2="3.481cm">
          <text:p/>
        </draw:line>
        <draw:path draw:style-name="gr8" draw:text-style-name="P2" draw:layer="layout" svg:width="0.907cm" svg:height="0.417cm" svg:x="5.453cm" svg:y="2.801cm" svg:viewBox="0 0 908 418" svg:d="M0 418c276-343 629-492 908-382">
          <text:p/>
        </draw:path>
        <draw:path draw:style-name="gr8" draw:text-style-name="P2" draw:layer="layout" svg:width="0.032cm" svg:height="0.014cm" svg:x="6.36cm" svg:y="2.836cm" svg:viewBox="0 0 33 15" svg:d="M0 0c12 3 22 7 33 15">
          <text:p/>
        </draw:path>
        <draw:line draw:style-name="gr8" draw:text-style-name="P2" draw:layer="layout" svg:x1="6.773cm" svg:y1="3.672cm" svg:x2="6.773cm" svg:y2="2.702cm">
          <text:p/>
        </draw:line>
        <draw:path draw:style-name="gr8" draw:text-style-name="P2" draw:layer="layout" svg:width="0.423cm" svg:height="0.24cm" svg:x="5.683cm" svg:y="3.47cm" svg:viewBox="0 0 424 241" svg:d="M0 241c117-187 290-280 424-226">
          <text:p/>
        </draw:path>
        <draw:path draw:style-name="gr8" draw:text-style-name="P2" draw:layer="layout" svg:width="0.173cm" svg:height="0.363cm" svg:x="6.106cm" svg:y="3.485cm" svg:viewBox="0 0 174 364" svg:d="M0 0c114 46 181 187 174 364">
          <text:p/>
        </draw:path>
        <draw:path draw:style-name="gr8" draw:text-style-name="P2" draw:layer="layout" svg:width="0.455cm" svg:height="0.526cm" svg:x="7.235cm" svg:y="4.173cm" svg:viewBox="0 0 456 527" svg:d="M0 527c0-142 60-294 152-400 95-106 212-152 304-113">
          <text:p/>
        </draw:path>
        <draw:path draw:style-name="gr8" draw:text-style-name="P2" draw:layer="layout" svg:width="0.457cm" svg:height="0.803cm" svg:x="7.38cm" svg:y="4.187cm" svg:viewBox="0 0 458 804" svg:d="M311 0c145 53 191 276 102 495-84 222-269 353-413 296">
          <text:p/>
        </draw:path>
        <draw:path draw:style-name="gr8" draw:text-style-name="P2" draw:layer="layout" svg:width="0.148cm" svg:height="0.278cm" svg:x="7.235cm" svg:y="4.699cm" svg:viewBox="0 0 149 279" svg:d="M149 279c-93-35-149-142-149-279">
          <text:p/>
        </draw:path>
        <draw:path draw:style-name="gr8" draw:text-style-name="P2" draw:layer="layout" svg:width="0.162cm" svg:height="0.325cm" svg:x="6.092cm" svg:y="3.481cm" svg:viewBox="0 0 163 326" svg:d="M0 0c102 46 163 166 163 326">
          <text:p/>
        </draw:path>
        <draw:path draw:style-name="gr8" draw:text-style-name="P2" draw:layer="layout" svg:width="0.003cm" svg:height="0.053cm" svg:x="6.251cm" svg:y="3.802cm" svg:viewBox="0 0 4 54" svg:d="M4 0c0 18-4 37-4 54">
          <text:p/>
        </draw:path>
        <draw:path draw:style-name="gr8" draw:text-style-name="P2" draw:layer="layout" svg:width="0.162cm" svg:height="0.187cm" svg:x="7.429cm" svg:y="6.829cm" svg:viewBox="0 0 163 188" svg:d="M0 188c0-50 21-107 53-142 35-39 79-53 110-42">
          <text:p/>
        </draw:path>
        <draw:path draw:style-name="gr8" draw:text-style-name="P2" draw:layer="layout" svg:width="0.16cm" svg:height="0.286cm" svg:x="7.482cm" svg:y="6.833cm" svg:viewBox="0 0 161 287" svg:d="M106 0c54 21 71 99 40 177-33 78-97 124-146 106">
          <text:p/>
        </draw:path>
        <draw:path draw:style-name="gr8" draw:text-style-name="P2" draw:layer="layout" svg:width="0.053cm" svg:height="0.099cm" svg:x="7.429cm" svg:y="7.016cm" svg:viewBox="0 0 54 100" svg:d="M54 100c-33-15-54-54-54-100">
          <text:p/>
        </draw:path>
        <draw:path draw:style-name="gr8" draw:text-style-name="P2" draw:layer="layout" svg:width="0.296cm" svg:height="0.343cm" svg:x="7.341cm" svg:y="6.709cm" svg:viewBox="0 0 297 344" svg:d="M0 344c0-93 39-192 99-263 63-70 138-95 198-74">
          <text:p/>
        </draw:path>
        <draw:path draw:style-name="gr8" draw:text-style-name="P2" draw:layer="layout" svg:width="0.295cm" svg:height="0.523cm" svg:x="7.436cm" svg:y="6.716cm" svg:viewBox="0 0 296 524" svg:d="M202 0c92 39 120 180 67 325-56 142-176 227-269 191">
          <text:p/>
        </draw:path>
        <draw:path draw:style-name="gr8" draw:text-style-name="P2" draw:layer="layout" svg:width="0.095cm" svg:height="0.183cm" svg:x="7.341cm" svg:y="7.048cm" svg:viewBox="0 0 96 184" svg:d="M96 184c-60-25-96-92-96-184">
          <text:p/>
        </draw:path>
        <draw:path draw:style-name="gr8" draw:text-style-name="P2" draw:layer="layout" svg:width="0.296cm" svg:height="0.342cm" svg:x="7.306cm" svg:y="6.695cm" svg:viewBox="0 0 297 343" svg:d="M0 343c0-92 38-191 98-262 60-67 138-95 199-74">
          <text:p/>
        </draw:path>
        <draw:path draw:style-name="gr8" draw:text-style-name="P2" draw:layer="layout" svg:width="0.095cm" svg:height="0.183cm" svg:x="7.306cm" svg:y="7.034cm" svg:viewBox="0 0 96 184" svg:d="M96 184c-61-24-96-91-96-184">
          <text:p/>
        </draw:path>
        <draw:path draw:style-name="gr8" draw:text-style-name="P2" draw:layer="layout" svg:width="0.268cm" svg:height="0.307cm" svg:x="7.203cm" svg:y="6.674cm" svg:viewBox="0 0 269 308" svg:d="M0 308c0-82 36-174 88-234 57-63 128-88 181-67">
          <text:p/>
        </draw:path>
        <draw:path draw:style-name="gr8" draw:text-style-name="P2" draw:layer="layout" svg:width="0.085cm" svg:height="0.166cm" svg:x="7.203cm" svg:y="6.981cm" svg:viewBox="0 0 86 167" svg:d="M86 167c-54-21-86-85-86-167">
          <text:p/>
        </draw:path>
        <draw:path draw:style-name="gr8" draw:text-style-name="P2" draw:layer="layout" svg:width="0.279cm" svg:height="0.321cm" svg:x="7.189cm" svg:y="6.66cm" svg:viewBox="0 0 280 322" svg:d="M0 322c0-85 35-181 92-244 60-64 131-92 188-71">
          <text:p/>
        </draw:path>
        <draw:path draw:style-name="gr8" draw:text-style-name="P2" draw:layer="layout" svg:width="0.039cm" svg:height="0.028cm" svg:x="7.468cm" svg:y="6.667cm" svg:viewBox="0 0 40 29" svg:d="M0 0c14 7 28 15 40 29">
          <text:p/>
        </draw:path>
        <draw:path draw:style-name="gr8" draw:text-style-name="P2" draw:layer="layout" svg:width="0.046cm" svg:height="0.011cm" svg:x="7.277cm" svg:y="7.15cm" svg:viewBox="0 0 47 12" svg:d="M47 12c-15 0-33-4-47-12">
          <text:p/>
        </draw:path>
        <draw:path draw:style-name="gr8" draw:text-style-name="P2" draw:layer="layout" svg:width="0.092cm" svg:height="0.173cm" svg:x="7.189cm" svg:y="6.981cm" svg:viewBox="0 0 93 174" svg:d="M93 174c-58-26-93-89-93-174">
          <text:p/>
        </draw:path>
        <draw:path draw:style-name="gr8" draw:text-style-name="P2" draw:layer="layout" svg:width="0.279cm" svg:height="0.321cm" svg:x="7.154cm" svg:y="6.646cm" svg:viewBox="0 0 280 322" svg:d="M0 322c0-85 35-181 92-245 60-63 131-91 188-70">
          <text:p/>
        </draw:path>
        <draw:path draw:style-name="gr8" draw:text-style-name="P2" draw:layer="layout" svg:width="0.088cm" svg:height="0.173cm" svg:x="7.154cm" svg:y="6.967cm" svg:viewBox="0 0 89 174" svg:d="M89 174c-53-22-89-89-89-174">
          <text:p/>
        </draw:path>
        <draw:path draw:style-name="gr8" draw:text-style-name="P2" draw:layer="layout" svg:width="0.162cm" svg:height="0.187cm" svg:x="11.952cm" svg:y="5.062cm" svg:viewBox="0 0 163 188" svg:d="M0 188c0-50 21-102 56-142 32-39 75-53 107-43">
          <text:p/>
        </draw:path>
        <draw:path draw:style-name="gr8" draw:text-style-name="P2" draw:layer="layout" svg:width="0.16cm" svg:height="0.287cm" svg:x="12.005cm" svg:y="5.065cm" svg:viewBox="0 0 161 288" svg:d="M110 0c49 22 67 99 35 177-28 78-96 124-145 107">
          <text:p/>
        </draw:path>
        <draw:path draw:style-name="gr8" draw:text-style-name="P2" draw:layer="layout" svg:width="0.053cm" svg:height="0.099cm" svg:x="11.952cm" svg:y="5.249cm" svg:viewBox="0 0 54 100" svg:d="M54 100c-33-15-54-51-54-100">
          <text:p/>
        </draw:path>
        <draw:path draw:style-name="gr8" draw:text-style-name="P2" draw:layer="layout" svg:width="0.297cm" svg:height="0.341cm" svg:x="11.863cm" svg:y="4.942cm" svg:viewBox="0 0 298 342" svg:d="M0 342c0-92 39-190 103-261 61-67 135-96 195-74">
          <text:p/>
        </draw:path>
        <draw:path draw:style-name="gr8" draw:text-style-name="P2" draw:layer="layout" svg:width="0.296cm" svg:height="0.523cm" svg:x="11.959cm" svg:y="4.949cm" svg:viewBox="0 0 297 524" svg:d="M202 0c91 40 123 181 67 322-57 145-177 230-269 194">
          <text:p/>
        </draw:path>
        <draw:path draw:style-name="gr8" draw:text-style-name="P2" draw:layer="layout" svg:width="0.096cm" svg:height="0.18cm" svg:x="11.863cm" svg:y="5.284cm" svg:viewBox="0 0 97 181" svg:d="M97 181c-58-26-97-93-97-181">
          <text:p/>
        </draw:path>
        <draw:path draw:style-name="gr8" draw:text-style-name="P2" draw:layer="layout" svg:width="0.296cm" svg:height="0.342cm" svg:x="11.828cm" svg:y="4.928cm" svg:viewBox="0 0 297 343" svg:d="M0 343c0-92 39-190 99-261 64-68 139-96 198-75">
          <text:p/>
        </draw:path>
        <draw:path draw:style-name="gr8" draw:text-style-name="P2" draw:layer="layout" svg:width="0.095cm" svg:height="0.18cm" svg:x="11.828cm" svg:y="5.27cm" svg:viewBox="0 0 96 181" svg:d="M96 181c-61-25-96-92-96-181">
          <text:p/>
        </draw:path>
        <draw:path draw:style-name="gr8" draw:text-style-name="P2" draw:layer="layout" svg:width="0.268cm" svg:height="0.31cm" svg:x="11.726cm" svg:y="4.906cm" svg:viewBox="0 0 269 311" svg:d="M0 311c0-85 35-174 92-237 52-64 124-88 177-67">
          <text:p/>
        </draw:path>
        <draw:path draw:style-name="gr8" draw:text-style-name="P2" draw:layer="layout" svg:width="0.088cm" svg:height="0.165cm" svg:x="11.726cm" svg:y="5.214cm" svg:viewBox="0 0 89 166" svg:d="M89 166c-53-22-89-85-89-166">
          <text:p/>
        </draw:path>
        <draw:path draw:style-name="gr8" draw:text-style-name="P2" draw:layer="layout" svg:width="0.278cm" svg:height="0.323cm" svg:x="11.712cm" svg:y="4.894cm" svg:viewBox="0 0 279 324" svg:d="M0 324c0-88 35-180 95-248 57-63 128-92 184-67">
          <text:p/>
        </draw:path>
        <draw:path draw:style-name="gr8" draw:text-style-name="P2" draw:layer="layout" svg:width="0.039cm" svg:height="0.025cm" svg:x="11.99cm" svg:y="4.903cm" svg:viewBox="0 0 40 26" svg:d="M0 0c15 4 29 15 40 26">
          <text:p/>
        </draw:path>
        <draw:path draw:style-name="gr8" draw:text-style-name="P2" draw:layer="layout" svg:width="0.049cm" svg:height="0.01cm" svg:x="11.8cm" svg:y="5.383cm" svg:viewBox="0 0 50 11" svg:d="M50 11c-18 0-32-3-50-11">
          <text:p/>
        </draw:path>
        <draw:path draw:style-name="gr8" draw:text-style-name="P2" draw:layer="layout" svg:width="0.091cm" svg:height="0.172cm" svg:x="11.712cm" svg:y="5.214cm" svg:viewBox="0 0 92 173" svg:d="M92 173c-57-21-92-88-92-173">
          <text:p/>
        </draw:path>
        <draw:path draw:style-name="gr8" draw:text-style-name="P2" draw:layer="layout" svg:width="0.279cm" svg:height="0.321cm" svg:x="11.676cm" svg:y="4.882cm" svg:viewBox="0 0 280 322" svg:d="M0 322c0-88 36-180 96-248 57-63 128-88 184-67">
          <text:p/>
        </draw:path>
        <draw:path draw:style-name="gr8" draw:text-style-name="P2" draw:layer="layout" svg:width="0.092cm" svg:height="0.173cm" svg:x="11.676cm" svg:y="5.199cm" svg:viewBox="0 0 93 174" svg:d="M93 174c-56-21-93-88-93-174">
          <text:p/>
        </draw:path>
        <draw:path draw:style-name="gr8" draw:text-style-name="P2" draw:layer="layout" svg:width="0.159cm" svg:height="0.187cm" svg:x="6.512cm" svg:y="7.648cm" svg:viewBox="0 0 160 188" svg:d="M0 188c0-50 17-103 54-142 31-39 74-53 106-43">
          <text:p/>
        </draw:path>
        <draw:path draw:style-name="gr8" draw:text-style-name="P2" draw:layer="layout" svg:width="0.162cm" svg:height="0.286cm" svg:x="6.561cm" svg:y="7.651cm" svg:viewBox="0 0 163 287" svg:d="M110 0c53 21 68 99 38 177-31 78-95 124-148 106">
          <text:p/>
        </draw:path>
        <draw:path draw:style-name="gr8" draw:text-style-name="P2" draw:layer="layout" svg:width="0.049cm" svg:height="0.098cm" svg:x="6.512cm" svg:y="7.835cm" svg:viewBox="0 0 50 99" svg:d="M50 99c-33-14-50-50-50-99">
          <text:p/>
        </draw:path>
        <draw:path draw:style-name="gr8" draw:text-style-name="P2" draw:layer="layout" svg:width="0.292cm" svg:height="0.342cm" svg:x="6.424cm" svg:y="7.528cm" svg:viewBox="0 0 293 343" svg:d="M0 343c0-92 35-191 95-262 64-67 138-95 198-74">
          <text:p/>
        </draw:path>
        <draw:path draw:style-name="gr8" draw:text-style-name="P2" draw:layer="layout" svg:width="0.296cm" svg:height="0.523cm" svg:x="6.515cm" svg:y="7.535cm" svg:viewBox="0 0 297 524" svg:d="M202 0c92 40 124 181 67 325-56 142-177 226-269 191">
          <text:p/>
        </draw:path>
        <draw:path draw:style-name="gr8" draw:text-style-name="P2" draw:layer="layout" svg:width="0.095cm" svg:height="0.18cm" svg:x="6.424cm" svg:y="7.87cm" svg:viewBox="0 0 96 181" svg:d="M96 181c-61-25-96-93-96-181">
          <text:p/>
        </draw:path>
        <draw:path draw:style-name="gr8" draw:text-style-name="P2" draw:layer="layout" svg:width="0.296cm" svg:height="0.34cm" svg:x="6.385cm" svg:y="7.515cm" svg:viewBox="0 0 297 341" svg:d="M0 341c0-92 39-191 102-262 60-67 134-95 195-71">
          <text:p/>
        </draw:path>
        <draw:path draw:style-name="gr8" draw:text-style-name="P2" draw:layer="layout" svg:width="0.099cm" svg:height="0.18cm" svg:x="6.385cm" svg:y="7.856cm" svg:viewBox="0 0 100 181" svg:d="M100 181c-60-25-100-93-100-181">
          <text:p/>
        </draw:path>
        <draw:path draw:style-name="gr8" draw:text-style-name="P2" draw:layer="layout" svg:width="0.268cm" svg:height="0.311cm" svg:x="6.286cm" svg:y="7.492cm" svg:viewBox="0 0 269 312" svg:d="M0 312c0-85 33-173 89-237 57-64 124-89 180-67">
          <text:p/>
        </draw:path>
        <draw:path draw:style-name="gr8" draw:text-style-name="P2" draw:layer="layout" svg:width="0.085cm" svg:height="0.166cm" svg:x="6.286cm" svg:y="7.799cm" svg:viewBox="0 0 86 167" svg:d="M86 167c-54-21-86-84-86-167">
          <text:p/>
        </draw:path>
        <draw:path draw:style-name="gr8" draw:text-style-name="P2" draw:layer="layout" svg:width="0.279cm" svg:height="0.323cm" svg:x="6.272cm" svg:y="7.48cm" svg:viewBox="0 0 280 324" svg:d="M0 324c0-88 35-180 92-248 56-63 127-92 188-67">
          <text:p/>
        </draw:path>
        <draw:path draw:style-name="gr8" draw:text-style-name="P2" draw:layer="layout" svg:width="0.039cm" svg:height="0.025cm" svg:x="6.547cm" svg:y="7.489cm" svg:viewBox="0 0 40 26" svg:d="M0 0c19 4 29 15 40 26">
          <text:p/>
        </draw:path>
        <draw:path draw:style-name="gr8" draw:text-style-name="P2" draw:layer="layout" svg:width="0.046cm" svg:height="0.01cm" svg:x="6.36cm" svg:y="7.969cm" svg:viewBox="0 0 47 11" svg:d="M47 11c-14 0-32-3-47-11">
          <text:p/>
        </draw:path>
        <draw:path draw:style-name="gr8" draw:text-style-name="P2" draw:layer="layout" svg:width="0.088cm" svg:height="0.173cm" svg:x="6.272cm" svg:y="7.799cm" svg:viewBox="0 0 89 174" svg:d="M89 174c-53-21-89-88-89-174">
          <text:p/>
        </draw:path>
        <draw:path draw:style-name="gr8" draw:text-style-name="P2" draw:layer="layout" svg:width="0.275cm" svg:height="0.323cm" svg:x="6.237cm" svg:y="7.466cm" svg:viewBox="0 0 276 324" svg:d="M0 324c0-88 35-180 91-248 57-64 127-92 185-67">
          <text:p/>
        </draw:path>
        <draw:path draw:style-name="gr8" draw:text-style-name="P2" draw:layer="layout" svg:width="0.088cm" svg:height="0.173cm" svg:x="6.237cm" svg:y="7.785cm" svg:viewBox="0 0 89 174" svg:d="M89 174c-58-21-89-88-89-174">
          <text:p/>
        </draw:path>
        <draw:path draw:style-name="gr8" draw:text-style-name="P2" draw:layer="layout" svg:width="0.163cm" svg:height="0.187cm" svg:x="12.872cm" svg:y="5.164cm" svg:viewBox="0 0 164 188" svg:d="M0 188c0-49 23-107 54-142 36-39 74-53 110-42">
          <text:p/>
        </draw:path>
        <draw:path draw:style-name="gr8" draw:text-style-name="P2" draw:layer="layout" svg:width="0.162cm" svg:height="0.286cm" svg:x="12.922cm" svg:y="5.168cm" svg:viewBox="0 0 163 287" svg:d="M109 0c54 21 68 98 40 177-33 78-96 124-149 106">
          <text:p/>
        </draw:path>
        <draw:path draw:style-name="gr8" draw:text-style-name="P2" draw:layer="layout" svg:width="0.053cm" svg:height="0.099cm" svg:x="12.872cm" svg:y="5.351cm" svg:viewBox="0 0 54 100" svg:d="M54 100c-32-15-54-54-54-100">
          <text:p/>
        </draw:path>
        <draw:path draw:style-name="gr8" draw:text-style-name="P2" draw:layer="layout" svg:width="0.293cm" svg:height="0.339cm" svg:x="12.784cm" svg:y="5.044cm" svg:viewBox="0 0 294 340" svg:d="M0 340c0-88 39-192 99-259 60-70 135-95 195-74">
          <text:p/>
        </draw:path>
        <draw:path draw:style-name="gr8" draw:text-style-name="P2" draw:layer="layout" svg:width="0.297cm" svg:height="0.521cm" svg:x="12.876cm" svg:y="5.051cm" svg:viewBox="0 0 298 522" svg:d="M202 0c96 36 124 180 67 321-53 146-173 231-269 192">
          <text:p/>
        </draw:path>
        <draw:path draw:style-name="gr8" draw:text-style-name="P2" draw:layer="layout" svg:width="0.095cm" svg:height="0.18cm" svg:x="12.784cm" svg:y="5.383cm" svg:viewBox="0 0 96 181" svg:d="M96 181c-61-21-96-92-96-181">
          <text:p/>
        </draw:path>
        <draw:path draw:style-name="gr8" draw:text-style-name="P2" draw:layer="layout" svg:width="0.296cm" svg:height="0.339cm" svg:x="12.749cm" svg:y="5.03cm" svg:viewBox="0 0 297 340" svg:d="M0 340c0-88 35-192 99-259 61-67 138-95 198-74">
          <text:p/>
        </draw:path>
        <draw:path draw:style-name="gr8" draw:text-style-name="P2" draw:layer="layout" svg:width="0.095cm" svg:height="0.183cm" svg:x="12.749cm" svg:y="5.369cm" svg:viewBox="0 0 96 184" svg:d="M96 184c-60-24-96-95-96-184">
          <text:p/>
        </draw:path>
        <draw:path draw:style-name="gr8" draw:text-style-name="P2" draw:layer="layout" svg:width="0.268cm" svg:height="0.309cm" svg:x="12.647cm" svg:y="5.007cm" svg:viewBox="0 0 269 310" svg:d="M0 310c0-81 31-173 89-237 56-60 123-89 180-64">
          <text:p/>
        </draw:path>
        <draw:path draw:style-name="gr8" draw:text-style-name="P2" draw:layer="layout" svg:width="0.084cm" svg:height="0.166cm" svg:x="12.647cm" svg:y="5.316cm" svg:viewBox="0 0 85 167" svg:d="M85 167c-54-21-85-85-85-167">
          <text:p/>
        </draw:path>
        <draw:path draw:style-name="gr8" draw:text-style-name="P2" draw:layer="layout" svg:width="0.279cm" svg:height="0.321cm" svg:x="12.632cm" svg:y="4.995cm" svg:viewBox="0 0 280 322" svg:d="M0 322c0-86 37-181 93-245 60-63 127-91 187-70">
          <text:p/>
        </draw:path>
        <draw:path draw:style-name="gr8" draw:text-style-name="P2" draw:layer="layout" svg:width="0.039cm" svg:height="0.028cm" svg:x="12.911cm" svg:y="5.002cm" svg:viewBox="0 0 40 29" svg:d="M0 0c11 7 25 14 40 29">
          <text:p/>
        </draw:path>
        <draw:path draw:style-name="gr8" draw:text-style-name="P2" draw:layer="layout" svg:width="0.046cm" svg:height="0.011cm" svg:x="12.721cm" svg:y="5.485cm" svg:viewBox="0 0 47 12" svg:d="M47 12c-19 0-33-5-47-12">
          <text:p/>
        </draw:path>
        <draw:path draw:style-name="gr8" draw:text-style-name="P2" draw:layer="layout" svg:width="0.089cm" svg:height="0.169cm" svg:x="12.632cm" svg:y="5.316cm" svg:viewBox="0 0 90 170" svg:d="M90 170c-58-21-90-84-90-170">
          <text:p/>
        </draw:path>
        <draw:path draw:style-name="gr8" draw:text-style-name="P2" draw:layer="layout" svg:width="0.279cm" svg:height="0.324cm" svg:x="12.597cm" svg:y="4.981cm" svg:viewBox="0 0 280 325" svg:d="M0 325c0-88 35-183 93-247 60-64 130-92 187-71">
          <text:p/>
        </draw:path>
        <draw:path draw:style-name="gr8" draw:text-style-name="P2" draw:layer="layout" svg:width="0.088cm" svg:height="0.173cm" svg:x="12.597cm" svg:y="5.302cm" svg:viewBox="0 0 89 174" svg:d="M89 174c-56-25-89-90-89-174">
          <text:p/>
        </draw:path>
        <draw:line draw:style-name="gr8" draw:text-style-name="P2" draw:layer="layout" svg:x1="2.991cm" svg:y1="6.928cm" svg:x2="2.991cm" svg:y2="5.739cm">
          <text:p/>
        </draw:line>
        <draw:line draw:style-name="gr8" draw:text-style-name="P2" draw:layer="layout" svg:x1="8.265cm" svg:y1="5.352cm" svg:x2="8.471cm" svg:y2="4.9cm">
          <text:p/>
        </draw:line>
        <draw:path draw:style-name="gr8" draw:text-style-name="P2" draw:layer="layout" svg:width="0.134cm" svg:height="0.053cm" svg:x="8.025cm" svg:y="5.439cm" svg:viewBox="0 0 135 54" svg:d="M135 0c-28 11-54 22-75 32-10 4-21 7-28 11-7 3-11 3-14 8-7 0-11 3-18 3">
          <text:p/>
        </draw:path>
        <draw:line draw:style-name="gr8" draw:text-style-name="P2" draw:layer="layout" svg:x1="3.123cm" svg:y1="7.109cm" svg:x2="3.065cm" svg:y2="7.059cm">
          <text:p/>
        </draw:line>
        <draw:line draw:style-name="gr8" draw:text-style-name="P2" draw:layer="layout" svg:x1="8.48cm" svg:y1="4.847cm" svg:x2="8.48cm" svg:y2="3.22cm">
          <text:p/>
        </draw:line>
        <draw:line draw:style-name="gr8" draw:text-style-name="P2" draw:layer="layout" svg:x1="8.03cm" svg:y1="5.492cm" svg:x2="7.969cm" svg:y2="5.518cm">
          <text:p/>
        </draw:line>
        <draw:line draw:style-name="gr8" draw:text-style-name="P2" draw:layer="layout" svg:x1="6.361cm" svg:y1="2.837cm" svg:x2="6.117cm" svg:y2="2.737cm">
          <text:p/>
        </draw:line>
        <draw:line draw:style-name="gr8" draw:text-style-name="P2" draw:layer="layout" svg:x1="7.437cm" svg:y1="7.232cm" svg:x2="7.401cm" svg:y2="7.214cm">
          <text:p/>
        </draw:line>
        <draw:line draw:style-name="gr8" draw:text-style-name="P2" draw:layer="layout" svg:x1="7.638cm" svg:y1="6.721cm" svg:x2="7.598cm" svg:y2="6.702cm">
          <text:p/>
        </draw:line>
        <draw:line draw:style-name="gr8" draw:text-style-name="P2" draw:layer="layout" svg:x1="7.342cm" svg:y1="7.169cm" svg:x2="7.288cm" svg:y2="7.147cm">
          <text:p/>
        </draw:line>
        <draw:line draw:style-name="gr8" draw:text-style-name="P2" draw:layer="layout" svg:x1="7.525cm" svg:y1="6.7cm" svg:x2="7.471cm" svg:y2="6.681cm">
          <text:p/>
        </draw:line>
        <draw:line draw:style-name="gr8" draw:text-style-name="P2" draw:layer="layout" svg:x1="7.282cm" svg:y1="7.155cm" svg:x2="7.242cm" svg:y2="7.136cm">
          <text:p/>
        </draw:line>
        <draw:line draw:style-name="gr8" draw:text-style-name="P2" draw:layer="layout" svg:x1="7.469cm" svg:y1="6.672cm" svg:x2="7.433cm" svg:y2="6.653cm">
          <text:p/>
        </draw:line>
        <draw:line draw:style-name="gr8" draw:text-style-name="P2" draw:layer="layout" svg:x1="11.96cm" svg:y1="5.465cm" svg:x2="11.923cm" svg:y2="5.45cm">
          <text:p/>
        </draw:line>
        <draw:line draw:style-name="gr8" draw:text-style-name="P2" draw:layer="layout" svg:x1="12.161cm" svg:y1="4.954cm" svg:x2="12.124cm" svg:y2="4.935cm">
          <text:p/>
        </draw:line>
        <draw:line draw:style-name="gr8" draw:text-style-name="P2" draw:layer="layout" svg:x1="11.864cm" svg:y1="5.402cm" svg:x2="11.814cm" svg:y2="5.379cm">
          <text:p/>
        </draw:line>
        <draw:line draw:style-name="gr8" draw:text-style-name="P2" draw:layer="layout" svg:x1="12.048cm" svg:y1="4.936cm" svg:x2="11.994cm" svg:y2="4.914cm">
          <text:p/>
        </draw:line>
        <draw:line draw:style-name="gr8" draw:text-style-name="P2" draw:layer="layout" svg:x1="11.804cm" svg:y1="5.387cm" svg:x2="11.768cm" svg:y2="5.369cm">
          <text:p/>
        </draw:line>
        <draw:line draw:style-name="gr8" draw:text-style-name="P2" draw:layer="layout" svg:x1="11.991cm" svg:y1="4.904cm" svg:x2="11.955cm" svg:y2="4.889cm">
          <text:p/>
        </draw:line>
        <draw:line draw:style-name="gr8" draw:text-style-name="P2" draw:layer="layout" svg:x1="6.52cm" svg:y1="8.051cm" svg:x2="6.48cm" svg:y2="8.036cm">
          <text:p/>
        </draw:line>
        <draw:line draw:style-name="gr8" draw:text-style-name="P2" draw:layer="layout" svg:x1="6.717cm" svg:y1="7.539cm" svg:x2="6.681cm" svg:y2="7.524cm">
          <text:p/>
        </draw:line>
        <draw:line draw:style-name="gr8" draw:text-style-name="P2" draw:layer="layout" svg:x1="6.421cm" svg:y1="7.987cm" svg:x2="6.371cm" svg:y2="7.965cm">
          <text:p/>
        </draw:line>
        <draw:line draw:style-name="gr8" draw:text-style-name="P2" draw:layer="layout" svg:x1="6.605cm" svg:y1="7.522cm" svg:x2="6.551cm" svg:y2="7.5cm">
          <text:p/>
        </draw:line>
        <draw:line draw:style-name="gr8" draw:text-style-name="P2" draw:layer="layout" svg:x1="6.361cm" svg:y1="7.973cm" svg:x2="6.325cm" svg:y2="7.958cm">
          <text:p/>
        </draw:line>
        <draw:line draw:style-name="gr8" draw:text-style-name="P2" draw:layer="layout" svg:x1="6.552cm" svg:y1="7.49cm" svg:x2="6.512cm" svg:y2="7.475cm">
          <text:p/>
        </draw:line>
        <draw:line draw:style-name="gr8" draw:text-style-name="P2" draw:layer="layout" svg:x1="12.88cm" svg:y1="5.564cm" svg:x2="12.844cm" svg:y2="5.552cm">
          <text:p/>
        </draw:line>
        <draw:line draw:style-name="gr8" draw:text-style-name="P2" draw:layer="layout" svg:x1="13.078cm" svg:y1="5.052cm" svg:x2="13.042cm" svg:y2="5.037cm">
          <text:p/>
        </draw:line>
        <draw:line draw:style-name="gr8" draw:text-style-name="P2" draw:layer="layout" svg:x1="12.785cm" svg:y1="5.5cm" svg:x2="12.731cm" svg:y2="5.478cm">
          <text:p/>
        </draw:line>
        <draw:line draw:style-name="gr8" draw:text-style-name="P2" draw:layer="layout" svg:x1="12.965cm" svg:y1="5.038cm" svg:x2="12.915cm" svg:y2="5.016cm">
          <text:p/>
        </draw:line>
        <draw:line draw:style-name="gr8" draw:text-style-name="P2" draw:layer="layout" svg:x1="12.722cm" svg:y1="5.486cm" svg:x2="12.685cm" svg:y2="5.471cm">
          <text:p/>
        </draw:line>
        <draw:line draw:style-name="gr8" draw:text-style-name="P2" draw:layer="layout" svg:x1="12.912cm" svg:y1="5.003cm" svg:x2="12.876cm" svg:y2="4.988cm">
          <text:p/>
        </draw:line>
        <draw:path draw:style-name="gr1" draw:text-style-name="P1" draw:layer="layout" svg:width="9.994cm" svg:height="3.3cm" svg:x="16.319cm" svg:y="4.609cm" svg:viewBox="0 0 9995 3301" svg:d="M9872 3301h63l60-60v-1440h-99-3500c-32 0-67-3-99-10v-1592h-3-7-11-14-18-25-24-32-35-39-42-46-53-53c-4 0-7 0-11 0-3 0-7 0-14 0s-10 0-17 0c-11 0-18 0-25 0-11 0-18 0-28 0-11 0-25 0-36 0-10 0-24 0-35 0-14 0-28 0-42 0s-32 0-46 0-32 0-46 0-32 0-49 0c-32 0-64 0-99 0h-487c-402-265-924-265-1326 0h-487c-32 0-67 0-99 0-18 0-32 0-49 0-14 0-32 0-46 0s-28 0-46 0c-14 0-25 0-39 0s-25 0-39 0c-10 0-21 0-31 0-11 0-22 0-32 0-7 0-14 0-25 0-3 0-10 0-18 0-3 0-10 0-14 0-3 0-7 0-10 0v1253c0 32-4 67-11 95-46 237-250 406-490 406h-226c-109-53-236-53-346 0h-1527-99v1288l60 60c0 0 21 0 63 0z">
          <text:p/>
        </draw:path>
        <draw:polygon draw:style-name="gr7" draw:text-style-name="P2" draw:layer="layout" svg:width="0cm" svg:height="0cm" svg:x="21.318cm" svg:y="6.212cm" svg:viewBox="0 0 0 0" draw:points="0,0">
          <text:p/>
        </draw:polygon>
        <draw:path draw:style-name="gr1" draw:text-style-name="P1" draw:layer="layout" svg:width="9.796cm" svg:height="3.038cm" svg:x="16.418cm" svg:y="4.811cm" svg:viewBox="0 0 9797 3039" svg:d="M5838 1598v-299l-42 299c14 0 28 0 42 0l-42 96v-96 195-99 99c0 201-25 395-74 560-57 39-117 75-180 103-32 14-64 21-92 31-17 4-35 8-53 8-14 3-31 3-53 3h-7c-183 0-374 0-564 0-191 0-385 0-575 0-191 0-381 0-575 0-191 0-381 0-565 0h-7c-17 0-35 0-53-3-17 0-31-4-49-8-32-10-63-17-92-31-67-28-127-64-183-103-50-165-74-359-74-560v-99l-4-96h-7 11-4l-7-254c-46 237-250 406-490 406h-226c-109-53-236-53-346 0h-1527v1289h9797v-1441h-3500c-32 0-67-3-99-10v-1588h-3-7-11-14-18-25-24-32-35-39-42-46-53-53v1598c14 0 28 0 42 0v-299c46 102 124 190 226 243 7 4 18 7 28 14 4 0 11 4 18 7 28 11 56 18 88 25 0 0-35-4-88-25-7-3-14-7-18-7-10-7-21-10-28-14-35-18-71-42-102-74-46-42-92-99-124-169z">
          <text:p/>
        </draw:path>
        <draw:polygon draw:style-name="gr7" draw:text-style-name="P2" draw:layer="layout" svg:width="0cm" svg:height="0cm" svg:x="21.318cm" svg:y="6.212cm" svg:viewBox="0 0 0 0" draw:points="0,0">
          <text:p/>
        </draw:polygon>
        <draw:path draw:style-name="gr1" draw:text-style-name="P1" draw:layer="layout" svg:width="3.199cm" svg:height="1.8cm" svg:x="19.018cm" svg:y="4.811cm" svg:viewBox="0 0 3200 1801" svg:d="M3200 1695v-96-1599c-3 0-3 0-3 0-4 0-7 0-7 0-7 0-11 0-14 0-7 0-14 0-21 0s-18 0-25 0c-11 0-18 0-28 0-11 0-21 0-36 0-10 0-24 0-35 0-14 0-28 0-42 0s-28 0-43 0c-17 0-31 0-49 0-14 0-32 0-46 0-35 0-67 0-102 0h-487-1327-487c-32 0-67 0-99 0-18 0-32 0-49 0-14 0-32 0-46 0s-28 0-46 0c-14 0-25 0-39 0s-25 0-39 0c-10 0-21 0-31 0-11 0-22 0-32 0-7 0-14 0-25 0-3 0-10 0-18 0-3 0-10 0-14 0-3 0-7 0-10 0v1249 350 96 10l10 14 14 11 18 11 25 10 32 11 31 7 39 7 39 7 46 7 46 4 49 3 49 4h50 2301 53l49-4 46-3 49-4 43-7 42-7 35-7 36-7 28-11 25-10 21-11 14-11 7-14z">
          <text:p/>
        </draw:path>
        <draw:polygon draw:style-name="gr7" draw:text-style-name="P2" draw:layer="layout" svg:width="0cm" svg:height="0cm" svg:x="21.318cm" svg:y="6.212cm" svg:viewBox="0 0 0 0" draw:points="0,0">
          <text:p/>
        </draw:polygon>
        <draw:path draw:style-name="gr1" draw:text-style-name="P1" draw:layer="layout" svg:width="3.199cm" svg:height="0.67cm" svg:x="19.018cm" svg:y="6.505cm" svg:viewBox="0 0 3200 671" svg:d="M3200 99v-99l-3 10-7 11-14 14-21 11-25 10-28 7-36 11-35 7-42 7-43 7-49 4-46 3-49 4h-53-2301-50l-49-4-49-3-46-4-46-7-39-7-39-7-31-11-32-7-25-10-18-11-14-14-10-11v-10 99c0 201 24 395 74 565 42 0 95 3 159 7 35 0 70 0 105 0 36 0 75 0 106 0 4 0 4 0 4 0 197 0 388 0 578 0 191 0 381 0 572 0 195 0 385 0 576 0 190 0 381 0 575 0h3c36 0 71 0 110 0 35 0 70 0 102 0 67-4 120-7 159-7 49-170 77-364 77-565z">
          <text:p/>
        </draw:path>
        <draw:polygon draw:style-name="gr7" draw:text-style-name="P2" draw:layer="layout" svg:width="0cm" svg:height="0cm" svg:x="21.318cm" svg:y="6.212cm" svg:viewBox="0 0 0 0" draw:points="0,0">
          <text:p/>
        </draw:polygon>
        <draw:polygon draw:style-name="gr1" draw:text-style-name="P1" draw:layer="layout" svg:width="9.796cm" svg:height="0.06cm" svg:x="16.418cm" svg:y="7.849cm" svg:viewBox="0 0 9797 61" draw:points="9797,0 9773,61 24,61 0,0">
          <text:p/>
        </draw:polygon>
        <draw:polygon draw:style-name="gr7" draw:text-style-name="P2" draw:layer="layout" svg:width="0cm" svg:height="0cm" svg:x="21.318cm" svg:y="6.212cm" svg:viewBox="0 0 0 0" draw:points="0,0">
          <text:p/>
        </draw:polygon>
        <draw:path draw:style-name="gr1" draw:text-style-name="P1" draw:layer="layout" svg:width="0.85cm" svg:height="0.851cm" svg:x="20.193cm" svg:y="5.386cm" svg:viewBox="0 0 851 852" svg:d="M851 425c0 236-191 427-428 427-233 0-423-191-423-427 0-233 190-425 423-425 237 0 428 192 428 425z">
          <text:p/>
        </draw:path>
        <draw:polygon draw:style-name="gr7" draw:text-style-name="P2" draw:layer="layout" svg:width="0cm" svg:height="0cm" svg:x="21.318cm" svg:y="6.212cm" svg:viewBox="0 0 0 0" draw:points="0,0">
          <text:p/>
        </draw:polygon>
        <draw:path draw:style-name="gr9" draw:text-style-name="P1" draw:layer="layout" svg:width="0.702cm" svg:height="0.699cm" svg:x="24.165cm" svg:y="6.561cm" svg:viewBox="0 0 703 700" svg:d="M703 350c0 194-159 350-353 350s-350-156-350-350 156-350 350-350 353 156 353 350z">
          <text:p/>
        </draw:path>
        <draw:polygon draw:style-name="gr7" draw:text-style-name="P2" draw:layer="layout" svg:width="0cm" svg:height="0cm" svg:x="21.318cm" svg:y="6.212cm" svg:viewBox="0 0 0 0" draw:points="0,0">
          <text:p/>
        </draw:polygon>
        <draw:path draw:style-name="gr9" draw:text-style-name="P1" draw:layer="layout" svg:width="0.698cm" svg:height="0.699cm" svg:x="17.769cm" svg:y="6.561cm" svg:viewBox="0 0 699 700" svg:d="M699 350c0 194-155 350-349 350s-350-156-350-350 156-350 350-350 349 156 349 350z">
          <text:p/>
        </draw:path>
        <draw:polygon draw:style-name="gr7" draw:text-style-name="P2" draw:layer="layout" svg:width="0cm" svg:height="0cm" svg:x="21.318cm" svg:y="6.212cm" svg:viewBox="0 0 0 0" draw:points="0,0">
          <text:p/>
        </draw:polygon>
        <draw:path draw:style-name="gr9" draw:text-style-name="P1" draw:layer="layout" svg:width="0.702cm" svg:height="0.702cm" svg:x="16.467cm" svg:y="7.059cm" svg:viewBox="0 0 703 703" svg:d="M703 353c0 191-159 350-353 350-190 0-350-159-350-350 0-195 160-353 350-353 194 0 353 158 353 353z">
          <text:p/>
        </draw:path>
        <draw:polygon draw:style-name="gr7" draw:text-style-name="P2" draw:layer="layout" svg:width="0cm" svg:height="0cm" svg:x="21.318cm" svg:y="6.212cm" svg:viewBox="0 0 0 0" draw:points="0,0">
          <text:p/>
        </draw:polygon>
        <draw:path draw:style-name="gr9" draw:text-style-name="P1" draw:layer="layout" svg:width="0.702cm" svg:height="0.702cm" svg:x="25.463cm" svg:y="7.059cm" svg:viewBox="0 0 703 703" svg:d="M703 353c0 191-155 350-349 350-195 0-354-159-354-350 0-195 159-353 354-353 194 0 349 158 349 353z">
          <text:p/>
        </draw:path>
        <draw:polygon draw:style-name="gr7" draw:text-style-name="P2" draw:layer="layout" svg:width="0cm" svg:height="0cm" svg:x="21.318cm" svg:y="6.212cm" svg:viewBox="0 0 0 0" draw:points="0,0">
          <text:p/>
        </draw:polygon>
        <draw:path draw:style-name="gr1" draw:text-style-name="P1" draw:layer="layout" svg:width="3.048cm" svg:height="0.145cm" svg:x="19.092cm" svg:y="7.164cm" svg:viewBox="0 0 3049 146" svg:d="M2671 146c22 0 39 0 53 0 18-3 36-7 53-11 32-7 60-17 92-32 63-28 123-64 180-103-39 4-92 7-159 7-32 4-67 4-102 4-39 0-74 0-110 0h-3c-194-4-385 0-575 0-191 0-381 0-575 0-191 0-381 0-572 0-190 0-382-4-579 0h-4c-31 0-70 0-106 0-35 0-70 0-105-4-64 0-117-3-159-7 56 39 116 75 183 103 29 15 60 25 92 32 18 4 32 8 49 11 18 0 36 0 53 0h7c184 0 375 0 566 0 194 0 384 0 575 0 194 0 384 0 575 0 190 0 384 0 564 0z">
          <text:p/>
        </draw:path>
        <draw:polygon draw:style-name="gr7" draw:text-style-name="P2" draw:layer="layout" svg:width="0cm" svg:height="0cm" svg:x="21.318cm" svg:y="6.212cm" svg:viewBox="0 0 0 0" draw:points="0,0">
          <text:p/>
        </draw:polygon>
        <draw:path draw:style-name="gr1" draw:text-style-name="P1" draw:layer="layout" svg:width="0.503cm" svg:height="0.499cm" svg:x="25.564cm" svg:y="7.161cm" svg:viewBox="0 0 504 500" svg:d="M16 337c43 113 159 180 280 159 120-18 208-124 208-244 0-123-88-226-208-248-121-21-237 46-280 160-21 60-21 120 0 173z">
          <text:p/>
        </draw:path>
        <draw:polygon draw:style-name="gr7" draw:text-style-name="P2" draw:layer="layout" svg:width="0cm" svg:height="0cm" svg:x="21.318cm" svg:y="6.212cm" svg:viewBox="0 0 0 0" draw:points="0,0">
          <text:p/>
        </draw:polygon>
        <draw:path draw:style-name="gr1" draw:text-style-name="P1" draw:layer="layout" svg:width="0.498cm" svg:height="0.499cm" svg:x="16.569cm" svg:y="7.161cm" svg:viewBox="0 0 499 500" svg:d="M485 164c-43-114-159-181-279-160-120 22-206 125-206 248 0 120 86 226 206 244 120 21 236-46 279-159 10-28 14-53 14-85 0-21 0-35-4-49-3-14-7-28-10-39z">
          <text:p/>
        </draw:path>
        <draw:polygon draw:style-name="gr7" draw:text-style-name="P2" draw:layer="layout" svg:width="0cm" svg:height="0cm" svg:x="21.318cm" svg:y="6.212cm" svg:viewBox="0 0 0 0" draw:points="0,0">
          <text:p/>
        </draw:polygon>
        <draw:path draw:style-name="gr9" draw:text-style-name="P1" draw:layer="layout" svg:width="0.501cm" svg:height="0.501cm" svg:x="17.868cm" svg:y="6.66cm" svg:viewBox="0 0 502 502" svg:d="M502 251c0 138-113 251-252 251-137 0-250-113-250-251 0-137 113-251 250-251 139 0 252 114 252 251z">
          <text:p/>
        </draw:path>
        <draw:polygon draw:style-name="gr7" draw:text-style-name="P2" draw:layer="layout" svg:width="0cm" svg:height="0cm" svg:x="21.318cm" svg:y="6.212cm" svg:viewBox="0 0 0 0" draw:points="0,0">
          <text:p/>
        </draw:polygon>
        <draw:path draw:style-name="gr9" draw:text-style-name="P1" draw:layer="layout" svg:width="0.501cm" svg:height="0.501cm" svg:x="24.264cm" svg:y="6.66cm" svg:viewBox="0 0 502 502" svg:d="M502 251c0 138-114 251-252 251s-250-113-250-251c0-137 112-251 250-251s252 114 252 251z">
          <text:p/>
        </draw:path>
        <draw:polygon draw:style-name="gr7" draw:text-style-name="P2" draw:layer="layout" svg:width="0cm" svg:height="0cm" svg:x="21.318cm" svg:y="6.212cm" svg:viewBox="0 0 0 0" draw:points="0,0">
          <text:p/>
        </draw:polygon>
        <draw:path draw:style-name="gr1" draw:text-style-name="P1" draw:layer="layout" svg:width="0.487cm" svg:height="0.499cm" svg:x="25.579cm" svg:y="7.161cm" svg:viewBox="0 0 488 500" svg:d="M0 337c43 113 159 180 279 159 120-18 209-124 209-244 0-123-89-226-209-248-120-21-236 46-279 160z">
          <text:p/>
        </draw:path>
        <draw:polygon draw:style-name="gr7" draw:text-style-name="P2" draw:layer="layout" svg:width="0cm" svg:height="0cm" svg:x="21.318cm" svg:y="6.212cm" svg:viewBox="0 0 0 0" draw:points="0,0">
          <text:p/>
        </draw:polygon>
        <draw:path draw:style-name="gr1" draw:text-style-name="P1" draw:layer="layout" svg:width="0.484cm" svg:height="0.499cm" svg:x="16.569cm" svg:y="7.161cm" svg:viewBox="0 0 485 500" svg:d="M485 164c-43-114-159-181-279-160-121 22-206 125-206 248 0 120 85 226 206 244 120 21 236-46 279-159z">
          <text:p/>
        </draw:path>
        <draw:polygon draw:style-name="gr7" draw:text-style-name="P2" draw:layer="layout" svg:width="0cm" svg:height="0cm" svg:x="21.318cm" svg:y="6.212cm" svg:viewBox="0 0 0 0" draw:points="0,0">
          <text:p/>
        </draw:polygon>
        <draw:path draw:style-name="gr1" draw:text-style-name="P1" draw:layer="layout" svg:width="1.326cm" svg:height="0.201cm" svg:x="19.953cm" svg:y="4.61cm" svg:viewBox="0 0 1327 202" svg:d="M0 202c402-269 925-269 1327 0z">
          <text:p/>
        </draw:path>
        <draw:polygon draw:style-name="gr7" draw:text-style-name="P2" draw:layer="layout" svg:width="0cm" svg:height="0cm" svg:x="21.318cm" svg:y="6.212cm" svg:viewBox="0 0 0 0" draw:points="0,0">
          <text:p/>
        </draw:polygon>
        <draw:polygon draw:style-name="gr1" draw:text-style-name="P1" draw:layer="layout" svg:width="0.099cm" svg:height="1.44cm" svg:x="26.214cm" svg:y="6.409cm" svg:viewBox="0 0 100 1441" draw:points="0,1441 100,1441 100,0 0,0">
          <text:p/>
        </draw:polygon>
        <draw:polygon draw:style-name="gr7" draw:text-style-name="P2" draw:layer="layout" svg:width="0cm" svg:height="0cm" svg:x="21.318cm" svg:y="6.212cm" svg:viewBox="0 0 0 0" draw:points="0,0">
          <text:p/>
        </draw:polygon>
        <draw:polygon draw:style-name="gr1" draw:text-style-name="P1" draw:layer="layout" svg:width="0.099cm" svg:height="1.288cm" svg:x="16.319cm" svg:y="6.561cm" svg:viewBox="0 0 100 1289" draw:points="100,1289 100,0 0,0 0,1289">
          <text:p/>
        </draw:polygon>
        <draw:polygon draw:style-name="gr7" draw:text-style-name="P2" draw:layer="layout" svg:width="0cm" svg:height="0cm" svg:x="21.318cm" svg:y="6.212cm" svg:viewBox="0 0 0 0" draw:points="0,0">
          <text:p/>
        </draw:polygon>
        <draw:path draw:style-name="gr1" draw:text-style-name="P1" draw:layer="layout" svg:width="0.123cm" svg:height="0.06cm" svg:x="16.319cm" svg:y="7.849cm" svg:viewBox="0 0 124 61" svg:d="M99 0l25 61c-43 0-64 0-64 0l-60-61z">
          <text:p/>
        </draw:path>
        <draw:polygon draw:style-name="gr7" draw:text-style-name="P2" draw:layer="layout" svg:width="0cm" svg:height="0cm" svg:x="21.318cm" svg:y="6.212cm" svg:viewBox="0 0 0 0" draw:points="0,0">
          <text:p/>
        </draw:polygon>
        <draw:polygon draw:style-name="gr1" draw:text-style-name="P1" draw:layer="layout" svg:width="0.123cm" svg:height="0.06cm" svg:x="26.19cm" svg:y="7.849cm" svg:viewBox="0 0 124 61" draw:points="24,0 0,61 63,61 124,0">
          <text:p/>
        </draw:polygon>
        <draw:polygon draw:style-name="gr7" draw:text-style-name="P2" draw:layer="layout" svg:width="0cm" svg:height="0cm" svg:x="21.318cm" svg:y="6.212cm" svg:viewBox="0 0 0 0" draw:points="0,0">
          <text:p/>
        </draw:polygon>
        <draw:path draw:style-name="gr1" draw:text-style-name="P1" draw:layer="layout" svg:width="0.011cm" svg:height="0.349cm" svg:x="19.007cm" svg:y="6.06cm" svg:viewBox="0 0 12 350" svg:d="M0 350h12v-350c0 32-5 68-12 96z">
          <text:p/>
        </draw:path>
        <draw:polygon draw:style-name="gr7" draw:text-style-name="P2" draw:layer="layout" svg:width="0cm" svg:height="0cm" svg:x="21.318cm" svg:y="6.212cm" svg:viewBox="0 0 0 0" draw:points="0,0">
          <text:p/>
        </draw:polygon>
        <draw:path draw:style-name="gr1" draw:text-style-name="P1" draw:layer="layout" svg:width="0.016cm" svg:height="0.173cm" svg:x="25.564cm" svg:y="7.323cm" svg:viewBox="0 0 17 174" svg:d="M17 0c-23 57-23 117 0 174z">
          <text:p/>
        </draw:path>
        <draw:polygon draw:style-name="gr7" draw:text-style-name="P2" draw:layer="layout" svg:width="0cm" svg:height="0cm" svg:x="21.318cm" svg:y="6.212cm" svg:viewBox="0 0 0 0" draw:points="0,0">
          <text:p/>
        </draw:polygon>
        <draw:path draw:style-name="gr1" draw:text-style-name="P1" draw:layer="layout" svg:width="0.014cm" svg:height="0.173cm" svg:x="17.053cm" svg:y="7.323cm" svg:viewBox="0 0 15 174" svg:d="M0 174c11-29 15-57 15-89 0-18 0-32-4-46-3-18-8-28-11-39z">
          <text:p/>
        </draw:path>
        <draw:polygon draw:style-name="gr7" draw:text-style-name="P2" draw:layer="layout" svg:width="0cm" svg:height="0cm" svg:x="21.318cm" svg:y="6.212cm" svg:viewBox="0 0 0 0" draw:points="0,0">
          <text:p/>
        </draw:polygon>
        <draw:path draw:style-name="gr1" draw:text-style-name="P1" draw:layer="layout" svg:width="0.226cm" svg:height="0.243cm" svg:x="22.256cm" svg:y="6.11cm" svg:viewBox="0 0 227 244" svg:d="M227 244c-32-18-67-42-103-74-46-39-92-100-124-170 46 103 124 191 227 244z">
          <text:p/>
        </draw:path>
        <draw:polygon draw:style-name="gr7" draw:text-style-name="P2" draw:layer="layout" svg:width="0cm" svg:height="0cm" svg:x="21.318cm" svg:y="6.212cm" svg:viewBox="0 0 0 0" draw:points="0,0">
          <text:p/>
        </draw:polygon>
        <draw:path draw:style-name="gr1" draw:text-style-name="P1" draw:layer="layout" svg:width="0.088cm" svg:height="0.025cm" svg:x="22.528cm" svg:y="6.374cm" svg:viewBox="0 0 89 26" svg:d="M89 26c0 0-35-5-89-26 28 11 61 21 89 26z">
          <text:p/>
        </draw:path>
        <draw:polygon draw:style-name="gr7" draw:text-style-name="P2" draw:layer="layout" svg:width="0cm" svg:height="0cm" svg:x="21.318cm" svg:y="6.212cm" svg:viewBox="0 0 0 0" draw:points="0,0">
          <text:p/>
        </draw:polygon>
        <draw:polyline draw:style-name="gr8" draw:text-style-name="P2" draw:layer="layout" svg:width="0.098cm" svg:height="0cm" svg:x="26.214cm" svg:y="6.409cm" svg:viewBox="0 0 99 0" draw:points="0,0 15,0 25,0 39,0 50,0 57,0 67,0 75,0 82,0 85,0 92,0 96,0 99,0">
          <text:p/>
        </draw:polyline>
        <draw:line draw:style-name="gr8" draw:text-style-name="P2" draw:layer="layout" svg:x1="26.214cm" svg:y1="6.409cm" svg:x2="22.715cm" svg:y2="6.409cm">
          <text:p/>
        </draw:line>
        <draw:line draw:style-name="gr8" draw:text-style-name="P2" draw:layer="layout" svg:x1="26.214cm" svg:y1="6.409cm" svg:x2="26.313cm" svg:y2="6.409cm">
          <text:p/>
        </draw:line>
        <draw:line draw:style-name="gr8" draw:text-style-name="P2" draw:layer="layout" svg:x1="26.313cm" svg:y1="7.849cm" svg:x2="26.313cm" svg:y2="6.409cm">
          <text:p/>
        </draw:line>
        <draw:path draw:style-name="gr8" draw:text-style-name="P2" draw:layer="layout" svg:width="0.088cm" svg:height="0.025cm" svg:x="22.528cm" svg:y="6.374cm" svg:viewBox="0 0 89 26" svg:d="M89 26c0 0-35-5-89-26">
          <text:p/>
        </draw:path>
        <draw:path draw:style-name="gr8" draw:text-style-name="P2" draw:layer="layout" svg:width="0.226cm" svg:height="0.243cm" svg:x="22.256cm" svg:y="6.11cm" svg:viewBox="0 0 227 244" svg:d="M227 244c-32-18-67-42-103-74-46-39-92-100-124-170">
          <text:p/>
        </draw:path>
        <draw:path draw:style-name="gr8" draw:text-style-name="P2" draw:layer="layout" svg:width="0.459cm" svg:height="0.299cm" svg:x="22.256cm" svg:y="6.11cm" svg:viewBox="0 0 460 300" svg:d="M0 0c81 184 261 300 460 300">
          <text:p/>
        </draw:path>
        <draw:path draw:style-name="gr8" draw:text-style-name="P2" draw:layer="layout" svg:width="0.077cm" svg:height="0.564cm" svg:x="22.14cm" svg:y="6.604cm" svg:viewBox="0 0 78 565" svg:d="M78 0c0 201-29 395-78 565">
          <text:p/>
        </draw:path>
        <draw:path draw:style-name="gr8" draw:text-style-name="P2" draw:layer="layout" svg:width="0.378cm" svg:height="0.145cm" svg:x="21.762cm" svg:y="7.164cm" svg:viewBox="0 0 379 146" svg:d="M0 146c22 0 39 0 53 0 18-3 36-7 53-11 28-7 60-17 92-32 63-28 124-64 181-103">
          <text:p/>
        </draw:path>
        <draw:path draw:style-name="gr8" draw:text-style-name="P2" draw:layer="layout" svg:width="0.381cm" svg:height="0.145cm" svg:x="19.092cm" svg:y="7.164cm" svg:viewBox="0 0 382 146" svg:d="M382 146c-21 0-39 0-53 0-18-3-35-7-53-11-32-7-63-17-92-32-67-28-128-64-184-103">
          <text:p/>
        </draw:path>
        <draw:path draw:style-name="gr8" draw:text-style-name="P2" draw:layer="layout" svg:width="0.077cm" svg:height="0.564cm" svg:x="19.018cm" svg:y="6.604cm" svg:viewBox="0 0 78 565" svg:d="M0 0c0 201 28 395 78 565">
          <text:p/>
        </draw:path>
        <draw:line draw:style-name="gr8" draw:text-style-name="P2" draw:layer="layout" svg:x1="19.007cm" svg:y1="6.409cm" svg:x2="19.007cm" svg:y2="6.155cm">
          <text:p/>
        </draw:line>
        <draw:path draw:style-name="gr8" draw:text-style-name="P2" draw:layer="layout" svg:width="0.49cm" svg:height="0.406cm" svg:x="18.517cm" svg:y="6.155cm" svg:viewBox="0 0 491 407" svg:d="M491 0c-42 238-251 407-491 407">
          <text:p/>
        </draw:path>
        <draw:line draw:style-name="gr8" draw:text-style-name="P2" draw:layer="layout" svg:x1="18.291cm" svg:y1="6.561cm" svg:x2="18.517cm" svg:y2="6.561cm">
          <text:p/>
        </draw:line>
        <draw:path draw:style-name="gr8" draw:text-style-name="P2" draw:layer="layout" svg:width="0.346cm" svg:height="0.04cm" svg:x="17.945cm" svg:y="6.521cm" svg:viewBox="0 0 347 41" svg:d="M347 41c-109-55-237-55-347 0">
          <text:p/>
        </draw:path>
        <draw:line draw:style-name="gr8" draw:text-style-name="P2" draw:layer="layout" svg:x1="16.418cm" svg:y1="6.561cm" svg:x2="17.945cm" svg:y2="6.561cm">
          <text:p/>
        </draw:line>
        <draw:line draw:style-name="gr8" draw:text-style-name="P2" draw:layer="layout" svg:x1="16.418cm" svg:y1="7.849cm" svg:x2="16.418cm" svg:y2="6.561cm">
          <text:p/>
        </draw:line>
        <draw:line draw:style-name="gr8" draw:text-style-name="P2" draw:layer="layout" svg:x1="26.214cm" svg:y1="7.849cm" svg:x2="16.418cm" svg:y2="7.849cm">
          <text:p/>
        </draw:line>
        <draw:line draw:style-name="gr8" draw:text-style-name="P2" draw:layer="layout" svg:x1="26.214cm" svg:y1="7.849cm" svg:x2="26.214cm" svg:y2="6.409cm">
          <text:p/>
        </draw:line>
        <draw:line draw:style-name="gr8" draw:text-style-name="P2" draw:layer="layout" svg:x1="22.256cm" svg:y1="6.409cm" svg:x2="22.256cm" svg:y2="6.11cm">
          <text:p/>
        </draw:line>
        <draw:line draw:style-name="gr8" draw:text-style-name="P2" draw:layer="layout" svg:x1="26.214cm" svg:y1="7.849cm" svg:x2="26.313cm" svg:y2="7.849cm">
          <text:p/>
        </draw:line>
        <draw:line draw:style-name="gr8" draw:text-style-name="P2" draw:layer="layout" svg:x1="26.253cm" svg:y1="7.91cm" svg:x2="26.314cm" svg:y2="7.849cm">
          <text:p/>
        </draw:line>
        <draw:line draw:style-name="gr8" draw:text-style-name="P2" draw:layer="layout" svg:x1="26.253cm" svg:y1="7.91cm" svg:x2="26.314cm" svg:y2="7.849cm">
          <text:p/>
        </draw:line>
        <draw:path draw:style-name="gr8" draw:text-style-name="P2" draw:layer="layout" svg:width="0.062cm" svg:height="0cm" svg:x="26.19cm" svg:y="7.909cm" svg:viewBox="0 0 63 0" svg:d="M0 0c42 0 63 0 63 0">
          <text:p/>
        </draw:path>
        <draw:line draw:style-name="gr8" draw:text-style-name="P2" draw:layer="layout" svg:x1="16.418cm" svg:y1="6.561cm" svg:x2="16.319cm" svg:y2="6.561cm">
          <text:p/>
        </draw:line>
        <draw:path draw:style-name="gr8" draw:text-style-name="P2" draw:layer="layout" svg:width="0.011cm" svg:height="0.095cm" svg:x="19.007cm" svg:y="6.06cm" svg:viewBox="0 0 12 96" svg:d="M0 96c7-32 12-64 12-96">
          <text:p/>
        </draw:path>
        <draw:polyline draw:style-name="gr8" draw:text-style-name="P2" draw:layer="layout" svg:width="0.401cm" svg:height="0cm" svg:x="22.214cm" svg:y="4.811cm" svg:viewBox="0 0 402 0" draw:points="0,0 53,0 106,0 152,0 194,0 233,0 268,0 300,0 324,0 349,0 367,0 381,0 392,0 399,0 402,0">
          <text:p/>
        </draw:polyline>
        <draw:path draw:style-name="gr8" draw:text-style-name="P2" draw:layer="layout" svg:width="0.041cm" svg:height="0cm" svg:x="22.214cm" svg:y="6.409cm" svg:viewBox="0 0 42 0" svg:d="M0 0c14 0 28 0 42 0">
          <text:p/>
        </draw:path>
        <draw:line draw:style-name="gr8" draw:text-style-name="P2" draw:layer="layout" svg:x1="22.214cm" svg:y1="4.811cm" svg:x2="22.214cm" svg:y2="6.409cm">
          <text:p/>
        </draw:line>
        <draw:path draw:style-name="gr8" draw:text-style-name="P2" draw:layer="layout" svg:width="0.498cm" svg:height="0.501cm" svg:x="16.569cm" svg:y="7.161cm" svg:viewBox="0 0 499 502" svg:d="M499 251c0 138-109 251-247 251-141 0-252-113-252-251 0-137 111-251 252-251 138 0 247 114 247 251z">
          <text:p/>
        </draw:path>
        <draw:path draw:style-name="gr8" draw:text-style-name="P2" draw:layer="layout" svg:width="0.374cm" svg:height="0.012cm" svg:x="21.766cm" svg:y="7.164cm" svg:viewBox="0 0 375 13" svg:d="M375 0c-39 5-92 8-159 8-32 5-67 5-102 5-39 0-79 0-111 0-3 0-3 0-3 0">
          <text:p/>
        </draw:path>
        <draw:polyline draw:style-name="gr8" draw:text-style-name="P2" draw:layer="layout" svg:width="0.451cm" svg:height="0.106cm" svg:x="21.766cm" svg:y="6.505cm" svg:viewBox="0 0 452 107" draw:points="452,0 449,10 442,24 428,35 407,46 382,56 354,68 318,75 283,82 241,89 198,96 149,100 102,103 53,107 0,107">
          <text:p/>
        </draw:polyline>
        <draw:line draw:style-name="gr8" draw:text-style-name="P2" draw:layer="layout" svg:x1="22.214cm" svg:y1="6.604cm" svg:x2="22.214cm" svg:y2="6.505cm">
          <text:p/>
        </draw:line>
        <draw:line draw:style-name="gr8" draw:text-style-name="P2" draw:layer="layout" svg:x1="21.762cm" svg:y1="7.309cm" svg:x2="21.755cm" svg:y2="7.309cm">
          <text:p/>
        </draw:line>
        <draw:line draw:style-name="gr8" draw:text-style-name="P2" draw:layer="layout" svg:x1="19.476cm" svg:y1="7.309cm" svg:x2="19.469cm" svg:y2="7.309cm">
          <text:p/>
        </draw:line>
        <draw:path draw:style-name="gr8" draw:text-style-name="P2" draw:layer="layout" svg:width="2.278cm" svg:height="0cm" svg:x="19.476cm" svg:y="7.309cm" svg:viewBox="0 0 2279 0" svg:d="M2279 0c-183 0-374 0-564 0-191 0-385 0-575 0-191 0-381 0-575 0-191 0-381 0-565 0">
          <text:p/>
        </draw:path>
        <draw:path draw:style-name="gr8" draw:text-style-name="P2" draw:layer="layout" svg:width="0.374cm" svg:height="0.012cm" svg:x="19.092cm" svg:y="7.164cm" svg:viewBox="0 0 375 13" svg:d="M375 13c-35 0-74 0-110 0-35 0-70 0-102-5-68 0-121-3-163-8">
          <text:p/>
        </draw:path>
        <draw:line draw:style-name="gr8" draw:text-style-name="P2" draw:layer="layout" svg:x1="19.018cm" svg:y1="6.505cm" svg:x2="19.018cm" svg:y2="6.604cm">
          <text:p/>
        </draw:line>
        <draw:polyline draw:style-name="gr8" draw:text-style-name="P2" draw:layer="layout" svg:width="0.448cm" svg:height="0.106cm" svg:x="19.018cm" svg:y="6.505cm" svg:viewBox="0 0 449 107" draw:points="0,0 0,10 10,24 25,35 43,46 68,56 100,68 131,75 170,82 212,89 255,96 304,100 350,103 399,107 449,107">
          <text:p/>
        </draw:polyline>
        <draw:line draw:style-name="gr8" draw:text-style-name="P2" draw:layer="layout" svg:x1="19.018cm" svg:y1="6.505cm" svg:x2="19.018cm" svg:y2="6.409cm">
          <text:p/>
        </draw:line>
        <draw:line draw:style-name="gr8" draw:text-style-name="P2" draw:layer="layout" svg:x1="19.007cm" svg:y1="6.409cm" svg:x2="19.018cm" svg:y2="6.409cm">
          <text:p/>
        </draw:line>
        <draw:line draw:style-name="gr8" draw:text-style-name="P2" draw:layer="layout" svg:x1="19.018cm" svg:y1="6.409cm" svg:x2="19.018cm" svg:y2="6.06cm">
          <text:p/>
        </draw:line>
        <draw:line draw:style-name="gr8" draw:text-style-name="P2" draw:layer="layout" svg:x1="16.418cm" svg:y1="7.849cm" svg:x2="16.319cm" svg:y2="7.849cm">
          <text:p/>
        </draw:line>
        <draw:line draw:style-name="gr8" draw:text-style-name="P2" draw:layer="layout" svg:x1="16.319cm" svg:y1="7.849cm" svg:x2="16.319cm" svg:y2="6.561cm">
          <text:p/>
        </draw:line>
        <draw:line draw:style-name="gr8" draw:text-style-name="P2" draw:layer="layout" svg:x1="26.215cm" svg:y1="7.849cm" svg:x2="26.19cm" svg:y2="7.91cm">
          <text:p/>
        </draw:line>
        <draw:line draw:style-name="gr8" draw:text-style-name="P2" draw:layer="layout" svg:x1="26.19cm" svg:y1="7.909cm" svg:x2="16.442cm" svg:y2="7.909cm">
          <text:p/>
        </draw:line>
        <draw:line draw:style-name="gr8" draw:text-style-name="P2" draw:layer="layout" svg:x1="16.418cm" svg:y1="7.849cm" svg:x2="16.443cm" svg:y2="7.91cm">
          <text:p/>
        </draw:line>
        <draw:line draw:style-name="gr8" draw:text-style-name="P2" draw:layer="layout" svg:x1="22.214cm" svg:y1="6.505cm" svg:x2="22.214cm" svg:y2="6.409cm">
          <text:p/>
        </draw:line>
        <draw:path draw:style-name="gr8" draw:text-style-name="P2" draw:layer="layout" svg:width="0.501cm" svg:height="0.501cm" svg:x="25.565cm" svg:y="7.161cm" svg:viewBox="0 0 502 502" svg:d="M502 251c0 138-113 251-250 251-139 0-252-113-252-251 0-137 113-251 252-251 137 0 250 114 250 251z">
          <text:p/>
        </draw:path>
        <draw:line draw:style-name="gr8" draw:text-style-name="P2" draw:layer="layout" svg:x1="26.19cm" svg:y1="7.909cm" svg:x2="26.253cm" svg:y2="7.909cm">
          <text:p/>
        </draw:line>
        <draw:line draw:style-name="gr8" draw:text-style-name="P2" draw:layer="layout" svg:x1="16.442cm" svg:y1="7.909cm" svg:x2="16.379cm" svg:y2="7.909cm">
          <text:p/>
        </draw:line>
        <draw:path draw:style-name="gr8" draw:text-style-name="P2" draw:layer="layout" svg:width="0.062cm" svg:height="0cm" svg:x="16.379cm" svg:y="7.909cm" svg:viewBox="0 0 63 0" svg:d="M0 0c0 0 21 0 63 0">
          <text:p/>
        </draw:path>
        <draw:line draw:style-name="gr8" draw:text-style-name="P2" draw:layer="layout" svg:x1="16.38cm" svg:y1="7.91cm" svg:x2="16.319cm" svg:y2="7.849cm">
          <text:p/>
        </draw:line>
        <draw:line draw:style-name="gr8" draw:text-style-name="P2" draw:layer="layout" svg:x1="19.018cm" svg:y1="6.06cm" svg:x2="19.018cm" svg:y2="4.811cm">
          <text:p/>
        </draw:line>
        <draw:path draw:style-name="gr8" draw:text-style-name="P2" draw:layer="layout" svg:width="0.447cm" svg:height="0cm" svg:x="19.018cm" svg:y="4.811cm" svg:viewBox="0 0 448 0" svg:d="M0 0c3 0 7 0 10 0 4 0 11 0 14 0 8 0 15 0 18 0 11 0 18 0 25 0 10 0 21 0 32 0 10 0 21 0 31 0 14 0 25 0 39 0s25 0 39 0c18 0 32 0 46 0s32 0 46 0c17 0 31 0 49 0 32 0 67 0 99 0">
          <text:p/>
        </draw:path>
        <draw:line draw:style-name="gr8" draw:text-style-name="P2" draw:layer="layout" svg:x1="19.466cm" svg:y1="4.811cm" svg:x2="21.766cm" svg:y2="4.811cm">
          <text:p/>
        </draw:line>
        <draw:path draw:style-name="gr8" draw:text-style-name="P2" draw:layer="layout" svg:width="0.447cm" svg:height="0cm" svg:x="21.766cm" svg:y="4.811cm" svg:viewBox="0 0 448 0" svg:d="M448 0c-4 0-7 0-11 0-3 0-7 0-14 0s-10 0-17 0c-11 0-18 0-25 0-11 0-18 0-28 0-11 0-25 0-36 0-10 0-24 0-35 0-14 0-28 0-42 0s-32 0-46 0-32 0-46 0-32 0-49 0c-32 0-64 0-99 0">
          <text:p/>
        </draw:path>
        <draw:path draw:style-name="gr8" draw:text-style-name="P2" draw:layer="layout" svg:width="0.484cm" svg:height="0.499cm" svg:x="16.569cm" svg:y="7.161cm" svg:viewBox="0 0 485 500" svg:d="M485 164c-43-114-159-181-279-160-121 22-206 125-206 248 0 120 85 226 206 244 120 21 236-46 279-159">
          <text:p/>
        </draw:path>
        <draw:path draw:style-name="gr8" draw:text-style-name="P2" draw:layer="layout" svg:width="0.014cm" svg:height="0.088cm" svg:x="17.053cm" svg:y="7.323cm" svg:viewBox="0 0 15 89" svg:d="M0 0c3 11 8 21 11 40 4 14 4 28 4 49">
          <text:p/>
        </draw:path>
        <draw:path draw:style-name="gr8" draw:text-style-name="P2" draw:layer="layout" svg:width="2.3cm" svg:height="0.008cm" svg:x="19.466cm" svg:y="7.175cm" svg:viewBox="0 0 2301 9" svg:d="M2301 9c-194-13-385-8-575-8-191 8-381 8-575 8-191 0-381 0-572-8-190 0-381-5-579 8">
          <text:p/>
        </draw:path>
        <draw:line draw:style-name="gr8" draw:text-style-name="P2" draw:layer="layout" svg:x1="19.466cm" svg:y1="6.611cm" svg:x2="21.766cm" svg:y2="6.611cm">
          <text:p/>
        </draw:line>
        <draw:line draw:style-name="gr8" draw:text-style-name="P2" draw:layer="layout" svg:x1="16.38cm" svg:y1="7.91cm" svg:x2="16.319cm" svg:y2="7.849cm">
          <text:p/>
        </draw:line>
        <draw:path draw:style-name="gr8" draw:text-style-name="P2" draw:layer="layout" svg:width="0.501cm" svg:height="0.501cm" svg:x="17.868cm" svg:y="6.66cm" svg:viewBox="0 0 502 502" svg:d="M502 251c0 138-113 251-252 251-137 0-250-113-250-251 0-137 113-251 250-251 139 0 252 114 252 251z">
          <text:p/>
        </draw:path>
        <draw:path draw:style-name="gr8" draw:text-style-name="P2" draw:layer="layout" svg:width="0.501cm" svg:height="0.501cm" svg:x="24.264cm" svg:y="6.66cm" svg:viewBox="0 0 502 502" svg:d="M502 251c0 138-114 251-252 251s-250-113-250-251c0-137 112-251 250-251s252 114 252 251z">
          <text:p/>
        </draw:path>
        <draw:path draw:style-name="gr8" draw:text-style-name="P2" draw:layer="layout" svg:width="0.487cm" svg:height="0.251cm" svg:x="25.579cm" svg:y="7.408cm" svg:viewBox="0 0 488 252" svg:d="M0 88c43 113 159 181 279 160 120-18 209-125 209-248">
          <text:p/>
        </draw:path>
        <draw:path draw:style-name="gr8" draw:text-style-name="P2" draw:layer="layout" svg:width="1.326cm" svg:height="0.201cm" svg:x="19.953cm" svg:y="4.61cm" svg:viewBox="0 0 1327 202" svg:d="M0 202c402-269 925-269 1327 0">
          <text:p/>
        </draw:path>
        <draw:path draw:style-name="gr8" draw:text-style-name="P2" draw:layer="layout" svg:width="0.85cm" svg:height="0.851cm" svg:x="20.193cm" svg:y="5.386cm" svg:viewBox="0 0 851 852" svg:d="M851 425c0 236-191 427-428 427-233 0-423-191-423-427 0-233 190-425 423-425 237 0 428 192 428 425z">
          <text:p/>
        </draw:path>
        <draw:line draw:style-name="gr8" draw:text-style-name="P2" draw:layer="layout" svg:x1="17.053cm" svg:y1="7.496cm" svg:x2="17.053cm" svg:y2="7.323cm">
          <text:p/>
        </draw:line>
        <draw:line draw:style-name="gr8" draw:text-style-name="P2" draw:layer="layout" svg:x1="25.579cm" svg:y1="7.496cm" svg:x2="25.579cm" svg:y2="7.323cm">
          <text:p/>
        </draw:line>
        <draw:line draw:style-name="gr8" draw:text-style-name="P2" draw:layer="layout" svg:x1="22.616cm" svg:y1="6.399cm" svg:x2="22.616cm" svg:y2="4.811cm">
          <text:p/>
        </draw:line>
        <draw:polygon draw:style-name="gr7" draw:text-style-name="P2" draw:layer="layout" svg:width="0cm" svg:height="0cm" svg:x="21.318cm" svg:y="6.212cm" svg:viewBox="0 0 0 0" draw:points="0,0">
          <text:p/>
        </draw:polygon>
        <draw:polyline draw:style-name="gr8" draw:text-style-name="P2" draw:layer="layout" svg:width="4.332cm" svg:height="2.131cm" svg:x="17.035cm" svg:y="7.531cm" svg:viewBox="0 0 4333 2132" draw:points="4333,2132 3836,2132 0,0">
          <text:p/>
        </draw:polyline>
        <draw:polygon draw:style-name="gr10" draw:text-style-name="P3" draw:layer="layout" svg:width="0.48cm" svg:height="0.318cm" svg:x="17.035cm" svg:y="7.531cm" svg:viewBox="0 0 481 319" draw:points="0,0 399,319 481,170">
          <text:p/>
        </draw:polygon>
        <draw:polygon draw:style-name="gr7" draw:text-style-name="P2" draw:layer="layout" svg:width="0cm" svg:height="0cm" svg:x="21.318cm" svg:y="6.212cm" svg:viewBox="0 0 0 0" draw:points="0,0">
          <text:p/>
        </draw:polygon>
        <draw:polyline draw:style-name="gr8" draw:text-style-name="P2" draw:layer="layout" svg:width="3.072cm" svg:height="2.55cm" svg:x="18.295cm" svg:y="7.087cm" svg:viewBox="0 0 3073 2551" draw:points="3073,2551 2576,2551 0,0">
          <text:p/>
        </draw:polyline>
        <draw:polygon draw:style-name="gr10" draw:text-style-name="P3" draw:layer="layout" svg:width="0.416cm" svg:height="0.409cm" svg:x="18.295cm" svg:y="7.087cm" svg:viewBox="0 0 417 410" draw:points="0,0 297,410 417,294">
          <text:p/>
        </draw:polygon>
        <draw:polygon draw:style-name="gr7" draw:text-style-name="P2" draw:layer="layout" svg:width="0cm" svg:height="0cm" svg:x="21.318cm" svg:y="6.212cm" svg:viewBox="0 0 0 0" draw:points="0,0">
          <text:p/>
        </draw:polygon>
        <draw:polyline draw:style-name="gr8" draw:text-style-name="P2" draw:layer="layout" svg:width="3.376cm" svg:height="2.586cm" svg:x="20.955cm" svg:y="7.076cm" svg:viewBox="0 0 3377 2587" draw:points="0,2587 500,2587 3377,0">
          <text:p/>
        </draw:polyline>
        <draw:polygon draw:style-name="gr10" draw:text-style-name="P3" draw:layer="layout" svg:width="0.431cm" svg:height="0.399cm" svg:x="23.9cm" svg:y="7.076cm" svg:viewBox="0 0 432 400" draw:points="432,0 0,275 113,400">
          <text:p/>
        </draw:polygon>
        <draw:polygon draw:style-name="gr7" draw:text-style-name="P2" draw:layer="layout" svg:width="0cm" svg:height="0cm" svg:x="21.318cm" svg:y="6.212cm" svg:viewBox="0 0 0 0" draw:points="0,0">
          <text:p/>
        </draw:polygon>
        <draw:polyline draw:style-name="gr8" draw:text-style-name="P2" draw:layer="layout" svg:width="4.639cm" svg:height="2.113cm" svg:x="20.955cm" svg:y="7.524cm" svg:viewBox="0 0 4640 2114" draw:points="0,2114 500,2114 4640,0">
          <text:p/>
        </draw:polyline>
        <draw:polygon draw:style-name="gr10" draw:text-style-name="P3" draw:layer="layout" svg:width="0.484cm" svg:height="0.3cm" svg:x="25.11cm" svg:y="7.524cm" svg:viewBox="0 0 485 301" draw:points="485,0 0,153 74,301">
          <text:p/>
        </draw:polygon>
        <draw:frame draw:style-name="gr11" draw:text-style-name="P5" draw:layer="layout" svg:width="9.04cm" svg:height="0.623cm" svg:x="17.544cm" svg:y="10.519cm">
          <draw:text-box>
            <text:p text:style-name="P4"><text:span text:style-name="T1">4X M3 Brass Inserts [HD-MS0030]</text:span></text:p>
          </draw:text-box>
        </draw:frame>
        <draw:frame draw:style-name="gr12" draw:text-style-name="P6" draw:layer="layout" svg:width="0.119cm" svg:height="0.141cm" svg:x="22.292cm" svg:y="11.604cm">
          <draw:text-box>
            <text:p text:style-name="P4"><text:span text:style-name="T2"><text:s/></text:span></text:p>
          </draw:text-box>
        </draw:frame>
        <draw:frame draw:style-name="gr13" draw:text-style-name="P7" draw:layer="layout" svg:width="0.666cm" svg:height="0.78cm" svg:x="27.661cm" svg:y="19.267cm">
          <draw:text-box>
            <text:p text:style-name="P4"><text:span text:style-name="T3">X</text:span></text:p>
          </draw:text-box>
        </draw:frame>
        <draw:frame draw:style-name="gr12" draw:text-style-name="P6" draw:layer="layout" svg:width="0.119cm" svg:height="0.141cm" svg:x="28.071cm" svg:y="19.768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ce style:name="DejaVu Sans"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2-13T15:54:56.268002745</dc:date>
    <meta:editing-duration>PT19S</meta:editing-duration>
    <meta:editing-cycles>1</meta:editing-cycles>
    <meta:document-statistic meta:object-count="859"/>
    <meta:generator>LibreOffice/5.2.7.2$Linux_X86_64 LibreOffice_project/20m0$Build-2</meta:generator>
  </office:meta>
</office:document-meta>
</file>